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2.1" table:style-name="ta1">
        <table:shapes>
          <draw:frame draw:z-index="0" draw:style-name="gr1" draw:text-style-name="P1" svg:width="9in" svg:height="4in" svg:x="2.935in" svg:y="0in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4060026" calcext:value-type="float">
            <text:p>4060026</text:p>
          </table:table-cell>
          <table:table-cell table:formula="of:=[.B1]/300" office:value-type="float" office:value="13533.42" calcext:value-type="float">
            <text:p>13533.42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4052695" calcext:value-type="float">
            <text:p>4052695</text:p>
          </table:table-cell>
          <table:table-cell table:formula="of:=[.B2]/300" office:value-type="float" office:value="13508.9833333333" calcext:value-type="float">
            <text:p>13508.98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020450" calcext:value-type="float">
            <text:p>4020450</text:p>
          </table:table-cell>
          <table:table-cell table:formula="of:=[.B3]/300" office:value-type="float" office:value="13401.5" calcext:value-type="float">
            <text:p>13401.5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4048666" calcext:value-type="float">
            <text:p>4048666</text:p>
          </table:table-cell>
          <table:table-cell table:formula="of:=[.B4]/300" office:value-type="float" office:value="13495.5533333333" calcext:value-type="float">
            <text:p>13495.55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549533" calcext:value-type="float">
            <text:p>3549533</text:p>
          </table:table-cell>
          <table:table-cell table:formula="of:=[.B5]/300" office:value-type="float" office:value="11831.7766666667" calcext:value-type="float">
            <text:p>11831.77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946274" calcext:value-type="float">
            <text:p>3946274</text:p>
          </table:table-cell>
          <table:table-cell table:formula="of:=[.B6]/300" office:value-type="float" office:value="13154.2466666667" calcext:value-type="float">
            <text:p>13154.2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0493" calcext:value-type="float">
            <text:p>510493</text:p>
          </table:table-cell>
          <table:table-cell table:style-name="Default"/>
        </table:table-row>
      </table:table>
      <table:table table:name="JMeter 2.2" table:style-name="ta1">
        <table:shapes>
          <draw:frame draw:z-index="0" draw:style-name="gr1" draw:text-style-name="P1" svg:width="9in" svg:height="4in" svg:x="3.3122in" svg:y="0in">
            <draw:object draw:notify-on-update-of-ranges="'JMeter 2.2'.A1:'JMeter 2.2'.A1 'JMeter 2.2'.B1:'JMeter 2.2'.B1 'JMeter 2.2'.A2:'JMeter 2.2'.A2 'JMeter 2.2'.B2:'JMeter 2.2'.B2 'JMeter 2.2'.A3:'JMeter 2.2'.A3 'JMeter 2.2'.B3:'JMeter 2.2'.B3 'JMeter 2.2'.A4:'JMeter 2.2'.A4 'JMeter 2.2'.B4:'JMeter 2.2'.B4 'JMeter 2.2'.A5:'JMeter 2.2'.A5 'JMeter 2.2'.B5:'JMeter 2.2'.B5 'JMeter 2.2'.A6:'JMeter 2.2'.A6 'JMeter 2.2'.B6:'JMeter 2.2'.B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33657" calcext:value-type="float">
            <text:p>3233657</text:p>
          </table:table-cell>
          <table:table-cell table:formula="of:=[.B1]/300" office:value-type="float" office:value="10778.8566666667" calcext:value-type="float">
            <text:p>10778.8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7578" calcext:value-type="float">
            <text:p>3207578</text:p>
          </table:table-cell>
          <table:table-cell table:formula="of:=[.B2]/300" office:value-type="float" office:value="10691.9266666667" calcext:value-type="float">
            <text:p>10691.92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42832" calcext:value-type="float">
            <text:p>2642832</text:p>
          </table:table-cell>
          <table:table-cell table:formula="of:=[.B3]/300" office:value-type="float" office:value="8809.44" calcext:value-type="float">
            <text:p>8809.44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92770" calcext:value-type="float">
            <text:p>3192770</text:p>
          </table:table-cell>
          <table:table-cell table:formula="of:=[.B4]/300" office:value-type="float" office:value="10642.5666666667" calcext:value-type="float">
            <text:p>10642.5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1952" calcext:value-type="float">
            <text:p>3191952</text:p>
          </table:table-cell>
          <table:table-cell table:formula="of:=[.B5]/300" office:value-type="float" office:value="10639.84" calcext:value-type="float">
            <text:p>10639.84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093757.8" calcext:value-type="float">
            <text:p>3093757.8</text:p>
          </table:table-cell>
          <table:table-cell table:formula="of:=[.B6]/300" office:value-type="float" office:value="10312.526" calcext:value-type="float">
            <text:p>10312.52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0825" calcext:value-type="float">
            <text:p>590825</text:p>
          </table:table-cell>
          <table:table-cell table:style-name="Default"/>
        </table:table-row>
      </table:table>
      <table:table table:name="JMeter 2.3" table:style-name="ta1">
        <table:shapes>
          <draw:frame draw:z-index="0" draw:style-name="gr1" draw:text-style-name="P1" svg:width="9in" svg:height="4in" svg:x="3.1504in" svg:y="0in">
            <draw:object draw:notify-on-update-of-ranges="'JMeter 2.3'.A1:'JMeter 2.3'.A1 'JMeter 2.3'.B1:'JMeter 2.3'.B1 'JMeter 2.3'.A2:'JMeter 2.3'.A2 'JMeter 2.3'.B2:'JMeter 2.3'.B2 'JMeter 2.3'.A3:'JMeter 2.3'.A3 'JMeter 2.3'.B3:'JMeter 2.3'.B3 'JMeter 2.3'.A4:'JMeter 2.3'.A4 'JMeter 2.3'.B4:'JMeter 2.3'.B4 'JMeter 2.3'.A5:'JMeter 2.3'.A5 'JMeter 2.3'.B5:'JMeter 2.3'.B5 'JMeter 2.3'.A6:'JMeter 2.3'.A6 'JMeter 2.3'.B6:'JMeter 2.3'.B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7911" calcext:value-type="float">
            <text:p>3027911</text:p>
          </table:table-cell>
          <table:table-cell table:formula="of:=[.B1]/300" office:value-type="float" office:value="10093.0366666667" calcext:value-type="float">
            <text:p>10093.0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058845" calcext:value-type="float">
            <text:p>3058845</text:p>
          </table:table-cell>
          <table:table-cell table:formula="of:=[.B2]/300" office:value-type="float" office:value="10196.15" calcext:value-type="float">
            <text:p>10196.1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087140" calcext:value-type="float">
            <text:p>3087140</text:p>
          </table:table-cell>
          <table:table-cell table:formula="of:=[.B3]/300" office:value-type="float" office:value="10290.4666666667" calcext:value-type="float">
            <text:p>10290.46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30614" calcext:value-type="float">
            <text:p>3130614</text:p>
          </table:table-cell>
          <table:table-cell table:formula="of:=[.B4]/300" office:value-type="float" office:value="10435.38" calcext:value-type="float">
            <text:p>10435.3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61439" calcext:value-type="float">
            <text:p>3061439</text:p>
          </table:table-cell>
          <table:table-cell table:formula="of:=[.B5]/300" office:value-type="float" office:value="10204.7966666667" calcext:value-type="float">
            <text:p>10204.7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073189.8" calcext:value-type="float">
            <text:p>3073189.8</text:p>
          </table:table-cell>
          <table:table-cell table:formula="of:=[.B6]/300" office:value-type="float" office:value="10243.966" calcext:value-type="float">
            <text:p>10243.96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02703" calcext:value-type="float">
            <text:p>102703</text:p>
          </table:table-cell>
          <table:table-cell table:style-name="Default"/>
        </table:table-row>
      </table:table>
      <table:table table:name="JMeter 2.4" table:style-name="ta1">
        <table:shapes>
          <draw:frame draw:z-index="0" draw:style-name="gr1" draw:text-style-name="P1" svg:width="9in" svg:height="4in" svg:x="3.124in" svg:y="0in">
            <draw:object draw:notify-on-update-of-ranges="'JMeter 2.4'.A1:'JMeter 2.4'.A1 'JMeter 2.4'.B1:'JMeter 2.4'.B1 'JMeter 2.4'.A2:'JMeter 2.4'.A2 'JMeter 2.4'.B2:'JMeter 2.4'.B2 'JMeter 2.4'.A3:'JMeter 2.4'.A3 'JMeter 2.4'.B3:'JMeter 2.4'.B3 'JMeter 2.4'.A4:'JMeter 2.4'.A4 'JMeter 2.4'.B4:'JMeter 2.4'.B4 'JMeter 2.4'.A5:'JMeter 2.4'.A5 'JMeter 2.4'.B5:'JMeter 2.4'.B5 'JMeter 2.4'.A6:'JMeter 2.4'.A6 'JMeter 2.4'.B6:'JMeter 2.4'.B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95486" calcext:value-type="float">
            <text:p>3095486</text:p>
          </table:table-cell>
          <table:table-cell table:formula="of:=[.B1]/300" office:value-type="float" office:value="10318.2866666667" calcext:value-type="float">
            <text:p>10318.2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086050" calcext:value-type="float">
            <text:p>3086050</text:p>
          </table:table-cell>
          <table:table-cell table:formula="of:=[.B2]/300" office:value-type="float" office:value="10286.8333333333" calcext:value-type="float">
            <text:p>10286.8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53720" calcext:value-type="float">
            <text:p>3153720</text:p>
          </table:table-cell>
          <table:table-cell table:formula="of:=[.B3]/300" office:value-type="float" office:value="10512.4" calcext:value-type="float">
            <text:p>10512.4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02832" calcext:value-type="float">
            <text:p>3202832</text:p>
          </table:table-cell>
          <table:table-cell table:formula="of:=[.B4]/300" office:value-type="float" office:value="10676.1066666667" calcext:value-type="float">
            <text:p>10676.10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84660" calcext:value-type="float">
            <text:p>3184660</text:p>
          </table:table-cell>
          <table:table-cell table:formula="of:=[.B5]/300" office:value-type="float" office:value="10615.5333333333" calcext:value-type="float">
            <text:p>10615.53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44549.6" calcext:value-type="float">
            <text:p>3144549.6</text:p>
          </table:table-cell>
          <table:table-cell table:formula="of:=[.B6]/300" office:value-type="float" office:value="10481.832" calcext:value-type="float">
            <text:p>10481.83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16782" calcext:value-type="float">
            <text:p>116782</text:p>
          </table:table-cell>
          <table:table-cell table:style-name="Default"/>
        </table:table-row>
      </table:table>
      <table:table table:name="JMeter 2.5" table:style-name="ta1">
        <table:shapes>
          <draw:frame draw:z-index="0" draw:style-name="gr1" draw:text-style-name="P1" svg:width="9in" svg:height="4in" svg:x="3.1642in" svg:y="0in">
            <draw:object draw:notify-on-update-of-ranges="'JMeter 2.5'.A1:'JMeter 2.5'.A1 'JMeter 2.5'.B1:'JMeter 2.5'.B1 'JMeter 2.5'.A2:'JMeter 2.5'.A2 'JMeter 2.5'.B2:'JMeter 2.5'.B2 'JMeter 2.5'.A3:'JMeter 2.5'.A3 'JMeter 2.5'.B3:'JMeter 2.5'.B3 'JMeter 2.5'.A4:'JMeter 2.5'.A4 'JMeter 2.5'.B4:'JMeter 2.5'.B4 'JMeter 2.5'.A5:'JMeter 2.5'.A5 'JMeter 2.5'.B5:'JMeter 2.5'.B5 'JMeter 2.5'.A6:'JMeter 2.5'.A6 'JMeter 2.5'.B6:'JMeter 2.5'.B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12575" calcext:value-type="float">
            <text:p>3012575</text:p>
          </table:table-cell>
          <table:table-cell table:formula="of:=[.B1]/300" office:value-type="float" office:value="10041.9166666667" calcext:value-type="float">
            <text:p>10041.91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8759" calcext:value-type="float">
            <text:p>3238759</text:p>
          </table:table-cell>
          <table:table-cell table:formula="of:=[.B2]/300" office:value-type="float" office:value="10795.8633333333" calcext:value-type="float">
            <text:p>10795.86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07115" calcext:value-type="float">
            <text:p>3107115</text:p>
          </table:table-cell>
          <table:table-cell table:formula="of:=[.B3]/300" office:value-type="float" office:value="10357.05" calcext:value-type="float">
            <text:p>10357.05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81815" calcext:value-type="float">
            <text:p>3081815</text:p>
          </table:table-cell>
          <table:table-cell table:formula="of:=[.B4]/300" office:value-type="float" office:value="10272.7166666667" calcext:value-type="float">
            <text:p>10272.71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76557" calcext:value-type="float">
            <text:p>3176557</text:p>
          </table:table-cell>
          <table:table-cell table:formula="of:=[.B5]/300" office:value-type="float" office:value="10588.5233333333" calcext:value-type="float">
            <text:p>10588.52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23364.2" calcext:value-type="float">
            <text:p>3123364.2</text:p>
          </table:table-cell>
          <table:table-cell table:formula="of:=[.B6]/300" office:value-type="float" office:value="10411.214" calcext:value-type="float">
            <text:p>10411.21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26184" calcext:value-type="float">
            <text:p>226184</text:p>
          </table:table-cell>
          <table:table-cell table:style-name="Default"/>
        </table:table-row>
      </table:table>
      <table:table table:name="Faban 2.1" table:style-name="ta1">
        <table:shapes>
          <draw:frame draw:z-index="0" draw:style-name="gr1" draw:text-style-name="P1" svg:width="9.1287in" svg:height="4.3035in" svg:x="-10.9461in" svg:y="0.928in">
            <draw:object draw:notify-on-update-of-ranges="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in" svg:height="4in" svg:x="1.778in" svg:y="0.0004in">
            <draw:object draw:notify-on-update-of-ranges="'Faban 2.1'.A1:'Faban 2.1'.A6 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08896" calcext:value-type="float">
            <text:p>160889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14361" calcext:value-type="float">
            <text:p>161436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14381" calcext:value-type="float">
            <text:p>161438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16067" calcext:value-type="float">
            <text:p>16160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12970" calcext:value-type="float">
            <text:p>161297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13335" calcext:value-type="float">
            <text:p>161333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71" calcext:value-type="float">
            <text:p>7171</text:p>
          </table:table-cell>
        </table:table-row>
      </table:table>
      <table:table table:name="Faban 2.1 distr" table:style-name="ta1">
        <table:shapes>
          <draw:frame draw:z-index="0" draw:style-name="gr1" draw:text-style-name="P1" svg:width="9in" svg:height="4in" svg:x="4.2409in" svg:y="2.0445in">
            <draw:object draw:notify-on-update-of-ranges="'Faban 2.1 distr'.A1:'Faban 2.1 distr'.A31 'Faban 2.1 distr'.H1:'Faban 2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9.7" calcext:value-type="float">
            <text:p>4849.7</text:p>
          </table:table-cell>
          <table:table-cell office:value-type="float" office:value="4960.3" calcext:value-type="float">
            <text:p>4960.3</text:p>
          </table:table-cell>
          <table:table-cell office:value-type="float" office:value="4908.5" calcext:value-type="float">
            <text:p>4908.5</text:p>
          </table:table-cell>
          <table:table-cell office:value-type="float" office:value="4926" calcext:value-type="float">
            <text:p>4926</text:p>
          </table:table-cell>
          <table:table-cell office:value-type="float" office:value="4946.1" calcext:value-type="float">
            <text:p>4946.1</text:p>
          </table:table-cell>
          <table:table-cell/>
          <table:table-cell table:formula="of:=AVERAGE([.B1];[.C1];[.D1];[.E1];[.F1])" office:value-type="float" office:value="4918.12" calcext:value-type="float">
            <text:p>4918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34.8" calcext:value-type="float">
            <text:p>5334.8</text:p>
          </table:table-cell>
          <table:table-cell office:value-type="float" office:value="5345.1" calcext:value-type="float">
            <text:p>5345.1</text:p>
          </table:table-cell>
          <table:table-cell office:value-type="float" office:value="5333.2" calcext:value-type="float">
            <text:p>5333.2</text:p>
          </table:table-cell>
          <table:table-cell office:value-type="float" office:value="5365.7" calcext:value-type="float">
            <text:p>5365.7</text:p>
          </table:table-cell>
          <table:table-cell office:value-type="float" office:value="5372.4" calcext:value-type="float">
            <text:p>5372.4</text:p>
          </table:table-cell>
          <table:table-cell/>
          <table:table-cell table:formula="of:=AVERAGE([.B2];[.C2];[.D2];[.E2];[.F2])" office:value-type="float" office:value="5350.24" calcext:value-type="float">
            <text:p>535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44.8" calcext:value-type="float">
            <text:p>5344.8</text:p>
          </table:table-cell>
          <table:table-cell office:value-type="float" office:value="5363.7" calcext:value-type="float">
            <text:p>5363.7</text:p>
          </table:table-cell>
          <table:table-cell office:value-type="float" office:value="5353.9" calcext:value-type="float">
            <text:p>5353.9</text:p>
          </table:table-cell>
          <table:table-cell office:value-type="float" office:value="5372.2" calcext:value-type="float">
            <text:p>5372.2</text:p>
          </table:table-cell>
          <table:table-cell office:value-type="float" office:value="5324.9" calcext:value-type="float">
            <text:p>5324.9</text:p>
          </table:table-cell>
          <table:table-cell/>
          <table:table-cell table:formula="of:=AVERAGE([.B3];[.C3];[.D3];[.E3];[.F3])" office:value-type="float" office:value="5351.9" calcext:value-type="float">
            <text:p>535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58.5" calcext:value-type="float">
            <text:p>5358.5</text:p>
          </table:table-cell>
          <table:table-cell office:value-type="float" office:value="5386.8" calcext:value-type="float">
            <text:p>5386.8</text:p>
          </table:table-cell>
          <table:table-cell office:value-type="float" office:value="5367.2" calcext:value-type="float">
            <text:p>5367.2</text:p>
          </table:table-cell>
          <table:table-cell office:value-type="float" office:value="5409.7" calcext:value-type="float">
            <text:p>5409.7</text:p>
          </table:table-cell>
          <table:table-cell office:value-type="float" office:value="5390.1" calcext:value-type="float">
            <text:p>5390.1</text:p>
          </table:table-cell>
          <table:table-cell/>
          <table:table-cell table:formula="of:=AVERAGE([.B4];[.C4];[.D4];[.E4];[.F4])" office:value-type="float" office:value="5382.46" calcext:value-type="float">
            <text:p>5382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88.4" calcext:value-type="float">
            <text:p>5388.4</text:p>
          </table:table-cell>
          <table:table-cell office:value-type="float" office:value="5399.2" calcext:value-type="float">
            <text:p>5399.2</text:p>
          </table:table-cell>
          <table:table-cell office:value-type="float" office:value="5398.9" calcext:value-type="float">
            <text:p>5398.9</text:p>
          </table:table-cell>
          <table:table-cell office:value-type="float" office:value="5388.9" calcext:value-type="float">
            <text:p>5388.9</text:p>
          </table:table-cell>
          <table:table-cell office:value-type="float" office:value="5398.3" calcext:value-type="float">
            <text:p>5398.3</text:p>
          </table:table-cell>
          <table:table-cell/>
          <table:table-cell table:formula="of:=AVERAGE([.B5];[.C5];[.D5];[.E5];[.F5])" office:value-type="float" office:value="5394.74" calcext:value-type="float">
            <text:p>5394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94.6" calcext:value-type="float">
            <text:p>5394.6</text:p>
          </table:table-cell>
          <table:table-cell office:value-type="float" office:value="5403.5" calcext:value-type="float">
            <text:p>5403.5</text:p>
          </table:table-cell>
          <table:table-cell office:value-type="float" office:value="5399.7" calcext:value-type="float">
            <text:p>5399.7</text:p>
          </table:table-cell>
          <table:table-cell office:value-type="float" office:value="5407" calcext:value-type="float">
            <text:p>5407</text:p>
          </table:table-cell>
          <table:table-cell office:value-type="float" office:value="5358.3" calcext:value-type="float">
            <text:p>5358.3</text:p>
          </table:table-cell>
          <table:table-cell/>
          <table:table-cell table:formula="of:=AVERAGE([.B6];[.C6];[.D6];[.E6];[.F6])" office:value-type="float" office:value="5392.62" calcext:value-type="float">
            <text:p>5392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98.3" calcext:value-type="float">
            <text:p>5398.3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6.7" calcext:value-type="float">
            <text:p>5386.7</text:p>
          </table:table-cell>
          <table:table-cell office:value-type="float" office:value="5420.1" calcext:value-type="float">
            <text:p>5420.1</text:p>
          </table:table-cell>
          <table:table-cell office:value-type="float" office:value="5394.3" calcext:value-type="float">
            <text:p>5394.3</text:p>
          </table:table-cell>
          <table:table-cell/>
          <table:table-cell table:formula="of:=AVERAGE([.B7];[.C7];[.D7];[.E7];[.F7])" office:value-type="float" office:value="5398.82" calcext:value-type="float">
            <text:p>5398.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87.7" calcext:value-type="float">
            <text:p>5387.7</text:p>
          </table:table-cell>
          <table:table-cell office:value-type="float" office:value="5405.4" calcext:value-type="float">
            <text:p>5405.4</text:p>
          </table:table-cell>
          <table:table-cell office:value-type="float" office:value="5420.6" calcext:value-type="float">
            <text:p>5420.6</text:p>
          </table:table-cell>
          <table:table-cell office:value-type="float" office:value="5407.9" calcext:value-type="float">
            <text:p>5407.9</text:p>
          </table:table-cell>
          <table:table-cell office:value-type="float" office:value="5412" calcext:value-type="float">
            <text:p>5412</text:p>
          </table:table-cell>
          <table:table-cell/>
          <table:table-cell table:formula="of:=AVERAGE([.B8];[.C8];[.D8];[.E8];[.F8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6.6" calcext:value-type="float">
            <text:p>5376.6</text:p>
          </table:table-cell>
          <table:table-cell office:value-type="float" office:value="5390.9" calcext:value-type="float">
            <text:p>5390.9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18.2" calcext:value-type="float">
            <text:p>5418.2</text:p>
          </table:table-cell>
          <table:table-cell office:value-type="float" office:value="5402.4" calcext:value-type="float">
            <text:p>5402.4</text:p>
          </table:table-cell>
          <table:table-cell/>
          <table:table-cell table:formula="of:=AVERAGE([.B9];[.C9];[.D9];[.E9];[.F9])" office:value-type="float" office:value="5396.94" calcext:value-type="float">
            <text:p>5396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8.2" calcext:value-type="float">
            <text:p>5388.2</text:p>
          </table:table-cell>
          <table:table-cell office:value-type="float" office:value="5402.2" calcext:value-type="float">
            <text:p>5402.2</text:p>
          </table:table-cell>
          <table:table-cell office:value-type="float" office:value="5415.6" calcext:value-type="float">
            <text:p>5415.6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4.1" calcext:value-type="float">
            <text:p>5404.1</text:p>
          </table:table-cell>
          <table:table-cell/>
          <table:table-cell table:formula="of:=AVERAGE([.B10];[.C10];[.D10];[.E10];[.F10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81.1" calcext:value-type="float">
            <text:p>5381.1</text:p>
          </table:table-cell>
          <table:table-cell office:value-type="float" office:value="5403.6" calcext:value-type="float">
            <text:p>5403.6</text:p>
          </table:table-cell>
          <table:table-cell office:value-type="float" office:value="5394.7" calcext:value-type="float">
            <text:p>5394.7</text:p>
          </table:table-cell>
          <table:table-cell office:value-type="float" office:value="5406.2" calcext:value-type="float">
            <text:p>5406.2</text:p>
          </table:table-cell>
          <table:table-cell office:value-type="float" office:value="5395.2" calcext:value-type="float">
            <text:p>5395.2</text:p>
          </table:table-cell>
          <table:table-cell/>
          <table:table-cell table:formula="of:=AVERAGE([.B11];[.C11];[.D11];[.E11];[.F11])" office:value-type="float" office:value="5396.16" calcext:value-type="float">
            <text:p>5396.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80.2" calcext:value-type="float">
            <text:p>5380.2</text:p>
          </table:table-cell>
          <table:table-cell office:value-type="float" office:value="5386.4" calcext:value-type="float">
            <text:p>5386.4</text:p>
          </table:table-cell>
          <table:table-cell office:value-type="float" office:value="5395.8" calcext:value-type="float">
            <text:p>5395.8</text:p>
          </table:table-cell>
          <table:table-cell office:value-type="float" office:value="5403" calcext:value-type="float">
            <text:p>5403</text:p>
          </table:table-cell>
          <table:table-cell office:value-type="float" office:value="5412.3" calcext:value-type="float">
            <text:p>5412.3</text:p>
          </table:table-cell>
          <table:table-cell/>
          <table:table-cell table:formula="of:=AVERAGE([.B12];[.C12];[.D12];[.E12];[.F12])" office:value-type="float" office:value="5395.54" calcext:value-type="float">
            <text:p>5395.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66.2" calcext:value-type="float">
            <text:p>5366.2</text:p>
          </table:table-cell>
          <table:table-cell office:value-type="float" office:value="5392.3" calcext:value-type="float">
            <text:p>5392.3</text:p>
          </table:table-cell>
          <table:table-cell office:value-type="float" office:value="5416.6" calcext:value-type="float">
            <text:p>5416.6</text:p>
          </table:table-cell>
          <table:table-cell office:value-type="float" office:value="5427.6" calcext:value-type="float">
            <text:p>5427.6</text:p>
          </table:table-cell>
          <table:table-cell office:value-type="float" office:value="5407.3" calcext:value-type="float">
            <text:p>5407.3</text:p>
          </table:table-cell>
          <table:table-cell/>
          <table:table-cell table:formula="of:=AVERAGE([.B13];[.C13];[.D13];[.E13];[.F13])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9" calcext:value-type="float">
            <text:p>5369</text:p>
          </table:table-cell>
          <table:table-cell office:value-type="float" office:value="5414.9" calcext:value-type="float">
            <text:p>5414.9</text:p>
          </table:table-cell>
          <table:table-cell office:value-type="float" office:value="5401.3" calcext:value-type="float">
            <text:p>5401.3</text:p>
          </table:table-cell>
          <table:table-cell office:value-type="float" office:value="5382.7" calcext:value-type="float">
            <text:p>5382.7</text:p>
          </table:table-cell>
          <table:table-cell office:value-type="float" office:value="5384.2" calcext:value-type="float">
            <text:p>5384.2</text:p>
          </table:table-cell>
          <table:table-cell/>
          <table:table-cell table:formula="of:=AVERAGE([.B14];[.C14];[.D14];[.E14];[.F14])" office:value-type="float" office:value="5390.42" calcext:value-type="float">
            <text:p>5390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6.8" calcext:value-type="float">
            <text:p>5346.8</text:p>
          </table:table-cell>
          <table:table-cell office:value-type="float" office:value="5370.8" calcext:value-type="float">
            <text:p>5370.8</text:p>
          </table:table-cell>
          <table:table-cell office:value-type="float" office:value="5386.6" calcext:value-type="float">
            <text:p>5386.6</text:p>
          </table:table-cell>
          <table:table-cell office:value-type="float" office:value="5371.3" calcext:value-type="float">
            <text:p>5371.3</text:p>
          </table:table-cell>
          <table:table-cell office:value-type="float" office:value="5385.4" calcext:value-type="float">
            <text:p>5385.4</text:p>
          </table:table-cell>
          <table:table-cell/>
          <table:table-cell table:formula="of:=AVERAGE([.B15];[.C15];[.D15];[.E15];[.F15])" office:value-type="float" office:value="5372.18" calcext:value-type="float">
            <text:p>5372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77.1" calcext:value-type="float">
            <text:p>5377.1</text:p>
          </table:table-cell>
          <table:table-cell office:value-type="float" office:value="5377.6" calcext:value-type="float">
            <text:p>5377.6</text:p>
          </table:table-cell>
          <table:table-cell office:value-type="float" office:value="5402.7" calcext:value-type="float">
            <text:p>5402.7</text:p>
          </table:table-cell>
          <table:table-cell office:value-type="float" office:value="5424.1" calcext:value-type="float">
            <text:p>5424.1</text:p>
          </table:table-cell>
          <table:table-cell office:value-type="float" office:value="5379.6" calcext:value-type="float">
            <text:p>5379.6</text:p>
          </table:table-cell>
          <table:table-cell/>
          <table:table-cell table:formula="of:=AVERAGE([.B16];[.C16];[.D16];[.E16];[.F16])" office:value-type="float" office:value="5392.22" calcext:value-type="float">
            <text:p>5392.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91.1" calcext:value-type="float">
            <text:p>5391.1</text:p>
          </table:table-cell>
          <table:table-cell office:value-type="float" office:value="5379.2" calcext:value-type="float">
            <text:p>5379.2</text:p>
          </table:table-cell>
          <table:table-cell office:value-type="float" office:value="5412.3" calcext:value-type="float">
            <text:p>5412.3</text:p>
          </table:table-cell>
          <table:table-cell office:value-type="float" office:value="5410.4" calcext:value-type="float">
            <text:p>5410.4</text:p>
          </table:table-cell>
          <table:table-cell office:value-type="float" office:value="5373.7" calcext:value-type="float">
            <text:p>5373.7</text:p>
          </table:table-cell>
          <table:table-cell/>
          <table:table-cell table:formula="of:=AVERAGE([.B17];[.C17];[.D17];[.E17];[.F17])" office:value-type="float" office:value="5393.34" calcext:value-type="float">
            <text:p>5393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71.3" calcext:value-type="float">
            <text:p>5371.3</text:p>
          </table:table-cell>
          <table:table-cell office:value-type="float" office:value="5413.5" calcext:value-type="float">
            <text:p>5413.5</text:p>
          </table:table-cell>
          <table:table-cell office:value-type="float" office:value="5410.7" calcext:value-type="float">
            <text:p>5410.7</text:p>
          </table:table-cell>
          <table:table-cell office:value-type="float" office:value="5359.7" calcext:value-type="float">
            <text:p>5359.7</text:p>
          </table:table-cell>
          <table:table-cell office:value-type="float" office:value="5419.9" calcext:value-type="float">
            <text:p>5419.9</text:p>
          </table:table-cell>
          <table:table-cell/>
          <table:table-cell table:formula="of:=AVERAGE([.B18];[.C18];[.D18];[.E18];[.F18])" office:value-type="float" office:value="5395.02" calcext:value-type="float">
            <text:p>5395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02" calcext:value-type="float">
            <text:p>5402</text:p>
          </table:table-cell>
          <table:table-cell office:value-type="float" office:value="5402.1" calcext:value-type="float">
            <text:p>5402.1</text:p>
          </table:table-cell>
          <table:table-cell office:value-type="float" office:value="5401.7" calcext:value-type="float">
            <text:p>5401.7</text:p>
          </table:table-cell>
          <table:table-cell office:value-type="float" office:value="5412.6" calcext:value-type="float">
            <text:p>5412.6</text:p>
          </table:table-cell>
          <table:table-cell/>
          <table:table-cell table:formula="of:=AVERAGE([.B19];[.C19];[.D19];[.E19];[.F19])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96.9" calcext:value-type="float">
            <text:p>5396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22.1" calcext:value-type="float">
            <text:p>5422.1</text:p>
          </table:table-cell>
          <table:table-cell office:value-type="float" office:value="5419.1" calcext:value-type="float">
            <text:p>5419.1</text:p>
          </table:table-cell>
          <table:table-cell office:value-type="float" office:value="5391.5" calcext:value-type="float">
            <text:p>5391.5</text:p>
          </table:table-cell>
          <table:table-cell/>
          <table:table-cell table:formula="of:=AVERAGE([.B20];[.C20];[.D20];[.E20];[.F20])" office:value-type="float" office:value="5406.88" calcext:value-type="float">
            <text:p>5406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61.6" calcext:value-type="float">
            <text:p>5361.6</text:p>
          </table:table-cell>
          <table:table-cell office:value-type="float" office:value="5368.7" calcext:value-type="float">
            <text:p>5368.7</text:p>
          </table:table-cell>
          <table:table-cell office:value-type="float" office:value="5413" calcext:value-type="float">
            <text:p>5413</text:p>
          </table:table-cell>
          <table:table-cell office:value-type="float" office:value="5395.6" calcext:value-type="float">
            <text:p>5395.6</text:p>
          </table:table-cell>
          <table:table-cell office:value-type="float" office:value="5362.1" calcext:value-type="float">
            <text:p>5362.1</text:p>
          </table:table-cell>
          <table:table-cell/>
          <table:table-cell table:formula="of:=AVERAGE([.B21];[.C21];[.D21];[.E21];[.F21])" office:value-type="float" office:value="5380.2" calcext:value-type="float">
            <text:p>5380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16.6" calcext:value-type="float">
            <text:p>5416.6</text:p>
          </table:table-cell>
          <table:table-cell office:value-type="float" office:value="5370.3" calcext:value-type="float">
            <text:p>5370.3</text:p>
          </table:table-cell>
          <table:table-cell office:value-type="float" office:value="5404.4" calcext:value-type="float">
            <text:p>5404.4</text:p>
          </table:table-cell>
          <table:table-cell office:value-type="float" office:value="5388.7" calcext:value-type="float">
            <text:p>5388.7</text:p>
          </table:table-cell>
          <table:table-cell office:value-type="float" office:value="5411.4" calcext:value-type="float">
            <text:p>5411.4</text:p>
          </table:table-cell>
          <table:table-cell/>
          <table:table-cell table:formula="of:=AVERAGE([.B22];[.C22];[.D22];[.E22];[.F22])" office:value-type="float" office:value="5398.28" calcext:value-type="float">
            <text:p>5398.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78.7" calcext:value-type="float">
            <text:p>5378.7</text:p>
          </table:table-cell>
          <table:table-cell office:value-type="float" office:value="5400.9" calcext:value-type="float">
            <text:p>5400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09.2" calcext:value-type="float">
            <text:p>5409.2</text:p>
          </table:table-cell>
          <table:table-cell office:value-type="float" office:value="5390.4" calcext:value-type="float">
            <text:p>5390.4</text:p>
          </table:table-cell>
          <table:table-cell/>
          <table:table-cell table:formula="of:=AVERAGE([.B23];[.C23];[.D23];[.E23];[.F23])" office:value-type="float" office:value="5396.8" calcext:value-type="float">
            <text:p>5396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89.8" calcext:value-type="float">
            <text:p>5389.8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1" calcext:value-type="float">
            <text:p>5381</text:p>
          </table:table-cell>
          <table:table-cell office:value-type="float" office:value="5415.7" calcext:value-type="float">
            <text:p>5415.7</text:p>
          </table:table-cell>
          <table:table-cell office:value-type="float" office:value="5388" calcext:value-type="float">
            <text:p>5388</text:p>
          </table:table-cell>
          <table:table-cell/>
          <table:table-cell table:formula="of:=AVERAGE([.B24];[.C24];[.D24];[.E24];[.F24])" office:value-type="float" office:value="5393.84" calcext:value-type="float">
            <text:p>5393.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92.1" calcext:value-type="float">
            <text:p>5392.1</text:p>
          </table:table-cell>
          <table:table-cell office:value-type="float" office:value="5404.6" calcext:value-type="float">
            <text:p>5404.6</text:p>
          </table:table-cell>
          <table:table-cell office:value-type="float" office:value="5396.3" calcext:value-type="float">
            <text:p>5396.3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9.9" calcext:value-type="float">
            <text:p>5409.9</text:p>
          </table:table-cell>
          <table:table-cell/>
          <table:table-cell table:formula="of:=AVERAGE([.B25];[.C25];[.D25];[.E25];[.F25])" office:value-type="float" office:value="5405.28" calcext:value-type="float">
            <text:p>5405.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02" calcext:value-type="float">
            <text:p>5402</text:p>
          </table:table-cell>
          <table:table-cell office:value-type="float" office:value="5419.5" calcext:value-type="float">
            <text:p>5419.5</text:p>
          </table:table-cell>
          <table:table-cell office:value-type="float" office:value="5408.9" calcext:value-type="float">
            <text:p>5408.9</text:p>
          </table:table-cell>
          <table:table-cell office:value-type="float" office:value="5415.3" calcext:value-type="float">
            <text:p>5415.3</text:p>
          </table:table-cell>
          <table:table-cell office:value-type="float" office:value="5399.3" calcext:value-type="float">
            <text:p>5399.3</text:p>
          </table:table-cell>
          <table:table-cell/>
          <table:table-cell table:formula="of:=AVERAGE([.B26];[.C26];[.D26];[.E26];[.F26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91.8" calcext:value-type="float">
            <text:p>5391.8</text:p>
          </table:table-cell>
          <table:table-cell office:value-type="float" office:value="5428.4" calcext:value-type="float">
            <text:p>5428.4</text:p>
          </table:table-cell>
          <table:table-cell office:value-type="float" office:value="5401.5" calcext:value-type="float">
            <text:p>5401.5</text:p>
          </table:table-cell>
          <table:table-cell office:value-type="float" office:value="5390.8" calcext:value-type="float">
            <text:p>5390.8</text:p>
          </table:table-cell>
          <table:table-cell office:value-type="float" office:value="5404.6" calcext:value-type="float">
            <text:p>5404.6</text:p>
          </table:table-cell>
          <table:table-cell/>
          <table:table-cell table:formula="of:=AVERAGE([.B27];[.C27];[.D27];[.E27];[.F27])" office:value-type="float" office:value="5403.42" calcext:value-type="float">
            <text:p>5403.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7" calcext:value-type="float">
            <text:p>5397</text:p>
          </table:table-cell>
          <table:table-cell office:value-type="float" office:value="5425.8" calcext:value-type="float">
            <text:p>5425.8</text:p>
          </table:table-cell>
          <table:table-cell office:value-type="float" office:value="5428.3" calcext:value-type="float">
            <text:p>5428.3</text:p>
          </table:table-cell>
          <table:table-cell office:value-type="float" office:value="5406.8" calcext:value-type="float">
            <text:p>5406.8</text:p>
          </table:table-cell>
          <table:table-cell office:value-type="float" office:value="5388.3" calcext:value-type="float">
            <text:p>5388.3</text:p>
          </table:table-cell>
          <table:table-cell/>
          <table:table-cell table:formula="of:=AVERAGE([.B28];[.C28];[.D28];[.E28];[.F28])" office:value-type="float" office:value="5409.24" calcext:value-type="float">
            <text:p>5409.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86.2" calcext:value-type="float">
            <text:p>5386.2</text:p>
          </table:table-cell>
          <table:table-cell office:value-type="float" office:value="5413.7" calcext:value-type="float">
            <text:p>5413.7</text:p>
          </table:table-cell>
          <table:table-cell office:value-type="float" office:value="5428" calcext:value-type="float">
            <text:p>5428</text:p>
          </table:table-cell>
          <table:table-cell office:value-type="float" office:value="5407.1" calcext:value-type="float">
            <text:p>5407.1</text:p>
          </table:table-cell>
          <table:table-cell office:value-type="float" office:value="5380.7" calcext:value-type="float">
            <text:p>5380.7</text:p>
          </table:table-cell>
          <table:table-cell/>
          <table:table-cell table:formula="of:=AVERAGE([.B29];[.C29];[.D29];[.E29];[.F29])" office:value-type="float" office:value="5403.14" calcext:value-type="float">
            <text:p>5403.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76.2" calcext:value-type="float">
            <text:p>5376.2</text:p>
          </table:table-cell>
          <table:table-cell office:value-type="float" office:value="5412.9" calcext:value-type="float">
            <text:p>5412.9</text:p>
          </table:table-cell>
          <table:table-cell office:value-type="float" office:value="5346.5" calcext:value-type="float">
            <text:p>5346.5</text:p>
          </table:table-cell>
          <table:table-cell office:value-type="float" office:value="5409.3" calcext:value-type="float">
            <text:p>5409.3</text:p>
          </table:table-cell>
          <table:table-cell office:value-type="float" office:value="5398.1" calcext:value-type="float">
            <text:p>5398.1</text:p>
          </table:table-cell>
          <table:table-cell/>
          <table:table-cell table:formula="of:=AVERAGE([.B30];[.C30];[.D30];[.E30];[.F30])" office:value-type="float" office:value="5388.6" calcext:value-type="float">
            <text:p>5388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31];[.C31];[.D31];[.E31];[.F31])" office:value-type="float" office:value="1" calcext:value-type="float">
            <text:p>1</text:p>
          </table:table-cell>
        </table:table-row>
      </table:table>
      <table:table table:name="Faban 2.2" table:style-name="ta1">
        <table:shapes>
          <draw:frame draw:z-index="0" draw:style-name="gr1" draw:text-style-name="P1" svg:width="9in" svg:height="4in" svg:x="1.7783in" svg:y="0in">
            <draw:object draw:notify-on-update-of-ranges="'Faban 2.2'.A1:'Faban 2.2'.A1 'Faban 2.2'.B1:'Faban 2.2'.B1 'Faban 2.2'.A2:'Faban 2.2'.A2 'Faban 2.2'.B2:'Faban 2.2'.B2 'Faban 2.2'.A3:'Faban 2.2'.A3 'Faban 2.2'.B3:'Faban 2.2'.B3 'Faban 2.2'.A4:'Faban 2.2'.A4 'Faban 2.2'.B4:'Faban 2.2'.B4 'Faban 2.2'.A5:'Faban 2.2'.A5 'Faban 2.2'.B5:'Faban 2.2'.B5 'Faban 2.2'.A6:'Faban 2.2'.A6 'Faban 2.2'.B6:'Faban 2.2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00257" calcext:value-type="float">
            <text:p>33002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04396" calcext:value-type="float">
            <text:p>3304396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86365" calcext:value-type="float">
            <text:p>328636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80246" calcext:value-type="float">
            <text:p>3280246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03527" calcext:value-type="float">
            <text:p>330352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94958.2" calcext:value-type="float">
            <text:p>3294958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4150" calcext:value-type="float">
            <text:p>24150</text:p>
          </table:table-cell>
        </table:table-row>
      </table:table>
      <table:table table:name="Faban 2.2 distr" table:style-name="ta1">
        <table:shapes>
          <draw:frame draw:z-index="0" draw:style-name="gr1" draw:text-style-name="P1" svg:width="9in" svg:height="4in" svg:x="3.0925in" svg:y="2.3295in">
            <draw:object draw:notify-on-update-of-ranges="'Faban 2.2 distr'.A1:'Faban 2.2 distr'.A31 'Faban 2.2 distr'.H1:'Faban 2.2 distr'.H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92.2" calcext:value-type="float">
            <text:p>13692.2</text:p>
          </table:table-cell>
          <table:table-cell office:value-type="float" office:value="12921.2" calcext:value-type="float">
            <text:p>12921.2</text:p>
          </table:table-cell>
          <table:table-cell office:value-type="float" office:value="12941.7" calcext:value-type="float">
            <text:p>12941.7</text:p>
          </table:table-cell>
          <table:table-cell office:value-type="float" office:value="13123.4" calcext:value-type="float">
            <text:p>13123.4</text:p>
          </table:table-cell>
          <table:table-cell office:value-type="float" office:value="13192.6" calcext:value-type="float">
            <text:p>13192.6</text:p>
          </table:table-cell>
          <table:table-cell/>
          <table:table-cell table:formula="of:=AVERAGE([.B1:.F1])" office:value-type="float" office:value="13174.22" calcext:value-type="float">
            <text:p>1317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8.5" calcext:value-type="float">
            <text:p>11168.5</text:p>
          </table:table-cell>
          <table:table-cell office:value-type="float" office:value="12383.9" calcext:value-type="float">
            <text:p>12383.9</text:p>
          </table:table-cell>
          <table:table-cell office:value-type="float" office:value="10946.8" calcext:value-type="float">
            <text:p>10946.8</text:p>
          </table:table-cell>
          <table:table-cell office:value-type="float" office:value="10989.2" calcext:value-type="float">
            <text:p>10989.2</text:p>
          </table:table-cell>
          <table:table-cell office:value-type="float" office:value="11149.5" calcext:value-type="float">
            <text:p>11149.5</text:p>
          </table:table-cell>
          <table:table-cell/>
          <table:table-cell table:formula="of:=AVERAGE([.B2:.F2])" office:value-type="float" office:value="11327.58" calcext:value-type="float">
            <text:p>11327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4.5" calcext:value-type="float">
            <text:p>11004.5</text:p>
          </table:table-cell>
          <table:table-cell office:value-type="float" office:value="11096.7" calcext:value-type="float">
            <text:p>11096.7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10871" calcext:value-type="float">
            <text:p>10871</text:p>
          </table:table-cell>
          <table:table-cell/>
          <table:table-cell table:formula="of:=AVERAGE([.B3:.F3])" office:value-type="float" office:value="10944.18" calcext:value-type="float">
            <text:p>10944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9" calcext:value-type="float">
            <text:p>10869</text:p>
          </table:table-cell>
          <table:table-cell office:value-type="float" office:value="10869.6" calcext:value-type="float">
            <text:p>10869.6</text:p>
          </table:table-cell>
          <table:table-cell office:value-type="float" office:value="11042.5" calcext:value-type="float">
            <text:p>11042.5</text:p>
          </table:table-cell>
          <table:table-cell office:value-type="float" office:value="10936.2" calcext:value-type="float">
            <text:p>10936.2</text:p>
          </table:table-cell>
          <table:table-cell office:value-type="float" office:value="10950" calcext:value-type="float">
            <text:p>10950</text:p>
          </table:table-cell>
          <table:table-cell/>
          <table:table-cell table:formula="of:=AVERAGE([.B4:.F4])" office:value-type="float" office:value="10933.46" calcext:value-type="float">
            <text:p>10933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66.3" calcext:value-type="float">
            <text:p>10866.3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0870.2" calcext:value-type="float">
            <text:p>10870.2</text:p>
          </table:table-cell>
          <table:table-cell office:value-type="float" office:value="10898.5" calcext:value-type="float">
            <text:p>10898.5</text:p>
          </table:table-cell>
          <table:table-cell office:value-type="float" office:value="11070.3" calcext:value-type="float">
            <text:p>11070.3</text:p>
          </table:table-cell>
          <table:table-cell/>
          <table:table-cell table:formula="of:=AVERAGE([.B5:.F5])" office:value-type="float" office:value="10918.16" calcext:value-type="float">
            <text:p>10918.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58" calcext:value-type="float">
            <text:p>11058</text:p>
          </table:table-cell>
          <table:table-cell office:value-type="float" office:value="10938.8" calcext:value-type="float">
            <text:p>10938.8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0753.4" calcext:value-type="float">
            <text:p>10753.4</text:p>
          </table:table-cell>
          <table:table-cell office:value-type="float" office:value="10891.2" calcext:value-type="float">
            <text:p>10891.2</text:p>
          </table:table-cell>
          <table:table-cell/>
          <table:table-cell table:formula="of:=AVERAGE([.B6:.F6])" office:value-type="float" office:value="10940.78" calcext:value-type="float">
            <text:p>10940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42.3" calcext:value-type="float">
            <text:p>10842.3</text:p>
          </table:table-cell>
          <table:table-cell office:value-type="float" office:value="11101.8" calcext:value-type="float">
            <text:p>11101.8</text:p>
          </table:table-cell>
          <table:table-cell office:value-type="float" office:value="10763.1" calcext:value-type="float">
            <text:p>10763.1</text:p>
          </table:table-cell>
          <table:table-cell office:value-type="float" office:value="10937.2" calcext:value-type="float">
            <text:p>10937.2</text:p>
          </table:table-cell>
          <table:table-cell office:value-type="float" office:value="10952.2" calcext:value-type="float">
            <text:p>10952.2</text:p>
          </table:table-cell>
          <table:table-cell/>
          <table:table-cell table:formula="of:=AVERAGE([.B7:.F7])" office:value-type="float" office:value="10919.32" calcext:value-type="float">
            <text:p>1091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32" calcext:value-type="float">
            <text:p>10932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11009.1" calcext:value-type="float">
            <text:p>11009.1</text:p>
          </table:table-cell>
          <table:table-cell office:value-type="float" office:value="10988.4" calcext:value-type="float">
            <text:p>10988.4</text:p>
          </table:table-cell>
          <table:table-cell office:value-type="float" office:value="10970.7" calcext:value-type="float">
            <text:p>10970.7</text:p>
          </table:table-cell>
          <table:table-cell/>
          <table:table-cell table:formula="of:=AVERAGE([.B8:.F8])" office:value-type="float" office:value="10935.6" calcext:value-type="float">
            <text:p>10935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77.1" calcext:value-type="float">
            <text:p>10777.1</text:p>
          </table:table-cell>
          <table:table-cell office:value-type="float" office:value="10913.5" calcext:value-type="float">
            <text:p>10913.5</text:p>
          </table:table-cell>
          <table:table-cell office:value-type="float" office:value="10829.1" calcext:value-type="float">
            <text:p>10829.1</text:p>
          </table:table-cell>
          <table:table-cell office:value-type="float" office:value="10889.7" calcext:value-type="float">
            <text:p>10889.7</text:p>
          </table:table-cell>
          <table:table-cell office:value-type="float" office:value="10931.8" calcext:value-type="float">
            <text:p>10931.8</text:p>
          </table:table-cell>
          <table:table-cell/>
          <table:table-cell table:formula="of:=AVERAGE([.B9:.F9])" office:value-type="float" office:value="10868.24" calcext:value-type="float">
            <text:p>10868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72.8" calcext:value-type="float">
            <text:p>11072.8</text:p>
          </table:table-cell>
          <table:table-cell office:value-type="float" office:value="11130" calcext:value-type="float">
            <text:p>11130</text:p>
          </table:table-cell>
          <table:table-cell office:value-type="float" office:value="10924.5" calcext:value-type="float">
            <text:p>10924.5</text:p>
          </table:table-cell>
          <table:table-cell office:value-type="float" office:value="10856.6" calcext:value-type="float">
            <text:p>10856.6</text:p>
          </table:table-cell>
          <table:table-cell office:value-type="float" office:value="10981.8" calcext:value-type="float">
            <text:p>10981.8</text:p>
          </table:table-cell>
          <table:table-cell/>
          <table:table-cell table:formula="of:=AVERAGE([.B10:.F10])" office:value-type="float" office:value="10993.14" calcext:value-type="float">
            <text:p>10993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19.7" calcext:value-type="float">
            <text:p>10819.7</text:p>
          </table:table-cell>
          <table:table-cell office:value-type="float" office:value="10700.4" calcext:value-type="float">
            <text:p>10700.4</text:p>
          </table:table-cell>
          <table:table-cell office:value-type="float" office:value="10867.8" calcext:value-type="float">
            <text:p>10867.8</text:p>
          </table:table-cell>
          <table:table-cell office:value-type="float" office:value="10779" calcext:value-type="float">
            <text:p>10779</text:p>
          </table:table-cell>
          <table:table-cell office:value-type="float" office:value="11007.8" calcext:value-type="float">
            <text:p>11007.8</text:p>
          </table:table-cell>
          <table:table-cell/>
          <table:table-cell table:formula="of:=AVERAGE([.B11:.F11])" office:value-type="float" office:value="10834.94" calcext:value-type="float">
            <text:p>10834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13" calcext:value-type="float">
            <text:p>10813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0870" calcext:value-type="float">
            <text:p>10870</text:p>
          </table:table-cell>
          <table:table-cell office:value-type="float" office:value="11008.3" calcext:value-type="float">
            <text:p>11008.3</text:p>
          </table:table-cell>
          <table:table-cell office:value-type="float" office:value="10973.7" calcext:value-type="float">
            <text:p>10973.7</text:p>
          </table:table-cell>
          <table:table-cell/>
          <table:table-cell table:formula="of:=AVERAGE([.B12:.F12])" office:value-type="float" office:value="10924.62" calcext:value-type="float">
            <text:p>10924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079.7" calcext:value-type="float">
            <text:p>11079.7</text:p>
          </table:table-cell>
          <table:table-cell office:value-type="float" office:value="10866.5" calcext:value-type="float">
            <text:p>10866.5</text:p>
          </table:table-cell>
          <table:table-cell office:value-type="float" office:value="10906.2" calcext:value-type="float">
            <text:p>10906.2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0906.7" calcext:value-type="float">
            <text:p>10906.7</text:p>
          </table:table-cell>
          <table:table-cell/>
          <table:table-cell table:formula="of:=AVERAGE([.B13:.F13])" office:value-type="float" office:value="10953.32" calcext:value-type="float">
            <text:p>10953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40.5" calcext:value-type="float">
            <text:p>10940.5</text:p>
          </table:table-cell>
          <table:table-cell office:value-type="float" office:value="10707.4" calcext:value-type="float">
            <text:p>10707.4</text:p>
          </table:table-cell>
          <table:table-cell office:value-type="float" office:value="10678.1" calcext:value-type="float">
            <text:p>10678.1</text:p>
          </table:table-cell>
          <table:table-cell office:value-type="float" office:value="10812.5" calcext:value-type="float">
            <text:p>10812.5</text:p>
          </table:table-cell>
          <table:table-cell office:value-type="float" office:value="10810.1" calcext:value-type="float">
            <text:p>10810.1</text:p>
          </table:table-cell>
          <table:table-cell/>
          <table:table-cell table:formula="of:=AVERAGE([.B14:.F14])" office:value-type="float" office:value="10789.72" calcext:value-type="float">
            <text:p>10789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58.2" calcext:value-type="float">
            <text:p>10958.2</text:p>
          </table:table-cell>
          <table:table-cell office:value-type="float" office:value="10904.7" calcext:value-type="float">
            <text:p>10904.7</text:p>
          </table:table-cell>
          <table:table-cell office:value-type="float" office:value="10922.4" calcext:value-type="float">
            <text:p>10922.4</text:p>
          </table:table-cell>
          <table:table-cell office:value-type="float" office:value="10898.3" calcext:value-type="float">
            <text:p>10898.3</text:p>
          </table:table-cell>
          <table:table-cell office:value-type="float" office:value="10841.1" calcext:value-type="float">
            <text:p>10841.1</text:p>
          </table:table-cell>
          <table:table-cell/>
          <table:table-cell table:formula="of:=AVERAGE([.B15:.F15])" office:value-type="float" office:value="10904.94" calcext:value-type="float">
            <text:p>10904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66" calcext:value-type="float">
            <text:p>11066</text:p>
          </table:table-cell>
          <table:table-cell office:value-type="float" office:value="10961" calcext:value-type="float">
            <text:p>10961</text:p>
          </table:table-cell>
          <table:table-cell office:value-type="float" office:value="11000.2" calcext:value-type="float">
            <text:p>11000.2</text:p>
          </table:table-cell>
          <table:table-cell office:value-type="float" office:value="10772.4" calcext:value-type="float">
            <text:p>10772.4</text:p>
          </table:table-cell>
          <table:table-cell office:value-type="float" office:value="10912.2" calcext:value-type="float">
            <text:p>10912.2</text:p>
          </table:table-cell>
          <table:table-cell/>
          <table:table-cell table:formula="of:=AVERAGE([.B16:.F16])" office:value-type="float" office:value="10942.36" calcext:value-type="float">
            <text:p>10942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95.4" calcext:value-type="float">
            <text:p>10795.4</text:p>
          </table:table-cell>
          <table:table-cell office:value-type="float" office:value="10862.8" calcext:value-type="float">
            <text:p>10862.8</text:p>
          </table:table-cell>
          <table:table-cell office:value-type="float" office:value="10687.8" calcext:value-type="float">
            <text:p>10687.8</text:p>
          </table:table-cell>
          <table:table-cell office:value-type="float" office:value="10719.3" calcext:value-type="float">
            <text:p>10719.3</text:p>
          </table:table-cell>
          <table:table-cell office:value-type="float" office:value="10953.7" calcext:value-type="float">
            <text:p>10953.7</text:p>
          </table:table-cell>
          <table:table-cell/>
          <table:table-cell table:formula="of:=AVERAGE([.B17:.F17])" office:value-type="float" office:value="10803.8" calcext:value-type="float">
            <text:p>1080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82" calcext:value-type="float">
            <text:p>10982</text:p>
          </table:table-cell>
          <table:table-cell office:value-type="float" office:value="10925.2" calcext:value-type="float">
            <text:p>10925.2</text:p>
          </table:table-cell>
          <table:table-cell office:value-type="float" office:value="10818.7" calcext:value-type="float">
            <text:p>10818.7</text:p>
          </table:table-cell>
          <table:table-cell office:value-type="float" office:value="10907.8" calcext:value-type="float">
            <text:p>10907.8</text:p>
          </table:table-cell>
          <table:table-cell office:value-type="float" office:value="10892.7" calcext:value-type="float">
            <text:p>10892.7</text:p>
          </table:table-cell>
          <table:table-cell/>
          <table:table-cell table:formula="of:=AVERAGE([.B18:.F18])" office:value-type="float" office:value="10905.28" calcext:value-type="float">
            <text:p>10905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58.7" calcext:value-type="float">
            <text:p>10858.7</text:p>
          </table:table-cell>
          <table:table-cell office:value-type="float" office:value="10910.2" calcext:value-type="float">
            <text:p>10910.2</text:p>
          </table:table-cell>
          <table:table-cell office:value-type="float" office:value="10968.5" calcext:value-type="float">
            <text:p>10968.5</text:p>
          </table:table-cell>
          <table:table-cell office:value-type="float" office:value="11014" calcext:value-type="float">
            <text:p>11014</text:p>
          </table:table-cell>
          <table:table-cell office:value-type="float" office:value="11051.9" calcext:value-type="float">
            <text:p>11051.9</text:p>
          </table:table-cell>
          <table:table-cell/>
          <table:table-cell table:formula="of:=AVERAGE([.B19:.F19])" office:value-type="float" office:value="10960.66" calcext:value-type="float">
            <text:p>10960.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07.1" calcext:value-type="float">
            <text:p>10807.1</text:p>
          </table:table-cell>
          <table:table-cell office:value-type="float" office:value="10840.9" calcext:value-type="float">
            <text:p>10840.9</text:p>
          </table:table-cell>
          <table:table-cell office:value-type="float" office:value="10896.4" calcext:value-type="float">
            <text:p>10896.4</text:p>
          </table:table-cell>
          <table:table-cell office:value-type="float" office:value="10727.2" calcext:value-type="float">
            <text:p>10727.2</text:p>
          </table:table-cell>
          <table:table-cell office:value-type="float" office:value="10869.4" calcext:value-type="float">
            <text:p>10869.4</text:p>
          </table:table-cell>
          <table:table-cell/>
          <table:table-cell table:formula="of:=AVERAGE([.B20:.F20])" office:value-type="float" office:value="10828.2" calcext:value-type="float">
            <text:p>1082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82" calcext:value-type="float">
            <text:p>1108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55.3" calcext:value-type="float">
            <text:p>11055.3</text:p>
          </table:table-cell>
          <table:table-cell office:value-type="float" office:value="10884.5" calcext:value-type="float">
            <text:p>10884.5</text:p>
          </table:table-cell>
          <table:table-cell office:value-type="float" office:value="10944.6" calcext:value-type="float">
            <text:p>10944.6</text:p>
          </table:table-cell>
          <table:table-cell/>
          <table:table-cell table:formula="of:=AVERAGE([.B21:.F21])" office:value-type="float" office:value="10995.88" calcext:value-type="float">
            <text:p>10995.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0768" calcext:value-type="float">
            <text:p>10768</text:p>
          </table:table-cell>
          <table:table-cell office:value-type="float" office:value="10899.5" calcext:value-type="float">
            <text:p>10899.5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1016.6" calcext:value-type="float">
            <text:p>11016.6</text:p>
          </table:table-cell>
          <table:table-cell/>
          <table:table-cell table:formula="of:=AVERAGE([.B22:.F22])" office:value-type="float" office:value="10903.96" calcext:value-type="float">
            <text:p>10903.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24.9" calcext:value-type="float">
            <text:p>10624.9</text:p>
          </table:table-cell>
          <table:table-cell office:value-type="float" office:value="10823.6" calcext:value-type="float">
            <text:p>10823.6</text:p>
          </table:table-cell>
          <table:table-cell office:value-type="float" office:value="10849.8" calcext:value-type="float">
            <text:p>10849.8</text:p>
          </table:table-cell>
          <table:table-cell office:value-type="float" office:value="10774.7" calcext:value-type="float">
            <text:p>10774.7</text:p>
          </table:table-cell>
          <table:table-cell office:value-type="float" office:value="10866.3" calcext:value-type="float">
            <text:p>10866.3</text:p>
          </table:table-cell>
          <table:table-cell/>
          <table:table-cell table:formula="of:=AVERAGE([.B23:.F23])" office:value-type="float" office:value="10787.86" calcext:value-type="float">
            <text:p>10787.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821.6" calcext:value-type="float">
            <text:p>10821.6</text:p>
          </table:table-cell>
          <table:table-cell office:value-type="float" office:value="10973.5" calcext:value-type="float">
            <text:p>10973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69.7" calcext:value-type="float">
            <text:p>10669.7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AVERAGE([.B24:.F24])" office:value-type="float" office:value="10819.86" calcext:value-type="float">
            <text:p>10819.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901.7" calcext:value-type="float">
            <text:p>10901.7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0903.7" calcext:value-type="float">
            <text:p>10903.7</text:p>
          </table:table-cell>
          <table:table-cell office:value-type="float" office:value="10830.8" calcext:value-type="float">
            <text:p>10830.8</text:p>
          </table:table-cell>
          <table:table-cell office:value-type="float" office:value="10750.9" calcext:value-type="float">
            <text:p>10750.9</text:p>
          </table:table-cell>
          <table:table-cell/>
          <table:table-cell table:formula="of:=AVERAGE([.B25:.F25])" office:value-type="float" office:value="10864.06" calcext:value-type="float">
            <text:p>10864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24.7" calcext:value-type="float">
            <text:p>10924.7</text:p>
          </table:table-cell>
          <table:table-cell office:value-type="float" office:value="10697.3" calcext:value-type="float">
            <text:p>10697.3</text:p>
          </table:table-cell>
          <table:table-cell office:value-type="float" office:value="10753.1" calcext:value-type="float">
            <text:p>10753.1</text:p>
          </table:table-cell>
          <table:table-cell office:value-type="float" office:value="10784.9" calcext:value-type="float">
            <text:p>10784.9</text:p>
          </table:table-cell>
          <table:table-cell office:value-type="float" office:value="10922.1" calcext:value-type="float">
            <text:p>10922.1</text:p>
          </table:table-cell>
          <table:table-cell/>
          <table:table-cell table:formula="of:=AVERAGE([.B26:.F26])" office:value-type="float" office:value="10816.42" calcext:value-type="float">
            <text:p>10816.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65.2" calcext:value-type="float">
            <text:p>10865.2</text:p>
          </table:table-cell>
          <table:table-cell office:value-type="float" office:value="10990" calcext:value-type="float">
            <text:p>10990</text:p>
          </table:table-cell>
          <table:table-cell office:value-type="float" office:value="10810.1" calcext:value-type="float">
            <text:p>10810.1</text:p>
          </table:table-cell>
          <table:table-cell office:value-type="float" office:value="10897.5" calcext:value-type="float">
            <text:p>10897.5</text:p>
          </table:table-cell>
          <table:table-cell office:value-type="float" office:value="10905.5" calcext:value-type="float">
            <text:p>10905.5</text:p>
          </table:table-cell>
          <table:table-cell/>
          <table:table-cell table:formula="of:=AVERAGE([.B27:.F27])" office:value-type="float" office:value="10893.66" calcext:value-type="float">
            <text:p>10893.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10878.7" calcext:value-type="float">
            <text:p>10878.7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843" calcext:value-type="float">
            <text:p>10843</text:p>
          </table:table-cell>
          <table:table-cell/>
          <table:table-cell table:formula="of:=AVERAGE([.B28:.F28])" office:value-type="float" office:value="10844.82" calcext:value-type="float">
            <text:p>10844.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50" calcext:value-type="float">
            <text:p>10850</text:p>
          </table:table-cell>
          <table:table-cell office:value-type="float" office:value="10926.1" calcext:value-type="float">
            <text:p>10926.1</text:p>
          </table:table-cell>
          <table:table-cell office:value-type="float" office:value="10952.1" calcext:value-type="float">
            <text:p>10952.1</text:p>
          </table:table-cell>
          <table:table-cell office:value-type="float" office:value="10826.1" calcext:value-type="float">
            <text:p>10826.1</text:p>
          </table:table-cell>
          <table:table-cell office:value-type="float" office:value="11013.9" calcext:value-type="float">
            <text:p>11013.9</text:p>
          </table:table-cell>
          <table:table-cell/>
          <table:table-cell table:formula="of:=AVERAGE([.B29:.F29])" office:value-type="float" office:value="10913.64" calcext:value-type="float">
            <text:p>10913.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89" calcext:value-type="float">
            <text:p>10789</text:p>
          </table:table-cell>
          <table:table-cell office:value-type="float" office:value="10761.3" calcext:value-type="float">
            <text:p>10761.3</text:p>
          </table:table-cell>
          <table:table-cell office:value-type="float" office:value="10842.9" calcext:value-type="float">
            <text:p>10842.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58.8" calcext:value-type="float">
            <text:p>10958.8</text:p>
          </table:table-cell>
          <table:table-cell/>
          <table:table-cell table:formula="of:=AVERAGE([.B30:.F30])" office:value-type="float" office:value="10856.4" calcext:value-type="float">
            <text:p>1085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2.3" table:style-name="ta1">
        <table:shapes>
          <draw:frame draw:z-index="0" draw:style-name="gr1" draw:text-style-name="P1" svg:width="9in" svg:height="4in" svg:x="1.7783in" svg:y="0.0004in">
            <draw:object draw:notify-on-update-of-ranges="'Faban 2.3'.A1:'Faban 2.3'.A1 'Faban 2.3'.B1:'Faban 2.3'.B1 'Faban 2.3'.A2:'Faban 2.3'.A2 'Faban 2.3'.B2:'Faban 2.3'.B2 'Faban 2.3'.A3:'Faban 2.3'.A3 'Faban 2.3'.B3:'Faban 2.3'.B3 'Faban 2.3'.A4:'Faban 2.3'.A4 'Faban 2.3'.B4:'Faban 2.3'.B4 'Faban 2.3'.A5:'Faban 2.3'.A5 'Faban 2.3'.B5:'Faban 2.3'.B5 'Faban 2.3'.A6:'Faban 2.3'.A6 'Faban 2.3'.B6:'Faban 2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08731" calcext:value-type="float">
            <text:p>320873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2719" calcext:value-type="float">
            <text:p>323271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20658" calcext:value-type="float">
            <text:p>32206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25564" calcext:value-type="float">
            <text:p>322556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)" office:value-type="float" office:value="3221918" calcext:value-type="float">
            <text:p>322191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988" calcext:value-type="float">
            <text:p>23988</text:p>
          </table:table-cell>
        </table:table-row>
      </table:table>
      <table:table table:name="Faban 2.3 distr" table:style-name="ta1">
        <table:shapes>
          <draw:frame draw:z-index="0" draw:style-name="gr1" draw:text-style-name="P1" svg:width="9in" svg:height="4in" svg:x="1.8535in" svg:y="2.0913in">
            <draw:object draw:notify-on-update-of-ranges="'Faban 2.3 distr'.A1:'Faban 2.3 distr'.A31 'Faban 2.3 distr'.G1:'Faban 2.3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1.1" calcext:value-type="float">
            <text:p>11911.1</text:p>
          </table:table-cell>
          <table:table-cell office:value-type="float" office:value="12108.9" calcext:value-type="float">
            <text:p>12108.9</text:p>
          </table:table-cell>
          <table:table-cell office:value-type="float" office:value="11546.8" calcext:value-type="float">
            <text:p>11546.8</text:p>
          </table:table-cell>
          <table:table-cell office:value-type="float" office:value="11650.3" calcext:value-type="float">
            <text:p>11650.3</text:p>
          </table:table-cell>
          <table:table-cell/>
          <table:table-cell table:formula="of:=AVERAGE([.B1:.E1])" office:value-type="float" office:value="11804.275" calcext:value-type="float">
            <text:p>11804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76.7" calcext:value-type="float">
            <text:p>11776.7</text:p>
          </table:table-cell>
          <table:table-cell office:value-type="float" office:value="11810.4" calcext:value-type="float">
            <text:p>11810.4</text:p>
          </table:table-cell>
          <table:table-cell office:value-type="float" office:value="10816.6" calcext:value-type="float">
            <text:p>10816.6</text:p>
          </table:table-cell>
          <table:table-cell office:value-type="float" office:value="11573.9" calcext:value-type="float">
            <text:p>11573.9</text:p>
          </table:table-cell>
          <table:table-cell/>
          <table:table-cell table:formula="of:=AVERAGE([.B2:.E2])" office:value-type="float" office:value="11494.4" calcext:value-type="float">
            <text:p>1149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0.9" calcext:value-type="float">
            <text:p>11020.9</text:p>
          </table:table-cell>
          <table:table-cell office:value-type="float" office:value="10884.1" calcext:value-type="float">
            <text:p>10884.1</text:p>
          </table:table-cell>
          <table:table-cell office:value-type="float" office:value="10757.9" calcext:value-type="float">
            <text:p>10757.9</text:p>
          </table:table-cell>
          <table:table-cell office:value-type="float" office:value="10850.8" calcext:value-type="float">
            <text:p>10850.8</text:p>
          </table:table-cell>
          <table:table-cell/>
          <table:table-cell table:formula="of:=AVERAGE([.B3:.E3])" office:value-type="float" office:value="10878.425" calcext:value-type="float">
            <text:p>10878.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4.6" calcext:value-type="float">
            <text:p>10524.6</text:p>
          </table:table-cell>
          <table:table-cell office:value-type="float" office:value="10735.6" calcext:value-type="float">
            <text:p>10735.6</text:p>
          </table:table-cell>
          <table:table-cell office:value-type="float" office:value="10615" calcext:value-type="float">
            <text:p>10615</text:p>
          </table:table-cell>
          <table:table-cell office:value-type="float" office:value="10652.5" calcext:value-type="float">
            <text:p>10652.5</text:p>
          </table:table-cell>
          <table:table-cell/>
          <table:table-cell table:formula="of:=AVERAGE([.B4:.E4])" office:value-type="float" office:value="10631.925" calcext:value-type="float">
            <text:p>10631.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77.6" calcext:value-type="float">
            <text:p>10677.6</text:p>
          </table:table-cell>
          <table:table-cell office:value-type="float" office:value="10764" calcext:value-type="float">
            <text:p>10764</text:p>
          </table:table-cell>
          <table:table-cell office:value-type="float" office:value="10694" calcext:value-type="float">
            <text:p>10694</text:p>
          </table:table-cell>
          <table:table-cell office:value-type="float" office:value="10870.4" calcext:value-type="float">
            <text:p>10870.4</text:p>
          </table:table-cell>
          <table:table-cell/>
          <table:table-cell table:formula="of:=AVERAGE([.B5:.E5])" office:value-type="float" office:value="10751.5" calcext:value-type="float">
            <text:p>1075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49.3" calcext:value-type="float">
            <text:p>10549.3</text:p>
          </table:table-cell>
          <table:table-cell office:value-type="float" office:value="10815" calcext:value-type="float">
            <text:p>10815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725.6" calcext:value-type="float">
            <text:p>10725.6</text:p>
          </table:table-cell>
          <table:table-cell/>
          <table:table-cell table:formula="of:=AVERAGE([.B6:.E6])" office:value-type="float" office:value="10702.65" calcext:value-type="float">
            <text:p>10702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74.8" calcext:value-type="float">
            <text:p>10474.8</text:p>
          </table:table-cell>
          <table:table-cell office:value-type="float" office:value="10670.4" calcext:value-type="float">
            <text:p>10670.4</text:p>
          </table:table-cell>
          <table:table-cell office:value-type="float" office:value="10617.4" calcext:value-type="float">
            <text:p>10617.4</text:p>
          </table:table-cell>
          <table:table-cell office:value-type="float" office:value="10651.2" calcext:value-type="float">
            <text:p>10651.2</text:p>
          </table:table-cell>
          <table:table-cell/>
          <table:table-cell table:formula="of:=AVERAGE([.B7:.E7])" office:value-type="float" office:value="10603.45" calcext:value-type="float">
            <text:p>10603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43.4" calcext:value-type="float">
            <text:p>10643.4</text:p>
          </table:table-cell>
          <table:table-cell office:value-type="float" office:value="10727.6" calcext:value-type="float">
            <text:p>10727.6</text:p>
          </table:table-cell>
          <table:table-cell office:value-type="float" office:value="10793.1" calcext:value-type="float">
            <text:p>10793.1</text:p>
          </table:table-cell>
          <table:table-cell office:value-type="float" office:value="10692.9" calcext:value-type="float">
            <text:p>10692.9</text:p>
          </table:table-cell>
          <table:table-cell/>
          <table:table-cell table:formula="of:=AVERAGE([.B8:.E8])" office:value-type="float" office:value="10714.25" calcext:value-type="float">
            <text:p>10714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90" calcext:value-type="float">
            <text:p>10490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793" calcext:value-type="float">
            <text:p>10793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AVERAGE([.B9:.E9])" office:value-type="float" office:value="10644.35" calcext:value-type="float">
            <text:p>10644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03.2" calcext:value-type="float">
            <text:p>10603.2</text:p>
          </table:table-cell>
          <table:table-cell office:value-type="float" office:value="10827.7" calcext:value-type="float">
            <text:p>10827.7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10679.2" calcext:value-type="float">
            <text:p>10679.2</text:p>
          </table:table-cell>
          <table:table-cell/>
          <table:table-cell table:formula="of:=AVERAGE([.B10:.E10])" office:value-type="float" office:value="10680.425" calcext:value-type="float">
            <text:p>10680.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27.8" calcext:value-type="float">
            <text:p>10627.8</text:p>
          </table:table-cell>
          <table:table-cell office:value-type="float" office:value="10757.8" calcext:value-type="float">
            <text:p>10757.8</text:p>
          </table:table-cell>
          <table:table-cell office:value-type="float" office:value="10785.4" calcext:value-type="float">
            <text:p>10785.4</text:p>
          </table:table-cell>
          <table:table-cell office:value-type="float" office:value="10753.1" calcext:value-type="float">
            <text:p>10753.1</text:p>
          </table:table-cell>
          <table:table-cell/>
          <table:table-cell table:formula="of:=AVERAGE([.B11:.E11])" office:value-type="float" office:value="10731.025" calcext:value-type="float">
            <text:p>10731.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2.3" calcext:value-type="float">
            <text:p>10772.3</text:p>
          </table:table-cell>
          <table:table-cell office:value-type="float" office:value="10765.2" calcext:value-type="float">
            <text:p>10765.2</text:p>
          </table:table-cell>
          <table:table-cell office:value-type="float" office:value="10726.9" calcext:value-type="float">
            <text:p>10726.9</text:p>
          </table:table-cell>
          <table:table-cell/>
          <table:table-cell table:formula="of:=AVERAGE([.B12:.E12])" office:value-type="float" office:value="10759.85" calcext:value-type="float">
            <text:p>10759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582" calcext:value-type="float">
            <text:p>10582</text:p>
          </table:table-cell>
          <table:table-cell office:value-type="float" office:value="10702.7" calcext:value-type="float">
            <text:p>10702.7</text:p>
          </table:table-cell>
          <table:table-cell office:value-type="float" office:value="10639.6" calcext:value-type="float">
            <text:p>10639.6</text:p>
          </table:table-cell>
          <table:table-cell/>
          <table:table-cell table:formula="of:=AVERAGE([.B13:.E13])" office:value-type="float" office:value="10632.475" calcext:value-type="float">
            <text:p>10632.4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61.8" calcext:value-type="float">
            <text:p>10661.8</text:p>
          </table:table-cell>
          <table:table-cell office:value-type="float" office:value="10622.9" calcext:value-type="float">
            <text:p>10622.9</text:p>
          </table:table-cell>
          <table:table-cell office:value-type="float" office:value="10845.5" calcext:value-type="float">
            <text:p>10845.5</text:p>
          </table:table-cell>
          <table:table-cell office:value-type="float" office:value="10668.8" calcext:value-type="float">
            <text:p>10668.8</text:p>
          </table:table-cell>
          <table:table-cell/>
          <table:table-cell table:formula="of:=AVERAGE([.B14:.E14])" office:value-type="float" office:value="10699.75" calcext:value-type="float">
            <text:p>10699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708.7" calcext:value-type="float">
            <text:p>10708.7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10790.6" calcext:value-type="float">
            <text:p>10790.6</text:p>
          </table:table-cell>
          <table:table-cell/>
          <table:table-cell table:formula="of:=AVERAGE([.B15:.E15])" office:value-type="float" office:value="10710.4" calcext:value-type="float">
            <text:p>1071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1.4" calcext:value-type="float">
            <text:p>10381.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751" calcext:value-type="float">
            <text:p>10751</text:p>
          </table:table-cell>
          <table:table-cell/>
          <table:table-cell table:formula="of:=AVERAGE([.B16:.E16])" office:value-type="float" office:value="10609.725" calcext:value-type="float">
            <text:p>10609.7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82.1" calcext:value-type="float">
            <text:p>10582.1</text:p>
          </table:table-cell>
          <table:table-cell office:value-type="float" office:value="10742.8" calcext:value-type="float">
            <text:p>10742.8</text:p>
          </table:table-cell>
          <table:table-cell office:value-type="float" office:value="10822.4" calcext:value-type="float">
            <text:p>10822.4</text:p>
          </table:table-cell>
          <table:table-cell office:value-type="float" office:value="10584" calcext:value-type="float">
            <text:p>10584</text:p>
          </table:table-cell>
          <table:table-cell/>
          <table:table-cell table:formula="of:=AVERAGE([.B17:.E17])" office:value-type="float" office:value="10682.825" calcext:value-type="float">
            <text:p>10682.8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36.6" calcext:value-type="float">
            <text:p>10636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782.5" calcext:value-type="float">
            <text:p>10782.5</text:p>
          </table:table-cell>
          <table:table-cell office:value-type="float" office:value="10664.2" calcext:value-type="float">
            <text:p>10664.2</text:p>
          </table:table-cell>
          <table:table-cell/>
          <table:table-cell table:formula="of:=AVERAGE([.B18:.E18])" office:value-type="float" office:value="10696.175" calcext:value-type="float">
            <text:p>10696.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45.4" calcext:value-type="float">
            <text:p>10645.4</text:p>
          </table:table-cell>
          <table:table-cell office:value-type="float" office:value="10654.3" calcext:value-type="float">
            <text:p>10654.3</text:p>
          </table:table-cell>
          <table:table-cell office:value-type="float" office:value="10512.3" calcext:value-type="float">
            <text:p>10512.3</text:p>
          </table:table-cell>
          <table:table-cell office:value-type="float" office:value="10603.9" calcext:value-type="float">
            <text:p>10603.9</text:p>
          </table:table-cell>
          <table:table-cell/>
          <table:table-cell table:formula="of:=AVERAGE([.B19:.E19])" office:value-type="float" office:value="10603.975" calcext:value-type="float">
            <text:p>10603.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49.1" calcext:value-type="float">
            <text:p>10649.1</text:p>
          </table:table-cell>
          <table:table-cell office:value-type="float" office:value="10775.5" calcext:value-type="float">
            <text:p>10775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10704.8" calcext:value-type="float">
            <text:p>10704.8</text:p>
          </table:table-cell>
          <table:table-cell/>
          <table:table-cell table:formula="of:=AVERAGE([.B20:.E20])" office:value-type="float" office:value="10690.475" calcext:value-type="float">
            <text:p>10690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66.6" calcext:value-type="float">
            <text:p>10666.6</text:p>
          </table:table-cell>
          <table:table-cell office:value-type="float" office:value="10631.6" calcext:value-type="float">
            <text:p>10631.6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590.9" calcext:value-type="float">
            <text:p>10590.9</text:p>
          </table:table-cell>
          <table:table-cell/>
          <table:table-cell table:formula="of:=AVERAGE([.B21:.E21])" office:value-type="float" office:value="10652.45" calcext:value-type="float">
            <text:p>10652.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84.4" calcext:value-type="float">
            <text:p>10484.4</text:p>
          </table:table-cell>
          <table:table-cell office:value-type="float" office:value="10472.8" calcext:value-type="float">
            <text:p>10472.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722.9" calcext:value-type="float">
            <text:p>10722.9</text:p>
          </table:table-cell>
          <table:table-cell/>
          <table:table-cell table:formula="of:=AVERAGE([.B22:.E22])" office:value-type="float" office:value="10577.625" calcext:value-type="float">
            <text:p>10577.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52.2" calcext:value-type="float">
            <text:p>10652.2</text:p>
          </table:table-cell>
          <table:table-cell office:value-type="float" office:value="10705.8" calcext:value-type="float">
            <text:p>10705.8</text:p>
          </table:table-cell>
          <table:table-cell office:value-type="float" office:value="10829.7" calcext:value-type="float">
            <text:p>10829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23:.E23])" office:value-type="float" office:value="10723.65" calcext:value-type="float">
            <text:p>10723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50.2" calcext:value-type="float">
            <text:p>10650.2</text:p>
          </table:table-cell>
          <table:table-cell office:value-type="float" office:value="10708" calcext:value-type="float">
            <text:p>10708</text:p>
          </table:table-cell>
          <table:table-cell office:value-type="float" office:value="10585.3" calcext:value-type="float">
            <text:p>10585.3</text:p>
          </table:table-cell>
          <table:table-cell office:value-type="float" office:value="10663" calcext:value-type="float">
            <text:p>10663</text:p>
          </table:table-cell>
          <table:table-cell/>
          <table:table-cell table:formula="of:=AVERAGE([.B24:.E24])" office:value-type="float" office:value="10651.625" calcext:value-type="float">
            <text:p>10651.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59.1" calcext:value-type="float">
            <text:p>10659.1</text:p>
          </table:table-cell>
          <table:table-cell office:value-type="float" office:value="10575.7" calcext:value-type="float">
            <text:p>10575.7</text:p>
          </table:table-cell>
          <table:table-cell office:value-type="float" office:value="10628.1" calcext:value-type="float">
            <text:p>10628.1</text:p>
          </table:table-cell>
          <table:table-cell office:value-type="float" office:value="10602.8" calcext:value-type="float">
            <text:p>10602.8</text:p>
          </table:table-cell>
          <table:table-cell/>
          <table:table-cell table:formula="of:=AVERAGE([.B25:.E25])" office:value-type="float" office:value="10616.425" calcext:value-type="float">
            <text:p>10616.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99.3" calcext:value-type="float">
            <text:p>10599.3</text:p>
          </table:table-cell>
          <table:table-cell office:value-type="float" office:value="10615" calcext:value-type="float">
            <text:p>10615</text:p>
          </table:table-cell>
          <table:table-cell office:value-type="float" office:value="10745.3" calcext:value-type="float">
            <text:p>10745.3</text:p>
          </table:table-cell>
          <table:table-cell office:value-type="float" office:value="10692.6" calcext:value-type="float">
            <text:p>10692.6</text:p>
          </table:table-cell>
          <table:table-cell/>
          <table:table-cell table:formula="of:=AVERAGE([.B26:.E26])" office:value-type="float" office:value="10663.05" calcext:value-type="float">
            <text:p>10663.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677.1" calcext:value-type="float">
            <text:p>10677.1</text:p>
          </table:table-cell>
          <table:table-cell office:value-type="float" office:value="10706.1" calcext:value-type="float">
            <text:p>10706.1</text:p>
          </table:table-cell>
          <table:table-cell office:value-type="float" office:value="10670.6" calcext:value-type="float">
            <text:p>10670.6</text:p>
          </table:table-cell>
          <table:table-cell/>
          <table:table-cell table:formula="of:=AVERAGE([.B27:.E27])" office:value-type="float" office:value="10653.575" calcext:value-type="float">
            <text:p>10653.5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94.6" calcext:value-type="float">
            <text:p>10494.6</text:p>
          </table:table-cell>
          <table:table-cell office:value-type="float" office:value="10603.8" calcext:value-type="float">
            <text:p>10603.8</text:p>
          </table:table-cell>
          <table:table-cell office:value-type="float" office:value="10762.1" calcext:value-type="float">
            <text:p>10762.1</text:p>
          </table:table-cell>
          <table:table-cell office:value-type="float" office:value="10703.2" calcext:value-type="float">
            <text:p>10703.2</text:p>
          </table:table-cell>
          <table:table-cell/>
          <table:table-cell table:formula="of:=AVERAGE([.B28:.E28])" office:value-type="float" office:value="10640.925" calcext:value-type="float">
            <text:p>10640.9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22" calcext:value-type="float">
            <text:p>10522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672" calcext:value-type="float">
            <text:p>10672</text:p>
          </table:table-cell>
          <table:table-cell office:value-type="float" office:value="10665.3" calcext:value-type="float">
            <text:p>10665.3</text:p>
          </table:table-cell>
          <table:table-cell/>
          <table:table-cell table:formula="of:=AVERAGE([.B29:.E29])" office:value-type="float" office:value="10621.7" calcext:value-type="float">
            <text:p>10621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14.5" calcext:value-type="float">
            <text:p>10714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20.9" calcext:value-type="float">
            <text:p>10620.9</text:p>
          </table:table-cell>
          <table:table-cell office:value-type="float" office:value="10692.4" calcext:value-type="float">
            <text:p>10692.4</text:p>
          </table:table-cell>
          <table:table-cell/>
          <table:table-cell table:formula="of:=AVERAGE([.B30:.E30])" office:value-type="float" office:value="10677.075" calcext:value-type="float">
            <text:p>10677.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Faban 2.4" table:style-name="ta1">
        <table:shapes>
          <draw:frame draw:z-index="0" draw:style-name="gr1" draw:text-style-name="P1" svg:width="9in" svg:height="4in" svg:x="1.7783in" svg:y="0.0004in">
            <draw:object draw:notify-on-update-of-ranges="'Faban 2.4'.A1:'Faban 2.4'.A1 'Faban 2.4'.B1:'Faban 2.4'.B1 'Faban 2.4'.A2:'Faban 2.4'.A2 'Faban 2.4'.B2:'Faban 2.4'.B2 'Faban 2.4'.A3:'Faban 2.4'.A3 'Faban 2.4'.B3:'Faban 2.4'.B3 'Faban 2.4'.A4:'Faban 2.4'.A4 'Faban 2.4'.B4:'Faban 2.4'.B4 'Faban 2.4'.A5:'Faban 2.4'.A5 'Faban 2.4'.B5:'Faban 2.4'.B5 'Faban 2.4'.A6:'Faban 2.4'.A6 'Faban 2.4'.B6:'Faban 2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9387" calcext:value-type="float">
            <text:p>31893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86480" calcext:value-type="float">
            <text:p>31864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84917" calcext:value-type="float">
            <text:p>31849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227" calcext:value-type="float">
            <text:p>318722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2963" calcext:value-type="float">
            <text:p>31929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88194.8" calcext:value-type="float">
            <text:p>3188194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046" calcext:value-type="float">
            <text:p>8046</text:p>
          </table:table-cell>
        </table:table-row>
      </table:table>
      <table:table table:name="Faban 2.4 distr" table:style-name="ta1">
        <table:shapes>
          <draw:frame draw:z-index="0" draw:style-name="gr1" draw:text-style-name="P1" svg:width="9in" svg:height="4in" svg:x="0.8913in" svg:y="2.0748in">
            <draw:object draw:notify-on-update-of-ranges="'Faban 2.4 distr'.A1:'Faban 2.4 distr'.A31 'Faban 2.4 distr'.H1:'Faban 2.4 distr'.H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4.1" calcext:value-type="float">
            <text:p>11594.1</text:p>
          </table:table-cell>
          <table:table-cell office:value-type="float" office:value="11323.8" calcext:value-type="float">
            <text:p>11323.8</text:p>
          </table:table-cell>
          <table:table-cell office:value-type="float" office:value="10758.3" calcext:value-type="float">
            <text:p>10758.3</text:p>
          </table:table-cell>
          <table:table-cell office:value-type="float" office:value="11689.4" calcext:value-type="float">
            <text:p>11689.4</text:p>
          </table:table-cell>
          <table:table-cell office:value-type="float" office:value="11205.3" calcext:value-type="float">
            <text:p>11205.3</text:p>
          </table:table-cell>
          <table:table-cell/>
          <table:table-cell table:formula="of:=AVERAGE([.B1:.F1])" office:value-type="float" office:value="11314.18" calcext:value-type="float">
            <text:p>1131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42.1" calcext:value-type="float">
            <text:p>11042.1</text:p>
          </table:table-cell>
          <table:table-cell office:value-type="float" office:value="10740.8" calcext:value-type="float">
            <text:p>10740.8</text:p>
          </table:table-cell>
          <table:table-cell office:value-type="float" office:value="10653.7" calcext:value-type="float">
            <text:p>10653.7</text:p>
          </table:table-cell>
          <table:table-cell office:value-type="float" office:value="10668" calcext:value-type="float">
            <text:p>10668</text:p>
          </table:table-cell>
          <table:table-cell office:value-type="float" office:value="10714.5" calcext:value-type="float">
            <text:p>10714.5</text:p>
          </table:table-cell>
          <table:table-cell/>
          <table:table-cell table:formula="of:=AVERAGE([.B2:.F2])" office:value-type="float" office:value="10763.82" calcext:value-type="float">
            <text:p>10763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67.5" calcext:value-type="float">
            <text:p>10567.5</text:p>
          </table:table-cell>
          <table:table-cell office:value-type="float" office:value="10639.1" calcext:value-type="float">
            <text:p>10639.1</text:p>
          </table:table-cell>
          <table:table-cell office:value-type="float" office:value="10594.2" calcext:value-type="float">
            <text:p>10594.2</text:p>
          </table:table-cell>
          <table:table-cell office:value-type="float" office:value="10608.5" calcext:value-type="float">
            <text:p>10608.5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AVERAGE([.B3:.F3])" office:value-type="float" office:value="10603.86" calcext:value-type="float">
            <text:p>10603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75" calcext:value-type="float">
            <text:p>10675</text:p>
          </table:table-cell>
          <table:table-cell office:value-type="float" office:value="10576.3" calcext:value-type="float">
            <text:p>10576.3</text:p>
          </table:table-cell>
          <table:table-cell office:value-type="float" office:value="10702.6" calcext:value-type="float">
            <text:p>10702.6</text:p>
          </table:table-cell>
          <table:table-cell office:value-type="float" office:value="10726.3" calcext:value-type="float">
            <text:p>10726.3</text:p>
          </table:table-cell>
          <table:table-cell office:value-type="float" office:value="10725.4" calcext:value-type="float">
            <text:p>10725.4</text:p>
          </table:table-cell>
          <table:table-cell/>
          <table:table-cell table:formula="of:=AVERAGE([.B4:.F4])" office:value-type="float" office:value="10681.12" calcext:value-type="float">
            <text:p>10681.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34.7" calcext:value-type="float">
            <text:p>10634.7</text:p>
          </table:table-cell>
          <table:table-cell office:value-type="float" office:value="10734.7" calcext:value-type="float">
            <text:p>10734.7</text:p>
          </table:table-cell>
          <table:table-cell office:value-type="float" office:value="10706.5" calcext:value-type="float">
            <text:p>10706.5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0682.5" calcext:value-type="float">
            <text:p>10682.5</text:p>
          </table:table-cell>
          <table:table-cell/>
          <table:table-cell table:formula="of:=AVERAGE([.B5:.F5])" office:value-type="float" office:value="10684.18" calcext:value-type="float">
            <text:p>1068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93.2" calcext:value-type="float">
            <text:p>10593.2</text:p>
          </table:table-cell>
          <table:table-cell office:value-type="float" office:value="10481.9" calcext:value-type="float">
            <text:p>10481.9</text:p>
          </table:table-cell>
          <table:table-cell office:value-type="float" office:value="10484.1" calcext:value-type="float">
            <text:p>10484.1</text:p>
          </table:table-cell>
          <table:table-cell office:value-type="float" office:value="10503.5" calcext:value-type="float">
            <text:p>10503.5</text:p>
          </table:table-cell>
          <table:table-cell office:value-type="float" office:value="10701.9" calcext:value-type="float">
            <text:p>10701.9</text:p>
          </table:table-cell>
          <table:table-cell/>
          <table:table-cell table:formula="of:=AVERAGE([.B6:.F6])" office:value-type="float" office:value="10552.92" calcext:value-type="float">
            <text:p>10552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4.2" calcext:value-type="float">
            <text:p>10674.2</text:p>
          </table:table-cell>
          <table:table-cell office:value-type="float" office:value="10728.2" calcext:value-type="float">
            <text:p>10728.2</text:p>
          </table:table-cell>
          <table:table-cell office:value-type="float" office:value="10617.2" calcext:value-type="float">
            <text:p>10617.2</text:p>
          </table:table-cell>
          <table:table-cell office:value-type="float" office:value="10640.5" calcext:value-type="float">
            <text:p>10640.5</text:p>
          </table:table-cell>
          <table:table-cell office:value-type="float" office:value="10653.1" calcext:value-type="float">
            <text:p>10653.1</text:p>
          </table:table-cell>
          <table:table-cell/>
          <table:table-cell table:formula="of:=AVERAGE([.B7:.F7])" office:value-type="float" office:value="10662.64" calcext:value-type="float">
            <text:p>10662.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71.1" calcext:value-type="float">
            <text:p>10571.1</text:p>
          </table:table-cell>
          <table:table-cell office:value-type="float" office:value="10601.9" calcext:value-type="float">
            <text:p>10601.9</text:p>
          </table:table-cell>
          <table:table-cell office:value-type="float" office:value="10546.5" calcext:value-type="float">
            <text:p>10546.5</text:p>
          </table:table-cell>
          <table:table-cell office:value-type="float" office:value="10570.1" calcext:value-type="float">
            <text:p>10570.1</text:p>
          </table:table-cell>
          <table:table-cell office:value-type="float" office:value="10645.6" calcext:value-type="float">
            <text:p>10645.6</text:p>
          </table:table-cell>
          <table:table-cell/>
          <table:table-cell table:formula="of:=AVERAGE([.B8:.F8])" office:value-type="float" office:value="10587.04" calcext:value-type="float">
            <text:p>10587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38.9" calcext:value-type="float">
            <text:p>10438.9</text:p>
          </table:table-cell>
          <table:table-cell office:value-type="float" office:value="10512.7" calcext:value-type="float">
            <text:p>10512.7</text:p>
          </table:table-cell>
          <table:table-cell office:value-type="float" office:value="10534.1" calcext:value-type="float">
            <text:p>10534.1</text:p>
          </table:table-cell>
          <table:table-cell office:value-type="float" office:value="10539" calcext:value-type="float">
            <text:p>10539</text:p>
          </table:table-cell>
          <table:table-cell office:value-type="float" office:value="10512.4" calcext:value-type="float">
            <text:p>10512.4</text:p>
          </table:table-cell>
          <table:table-cell/>
          <table:table-cell table:formula="of:=AVERAGE([.B9:.F9])" office:value-type="float" office:value="10507.42" calcext:value-type="float">
            <text:p>1050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68.6" calcext:value-type="float">
            <text:p>10568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668.5" calcext:value-type="float">
            <text:p>10668.5</text:p>
          </table:table-cell>
          <table:table-cell office:value-type="float" office:value="10599.7" calcext:value-type="float">
            <text:p>10599.7</text:p>
          </table:table-cell>
          <table:table-cell office:value-type="float" office:value="10605.6" calcext:value-type="float">
            <text:p>10605.6</text:p>
          </table:table-cell>
          <table:table-cell/>
          <table:table-cell table:formula="of:=AVERAGE([.B10:.F10])" office:value-type="float" office:value="10628.76" calcext:value-type="float">
            <text:p>10628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63.7" calcext:value-type="float">
            <text:p>10663.7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701.3" calcext:value-type="float">
            <text:p>10701.3</text:p>
          </table:table-cell>
          <table:table-cell office:value-type="float" office:value="10598.7" calcext:value-type="float">
            <text:p>10598.7</text:p>
          </table:table-cell>
          <table:table-cell office:value-type="float" office:value="10782.5" calcext:value-type="float">
            <text:p>10782.5</text:p>
          </table:table-cell>
          <table:table-cell/>
          <table:table-cell table:formula="of:=AVERAGE([.B11:.F11])" office:value-type="float" office:value="10665.3" calcext:value-type="float">
            <text:p>10665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97.4" calcext:value-type="float">
            <text:p>10597.4</text:p>
          </table:table-cell>
          <table:table-cell office:value-type="float" office:value="10496.2" calcext:value-type="float">
            <text:p>10496.2</text:p>
          </table:table-cell>
          <table:table-cell office:value-type="float" office:value="10613.5" calcext:value-type="float">
            <text:p>10613.5</text:p>
          </table:table-cell>
          <table:table-cell office:value-type="float" office:value="10477.3" calcext:value-type="float">
            <text:p>10477.3</text:p>
          </table:table-cell>
          <table:table-cell office:value-type="float" office:value="10507.4" calcext:value-type="float">
            <text:p>10507.4</text:p>
          </table:table-cell>
          <table:table-cell/>
          <table:table-cell table:formula="of:=AVERAGE([.B12:.F12])" office:value-type="float" office:value="10538.36" calcext:value-type="float">
            <text:p>10538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09.4" calcext:value-type="float">
            <text:p>10509.4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46.9" calcext:value-type="float">
            <text:p>10646.9</text:p>
          </table:table-cell>
          <table:table-cell office:value-type="float" office:value="10583.2" calcext:value-type="float">
            <text:p>10583.2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AVERAGE([.B13:.F13])" office:value-type="float" office:value="10603.66" calcext:value-type="float">
            <text:p>10603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611.3" calcext:value-type="float">
            <text:p>10611.3</text:p>
          </table:table-cell>
          <table:table-cell office:value-type="float" office:value="10689.4" calcext:value-type="float">
            <text:p>10689.4</text:p>
          </table:table-cell>
          <table:table-cell office:value-type="float" office:value="10528.2" calcext:value-type="float">
            <text:p>10528.2</text:p>
          </table:table-cell>
          <table:table-cell office:value-type="float" office:value="10525.8" calcext:value-type="float">
            <text:p>10525.8</text:p>
          </table:table-cell>
          <table:table-cell/>
          <table:table-cell table:formula="of:=AVERAGE([.B14:.F14])" office:value-type="float" office:value="10599.3" calcext:value-type="float">
            <text:p>10599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43.9" calcext:value-type="float">
            <text:p>10543.9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550.7" calcext:value-type="float">
            <text:p>10550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89.3" calcext:value-type="float">
            <text:p>10589.3</text:p>
          </table:table-cell>
          <table:table-cell/>
          <table:table-cell table:formula="of:=AVERAGE([.B15:.F15])" office:value-type="float" office:value="10582.9" calcext:value-type="float">
            <text:p>10582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57.2" calcext:value-type="float">
            <text:p>10557.2</text:p>
          </table:table-cell>
          <table:table-cell office:value-type="float" office:value="10457.8" calcext:value-type="float">
            <text:p>10457.8</text:p>
          </table:table-cell>
          <table:table-cell office:value-type="float" office:value="10734.6" calcext:value-type="float">
            <text:p>10734.6</text:p>
          </table:table-cell>
          <table:table-cell office:value-type="float" office:value="10618" calcext:value-type="float">
            <text:p>10618</text:p>
          </table:table-cell>
          <table:table-cell office:value-type="float" office:value="10631" calcext:value-type="float">
            <text:p>10631</text:p>
          </table:table-cell>
          <table:table-cell/>
          <table:table-cell table:formula="of:=AVERAGE([.B16:.F16])" office:value-type="float" office:value="10599.72" calcext:value-type="float">
            <text:p>10599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67.5" calcext:value-type="float">
            <text:p>10667.5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689.8" calcext:value-type="float">
            <text:p>10689.8</text:p>
          </table:table-cell>
          <table:table-cell office:value-type="float" office:value="10680.6" calcext:value-type="float">
            <text:p>10680.6</text:p>
          </table:table-cell>
          <table:table-cell office:value-type="float" office:value="10666.4" calcext:value-type="float">
            <text:p>10666.4</text:p>
          </table:table-cell>
          <table:table-cell/>
          <table:table-cell table:formula="of:=AVERAGE([.B17:.F17])" office:value-type="float" office:value="10680.36" calcext:value-type="float">
            <text:p>10680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25.3" calcext:value-type="float">
            <text:p>10525.3</text:p>
          </table:table-cell>
          <table:table-cell office:value-type="float" office:value="10616.5" calcext:value-type="float">
            <text:p>10616.5</text:p>
          </table:table-cell>
          <table:table-cell office:value-type="float" office:value="10498.2" calcext:value-type="float">
            <text:p>10498.2</text:p>
          </table:table-cell>
          <table:table-cell office:value-type="float" office:value="10527.8" calcext:value-type="float">
            <text:p>10527.8</text:p>
          </table:table-cell>
          <table:table-cell office:value-type="float" office:value="10492.3" calcext:value-type="float">
            <text:p>10492.3</text:p>
          </table:table-cell>
          <table:table-cell/>
          <table:table-cell table:formula="of:=AVERAGE([.B18:.F18])" office:value-type="float" office:value="10532.02" calcext:value-type="float">
            <text:p>10532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7.2" calcext:value-type="float">
            <text:p>10677.2</text:p>
          </table:table-cell>
          <table:table-cell office:value-type="float" office:value="10545.9" calcext:value-type="float">
            <text:p>10545.9</text:p>
          </table:table-cell>
          <table:table-cell office:value-type="float" office:value="10569.1" calcext:value-type="float">
            <text:p>10569.1</text:p>
          </table:table-cell>
          <table:table-cell office:value-type="float" office:value="10647.4" calcext:value-type="float">
            <text:p>10647.4</text:p>
          </table:table-cell>
          <table:table-cell office:value-type="float" office:value="10623.1" calcext:value-type="float">
            <text:p>10623.1</text:p>
          </table:table-cell>
          <table:table-cell/>
          <table:table-cell table:formula="of:=AVERAGE([.B19:.F19])" office:value-type="float" office:value="10612.54" calcext:value-type="float">
            <text:p>10612.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61.5" calcext:value-type="float">
            <text:p>10561.5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10712.9" calcext:value-type="float">
            <text:p>10712.9</text:p>
          </table:table-cell>
          <table:table-cell office:value-type="float" office:value="10614.7" calcext:value-type="float">
            <text:p>10614.7</text:p>
          </table:table-cell>
          <table:table-cell office:value-type="float" office:value="10558.7" calcext:value-type="float">
            <text:p>10558.7</text:p>
          </table:table-cell>
          <table:table-cell/>
          <table:table-cell table:formula="of:=AVERAGE([.B20:.F20])" office:value-type="float" office:value="10604.1" calcext:value-type="float">
            <text:p>10604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10525.1" calcext:value-type="float">
            <text:p>10525.1</text:p>
          </table:table-cell>
          <table:table-cell office:value-type="float" office:value="10550.4" calcext:value-type="float">
            <text:p>10550.4</text:p>
          </table:table-cell>
          <table:table-cell office:value-type="float" office:value="10513.1" calcext:value-type="float">
            <text:p>10513.1</text:p>
          </table:table-cell>
          <table:table-cell office:value-type="float" office:value="10537.9" calcext:value-type="float">
            <text:p>10537.9</text:p>
          </table:table-cell>
          <table:table-cell/>
          <table:table-cell table:formula="of:=AVERAGE([.B21:.F21])" office:value-type="float" office:value="10534.28" calcext:value-type="float">
            <text:p>10534.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20.4" calcext:value-type="float">
            <text:p>10620.4</text:p>
          </table:table-cell>
          <table:table-cell office:value-type="float" office:value="10637.8" calcext:value-type="float">
            <text:p>10637.8</text:p>
          </table:table-cell>
          <table:table-cell office:value-type="float" office:value="10699.5" calcext:value-type="float">
            <text:p>10699.5</text:p>
          </table:table-cell>
          <table:table-cell office:value-type="float" office:value="10556.6" calcext:value-type="float">
            <text:p>10556.6</text:p>
          </table:table-cell>
          <table:table-cell office:value-type="float" office:value="10698.7" calcext:value-type="float">
            <text:p>10698.7</text:p>
          </table:table-cell>
          <table:table-cell/>
          <table:table-cell table:formula="of:=AVERAGE([.B22:.F22])" office:value-type="float" office:value="10642.6" calcext:value-type="float">
            <text:p>10642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27.1" calcext:value-type="float">
            <text:p>10527.1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10556.2" calcext:value-type="float">
            <text:p>10556.2</text:p>
          </table:table-cell>
          <table:table-cell office:value-type="float" office:value="10600.6" calcext:value-type="float">
            <text:p>10600.6</text:p>
          </table:table-cell>
          <table:table-cell office:value-type="float" office:value="10626.4" calcext:value-type="float">
            <text:p>10626.4</text:p>
          </table:table-cell>
          <table:table-cell/>
          <table:table-cell table:formula="of:=AVERAGE([.B23:.F23])" office:value-type="float" office:value="10571.28" calcext:value-type="float">
            <text:p>10571.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709" calcext:value-type="float">
            <text:p>1070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10605.8" calcext:value-type="float">
            <text:p>10605.8</text:p>
          </table:table-cell>
          <table:table-cell office:value-type="float" office:value="10513" calcext:value-type="float">
            <text:p>10513</text:p>
          </table:table-cell>
          <table:table-cell office:value-type="float" office:value="10651.8" calcext:value-type="float">
            <text:p>10651.8</text:p>
          </table:table-cell>
          <table:table-cell/>
          <table:table-cell table:formula="of:=AVERAGE([.B24:.F24])" office:value-type="float" office:value="10625.54" calcext:value-type="float">
            <text:p>10625.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696.4" calcext:value-type="float">
            <text:p>10696.4</text:p>
          </table:table-cell>
          <table:table-cell office:value-type="float" office:value="10603.3" calcext:value-type="float">
            <text:p>10603.3</text:p>
          </table:table-cell>
          <table:table-cell office:value-type="float" office:value="10674.4" calcext:value-type="float">
            <text:p>10674.4</text:p>
          </table:table-cell>
          <table:table-cell office:value-type="float" office:value="10715.3" calcext:value-type="float">
            <text:p>10715.3</text:p>
          </table:table-cell>
          <table:table-cell/>
          <table:table-cell table:formula="of:=AVERAGE([.B25:.F25])" office:value-type="float" office:value="10653.94" calcext:value-type="float">
            <text:p>10653.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00.3" calcext:value-type="float">
            <text:p>10600.3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604" calcext:value-type="float">
            <text:p>10604</text:p>
          </table:table-cell>
          <table:table-cell office:value-type="float" office:value="10566.3" calcext:value-type="float">
            <text:p>10566.3</text:p>
          </table:table-cell>
          <table:table-cell office:value-type="float" office:value="10700.3" calcext:value-type="float">
            <text:p>10700.3</text:p>
          </table:table-cell>
          <table:table-cell/>
          <table:table-cell table:formula="of:=AVERAGE([.B26:.F26])" office:value-type="float" office:value="10615.3" calcext:value-type="float">
            <text:p>10615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01.7" calcext:value-type="float">
            <text:p>10401.7</text:p>
          </table:table-cell>
          <table:table-cell office:value-type="float" office:value="10523.2" calcext:value-type="float">
            <text:p>10523.2</text:p>
          </table:table-cell>
          <table:table-cell office:value-type="float" office:value="10462.8" calcext:value-type="float">
            <text:p>10462.8</text:p>
          </table:table-cell>
          <table:table-cell office:value-type="float" office:value="10565.8" calcext:value-type="float">
            <text:p>10565.8</text:p>
          </table:table-cell>
          <table:table-cell office:value-type="float" office:value="10613" calcext:value-type="float">
            <text:p>10613</text:p>
          </table:table-cell>
          <table:table-cell/>
          <table:table-cell table:formula="of:=AVERAGE([.B27:.F27])" office:value-type="float" office:value="10513.3" calcext:value-type="float">
            <text:p>10513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41.1" calcext:value-type="float">
            <text:p>10641.1</text:p>
          </table:table-cell>
          <table:table-cell office:value-type="float" office:value="10518.2" calcext:value-type="float">
            <text:p>10518.2</text:p>
          </table:table-cell>
          <table:table-cell office:value-type="float" office:value="10673.3" calcext:value-type="float">
            <text:p>10673.3</text:p>
          </table:table-cell>
          <table:table-cell office:value-type="float" office:value="10527.4" calcext:value-type="float">
            <text:p>10527.4</text:p>
          </table:table-cell>
          <table:table-cell office:value-type="float" office:value="10635.6" calcext:value-type="float">
            <text:p>10635.6</text:p>
          </table:table-cell>
          <table:table-cell/>
          <table:table-cell table:formula="of:=AVERAGE([.B28:.F28])" office:value-type="float" office:value="10599.12" calcext:value-type="float">
            <text:p>10599.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30.1" calcext:value-type="float">
            <text:p>10530.1</text:p>
          </table:table-cell>
          <table:table-cell office:value-type="float" office:value="10534.9" calcext:value-type="float">
            <text:p>10534.9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615.6" calcext:value-type="float">
            <text:p>10615.6</text:p>
          </table:table-cell>
          <table:table-cell/>
          <table:table-cell table:formula="of:=AVERAGE([.B29:.F29])" office:value-type="float" office:value="10579.5" calcext:value-type="float">
            <text:p>10579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92.7" calcext:value-type="float">
            <text:p>10492.7</text:p>
          </table:table-cell>
          <table:table-cell office:value-type="float" office:value="10484.7" calcext:value-type="float">
            <text:p>10484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28.8" calcext:value-type="float">
            <text:p>10528.8</text:p>
          </table:table-cell>
          <table:table-cell office:value-type="float" office:value="10427.7" calcext:value-type="float">
            <text:p>10427.7</text:p>
          </table:table-cell>
          <table:table-cell/>
          <table:table-cell table:formula="of:=AVERAGE([.B30:.F30])" office:value-type="float" office:value="10493.4" calcext:value-type="float">
            <text:p>1049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table:formula="of:=AVERAGE([.B31:.F31])" office:value-type="float" office:value="15" calcext:value-type="float">
            <text:p>15</text:p>
          </table:table-cell>
        </table:table-row>
      </table:table>
      <table:table table:name="Faban 2.5" table:style-name="ta1">
        <table:shapes>
          <draw:frame draw:z-index="0" draw:style-name="gr1" draw:text-style-name="P1" svg:width="9in" svg:height="4in" svg:x="1.778in" svg:y="0.0004in">
            <draw:object draw:notify-on-update-of-ranges="'Faban 2.5'.A1:'Faban 2.5'.A1 'Faban 2.5'.B1:'Faban 2.5'.B1 'Faban 2.5'.A2:'Faban 2.5'.A2 'Faban 2.5'.B2:'Faban 2.5'.B2 'Faban 2.5'.A3:'Faban 2.5'.A3 'Faban 2.5'.B3:'Faban 2.5'.B3 'Faban 2.5'.A4:'Faban 2.5'.A4 'Faban 2.5'.B4:'Faban 2.5'.B4 'Faban 2.5'.A5:'Faban 2.5'.A5 'Faban 2.5'.B5:'Faban 2.5'.B5 'Faban 2.5'.A6:'Faban 2.5'.A6 'Faban 2.5'.B6:'Faban 2.5'.B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6355" calcext:value-type="float">
            <text:p>318635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6037" calcext:value-type="float">
            <text:p>3206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980" calcext:value-type="float">
            <text:p>31879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17781" calcext:value-type="float">
            <text:p>32177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3199538.25" calcext:value-type="float">
            <text:p>3199538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26" calcext:value-type="float">
            <text:p>31426</text:p>
          </table:table-cell>
        </table:table-row>
      </table:table>
      <table:table table:name="Faban 2.5 distr" table:style-name="ta1">
        <table:shapes>
          <draw:frame draw:z-index="0" draw:style-name="gr1" draw:text-style-name="P1" svg:width="9in" svg:height="4in" svg:x="2.5472in" svg:y="1.8197in">
            <draw:object draw:notify-on-update-of-ranges="'Faban 2.5 distr'.A1:'Faban 2.5 distr'.A31 'Faban 2.5 distr'.A1:'Faban 2.5 distr'.A31 'Faban 2.5 distr'.G1:'Faban 2.5 distr'.G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1.1" calcext:value-type="float">
            <text:p>10731.1</text:p>
          </table:table-cell>
          <table:table-cell office:value-type="float" office:value="11704.8" calcext:value-type="float">
            <text:p>11704.8</text:p>
          </table:table-cell>
          <table:table-cell office:value-type="float" office:value="11001.8" calcext:value-type="float">
            <text:p>11001.8</text:p>
          </table:table-cell>
          <table:table-cell office:value-type="float" office:value="11067.9" calcext:value-type="float">
            <text:p>11067.9</text:p>
          </table:table-cell>
          <table:table-cell/>
          <table:table-cell table:formula="of:=AVERAGE([.B1:.E1])" office:value-type="float" office:value="11126.4" calcext:value-type="float">
            <text:p>1112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09.9" calcext:value-type="float">
            <text:p>10609.9</text:p>
          </table:table-cell>
          <table:table-cell office:value-type="float" office:value="10650" calcext:value-type="float">
            <text:p>10650</text:p>
          </table:table-cell>
          <table:table-cell office:value-type="float" office:value="10521.3" calcext:value-type="float">
            <text:p>10521.3</text:p>
          </table:table-cell>
          <table:table-cell office:value-type="float" office:value="10834.3" calcext:value-type="float">
            <text:p>10834.3</text:p>
          </table:table-cell>
          <table:table-cell/>
          <table:table-cell table:formula="of:=AVERAGE([.B2:.E2])" office:value-type="float" office:value="10653.875" calcext:value-type="float">
            <text:p>10653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9.1" calcext:value-type="float">
            <text:p>10739.1</text:p>
          </table:table-cell>
          <table:table-cell office:value-type="float" office:value="10765.9" calcext:value-type="float">
            <text:p>10765.9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84.9" calcext:value-type="float">
            <text:p>10684.9</text:p>
          </table:table-cell>
          <table:table-cell/>
          <table:table-cell table:formula="of:=AVERAGE([.B3:.E3])" office:value-type="float" office:value="10703.675" calcext:value-type="float">
            <text:p>10703.6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39.2" calcext:value-type="float">
            <text:p>10539.2</text:p>
          </table:table-cell>
          <table:table-cell office:value-type="float" office:value="10727.1" calcext:value-type="float">
            <text:p>10727.1</text:p>
          </table:table-cell>
          <table:table-cell office:value-type="float" office:value="10668.7" calcext:value-type="float">
            <text:p>10668.7</text:p>
          </table:table-cell>
          <table:table-cell office:value-type="float" office:value="10689.1" calcext:value-type="float">
            <text:p>10689.1</text:p>
          </table:table-cell>
          <table:table-cell/>
          <table:table-cell table:formula="of:=AVERAGE([.B4:.E4])" office:value-type="float" office:value="10656.025" calcext:value-type="float">
            <text:p>10656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20.3" calcext:value-type="float">
            <text:p>10620.3</text:p>
          </table:table-cell>
          <table:table-cell table:number-columns-repeated="2" office:value-type="float" office:value="10555.5" calcext:value-type="float">
            <text:p>10555.5</text:p>
          </table:table-cell>
          <table:table-cell office:value-type="float" office:value="10702.8" calcext:value-type="float">
            <text:p>10702.8</text:p>
          </table:table-cell>
          <table:table-cell/>
          <table:table-cell table:formula="of:=AVERAGE([.B5:.E5])" office:value-type="float" office:value="10608.525" calcext:value-type="float">
            <text:p>10608.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18.9" calcext:value-type="float">
            <text:p>10618.9</text:p>
          </table:table-cell>
          <table:table-cell office:value-type="float" office:value="10643.6" calcext:value-type="float">
            <text:p>10643.6</text:p>
          </table:table-cell>
          <table:table-cell office:value-type="float" office:value="10663.2" calcext:value-type="float">
            <text:p>10663.2</text:p>
          </table:table-cell>
          <table:table-cell office:value-type="float" office:value="10718.2" calcext:value-type="float">
            <text:p>10718.2</text:p>
          </table:table-cell>
          <table:table-cell/>
          <table:table-cell table:formula="of:=AVERAGE([.B6:.E6])" office:value-type="float" office:value="10660.975" calcext:value-type="float">
            <text:p>10660.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88.2" calcext:value-type="float">
            <text:p>10588.2</text:p>
          </table:table-cell>
          <table:table-cell office:value-type="float" office:value="10664.4" calcext:value-type="float">
            <text:p>10664.4</text:p>
          </table:table-cell>
          <table:table-cell office:value-type="float" office:value="10542.7" calcext:value-type="float">
            <text:p>10542.7</text:p>
          </table:table-cell>
          <table:table-cell office:value-type="float" office:value="10813.4" calcext:value-type="float">
            <text:p>10813.4</text:p>
          </table:table-cell>
          <table:table-cell/>
          <table:table-cell table:formula="of:=AVERAGE([.B7:.E7])" office:value-type="float" office:value="10652.175" calcext:value-type="float">
            <text:p>10652.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62.3" calcext:value-type="float">
            <text:p>10662.3</text:p>
          </table:table-cell>
          <table:table-cell office:value-type="float" office:value="10590.8" calcext:value-type="float">
            <text:p>10590.8</text:p>
          </table:table-cell>
          <table:table-cell office:value-type="float" office:value="10666.4" calcext:value-type="float">
            <text:p>10666.4</text:p>
          </table:table-cell>
          <table:table-cell office:value-type="float" office:value="10717.3" calcext:value-type="float">
            <text:p>10717.3</text:p>
          </table:table-cell>
          <table:table-cell/>
          <table:table-cell table:formula="of:=AVERAGE([.B8:.E8])" office:value-type="float" office:value="10659.2" calcext:value-type="float">
            <text:p>10659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15.1" calcext:value-type="float">
            <text:p>10715.1</text:p>
          </table:table-cell>
          <table:table-cell office:value-type="float" office:value="10701.5" calcext:value-type="float">
            <text:p>10701.5</text:p>
          </table:table-cell>
          <table:table-cell office:value-type="float" office:value="10729.2" calcext:value-type="float">
            <text:p>10729.2</text:p>
          </table:table-cell>
          <table:table-cell office:value-type="float" office:value="10715.4" calcext:value-type="float">
            <text:p>10715.4</text:p>
          </table:table-cell>
          <table:table-cell/>
          <table:table-cell table:formula="of:=AVERAGE([.B9:.E9])" office:value-type="float" office:value="10715.3" calcext:value-type="float">
            <text:p>10715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78" calcext:value-type="float">
            <text:p>1057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608" calcext:value-type="float">
            <text:p>10608</text:p>
          </table:table-cell>
          <table:table-cell office:value-type="float" office:value="10720.8" calcext:value-type="float">
            <text:p>10720.8</text:p>
          </table:table-cell>
          <table:table-cell/>
          <table:table-cell table:formula="of:=AVERAGE([.B10:.E10])" office:value-type="float" office:value="10634.3" calcext:value-type="float">
            <text:p>10634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0.1" calcext:value-type="float">
            <text:p>10670.1</text:p>
          </table:table-cell>
          <table:table-cell office:value-type="float" office:value="10565.4" calcext:value-type="float">
            <text:p>10565.4</text:p>
          </table:table-cell>
          <table:table-cell office:value-type="float" office:value="10545" calcext:value-type="float">
            <text:p>10545</text:p>
          </table:table-cell>
          <table:table-cell office:value-type="float" office:value="10776.4" calcext:value-type="float">
            <text:p>10776.4</text:p>
          </table:table-cell>
          <table:table-cell/>
          <table:table-cell table:formula="of:=AVERAGE([.B11:.E11])" office:value-type="float" office:value="10639.225" calcext:value-type="float">
            <text:p>10639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13.2" calcext:value-type="float">
            <text:p>10713.2</text:p>
          </table:table-cell>
          <table:table-cell office:value-type="float" office:value="10770" calcext:value-type="float">
            <text:p>10770</text:p>
          </table:table-cell>
          <table:table-cell office:value-type="float" office:value="10656.9" calcext:value-type="float">
            <text:p>10656.9</text:p>
          </table:table-cell>
          <table:table-cell office:value-type="float" office:value="10730" calcext:value-type="float">
            <text:p>10730</text:p>
          </table:table-cell>
          <table:table-cell/>
          <table:table-cell table:formula="of:=AVERAGE([.B12:.E12])" office:value-type="float" office:value="10717.525" calcext:value-type="float">
            <text:p>10717.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746.2" calcext:value-type="float">
            <text:p>10746.2</text:p>
          </table:table-cell>
          <table:table-cell office:value-type="float" office:value="10679.8" calcext:value-type="float">
            <text:p>10679.8</text:p>
          </table:table-cell>
          <table:table-cell office:value-type="float" office:value="10553.6" calcext:value-type="float">
            <text:p>10553.6</text:p>
          </table:table-cell>
          <table:table-cell office:value-type="float" office:value="10647.2" calcext:value-type="float">
            <text:p>10647.2</text:p>
          </table:table-cell>
          <table:table-cell/>
          <table:table-cell table:formula="of:=AVERAGE([.B13:.E13])" office:value-type="float" office:value="10656.7" calcext:value-type="float">
            <text:p>10656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8.3" calcext:value-type="float">
            <text:p>10618.3</text:p>
          </table:table-cell>
          <table:table-cell office:value-type="float" office:value="10634.1" calcext:value-type="float">
            <text:p>10634.1</text:p>
          </table:table-cell>
          <table:table-cell office:value-type="float" office:value="10500.4" calcext:value-type="float">
            <text:p>10500.4</text:p>
          </table:table-cell>
          <table:table-cell office:value-type="float" office:value="10692.5" calcext:value-type="float">
            <text:p>10692.5</text:p>
          </table:table-cell>
          <table:table-cell/>
          <table:table-cell table:formula="of:=AVERAGE([.B14:.E14])" office:value-type="float" office:value="10611.325" calcext:value-type="float">
            <text:p>10611.3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26" calcext:value-type="float">
            <text:p>10626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0575.1" calcext:value-type="float">
            <text:p>10575.1</text:p>
          </table:table-cell>
          <table:table-cell office:value-type="float" office:value="10719.9" calcext:value-type="float">
            <text:p>10719.9</text:p>
          </table:table-cell>
          <table:table-cell/>
          <table:table-cell table:formula="of:=AVERAGE([.B15:.E15])" office:value-type="float" office:value="10643.05" calcext:value-type="float">
            <text:p>10643.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28.6" calcext:value-type="float">
            <text:p>10628.6</text:p>
          </table:table-cell>
          <table:table-cell office:value-type="float" office:value="10713.4" calcext:value-type="float">
            <text:p>10713.4</text:p>
          </table:table-cell>
          <table:table-cell office:value-type="float" office:value="10640.8" calcext:value-type="float">
            <text:p>10640.8</text:p>
          </table:table-cell>
          <table:table-cell office:value-type="float" office:value="10643.5" calcext:value-type="float">
            <text:p>10643.5</text:p>
          </table:table-cell>
          <table:table-cell/>
          <table:table-cell table:formula="of:=AVERAGE([.B16:.E16])" office:value-type="float" office:value="10656.575" calcext:value-type="float">
            <text:p>10656.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80.3" calcext:value-type="float">
            <text:p>10680.3</text:p>
          </table:table-cell>
          <table:table-cell office:value-type="float" office:value="10571.6" calcext:value-type="float">
            <text:p>10571.6</text:p>
          </table:table-cell>
          <table:table-cell office:value-type="float" office:value="10557.1" calcext:value-type="float">
            <text:p>10557.1</text:p>
          </table:table-cell>
          <table:table-cell office:value-type="float" office:value="10750.2" calcext:value-type="float">
            <text:p>10750.2</text:p>
          </table:table-cell>
          <table:table-cell/>
          <table:table-cell table:formula="of:=AVERAGE([.B17:.E17])" office:value-type="float" office:value="10639.8" calcext:value-type="float">
            <text:p>106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8.7" calcext:value-type="float">
            <text:p>10578.7</text:p>
          </table:table-cell>
          <table:table-cell office:value-type="float" office:value="10784.6" calcext:value-type="float">
            <text:p>10784.6</text:p>
          </table:table-cell>
          <table:table-cell office:value-type="float" office:value="10600.7" calcext:value-type="float">
            <text:p>10600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18:.E18])" office:value-type="float" office:value="10667.725" calcext:value-type="float">
            <text:p>10667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1.1" calcext:value-type="float">
            <text:p>10671.1</text:p>
          </table:table-cell>
          <table:table-cell office:value-type="float" office:value="10725.3" calcext:value-type="float">
            <text:p>10725.3</text:p>
          </table:table-cell>
          <table:table-cell office:value-type="float" office:value="10660.2" calcext:value-type="float">
            <text:p>10660.2</text:p>
          </table:table-cell>
          <table:table-cell office:value-type="float" office:value="10755.9" calcext:value-type="float">
            <text:p>10755.9</text:p>
          </table:table-cell>
          <table:table-cell/>
          <table:table-cell table:formula="of:=AVERAGE([.B19:.E19])" office:value-type="float" office:value="10703.125" calcext:value-type="float">
            <text:p>10703.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11.1" calcext:value-type="float">
            <text:p>10611.1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0525.2" calcext:value-type="float">
            <text:p>10525.2</text:p>
          </table:table-cell>
          <table:table-cell office:value-type="float" office:value="10604.5" calcext:value-type="float">
            <text:p>10604.5</text:p>
          </table:table-cell>
          <table:table-cell/>
          <table:table-cell table:formula="of:=AVERAGE([.B20:.E20])" office:value-type="float" office:value="10591.525" calcext:value-type="float">
            <text:p>10591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.4" calcext:value-type="float">
            <text:p>10600.4</text:p>
          </table:table-cell>
          <table:table-cell office:value-type="float" office:value="10716" calcext:value-type="float">
            <text:p>10716</text:p>
          </table:table-cell>
          <table:table-cell office:value-type="float" office:value="10592.2" calcext:value-type="float">
            <text:p>10592.2</text:p>
          </table:table-cell>
          <table:table-cell office:value-type="float" office:value="10785.9" calcext:value-type="float">
            <text:p>10785.9</text:p>
          </table:table-cell>
          <table:table-cell/>
          <table:table-cell table:formula="of:=AVERAGE([.B21:.E21])" office:value-type="float" office:value="10673.625" calcext:value-type="float">
            <text:p>10673.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73.6" calcext:value-type="float">
            <text:p>10673.6</text:p>
          </table:table-cell>
          <table:table-cell office:value-type="float" office:value="10703.6" calcext:value-type="float">
            <text:p>10703.6</text:p>
          </table:table-cell>
          <table:table-cell office:value-type="float" office:value="10676.8" calcext:value-type="float">
            <text:p>10676.8</text:p>
          </table:table-cell>
          <table:table-cell office:value-type="float" office:value="10780" calcext:value-type="float">
            <text:p>10780</text:p>
          </table:table-cell>
          <table:table-cell/>
          <table:table-cell table:formula="of:=AVERAGE([.B22:.E22])" office:value-type="float" office:value="10708.5" calcext:value-type="float">
            <text:p>10708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45.6" calcext:value-type="float">
            <text:p>10545.6</text:p>
          </table:table-cell>
          <table:table-cell office:value-type="float" office:value="10663" calcext:value-type="float">
            <text:p>10663</text:p>
          </table:table-cell>
          <table:table-cell office:value-type="float" office:value="10742.1" calcext:value-type="float">
            <text:p>10742.1</text:p>
          </table:table-cell>
          <table:table-cell office:value-type="float" office:value="10777.9" calcext:value-type="float">
            <text:p>10777.9</text:p>
          </table:table-cell>
          <table:table-cell/>
          <table:table-cell table:formula="of:=AVERAGE([.B23:.E23])" office:value-type="float" office:value="10682.15" calcext:value-type="float">
            <text:p>10682.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70.7" calcext:value-type="float">
            <text:p>10570.7</text:p>
          </table:table-cell>
          <table:table-cell office:value-type="float" office:value="10647.3" calcext:value-type="float">
            <text:p>10647.3</text:p>
          </table:table-cell>
          <table:table-cell office:value-type="float" office:value="10687.1" calcext:value-type="float">
            <text:p>10687.1</text:p>
          </table:table-cell>
          <table:table-cell office:value-type="float" office:value="10736.9" calcext:value-type="float">
            <text:p>10736.9</text:p>
          </table:table-cell>
          <table:table-cell/>
          <table:table-cell table:formula="of:=AVERAGE([.B24:.E24])" office:value-type="float" office:value="10660.5" calcext:value-type="float">
            <text:p>10660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66.6" calcext:value-type="float">
            <text:p>10466.6</text:p>
          </table:table-cell>
          <table:table-cell office:value-type="float" office:value="10594.9" calcext:value-type="float">
            <text:p>10594.9</text:p>
          </table:table-cell>
          <table:table-cell office:value-type="float" office:value="10551.5" calcext:value-type="float">
            <text:p>10551.5</text:p>
          </table:table-cell>
          <table:table-cell office:value-type="float" office:value="10618.7" calcext:value-type="float">
            <text:p>10618.7</text:p>
          </table:table-cell>
          <table:table-cell/>
          <table:table-cell table:formula="of:=AVERAGE([.B25:.E25])" office:value-type="float" office:value="10557.925" calcext:value-type="float">
            <text:p>10557.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84.9" calcext:value-type="float">
            <text:p>10684.9</text:p>
          </table:table-cell>
          <table:table-cell office:value-type="float" office:value="10433" calcext:value-type="float">
            <text:p>10433</text:p>
          </table:table-cell>
          <table:table-cell office:value-type="float" office:value="10665.6" calcext:value-type="float">
            <text:p>10665.6</text:p>
          </table:table-cell>
          <table:table-cell office:value-type="float" office:value="10661.3" calcext:value-type="float">
            <text:p>10661.3</text:p>
          </table:table-cell>
          <table:table-cell/>
          <table:table-cell table:formula="of:=AVERAGE([.B26:.E26])" office:value-type="float" office:value="10611.2" calcext:value-type="float">
            <text:p>1061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56.9" calcext:value-type="float">
            <text:p>10556.9</text:p>
          </table:table-cell>
          <table:table-cell office:value-type="float" office:value="10689.2" calcext:value-type="float">
            <text:p>10689.2</text:p>
          </table:table-cell>
          <table:table-cell office:value-type="float" office:value="10710.7" calcext:value-type="float">
            <text:p>10710.7</text:p>
          </table:table-cell>
          <table:table-cell office:value-type="float" office:value="10671.4" calcext:value-type="float">
            <text:p>10671.4</text:p>
          </table:table-cell>
          <table:table-cell/>
          <table:table-cell table:formula="of:=AVERAGE([.B27:.E27])" office:value-type="float" office:value="10657.05" calcext:value-type="float">
            <text:p>10657.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27.3" calcext:value-type="float">
            <text:p>10527.3</text:p>
          </table:table-cell>
          <table:table-cell office:value-type="float" office:value="10640.9" calcext:value-type="float">
            <text:p>10640.9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0668.5" calcext:value-type="float">
            <text:p>10668.5</text:p>
          </table:table-cell>
          <table:table-cell/>
          <table:table-cell table:formula="of:=AVERAGE([.B28:.E28])" office:value-type="float" office:value="10604.8" calcext:value-type="float">
            <text:p>1060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61.1" calcext:value-type="float">
            <text:p>10461.1</text:p>
          </table:table-cell>
          <table:table-cell office:value-type="float" office:value="10605.3" calcext:value-type="float">
            <text:p>10605.3</text:p>
          </table:table-cell>
          <table:table-cell office:value-type="float" office:value="10484" calcext:value-type="float">
            <text:p>10484</text:p>
          </table:table-cell>
          <table:table-cell office:value-type="float" office:value="10744.3" calcext:value-type="float">
            <text:p>10744.3</text:p>
          </table:table-cell>
          <table:table-cell/>
          <table:table-cell table:formula="of:=AVERAGE([.B29:.E29])" office:value-type="float" office:value="10573.675" calcext:value-type="float">
            <text:p>10573.6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21.4" calcext:value-type="float">
            <text:p>10621.4</text:p>
          </table:table-cell>
          <table:table-cell office:value-type="float" office:value="10573.8" calcext:value-type="float">
            <text:p>10573.8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10660.1" calcext:value-type="float">
            <text:p>10660.1</text:p>
          </table:table-cell>
          <table:table-cell/>
          <table:table-cell table:formula="of:=AVERAGE([.B30:.E30])" office:value-type="float" office:value="10645.55" calcext:value-type="float">
            <text:p>10645.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AVERAGE([.B31:.E31])" office:value-type="float" office:value="20" calcext:value-type="float">
            <text:p>20</text:p>
          </table:table-cell>
        </table:table-row>
      </table:table>
      <table:table table:name="Gatling 2.1" table:style-name="ta1">
        <table:shapes>
          <draw:frame draw:z-index="0" draw:style-name="gr1" draw:text-style-name="P1" svg:width="9in" svg:height="4in" svg:x="2.6665in" svg:y="0in">
            <draw:object draw:notify-on-update-of-ranges="'Gatling 2.1'.A1:'Gatling 2.1'.A1 'Gatling 2.1'.B1:'Gatling 2.1'.B1 'Gatling 2.1'.A2:'Gatling 2.1'.A2 'Gatling 2.1'.B2:'Gatling 2.1'.B2 'Gatling 2.1'.A3:'Gatling 2.1'.A3 'Gatling 2.1'.B3:'Gatling 2.1'.B3 'Gatling 2.1'.A4:'Gatling 2.1'.A4 'Gatling 2.1'.B4:'Gatling 2.1'.B4 'Gatling 2.1'.A5:'Gatling 2.1'.A5 'Gatling 2.1'.B5:'Gatling 2.1'.B5 'Gatling 2.1'.A6:'Gatling 2.1'.A6 'Gatling 2.1'.B6:'Gatling 2.1'.B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831121" calcext:value-type="float">
            <text:p>1831121</text:p>
          </table:table-cell>
          <table:table-cell table:formula="of:=[.B1]/300" office:value-type="float" office:value="6103.73666666667" calcext:value-type="float">
            <text:p>6103.7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818769" calcext:value-type="float">
            <text:p>1818769</text:p>
          </table:table-cell>
          <table:table-cell table:formula="of:=[.B2]/300" office:value-type="float" office:value="6062.56333333333" calcext:value-type="float">
            <text:p>6062.56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835757" calcext:value-type="float">
            <text:p>1835757</text:p>
          </table:table-cell>
          <table:table-cell table:formula="of:=[.B3]/300" office:value-type="float" office:value="6119.19" calcext:value-type="float">
            <text:p>6119.1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812333" calcext:value-type="float">
            <text:p>1812333</text:p>
          </table:table-cell>
          <table:table-cell table:formula="of:=[.B4]/300" office:value-type="float" office:value="6041.11" calcext:value-type="float">
            <text:p>6041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827221" calcext:value-type="float">
            <text:p>1827221</text:p>
          </table:table-cell>
          <table:table-cell table:formula="of:=[.B5]/300" office:value-type="float" office:value="6090.73666666667" calcext:value-type="float">
            <text:p>6090.7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825040.2" calcext:value-type="float">
            <text:p>1825040.2</text:p>
          </table:table-cell>
          <table:table-cell table:formula="of:=[.B6]/300" office:value-type="float" office:value="6083.46733333333" calcext:value-type="float">
            <text:p>6083.46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424" calcext:value-type="float">
            <text:p>23424</text:p>
          </table:table-cell>
          <table:table-cell table:style-name="Default"/>
        </table:table-row>
      </table:table>
      <table:table table:name="Gatling 2.1 distr" table:style-name="ta1">
        <table:shapes>
          <draw:frame draw:z-index="0" draw:style-name="gr1" draw:text-style-name="P1" svg:width="9in" svg:height="4in" svg:x="2.5909in" svg:y="2.5827in">
            <draw:object draw:notify-on-update-of-ranges="'Gatling 2.1 distr'.A2:'Gatling 2.1 distr'.A32 'Gatling 2.1 distr'.Q2:'Gatling 2.1 distr'.Q3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79" calcext:value-type="float">
            <text:p>20679</text:p>
          </table:table-cell>
          <table:table-cell table:formula="of:=[.B3]-[.B2]" office:value-type="float" office:value="20679" calcext:value-type="float">
            <text:p>20679</text:p>
          </table:table-cell>
          <table:table-cell/>
          <table:table-cell office:value-type="float" office:value="19742" calcext:value-type="float">
            <text:p>19742</text:p>
          </table:table-cell>
          <table:table-cell table:formula="of:=[.E3]-[.E2]" office:value-type="float" office:value="19742" calcext:value-type="float">
            <text:p>19742</text:p>
          </table:table-cell>
          <table:table-cell/>
          <table:table-cell office:value-type="float" office:value="20962" calcext:value-type="float">
            <text:p>20962</text:p>
          </table:table-cell>
          <table:table-cell table:formula="of:=[.H3]-[.H2]" office:value-type="float" office:value="20962" calcext:value-type="float">
            <text:p>20962</text:p>
          </table:table-cell>
          <table:table-cell/>
          <table:table-cell office:value-type="float" office:value="20959" calcext:value-type="float">
            <text:p>20959</text:p>
          </table:table-cell>
          <table:table-cell table:formula="of:=[.K3]-[.K2]" office:value-type="float" office:value="20959" calcext:value-type="float">
            <text:p>20959</text:p>
          </table:table-cell>
          <table:table-cell/>
          <table:table-cell office:value-type="float" office:value="20768" calcext:value-type="float">
            <text:p>20768</text:p>
          </table:table-cell>
          <table:table-cell table:formula="of:=[.N3]-[.N2]" office:value-type="float" office:value="20768" calcext:value-type="float">
            <text:p>20768</text:p>
          </table:table-cell>
          <table:table-cell/>
          <table:table-cell table:formula="of:=AVERAGE([.C3];[.F3];[.I3];[.L3];[.O3])" office:value-type="float" office:value="20622" calcext:value-type="float">
            <text:p>20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823" calcext:value-type="float">
            <text:p>74823</text:p>
          </table:table-cell>
          <table:table-cell table:formula="of:=[.B4]-[.B3]" office:value-type="float" office:value="54144" calcext:value-type="float">
            <text:p>54144</text:p>
          </table:table-cell>
          <table:table-cell/>
          <table:table-cell office:value-type="float" office:value="75794" calcext:value-type="float">
            <text:p>75794</text:p>
          </table:table-cell>
          <table:table-cell table:formula="of:=[.E4]-[.E3]" office:value-type="float" office:value="56052" calcext:value-type="float">
            <text:p>56052</text:p>
          </table:table-cell>
          <table:table-cell/>
          <table:table-cell office:value-type="float" office:value="76843" calcext:value-type="float">
            <text:p>76843</text:p>
          </table:table-cell>
          <table:table-cell table:formula="of:=[.H4]-[.H3]" office:value-type="float" office:value="55881" calcext:value-type="float">
            <text:p>55881</text:p>
          </table:table-cell>
          <table:table-cell/>
          <table:table-cell office:value-type="float" office:value="76169" calcext:value-type="float">
            <text:p>76169</text:p>
          </table:table-cell>
          <table:table-cell table:formula="of:=[.K4]-[.K3]" office:value-type="float" office:value="55210" calcext:value-type="float">
            <text:p>55210</text:p>
          </table:table-cell>
          <table:table-cell/>
          <table:table-cell office:value-type="float" office:value="76723" calcext:value-type="float">
            <text:p>76723</text:p>
          </table:table-cell>
          <table:table-cell table:formula="of:=[.N4]-[.N3]" office:value-type="float" office:value="55955" calcext:value-type="float">
            <text:p>55955</text:p>
          </table:table-cell>
          <table:table-cell/>
          <table:table-cell table:formula="of:=AVERAGE([.C4];[.F4];[.I4];[.L4];[.O4])" office:value-type="float" office:value="55448.4" calcext:value-type="float">
            <text:p>5544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212" calcext:value-type="float">
            <text:p>139212</text:p>
          </table:table-cell>
          <table:table-cell table:formula="of:=[.B5]-[.B4]" office:value-type="float" office:value="64389" calcext:value-type="float">
            <text:p>64389</text:p>
          </table:table-cell>
          <table:table-cell/>
          <table:table-cell office:value-type="float" office:value="138720" calcext:value-type="float">
            <text:p>138720</text:p>
          </table:table-cell>
          <table:table-cell table:formula="of:=[.E5]-[.E4]" office:value-type="float" office:value="62926" calcext:value-type="float">
            <text:p>62926</text:p>
          </table:table-cell>
          <table:table-cell/>
          <table:table-cell office:value-type="float" office:value="138515" calcext:value-type="float">
            <text:p>138515</text:p>
          </table:table-cell>
          <table:table-cell table:formula="of:=[.H5]-[.H4]" office:value-type="float" office:value="61672" calcext:value-type="float">
            <text:p>61672</text:p>
          </table:table-cell>
          <table:table-cell/>
          <table:table-cell office:value-type="float" office:value="138888" calcext:value-type="float">
            <text:p>138888</text:p>
          </table:table-cell>
          <table:table-cell table:formula="of:=[.K5]-[.K4]" office:value-type="float" office:value="62719" calcext:value-type="float">
            <text:p>62719</text:p>
          </table:table-cell>
          <table:table-cell/>
          <table:table-cell office:value-type="float" office:value="142762" calcext:value-type="float">
            <text:p>142762</text:p>
          </table:table-cell>
          <table:table-cell table:formula="of:=[.N5]-[.N4]" office:value-type="float" office:value="66039" calcext:value-type="float">
            <text:p>66039</text:p>
          </table:table-cell>
          <table:table-cell/>
          <table:table-cell table:formula="of:=AVERAGE([.C5];[.F5];[.I5];[.L5];[.O5])" office:value-type="float" office:value="63549" calcext:value-type="float">
            <text:p>63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62" calcext:value-type="float">
            <text:p>201262</text:p>
          </table:table-cell>
          <table:table-cell table:formula="of:=[.B6]-[.B5]" office:value-type="float" office:value="62050" calcext:value-type="float">
            <text:p>62050</text:p>
          </table:table-cell>
          <table:table-cell/>
          <table:table-cell office:value-type="float" office:value="203193" calcext:value-type="float">
            <text:p>203193</text:p>
          </table:table-cell>
          <table:table-cell table:formula="of:=[.E6]-[.E5]" office:value-type="float" office:value="64473" calcext:value-type="float">
            <text:p>64473</text:p>
          </table:table-cell>
          <table:table-cell/>
          <table:table-cell office:value-type="float" office:value="199640" calcext:value-type="float">
            <text:p>199640</text:p>
          </table:table-cell>
          <table:table-cell table:formula="of:=[.H6]-[.H5]" office:value-type="float" office:value="61125" calcext:value-type="float">
            <text:p>61125</text:p>
          </table:table-cell>
          <table:table-cell/>
          <table:table-cell office:value-type="float" office:value="198816" calcext:value-type="float">
            <text:p>198816</text:p>
          </table:table-cell>
          <table:table-cell table:formula="of:=[.K6]-[.K5]" office:value-type="float" office:value="59928" calcext:value-type="float">
            <text:p>59928</text:p>
          </table:table-cell>
          <table:table-cell/>
          <table:table-cell office:value-type="float" office:value="204634" calcext:value-type="float">
            <text:p>204634</text:p>
          </table:table-cell>
          <table:table-cell table:formula="of:=[.N6]-[.N5]" office:value-type="float" office:value="61872" calcext:value-type="float">
            <text:p>61872</text:p>
          </table:table-cell>
          <table:table-cell/>
          <table:table-cell table:formula="of:=AVERAGE([.C6];[.F6];[.I6];[.L6];[.O6])" office:value-type="float" office:value="61889.6" calcext:value-type="float">
            <text:p>61889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4399" calcext:value-type="float">
            <text:p>264399</text:p>
          </table:table-cell>
          <table:table-cell table:formula="of:=[.B7]-[.B6]" office:value-type="float" office:value="63137" calcext:value-type="float">
            <text:p>63137</text:p>
          </table:table-cell>
          <table:table-cell/>
          <table:table-cell office:value-type="float" office:value="263862" calcext:value-type="float">
            <text:p>263862</text:p>
          </table:table-cell>
          <table:table-cell table:formula="of:=[.E7]-[.E6]" office:value-type="float" office:value="60669" calcext:value-type="float">
            <text:p>60669</text:p>
          </table:table-cell>
          <table:table-cell/>
          <table:table-cell office:value-type="float" office:value="264078" calcext:value-type="float">
            <text:p>264078</text:p>
          </table:table-cell>
          <table:table-cell table:formula="of:=[.H7]-[.H6]" office:value-type="float" office:value="64438" calcext:value-type="float">
            <text:p>64438</text:p>
          </table:table-cell>
          <table:table-cell/>
          <table:table-cell office:value-type="float" office:value="263094" calcext:value-type="float">
            <text:p>263094</text:p>
          </table:table-cell>
          <table:table-cell table:formula="of:=[.K7]-[.K6]" office:value-type="float" office:value="64278" calcext:value-type="float">
            <text:p>64278</text:p>
          </table:table-cell>
          <table:table-cell/>
          <table:table-cell office:value-type="float" office:value="268350" calcext:value-type="float">
            <text:p>268350</text:p>
          </table:table-cell>
          <table:table-cell table:formula="of:=[.N7]-[.N6]" office:value-type="float" office:value="63716" calcext:value-type="float">
            <text:p>63716</text:p>
          </table:table-cell>
          <table:table-cell/>
          <table:table-cell table:formula="of:=AVERAGE([.C7];[.F7];[.I7];[.L7];[.O7])" office:value-type="float" office:value="63247.6" calcext:value-type="float">
            <text:p>63247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6032" calcext:value-type="float">
            <text:p>326032</text:p>
          </table:table-cell>
          <table:table-cell table:formula="of:=[.B8]-[.B7]" office:value-type="float" office:value="61633" calcext:value-type="float">
            <text:p>61633</text:p>
          </table:table-cell>
          <table:table-cell/>
          <table:table-cell office:value-type="float" office:value="327153" calcext:value-type="float">
            <text:p>327153</text:p>
          </table:table-cell>
          <table:table-cell table:formula="of:=[.E8]-[.E7]" office:value-type="float" office:value="63291" calcext:value-type="float">
            <text:p>63291</text:p>
          </table:table-cell>
          <table:table-cell/>
          <table:table-cell office:value-type="float" office:value="330401" calcext:value-type="float">
            <text:p>330401</text:p>
          </table:table-cell>
          <table:table-cell table:formula="of:=[.H8]-[.H7]" office:value-type="float" office:value="66323" calcext:value-type="float">
            <text:p>66323</text:p>
          </table:table-cell>
          <table:table-cell/>
          <table:table-cell office:value-type="float" office:value="324983" calcext:value-type="float">
            <text:p>324983</text:p>
          </table:table-cell>
          <table:table-cell table:formula="of:=[.K8]-[.K7]" office:value-type="float" office:value="61889" calcext:value-type="float">
            <text:p>61889</text:p>
          </table:table-cell>
          <table:table-cell/>
          <table:table-cell office:value-type="float" office:value="332513" calcext:value-type="float">
            <text:p>332513</text:p>
          </table:table-cell>
          <table:table-cell table:formula="of:=[.N8]-[.N7]" office:value-type="float" office:value="64163" calcext:value-type="float">
            <text:p>64163</text:p>
          </table:table-cell>
          <table:table-cell/>
          <table:table-cell table:formula="of:=AVERAGE([.C8];[.F8];[.I8];[.L8];[.O8])" office:value-type="float" office:value="63459.8" calcext:value-type="float">
            <text:p>6345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6963" calcext:value-type="float">
            <text:p>386963</text:p>
          </table:table-cell>
          <table:table-cell table:formula="of:=[.B9]-[.B8]" office:value-type="float" office:value="60931" calcext:value-type="float">
            <text:p>60931</text:p>
          </table:table-cell>
          <table:table-cell/>
          <table:table-cell office:value-type="float" office:value="388379" calcext:value-type="float">
            <text:p>388379</text:p>
          </table:table-cell>
          <table:table-cell table:formula="of:=[.E9]-[.E8]" office:value-type="float" office:value="61226" calcext:value-type="float">
            <text:p>61226</text:p>
          </table:table-cell>
          <table:table-cell/>
          <table:table-cell office:value-type="float" office:value="395160" calcext:value-type="float">
            <text:p>395160</text:p>
          </table:table-cell>
          <table:table-cell table:formula="of:=[.H9]-[.H8]" office:value-type="float" office:value="64759" calcext:value-type="float">
            <text:p>64759</text:p>
          </table:table-cell>
          <table:table-cell/>
          <table:table-cell office:value-type="float" office:value="385748" calcext:value-type="float">
            <text:p>385748</text:p>
          </table:table-cell>
          <table:table-cell table:formula="of:=[.K9]-[.K8]" office:value-type="float" office:value="60765" calcext:value-type="float">
            <text:p>60765</text:p>
          </table:table-cell>
          <table:table-cell/>
          <table:table-cell office:value-type="float" office:value="396092" calcext:value-type="float">
            <text:p>396092</text:p>
          </table:table-cell>
          <table:table-cell table:formula="of:=[.N9]-[.N8]" office:value-type="float" office:value="63579" calcext:value-type="float">
            <text:p>63579</text:p>
          </table:table-cell>
          <table:table-cell/>
          <table:table-cell table:formula="of:=AVERAGE([.C9];[.F9];[.I9];[.L9];[.O9])" office:value-type="float" office:value="62252" calcext:value-type="float">
            <text:p>622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7289" calcext:value-type="float">
            <text:p>447289</text:p>
          </table:table-cell>
          <table:table-cell table:formula="of:=[.B10]-[.B9]" office:value-type="float" office:value="60326" calcext:value-type="float">
            <text:p>60326</text:p>
          </table:table-cell>
          <table:table-cell/>
          <table:table-cell office:value-type="float" office:value="453709" calcext:value-type="float">
            <text:p>453709</text:p>
          </table:table-cell>
          <table:table-cell table:formula="of:=[.E10]-[.E9]" office:value-type="float" office:value="65330" calcext:value-type="float">
            <text:p>65330</text:p>
          </table:table-cell>
          <table:table-cell/>
          <table:table-cell office:value-type="float" office:value="456388" calcext:value-type="float">
            <text:p>456388</text:p>
          </table:table-cell>
          <table:table-cell table:formula="of:=[.H10]-[.H9]" office:value-type="float" office:value="61228" calcext:value-type="float">
            <text:p>61228</text:p>
          </table:table-cell>
          <table:table-cell/>
          <table:table-cell office:value-type="float" office:value="444853" calcext:value-type="float">
            <text:p>444853</text:p>
          </table:table-cell>
          <table:table-cell table:formula="of:=[.K10]-[.K9]" office:value-type="float" office:value="59105" calcext:value-type="float">
            <text:p>59105</text:p>
          </table:table-cell>
          <table:table-cell/>
          <table:table-cell office:value-type="float" office:value="457961" calcext:value-type="float">
            <text:p>457961</text:p>
          </table:table-cell>
          <table:table-cell table:formula="of:=[.N10]-[.N9]" office:value-type="float" office:value="61869" calcext:value-type="float">
            <text:p>61869</text:p>
          </table:table-cell>
          <table:table-cell/>
          <table:table-cell table:formula="of:=AVERAGE([.C10];[.F10];[.I10];[.L10];[.O10])" office:value-type="float" office:value="61571.6" calcext:value-type="float">
            <text:p>6157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1712" calcext:value-type="float">
            <text:p>511712</text:p>
          </table:table-cell>
          <table:table-cell table:formula="of:=[.B11]-[.B10]" office:value-type="float" office:value="64423" calcext:value-type="float">
            <text:p>64423</text:p>
          </table:table-cell>
          <table:table-cell/>
          <table:table-cell office:value-type="float" office:value="515906" calcext:value-type="float">
            <text:p>515906</text:p>
          </table:table-cell>
          <table:table-cell table:formula="of:=[.E11]-[.E10]" office:value-type="float" office:value="62197" calcext:value-type="float">
            <text:p>62197</text:p>
          </table:table-cell>
          <table:table-cell/>
          <table:table-cell office:value-type="float" office:value="518950" calcext:value-type="float">
            <text:p>518950</text:p>
          </table:table-cell>
          <table:table-cell table:formula="of:=[.H11]-[.H10]" office:value-type="float" office:value="62562" calcext:value-type="float">
            <text:p>62562</text:p>
          </table:table-cell>
          <table:table-cell/>
          <table:table-cell office:value-type="float" office:value="505480" calcext:value-type="float">
            <text:p>505480</text:p>
          </table:table-cell>
          <table:table-cell table:formula="of:=[.K11]-[.K10]" office:value-type="float" office:value="60627" calcext:value-type="float">
            <text:p>60627</text:p>
          </table:table-cell>
          <table:table-cell/>
          <table:table-cell office:value-type="float" office:value="522263" calcext:value-type="float">
            <text:p>522263</text:p>
          </table:table-cell>
          <table:table-cell table:formula="of:=[.N11]-[.N10]" office:value-type="float" office:value="64302" calcext:value-type="float">
            <text:p>64302</text:p>
          </table:table-cell>
          <table:table-cell/>
          <table:table-cell table:formula="of:=AVERAGE([.C11];[.F11];[.I11];[.L11];[.O11])" office:value-type="float" office:value="62822.2" calcext:value-type="float">
            <text:p>6282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413" calcext:value-type="float">
            <text:p>574413</text:p>
          </table:table-cell>
          <table:table-cell table:formula="of:=[.B12]-[.B11]" office:value-type="float" office:value="62701" calcext:value-type="float">
            <text:p>62701</text:p>
          </table:table-cell>
          <table:table-cell/>
          <table:table-cell office:value-type="float" office:value="576863" calcext:value-type="float">
            <text:p>576863</text:p>
          </table:table-cell>
          <table:table-cell table:formula="of:=[.E12]-[.E11]" office:value-type="float" office:value="60957" calcext:value-type="float">
            <text:p>60957</text:p>
          </table:table-cell>
          <table:table-cell/>
          <table:table-cell office:value-type="float" office:value="585094" calcext:value-type="float">
            <text:p>585094</text:p>
          </table:table-cell>
          <table:table-cell table:formula="of:=[.H12]-[.H11]" office:value-type="float" office:value="66144" calcext:value-type="float">
            <text:p>66144</text:p>
          </table:table-cell>
          <table:table-cell/>
          <table:table-cell office:value-type="float" office:value="568484" calcext:value-type="float">
            <text:p>568484</text:p>
          </table:table-cell>
          <table:table-cell table:formula="of:=[.K12]-[.K11]" office:value-type="float" office:value="63004" calcext:value-type="float">
            <text:p>63004</text:p>
          </table:table-cell>
          <table:table-cell/>
          <table:table-cell office:value-type="float" office:value="583641" calcext:value-type="float">
            <text:p>583641</text:p>
          </table:table-cell>
          <table:table-cell table:formula="of:=[.N12]-[.N11]" office:value-type="float" office:value="61378" calcext:value-type="float">
            <text:p>61378</text:p>
          </table:table-cell>
          <table:table-cell/>
          <table:table-cell table:formula="of:=AVERAGE([.C12];[.F12];[.I12];[.L12];[.O12])" office:value-type="float" office:value="62836.8" calcext:value-type="float">
            <text:p>62836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5685" calcext:value-type="float">
            <text:p>635685</text:p>
          </table:table-cell>
          <table:table-cell table:formula="of:=[.B13]-[.B12]" office:value-type="float" office:value="61272" calcext:value-type="float">
            <text:p>61272</text:p>
          </table:table-cell>
          <table:table-cell/>
          <table:table-cell office:value-type="float" office:value="636610" calcext:value-type="float">
            <text:p>636610</text:p>
          </table:table-cell>
          <table:table-cell table:formula="of:=[.E13]-[.E12]" office:value-type="float" office:value="59747" calcext:value-type="float">
            <text:p>59747</text:p>
          </table:table-cell>
          <table:table-cell/>
          <table:table-cell office:value-type="float" office:value="648441" calcext:value-type="float">
            <text:p>648441</text:p>
          </table:table-cell>
          <table:table-cell table:formula="of:=[.H13]-[.H12]" office:value-type="float" office:value="63347" calcext:value-type="float">
            <text:p>63347</text:p>
          </table:table-cell>
          <table:table-cell/>
          <table:table-cell office:value-type="float" office:value="632891" calcext:value-type="float">
            <text:p>632891</text:p>
          </table:table-cell>
          <table:table-cell table:formula="of:=[.K13]-[.K12]" office:value-type="float" office:value="64407" calcext:value-type="float">
            <text:p>64407</text:p>
          </table:table-cell>
          <table:table-cell/>
          <table:table-cell office:value-type="float" office:value="645244" calcext:value-type="float">
            <text:p>645244</text:p>
          </table:table-cell>
          <table:table-cell table:formula="of:=[.N13]-[.N12]" office:value-type="float" office:value="61603" calcext:value-type="float">
            <text:p>61603</text:p>
          </table:table-cell>
          <table:table-cell/>
          <table:table-cell table:formula="of:=AVERAGE([.C13];[.F13];[.I13];[.L13];[.O13])" office:value-type="float" office:value="62075.2" calcext:value-type="float">
            <text:p>62075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9838" calcext:value-type="float">
            <text:p>699838</text:p>
          </table:table-cell>
          <table:table-cell table:formula="of:=[.B14]-[.B13]" office:value-type="float" office:value="64153" calcext:value-type="float">
            <text:p>64153</text:p>
          </table:table-cell>
          <table:table-cell/>
          <table:table-cell office:value-type="float" office:value="698316" calcext:value-type="float">
            <text:p>698316</text:p>
          </table:table-cell>
          <table:table-cell table:formula="of:=[.E14]-[.E13]" office:value-type="float" office:value="61706" calcext:value-type="float">
            <text:p>61706</text:p>
          </table:table-cell>
          <table:table-cell/>
          <table:table-cell office:value-type="float" office:value="712655" calcext:value-type="float">
            <text:p>712655</text:p>
          </table:table-cell>
          <table:table-cell table:formula="of:=[.H14]-[.H13]" office:value-type="float" office:value="64214" calcext:value-type="float">
            <text:p>64214</text:p>
          </table:table-cell>
          <table:table-cell/>
          <table:table-cell office:value-type="float" office:value="692760" calcext:value-type="float">
            <text:p>692760</text:p>
          </table:table-cell>
          <table:table-cell table:formula="of:=[.K14]-[.K13]" office:value-type="float" office:value="59869" calcext:value-type="float">
            <text:p>59869</text:p>
          </table:table-cell>
          <table:table-cell/>
          <table:table-cell office:value-type="float" office:value="709749" calcext:value-type="float">
            <text:p>709749</text:p>
          </table:table-cell>
          <table:table-cell table:formula="of:=[.N14]-[.N13]" office:value-type="float" office:value="64505" calcext:value-type="float">
            <text:p>64505</text:p>
          </table:table-cell>
          <table:table-cell/>
          <table:table-cell table:formula="of:=AVERAGE([.C14];[.F14];[.I14];[.L14];[.O14])" office:value-type="float" office:value="62889.4" calcext:value-type="float">
            <text:p>62889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3264" calcext:value-type="float">
            <text:p>763264</text:p>
          </table:table-cell>
          <table:table-cell table:formula="of:=[.B15]-[.B14]" office:value-type="float" office:value="63426" calcext:value-type="float">
            <text:p>63426</text:p>
          </table:table-cell>
          <table:table-cell/>
          <table:table-cell office:value-type="float" office:value="759866" calcext:value-type="float">
            <text:p>759866</text:p>
          </table:table-cell>
          <table:table-cell table:formula="of:=[.E15]-[.E14]" office:value-type="float" office:value="61550" calcext:value-type="float">
            <text:p>61550</text:p>
          </table:table-cell>
          <table:table-cell/>
          <table:table-cell office:value-type="float" office:value="774623" calcext:value-type="float">
            <text:p>774623</text:p>
          </table:table-cell>
          <table:table-cell table:formula="of:=[.H15]-[.H14]" office:value-type="float" office:value="61968" calcext:value-type="float">
            <text:p>61968</text:p>
          </table:table-cell>
          <table:table-cell/>
          <table:table-cell office:value-type="float" office:value="756099" calcext:value-type="float">
            <text:p>756099</text:p>
          </table:table-cell>
          <table:table-cell table:formula="of:=[.K15]-[.K14]" office:value-type="float" office:value="63339" calcext:value-type="float">
            <text:p>63339</text:p>
          </table:table-cell>
          <table:table-cell/>
          <table:table-cell office:value-type="float" office:value="771079" calcext:value-type="float">
            <text:p>771079</text:p>
          </table:table-cell>
          <table:table-cell table:formula="of:=[.N15]-[.N14]" office:value-type="float" office:value="61330" calcext:value-type="float">
            <text:p>61330</text:p>
          </table:table-cell>
          <table:table-cell/>
          <table:table-cell table:formula="of:=AVERAGE([.C15];[.F15];[.I15];[.L15];[.O15])" office:value-type="float" office:value="62322.6" calcext:value-type="float">
            <text:p>6232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3411" calcext:value-type="float">
            <text:p>823411</text:p>
          </table:table-cell>
          <table:table-cell table:formula="of:=[.B16]-[.B15]" office:value-type="float" office:value="60147" calcext:value-type="float">
            <text:p>60147</text:p>
          </table:table-cell>
          <table:table-cell/>
          <table:table-cell office:value-type="float" office:value="821644" calcext:value-type="float">
            <text:p>821644</text:p>
          </table:table-cell>
          <table:table-cell table:formula="of:=[.E16]-[.E15]" office:value-type="float" office:value="61778" calcext:value-type="float">
            <text:p>61778</text:p>
          </table:table-cell>
          <table:table-cell/>
          <table:table-cell office:value-type="float" office:value="839211" calcext:value-type="float">
            <text:p>839211</text:p>
          </table:table-cell>
          <table:table-cell table:formula="of:=[.H16]-[.H15]" office:value-type="float" office:value="64588" calcext:value-type="float">
            <text:p>64588</text:p>
          </table:table-cell>
          <table:table-cell/>
          <table:table-cell office:value-type="float" office:value="820073" calcext:value-type="float">
            <text:p>820073</text:p>
          </table:table-cell>
          <table:table-cell table:formula="of:=[.K16]-[.K15]" office:value-type="float" office:value="63974" calcext:value-type="float">
            <text:p>63974</text:p>
          </table:table-cell>
          <table:table-cell/>
          <table:table-cell office:value-type="float" office:value="829817" calcext:value-type="float">
            <text:p>829817</text:p>
          </table:table-cell>
          <table:table-cell table:formula="of:=[.N16]-[.N15]" office:value-type="float" office:value="58738" calcext:value-type="float">
            <text:p>58738</text:p>
          </table:table-cell>
          <table:table-cell/>
          <table:table-cell table:formula="of:=AVERAGE([.C16];[.F16];[.I16];[.L16];[.O16])" office:value-type="float" office:value="61845" calcext:value-type="float">
            <text:p>61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5765" calcext:value-type="float">
            <text:p>885765</text:p>
          </table:table-cell>
          <table:table-cell table:formula="of:=[.B17]-[.B16]" office:value-type="float" office:value="62354" calcext:value-type="float">
            <text:p>62354</text:p>
          </table:table-cell>
          <table:table-cell/>
          <table:table-cell office:value-type="float" office:value="884886" calcext:value-type="float">
            <text:p>884886</text:p>
          </table:table-cell>
          <table:table-cell table:formula="of:=[.E17]-[.E16]" office:value-type="float" office:value="63242" calcext:value-type="float">
            <text:p>63242</text:p>
          </table:table-cell>
          <table:table-cell/>
          <table:table-cell office:value-type="float" office:value="900718" calcext:value-type="float">
            <text:p>900718</text:p>
          </table:table-cell>
          <table:table-cell table:formula="of:=[.H17]-[.H16]" office:value-type="float" office:value="61507" calcext:value-type="float">
            <text:p>61507</text:p>
          </table:table-cell>
          <table:table-cell/>
          <table:table-cell office:value-type="float" office:value="882832" calcext:value-type="float">
            <text:p>882832</text:p>
          </table:table-cell>
          <table:table-cell table:formula="of:=[.K17]-[.K16]" office:value-type="float" office:value="62759" calcext:value-type="float">
            <text:p>62759</text:p>
          </table:table-cell>
          <table:table-cell/>
          <table:table-cell office:value-type="float" office:value="890987" calcext:value-type="float">
            <text:p>890987</text:p>
          </table:table-cell>
          <table:table-cell table:formula="of:=[.N17]-[.N16]" office:value-type="float" office:value="61170" calcext:value-type="float">
            <text:p>61170</text:p>
          </table:table-cell>
          <table:table-cell/>
          <table:table-cell table:formula="of:=AVERAGE([.C17];[.F17];[.I17];[.L17];[.O17])" office:value-type="float" office:value="62206.4" calcext:value-type="float">
            <text:p>6220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6499" calcext:value-type="float">
            <text:p>946499</text:p>
          </table:table-cell>
          <table:table-cell table:formula="of:=[.B18]-[.B17]" office:value-type="float" office:value="60734" calcext:value-type="float">
            <text:p>60734</text:p>
          </table:table-cell>
          <table:table-cell/>
          <table:table-cell office:value-type="float" office:value="950615" calcext:value-type="float">
            <text:p>950615</text:p>
          </table:table-cell>
          <table:table-cell table:formula="of:=[.E18]-[.E17]" office:value-type="float" office:value="65729" calcext:value-type="float">
            <text:p>65729</text:p>
          </table:table-cell>
          <table:table-cell/>
          <table:table-cell office:value-type="float" office:value="964360" calcext:value-type="float">
            <text:p>964360</text:p>
          </table:table-cell>
          <table:table-cell table:formula="of:=[.H18]-[.H17]" office:value-type="float" office:value="63642" calcext:value-type="float">
            <text:p>63642</text:p>
          </table:table-cell>
          <table:table-cell/>
          <table:table-cell office:value-type="float" office:value="946281" calcext:value-type="float">
            <text:p>946281</text:p>
          </table:table-cell>
          <table:table-cell table:formula="of:=[.K18]-[.K17]" office:value-type="float" office:value="63449" calcext:value-type="float">
            <text:p>63449</text:p>
          </table:table-cell>
          <table:table-cell/>
          <table:table-cell office:value-type="float" office:value="952456" calcext:value-type="float">
            <text:p>952456</text:p>
          </table:table-cell>
          <table:table-cell table:formula="of:=[.N18]-[.N17]" office:value-type="float" office:value="61469" calcext:value-type="float">
            <text:p>61469</text:p>
          </table:table-cell>
          <table:table-cell/>
          <table:table-cell table:formula="of:=AVERAGE([.C18];[.F18];[.I18];[.L18];[.O18])" office:value-type="float" office:value="63004.6" calcext:value-type="float">
            <text:p>6300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0964" calcext:value-type="float">
            <text:p>1010964</text:p>
          </table:table-cell>
          <table:table-cell table:formula="of:=[.B19]-[.B18]" office:value-type="float" office:value="64465" calcext:value-type="float">
            <text:p>64465</text:p>
          </table:table-cell>
          <table:table-cell/>
          <table:table-cell office:value-type="float" office:value="1012233" calcext:value-type="float">
            <text:p>1012233</text:p>
          </table:table-cell>
          <table:table-cell table:formula="of:=[.E19]-[.E18]" office:value-type="float" office:value="61618" calcext:value-type="float">
            <text:p>61618</text:p>
          </table:table-cell>
          <table:table-cell/>
          <table:table-cell office:value-type="float" office:value="1024332" calcext:value-type="float">
            <text:p>1024332</text:p>
          </table:table-cell>
          <table:table-cell table:formula="of:=[.H19]-[.H18]" office:value-type="float" office:value="59972" calcext:value-type="float">
            <text:p>59972</text:p>
          </table:table-cell>
          <table:table-cell/>
          <table:table-cell office:value-type="float" office:value="1008902" calcext:value-type="float">
            <text:p>1008902</text:p>
          </table:table-cell>
          <table:table-cell table:formula="of:=[.K19]-[.K18]" office:value-type="float" office:value="62621" calcext:value-type="float">
            <text:p>62621</text:p>
          </table:table-cell>
          <table:table-cell/>
          <table:table-cell office:value-type="float" office:value="1016276" calcext:value-type="float">
            <text:p>1016276</text:p>
          </table:table-cell>
          <table:table-cell table:formula="of:=[.N19]-[.N18]" office:value-type="float" office:value="63820" calcext:value-type="float">
            <text:p>63820</text:p>
          </table:table-cell>
          <table:table-cell/>
          <table:table-cell table:formula="of:=AVERAGE([.C19];[.F19];[.I19];[.L19];[.O19])" office:value-type="float" office:value="62499.2" calcext:value-type="float">
            <text:p>62499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5015" calcext:value-type="float">
            <text:p>1075015</text:p>
          </table:table-cell>
          <table:table-cell table:formula="of:=[.B20]-[.B19]" office:value-type="float" office:value="64051" calcext:value-type="float">
            <text:p>64051</text:p>
          </table:table-cell>
          <table:table-cell/>
          <table:table-cell office:value-type="float" office:value="1072422" calcext:value-type="float">
            <text:p>1072422</text:p>
          </table:table-cell>
          <table:table-cell table:formula="of:=[.E20]-[.E19]" office:value-type="float" office:value="60189" calcext:value-type="float">
            <text:p>60189</text:p>
          </table:table-cell>
          <table:table-cell/>
          <table:table-cell office:value-type="float" office:value="1085582" calcext:value-type="float">
            <text:p>1085582</text:p>
          </table:table-cell>
          <table:table-cell table:formula="of:=[.H20]-[.H19]" office:value-type="float" office:value="61250" calcext:value-type="float">
            <text:p>61250</text:p>
          </table:table-cell>
          <table:table-cell/>
          <table:table-cell office:value-type="float" office:value="1070978" calcext:value-type="float">
            <text:p>1070978</text:p>
          </table:table-cell>
          <table:table-cell table:formula="of:=[.K20]-[.K19]" office:value-type="float" office:value="62076" calcext:value-type="float">
            <text:p>62076</text:p>
          </table:table-cell>
          <table:table-cell/>
          <table:table-cell office:value-type="float" office:value="1079624" calcext:value-type="float">
            <text:p>1079624</text:p>
          </table:table-cell>
          <table:table-cell table:formula="of:=[.N20]-[.N19]" office:value-type="float" office:value="63348" calcext:value-type="float">
            <text:p>63348</text:p>
          </table:table-cell>
          <table:table-cell/>
          <table:table-cell table:formula="of:=AVERAGE([.C20];[.F20];[.I20];[.L20];[.O20])" office:value-type="float" office:value="62182.8" calcext:value-type="float">
            <text:p>62182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8763" calcext:value-type="float">
            <text:p>1138763</text:p>
          </table:table-cell>
          <table:table-cell table:formula="of:=[.B21]-[.B20]" office:value-type="float" office:value="63748" calcext:value-type="float">
            <text:p>63748</text:p>
          </table:table-cell>
          <table:table-cell/>
          <table:table-cell office:value-type="float" office:value="1133955" calcext:value-type="float">
            <text:p>1133955</text:p>
          </table:table-cell>
          <table:table-cell table:formula="of:=[.E21]-[.E20]" office:value-type="float" office:value="61533" calcext:value-type="float">
            <text:p>61533</text:p>
          </table:table-cell>
          <table:table-cell/>
          <table:table-cell office:value-type="float" office:value="1147663" calcext:value-type="float">
            <text:p>1147663</text:p>
          </table:table-cell>
          <table:table-cell table:formula="of:=[.H21]-[.H20]" office:value-type="float" office:value="62081" calcext:value-type="float">
            <text:p>62081</text:p>
          </table:table-cell>
          <table:table-cell/>
          <table:table-cell office:value-type="float" office:value="1132104" calcext:value-type="float">
            <text:p>1132104</text:p>
          </table:table-cell>
          <table:table-cell table:formula="of:=[.K21]-[.K20]" office:value-type="float" office:value="61126" calcext:value-type="float">
            <text:p>61126</text:p>
          </table:table-cell>
          <table:table-cell/>
          <table:table-cell office:value-type="float" office:value="1141638" calcext:value-type="float">
            <text:p>1141638</text:p>
          </table:table-cell>
          <table:table-cell table:formula="of:=[.N21]-[.N20]" office:value-type="float" office:value="62014" calcext:value-type="float">
            <text:p>62014</text:p>
          </table:table-cell>
          <table:table-cell/>
          <table:table-cell table:formula="of:=AVERAGE([.C21];[.F21];[.I21];[.L21];[.O21])" office:value-type="float" office:value="62100.4" calcext:value-type="float">
            <text:p>6210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930" calcext:value-type="float">
            <text:p>1200930</text:p>
          </table:table-cell>
          <table:table-cell table:formula="of:=[.B22]-[.B21]" office:value-type="float" office:value="62167" calcext:value-type="float">
            <text:p>62167</text:p>
          </table:table-cell>
          <table:table-cell/>
          <table:table-cell office:value-type="float" office:value="1192816" calcext:value-type="float">
            <text:p>1192816</text:p>
          </table:table-cell>
          <table:table-cell table:formula="of:=[.E22]-[.E21]" office:value-type="float" office:value="58861" calcext:value-type="float">
            <text:p>58861</text:p>
          </table:table-cell>
          <table:table-cell/>
          <table:table-cell office:value-type="float" office:value="1209882" calcext:value-type="float">
            <text:p>1209882</text:p>
          </table:table-cell>
          <table:table-cell table:formula="of:=[.H22]-[.H21]" office:value-type="float" office:value="62219" calcext:value-type="float">
            <text:p>62219</text:p>
          </table:table-cell>
          <table:table-cell/>
          <table:table-cell office:value-type="float" office:value="1191941" calcext:value-type="float">
            <text:p>1191941</text:p>
          </table:table-cell>
          <table:table-cell table:formula="of:=[.K22]-[.K21]" office:value-type="float" office:value="59837" calcext:value-type="float">
            <text:p>59837</text:p>
          </table:table-cell>
          <table:table-cell/>
          <table:table-cell office:value-type="float" office:value="1204142" calcext:value-type="float">
            <text:p>1204142</text:p>
          </table:table-cell>
          <table:table-cell table:formula="of:=[.N22]-[.N21]" office:value-type="float" office:value="62504" calcext:value-type="float">
            <text:p>62504</text:p>
          </table:table-cell>
          <table:table-cell/>
          <table:table-cell table:formula="of:=AVERAGE([.C22];[.F22];[.I22];[.L22];[.O22])" office:value-type="float" office:value="61117.6" calcext:value-type="float">
            <text:p>61117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2118" calcext:value-type="float">
            <text:p>1262118</text:p>
          </table:table-cell>
          <table:table-cell table:formula="of:=[.B23]-[.B22]" office:value-type="float" office:value="61188" calcext:value-type="float">
            <text:p>61188</text:p>
          </table:table-cell>
          <table:table-cell/>
          <table:table-cell office:value-type="float" office:value="1252815" calcext:value-type="float">
            <text:p>1252815</text:p>
          </table:table-cell>
          <table:table-cell table:formula="of:=[.E23]-[.E22]" office:value-type="float" office:value="59999" calcext:value-type="float">
            <text:p>59999</text:p>
          </table:table-cell>
          <table:table-cell/>
          <table:table-cell office:value-type="float" office:value="1273660" calcext:value-type="float">
            <text:p>1273660</text:p>
          </table:table-cell>
          <table:table-cell table:formula="of:=[.H23]-[.H22]" office:value-type="float" office:value="63778" calcext:value-type="float">
            <text:p>63778</text:p>
          </table:table-cell>
          <table:table-cell/>
          <table:table-cell office:value-type="float" office:value="1254091" calcext:value-type="float">
            <text:p>1254091</text:p>
          </table:table-cell>
          <table:table-cell table:formula="of:=[.K23]-[.K22]" office:value-type="float" office:value="62150" calcext:value-type="float">
            <text:p>62150</text:p>
          </table:table-cell>
          <table:table-cell/>
          <table:table-cell office:value-type="float" office:value="1267465" calcext:value-type="float">
            <text:p>1267465</text:p>
          </table:table-cell>
          <table:table-cell table:formula="of:=[.N23]-[.N22]" office:value-type="float" office:value="63323" calcext:value-type="float">
            <text:p>63323</text:p>
          </table:table-cell>
          <table:table-cell/>
          <table:table-cell table:formula="of:=AVERAGE([.C23];[.F23];[.I23];[.L23];[.O23])" office:value-type="float" office:value="62087.6" calcext:value-type="float">
            <text:p>62087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24268" calcext:value-type="float">
            <text:p>1324268</text:p>
          </table:table-cell>
          <table:table-cell table:formula="of:=[.B24]-[.B23]" office:value-type="float" office:value="62150" calcext:value-type="float">
            <text:p>62150</text:p>
          </table:table-cell>
          <table:table-cell/>
          <table:table-cell office:value-type="float" office:value="1318791" calcext:value-type="float">
            <text:p>1318791</text:p>
          </table:table-cell>
          <table:table-cell table:formula="of:=[.E24]-[.E23]" office:value-type="float" office:value="65976" calcext:value-type="float">
            <text:p>65976</text:p>
          </table:table-cell>
          <table:table-cell/>
          <table:table-cell office:value-type="float" office:value="1336307" calcext:value-type="float">
            <text:p>1336307</text:p>
          </table:table-cell>
          <table:table-cell table:formula="of:=[.H24]-[.H23]" office:value-type="float" office:value="62647" calcext:value-type="float">
            <text:p>62647</text:p>
          </table:table-cell>
          <table:table-cell/>
          <table:table-cell office:value-type="float" office:value="1315678" calcext:value-type="float">
            <text:p>1315678</text:p>
          </table:table-cell>
          <table:table-cell table:formula="of:=[.K24]-[.K23]" office:value-type="float" office:value="61587" calcext:value-type="float">
            <text:p>61587</text:p>
          </table:table-cell>
          <table:table-cell/>
          <table:table-cell office:value-type="float" office:value="1329565" calcext:value-type="float">
            <text:p>1329565</text:p>
          </table:table-cell>
          <table:table-cell table:formula="of:=[.N24]-[.N23]" office:value-type="float" office:value="62100" calcext:value-type="float">
            <text:p>62100</text:p>
          </table:table-cell>
          <table:table-cell/>
          <table:table-cell table:formula="of:=AVERAGE([.C24];[.F24];[.I24];[.L24];[.O24])" office:value-type="float" office:value="62892" calcext:value-type="float">
            <text:p>628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86334" calcext:value-type="float">
            <text:p>1386334</text:p>
          </table:table-cell>
          <table:table-cell table:formula="of:=[.B25]-[.B24]" office:value-type="float" office:value="62066" calcext:value-type="float">
            <text:p>62066</text:p>
          </table:table-cell>
          <table:table-cell/>
          <table:table-cell office:value-type="float" office:value="1381396" calcext:value-type="float">
            <text:p>1381396</text:p>
          </table:table-cell>
          <table:table-cell table:formula="of:=[.E25]-[.E24]" office:value-type="float" office:value="62605" calcext:value-type="float">
            <text:p>62605</text:p>
          </table:table-cell>
          <table:table-cell/>
          <table:table-cell office:value-type="float" office:value="1398429" calcext:value-type="float">
            <text:p>1398429</text:p>
          </table:table-cell>
          <table:table-cell table:formula="of:=[.H25]-[.H24]" office:value-type="float" office:value="62122" calcext:value-type="float">
            <text:p>62122</text:p>
          </table:table-cell>
          <table:table-cell/>
          <table:table-cell office:value-type="float" office:value="1377687" calcext:value-type="float">
            <text:p>1377687</text:p>
          </table:table-cell>
          <table:table-cell table:formula="of:=[.K25]-[.K24]" office:value-type="float" office:value="62009" calcext:value-type="float">
            <text:p>62009</text:p>
          </table:table-cell>
          <table:table-cell/>
          <table:table-cell office:value-type="float" office:value="1391390" calcext:value-type="float">
            <text:p>1391390</text:p>
          </table:table-cell>
          <table:table-cell table:formula="of:=[.N25]-[.N24]" office:value-type="float" office:value="61825" calcext:value-type="float">
            <text:p>61825</text:p>
          </table:table-cell>
          <table:table-cell/>
          <table:table-cell table:formula="of:=AVERAGE([.C25];[.F25];[.I25];[.L25];[.O25])" office:value-type="float" office:value="62125.4" calcext:value-type="float">
            <text:p>62125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9963" calcext:value-type="float">
            <text:p>1449963</text:p>
          </table:table-cell>
          <table:table-cell table:formula="of:=[.B26]-[.B25]" office:value-type="float" office:value="63629" calcext:value-type="float">
            <text:p>63629</text:p>
          </table:table-cell>
          <table:table-cell/>
          <table:table-cell office:value-type="float" office:value="1445680" calcext:value-type="float">
            <text:p>1445680</text:p>
          </table:table-cell>
          <table:table-cell table:formula="of:=[.E26]-[.E25]" office:value-type="float" office:value="64284" calcext:value-type="float">
            <text:p>64284</text:p>
          </table:table-cell>
          <table:table-cell/>
          <table:table-cell office:value-type="float" office:value="1461919" calcext:value-type="float">
            <text:p>1461919</text:p>
          </table:table-cell>
          <table:table-cell table:formula="of:=[.H26]-[.H25]" office:value-type="float" office:value="63490" calcext:value-type="float">
            <text:p>63490</text:p>
          </table:table-cell>
          <table:table-cell/>
          <table:table-cell office:value-type="float" office:value="1437809" calcext:value-type="float">
            <text:p>1437809</text:p>
          </table:table-cell>
          <table:table-cell table:formula="of:=[.K26]-[.K25]" office:value-type="float" office:value="60122" calcext:value-type="float">
            <text:p>60122</text:p>
          </table:table-cell>
          <table:table-cell/>
          <table:table-cell office:value-type="float" office:value="1457184" calcext:value-type="float">
            <text:p>1457184</text:p>
          </table:table-cell>
          <table:table-cell table:formula="of:=[.N26]-[.N25]" office:value-type="float" office:value="65794" calcext:value-type="float">
            <text:p>65794</text:p>
          </table:table-cell>
          <table:table-cell/>
          <table:table-cell table:formula="of:=AVERAGE([.C26];[.F26];[.I26];[.L26];[.O26])" office:value-type="float" office:value="63463.8" calcext:value-type="float">
            <text:p>63463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4575" calcext:value-type="float">
            <text:p>1514575</text:p>
          </table:table-cell>
          <table:table-cell table:formula="of:=[.B27]-[.B26]" office:value-type="float" office:value="64612" calcext:value-type="float">
            <text:p>64612</text:p>
          </table:table-cell>
          <table:table-cell/>
          <table:table-cell office:value-type="float" office:value="1506297" calcext:value-type="float">
            <text:p>1506297</text:p>
          </table:table-cell>
          <table:table-cell table:formula="of:=[.E27]-[.E26]" office:value-type="float" office:value="60617" calcext:value-type="float">
            <text:p>60617</text:p>
          </table:table-cell>
          <table:table-cell/>
          <table:table-cell office:value-type="float" office:value="1521097" calcext:value-type="float">
            <text:p>1521097</text:p>
          </table:table-cell>
          <table:table-cell table:formula="of:=[.H27]-[.H26]" office:value-type="float" office:value="59178" calcext:value-type="float">
            <text:p>59178</text:p>
          </table:table-cell>
          <table:table-cell/>
          <table:table-cell office:value-type="float" office:value="1499193" calcext:value-type="float">
            <text:p>1499193</text:p>
          </table:table-cell>
          <table:table-cell table:formula="of:=[.K27]-[.K26]" office:value-type="float" office:value="61384" calcext:value-type="float">
            <text:p>61384</text:p>
          </table:table-cell>
          <table:table-cell/>
          <table:table-cell office:value-type="float" office:value="1517250" calcext:value-type="float">
            <text:p>1517250</text:p>
          </table:table-cell>
          <table:table-cell table:formula="of:=[.N27]-[.N26]" office:value-type="float" office:value="60066" calcext:value-type="float">
            <text:p>60066</text:p>
          </table:table-cell>
          <table:table-cell/>
          <table:table-cell table:formula="of:=AVERAGE([.C27];[.F27];[.I27];[.L27];[.O27])" office:value-type="float" office:value="61171.4" calcext:value-type="float">
            <text:p>61171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79023" calcext:value-type="float">
            <text:p>1579023</text:p>
          </table:table-cell>
          <table:table-cell table:formula="of:=[.B28]-[.B27]" office:value-type="float" office:value="64448" calcext:value-type="float">
            <text:p>64448</text:p>
          </table:table-cell>
          <table:table-cell/>
          <table:table-cell office:value-type="float" office:value="1572082" calcext:value-type="float">
            <text:p>1572082</text:p>
          </table:table-cell>
          <table:table-cell table:formula="of:=[.E28]-[.E27]" office:value-type="float" office:value="65785" calcext:value-type="float">
            <text:p>65785</text:p>
          </table:table-cell>
          <table:table-cell/>
          <table:table-cell office:value-type="float" office:value="1581648" calcext:value-type="float">
            <text:p>1581648</text:p>
          </table:table-cell>
          <table:table-cell table:formula="of:=[.H28]-[.H27]" office:value-type="float" office:value="60551" calcext:value-type="float">
            <text:p>60551</text:p>
          </table:table-cell>
          <table:table-cell/>
          <table:table-cell office:value-type="float" office:value="1560193" calcext:value-type="float">
            <text:p>1560193</text:p>
          </table:table-cell>
          <table:table-cell table:formula="of:=[.K28]-[.K27]" office:value-type="float" office:value="61000" calcext:value-type="float">
            <text:p>61000</text:p>
          </table:table-cell>
          <table:table-cell/>
          <table:table-cell office:value-type="float" office:value="1581419" calcext:value-type="float">
            <text:p>1581419</text:p>
          </table:table-cell>
          <table:table-cell table:formula="of:=[.N28]-[.N27]" office:value-type="float" office:value="64169" calcext:value-type="float">
            <text:p>64169</text:p>
          </table:table-cell>
          <table:table-cell/>
          <table:table-cell table:formula="of:=AVERAGE([.C28];[.F28];[.I28];[.L28];[.O28])" office:value-type="float" office:value="63190.6" calcext:value-type="float">
            <text:p>63190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632" calcext:value-type="float">
            <text:p>1642632</text:p>
          </table:table-cell>
          <table:table-cell table:formula="of:=[.B29]-[.B28]" office:value-type="float" office:value="63609" calcext:value-type="float">
            <text:p>63609</text:p>
          </table:table-cell>
          <table:table-cell/>
          <table:table-cell office:value-type="float" office:value="1634902" calcext:value-type="float">
            <text:p>1634902</text:p>
          </table:table-cell>
          <table:table-cell table:formula="of:=[.E29]-[.E28]" office:value-type="float" office:value="62820" calcext:value-type="float">
            <text:p>62820</text:p>
          </table:table-cell>
          <table:table-cell/>
          <table:table-cell office:value-type="float" office:value="1647093" calcext:value-type="float">
            <text:p>1647093</text:p>
          </table:table-cell>
          <table:table-cell table:formula="of:=[.H29]-[.H28]" office:value-type="float" office:value="65445" calcext:value-type="float">
            <text:p>65445</text:p>
          </table:table-cell>
          <table:table-cell/>
          <table:table-cell office:value-type="float" office:value="1622716" calcext:value-type="float">
            <text:p>1622716</text:p>
          </table:table-cell>
          <table:table-cell table:formula="of:=[.K29]-[.K28]" office:value-type="float" office:value="62523" calcext:value-type="float">
            <text:p>62523</text:p>
          </table:table-cell>
          <table:table-cell/>
          <table:table-cell office:value-type="float" office:value="1641096" calcext:value-type="float">
            <text:p>1641096</text:p>
          </table:table-cell>
          <table:table-cell table:formula="of:=[.N29]-[.N28]" office:value-type="float" office:value="59677" calcext:value-type="float">
            <text:p>59677</text:p>
          </table:table-cell>
          <table:table-cell/>
          <table:table-cell table:formula="of:=AVERAGE([.C29];[.F29];[.I29];[.L29];[.O29])" office:value-type="float" office:value="62814.8" calcext:value-type="float">
            <text:p>6281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5990" calcext:value-type="float">
            <text:p>1705990</text:p>
          </table:table-cell>
          <table:table-cell table:formula="of:=[.B30]-[.B29]" office:value-type="float" office:value="63358" calcext:value-type="float">
            <text:p>63358</text:p>
          </table:table-cell>
          <table:table-cell/>
          <table:table-cell office:value-type="float" office:value="1696379" calcext:value-type="float">
            <text:p>1696379</text:p>
          </table:table-cell>
          <table:table-cell table:formula="of:=[.E30]-[.E29]" office:value-type="float" office:value="61477" calcext:value-type="float">
            <text:p>61477</text:p>
          </table:table-cell>
          <table:table-cell/>
          <table:table-cell office:value-type="float" office:value="1712733" calcext:value-type="float">
            <text:p>1712733</text:p>
          </table:table-cell>
          <table:table-cell table:formula="of:=[.H30]-[.H29]" office:value-type="float" office:value="65640" calcext:value-type="float">
            <text:p>65640</text:p>
          </table:table-cell>
          <table:table-cell/>
          <table:table-cell office:value-type="float" office:value="1685733" calcext:value-type="float">
            <text:p>1685733</text:p>
          </table:table-cell>
          <table:table-cell table:formula="of:=[.K30]-[.K29]" office:value-type="float" office:value="63017" calcext:value-type="float">
            <text:p>63017</text:p>
          </table:table-cell>
          <table:table-cell/>
          <table:table-cell office:value-type="float" office:value="1701521" calcext:value-type="float">
            <text:p>1701521</text:p>
          </table:table-cell>
          <table:table-cell table:formula="of:=[.N30]-[.N29]" office:value-type="float" office:value="60425" calcext:value-type="float">
            <text:p>60425</text:p>
          </table:table-cell>
          <table:table-cell/>
          <table:table-cell table:formula="of:=AVERAGE([.C30];[.F30];[.I30];[.L30];[.O30])" office:value-type="float" office:value="62783.4" calcext:value-type="float">
            <text:p>62783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68766" calcext:value-type="float">
            <text:p>1768766</text:p>
          </table:table-cell>
          <table:table-cell table:formula="of:=[.B31]-[.B30]" office:value-type="float" office:value="62776" calcext:value-type="float">
            <text:p>62776</text:p>
          </table:table-cell>
          <table:table-cell/>
          <table:table-cell office:value-type="float" office:value="1756993" calcext:value-type="float">
            <text:p>1756993</text:p>
          </table:table-cell>
          <table:table-cell table:formula="of:=[.E31]-[.E30]" office:value-type="float" office:value="60614" calcext:value-type="float">
            <text:p>60614</text:p>
          </table:table-cell>
          <table:table-cell/>
          <table:table-cell office:value-type="float" office:value="1774808" calcext:value-type="float">
            <text:p>1774808</text:p>
          </table:table-cell>
          <table:table-cell table:formula="of:=[.H31]-[.H30]" office:value-type="float" office:value="62075" calcext:value-type="float">
            <text:p>62075</text:p>
          </table:table-cell>
          <table:table-cell/>
          <table:table-cell office:value-type="float" office:value="1747418" calcext:value-type="float">
            <text:p>1747418</text:p>
          </table:table-cell>
          <table:table-cell table:formula="of:=[.K31]-[.K30]" office:value-type="float" office:value="61685" calcext:value-type="float">
            <text:p>61685</text:p>
          </table:table-cell>
          <table:table-cell/>
          <table:table-cell office:value-type="float" office:value="1764781" calcext:value-type="float">
            <text:p>1764781</text:p>
          </table:table-cell>
          <table:table-cell table:formula="of:=[.N31]-[.N30]" office:value-type="float" office:value="63260" calcext:value-type="float">
            <text:p>63260</text:p>
          </table:table-cell>
          <table:table-cell/>
          <table:table-cell table:formula="of:=AVERAGE([.C31];[.F31];[.I31];[.L31];[.O31])" office:value-type="float" office:value="62082" calcext:value-type="float">
            <text:p>620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121" calcext:value-type="float">
            <text:p>1831121</text:p>
          </table:table-cell>
          <table:table-cell table:formula="of:=[.B32]-[.B31]" office:value-type="float" office:value="62355" calcext:value-type="float">
            <text:p>62355</text:p>
          </table:table-cell>
          <table:table-cell/>
          <table:table-cell office:value-type="float" office:value="1818769" calcext:value-type="float">
            <text:p>1818769</text:p>
          </table:table-cell>
          <table:table-cell table:formula="of:=[.E32]-[.E31]" office:value-type="float" office:value="61776" calcext:value-type="float">
            <text:p>61776</text:p>
          </table:table-cell>
          <table:table-cell/>
          <table:table-cell office:value-type="float" office:value="1835757" calcext:value-type="float">
            <text:p>1835757</text:p>
          </table:table-cell>
          <table:table-cell table:formula="of:=[.H32]-[.H31]" office:value-type="float" office:value="60949" calcext:value-type="float">
            <text:p>60949</text:p>
          </table:table-cell>
          <table:table-cell/>
          <table:table-cell office:value-type="float" office:value="1812333" calcext:value-type="float">
            <text:p>1812333</text:p>
          </table:table-cell>
          <table:table-cell table:formula="of:=[.K32]-[.K31]" office:value-type="float" office:value="64915" calcext:value-type="float">
            <text:p>64915</text:p>
          </table:table-cell>
          <table:table-cell/>
          <table:table-cell office:value-type="float" office:value="1827221" calcext:value-type="float">
            <text:p>1827221</text:p>
          </table:table-cell>
          <table:table-cell table:formula="of:=[.N32]-[.N31]" office:value-type="float" office:value="62440" calcext:value-type="float">
            <text:p>62440</text:p>
          </table:table-cell>
          <table:table-cell/>
          <table:table-cell table:formula="of:=AVERAGE([.C32];[.F32];[.I32];[.L32];[.O32])" office:value-type="float" office:value="62487" calcext:value-type="float">
            <text:p>62487</text:p>
          </table:table-cell>
        </table:table-row>
      </table:table>
      <table:table table:name="Gatling 2.2" table:style-name="ta1">
        <table:shapes>
          <draw:frame draw:z-index="0" draw:style-name="gr1" draw:text-style-name="P1" svg:width="9in" svg:height="4in" svg:x="2.6665in" svg:y="0in">
            <draw:object draw:notify-on-update-of-ranges="'Gatling 2.2'.A1:'Gatling 2.2'.A1 'Gatling 2.2'.B1:'Gatling 2.2'.B1 'Gatling 2.2'.A2:'Gatling 2.2'.A2 'Gatling 2.2'.B2:'Gatling 2.2'.B2 'Gatling 2.2'.A3:'Gatling 2.2'.A3 'Gatling 2.2'.B3:'Gatling 2.2'.B3 'Gatling 2.2'.A4:'Gatling 2.2'.A4 'Gatling 2.2'.B4:'Gatling 2.2'.B4 'Gatling 2.2'.A5:'Gatling 2.2'.A5 'Gatling 2.2'.B5:'Gatling 2.2'.B5 'Gatling 2.2'.A6:'Gatling 2.2'.A6 'Gatling 2.2'.B6:'Gatling 2.2'.B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918599" calcext:value-type="float">
            <text:p>1918599</text:p>
          </table:table-cell>
          <table:table-cell table:formula="of:=[.B1]/300" office:value-type="float" office:value="6395.33" calcext:value-type="float">
            <text:p>6395.33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952562" calcext:value-type="float">
            <text:p>1952562</text:p>
          </table:table-cell>
          <table:table-cell table:formula="of:=[.B2]/300" office:value-type="float" office:value="6508.54" calcext:value-type="float">
            <text:p>6508.5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913446" calcext:value-type="float">
            <text:p>1913446</text:p>
          </table:table-cell>
          <table:table-cell table:formula="of:=[.B3]/300" office:value-type="float" office:value="6378.15333333333" calcext:value-type="float">
            <text:p>6378.15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935923" calcext:value-type="float">
            <text:p>1935923</text:p>
          </table:table-cell>
          <table:table-cell table:formula="of:=[.B4]/300" office:value-type="float" office:value="6453.07666666667" calcext:value-type="float">
            <text:p>6453.0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905032" calcext:value-type="float">
            <text:p>1905032</text:p>
          </table:table-cell>
          <table:table-cell table:formula="of:=[.B5]/300" office:value-type="float" office:value="6350.10666666667" calcext:value-type="float">
            <text:p>6350.1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925112.4" calcext:value-type="float">
            <text:p>1925112.4</text:p>
          </table:table-cell>
          <table:table-cell table:formula="of:=[.B6]/300" office:value-type="float" office:value="6417.04133333333" calcext:value-type="float">
            <text:p>6417.04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7530" calcext:value-type="float">
            <text:p>47530</text:p>
          </table:table-cell>
          <table:table-cell table:style-name="Default"/>
        </table:table-row>
      </table:table>
      <table:table table:name="Gatling 2.2 distr" table:style-name="ta1">
        <table:shapes>
          <draw:frame draw:z-index="0" draw:style-name="gr1" draw:text-style-name="P1" svg:width="9in" svg:height="4in" svg:x="3.1567in" svg:y="3.198in">
            <draw:object draw:notify-on-update-of-ranges="'Gatling 2.2 distr'.A2:'Gatling 2.2 distr'.A32 'Gatling 2.2 distr'.Q2:'Gatling 2.2 distr'.Q3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61" calcext:value-type="float">
            <text:p>25261</text:p>
          </table:table-cell>
          <table:table-cell table:formula="of:=[.B3]-[.B2]" office:value-type="float" office:value="25261" calcext:value-type="float">
            <text:p>25261</text:p>
          </table:table-cell>
          <table:table-cell/>
          <table:table-cell office:value-type="float" office:value="29412" calcext:value-type="float">
            <text:p>29412</text:p>
          </table:table-cell>
          <table:table-cell table:formula="of:=[.E3]-[.E2]" office:value-type="float" office:value="29412" calcext:value-type="float">
            <text:p>29412</text:p>
          </table:table-cell>
          <table:table-cell/>
          <table:table-cell office:value-type="float" office:value="27079" calcext:value-type="float">
            <text:p>27079</text:p>
          </table:table-cell>
          <table:table-cell table:formula="of:=[.H3]-[.H2]" office:value-type="float" office:value="27079" calcext:value-type="float">
            <text:p>27079</text:p>
          </table:table-cell>
          <table:table-cell/>
          <table:table-cell office:value-type="float" office:value="25160" calcext:value-type="float">
            <text:p>25160</text:p>
          </table:table-cell>
          <table:table-cell table:formula="of:=[.K3]-[.K2]" office:value-type="float" office:value="25160" calcext:value-type="float">
            <text:p>25160</text:p>
          </table:table-cell>
          <table:table-cell/>
          <table:table-cell office:value-type="float" office:value="26064" calcext:value-type="float">
            <text:p>26064</text:p>
          </table:table-cell>
          <table:table-cell table:formula="of:=[.N3]-[.N2]" office:value-type="float" office:value="26064" calcext:value-type="float">
            <text:p>26064</text:p>
          </table:table-cell>
          <table:table-cell/>
          <table:table-cell table:formula="of:=AVERAGE([.C3];[.F3];[.I3];[.L3];[.O3])" office:value-type="float" office:value="26595.2" calcext:value-type="float">
            <text:p>2659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175" calcext:value-type="float">
            <text:p>86175</text:p>
          </table:table-cell>
          <table:table-cell table:formula="of:=[.B4]-[.B3]" office:value-type="float" office:value="60914" calcext:value-type="float">
            <text:p>60914</text:p>
          </table:table-cell>
          <table:table-cell/>
          <table:table-cell office:value-type="float" office:value="96767" calcext:value-type="float">
            <text:p>96767</text:p>
          </table:table-cell>
          <table:table-cell table:formula="of:=[.E4]-[.E3]" office:value-type="float" office:value="67355" calcext:value-type="float">
            <text:p>67355</text:p>
          </table:table-cell>
          <table:table-cell/>
          <table:table-cell office:value-type="float" office:value="84805" calcext:value-type="float">
            <text:p>84805</text:p>
          </table:table-cell>
          <table:table-cell table:formula="of:=[.H4]-[.H3]" office:value-type="float" office:value="57726" calcext:value-type="float">
            <text:p>57726</text:p>
          </table:table-cell>
          <table:table-cell/>
          <table:table-cell office:value-type="float" office:value="90814" calcext:value-type="float">
            <text:p>90814</text:p>
          </table:table-cell>
          <table:table-cell table:formula="of:=[.K4]-[.K3]" office:value-type="float" office:value="65654" calcext:value-type="float">
            <text:p>65654</text:p>
          </table:table-cell>
          <table:table-cell/>
          <table:table-cell office:value-type="float" office:value="92167" calcext:value-type="float">
            <text:p>92167</text:p>
          </table:table-cell>
          <table:table-cell table:formula="of:=[.N4]-[.N3]" office:value-type="float" office:value="66103" calcext:value-type="float">
            <text:p>66103</text:p>
          </table:table-cell>
          <table:table-cell/>
          <table:table-cell table:formula="of:=AVERAGE([.C4];[.F4];[.I4];[.L4];[.O4])" office:value-type="float" office:value="63550.4" calcext:value-type="float">
            <text:p>6355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2980" calcext:value-type="float">
            <text:p>152980</text:p>
          </table:table-cell>
          <table:table-cell table:formula="of:=[.B5]-[.B4]" office:value-type="float" office:value="66805" calcext:value-type="float">
            <text:p>66805</text:p>
          </table:table-cell>
          <table:table-cell/>
          <table:table-cell office:value-type="float" office:value="166557" calcext:value-type="float">
            <text:p>166557</text:p>
          </table:table-cell>
          <table:table-cell table:formula="of:=[.E5]-[.E4]" office:value-type="float" office:value="69790" calcext:value-type="float">
            <text:p>69790</text:p>
          </table:table-cell>
          <table:table-cell/>
          <table:table-cell office:value-type="float" office:value="148825" calcext:value-type="float">
            <text:p>148825</text:p>
          </table:table-cell>
          <table:table-cell table:formula="of:=[.H5]-[.H4]" office:value-type="float" office:value="64020" calcext:value-type="float">
            <text:p>64020</text:p>
          </table:table-cell>
          <table:table-cell/>
          <table:table-cell office:value-type="float" office:value="156475" calcext:value-type="float">
            <text:p>156475</text:p>
          </table:table-cell>
          <table:table-cell table:formula="of:=[.K5]-[.K4]" office:value-type="float" office:value="65661" calcext:value-type="float">
            <text:p>65661</text:p>
          </table:table-cell>
          <table:table-cell/>
          <table:table-cell office:value-type="float" office:value="157020" calcext:value-type="float">
            <text:p>157020</text:p>
          </table:table-cell>
          <table:table-cell table:formula="of:=[.N5]-[.N4]" office:value-type="float" office:value="64853" calcext:value-type="float">
            <text:p>64853</text:p>
          </table:table-cell>
          <table:table-cell/>
          <table:table-cell table:formula="of:=AVERAGE([.C5];[.F5];[.I5];[.L5];[.O5])" office:value-type="float" office:value="66225.8" calcext:value-type="float">
            <text:p>6622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686" calcext:value-type="float">
            <text:p>214686</text:p>
          </table:table-cell>
          <table:table-cell table:formula="of:=[.B6]-[.B5]" office:value-type="float" office:value="61706" calcext:value-type="float">
            <text:p>61706</text:p>
          </table:table-cell>
          <table:table-cell/>
          <table:table-cell office:value-type="float" office:value="230408" calcext:value-type="float">
            <text:p>230408</text:p>
          </table:table-cell>
          <table:table-cell table:formula="of:=[.E6]-[.E5]" office:value-type="float" office:value="63851" calcext:value-type="float">
            <text:p>63851</text:p>
          </table:table-cell>
          <table:table-cell/>
          <table:table-cell office:value-type="float" office:value="213299" calcext:value-type="float">
            <text:p>213299</text:p>
          </table:table-cell>
          <table:table-cell table:formula="of:=[.H6]-[.H5]" office:value-type="float" office:value="64474" calcext:value-type="float">
            <text:p>64474</text:p>
          </table:table-cell>
          <table:table-cell/>
          <table:table-cell office:value-type="float" office:value="221380" calcext:value-type="float">
            <text:p>221380</text:p>
          </table:table-cell>
          <table:table-cell table:formula="of:=[.K6]-[.K5]" office:value-type="float" office:value="64905" calcext:value-type="float">
            <text:p>64905</text:p>
          </table:table-cell>
          <table:table-cell/>
          <table:table-cell office:value-type="float" office:value="221247" calcext:value-type="float">
            <text:p>221247</text:p>
          </table:table-cell>
          <table:table-cell table:formula="of:=[.N6]-[.N5]" office:value-type="float" office:value="64227" calcext:value-type="float">
            <text:p>64227</text:p>
          </table:table-cell>
          <table:table-cell/>
          <table:table-cell table:formula="of:=AVERAGE([.C6];[.F6];[.I6];[.L6];[.O6])" office:value-type="float" office:value="63832.6" calcext:value-type="float">
            <text:p>6383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1484" calcext:value-type="float">
            <text:p>281484</text:p>
          </table:table-cell>
          <table:table-cell table:formula="of:=[.B7]-[.B6]" office:value-type="float" office:value="66798" calcext:value-type="float">
            <text:p>66798</text:p>
          </table:table-cell>
          <table:table-cell/>
          <table:table-cell office:value-type="float" office:value="293490" calcext:value-type="float">
            <text:p>293490</text:p>
          </table:table-cell>
          <table:table-cell table:formula="of:=[.E7]-[.E6]" office:value-type="float" office:value="63082" calcext:value-type="float">
            <text:p>63082</text:p>
          </table:table-cell>
          <table:table-cell/>
          <table:table-cell office:value-type="float" office:value="281791" calcext:value-type="float">
            <text:p>281791</text:p>
          </table:table-cell>
          <table:table-cell table:formula="of:=[.H7]-[.H6]" office:value-type="float" office:value="68492" calcext:value-type="float">
            <text:p>68492</text:p>
          </table:table-cell>
          <table:table-cell/>
          <table:table-cell office:value-type="float" office:value="287266" calcext:value-type="float">
            <text:p>287266</text:p>
          </table:table-cell>
          <table:table-cell table:formula="of:=[.K7]-[.K6]" office:value-type="float" office:value="65886" calcext:value-type="float">
            <text:p>65886</text:p>
          </table:table-cell>
          <table:table-cell/>
          <table:table-cell office:value-type="float" office:value="285937" calcext:value-type="float">
            <text:p>285937</text:p>
          </table:table-cell>
          <table:table-cell table:formula="of:=[.N7]-[.N6]" office:value-type="float" office:value="64690" calcext:value-type="float">
            <text:p>64690</text:p>
          </table:table-cell>
          <table:table-cell/>
          <table:table-cell table:formula="of:=AVERAGE([.C7];[.F7];[.I7];[.L7];[.O7])" office:value-type="float" office:value="65789.6" calcext:value-type="float">
            <text:p>6578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4386" calcext:value-type="float">
            <text:p>344386</text:p>
          </table:table-cell>
          <table:table-cell table:formula="of:=[.B8]-[.B7]" office:value-type="float" office:value="62902" calcext:value-type="float">
            <text:p>62902</text:p>
          </table:table-cell>
          <table:table-cell/>
          <table:table-cell office:value-type="float" office:value="359660" calcext:value-type="float">
            <text:p>359660</text:p>
          </table:table-cell>
          <table:table-cell table:formula="of:=[.E8]-[.E7]" office:value-type="float" office:value="66170" calcext:value-type="float">
            <text:p>66170</text:p>
          </table:table-cell>
          <table:table-cell/>
          <table:table-cell office:value-type="float" office:value="347526" calcext:value-type="float">
            <text:p>347526</text:p>
          </table:table-cell>
          <table:table-cell table:formula="of:=[.H8]-[.H7]" office:value-type="float" office:value="65735" calcext:value-type="float">
            <text:p>65735</text:p>
          </table:table-cell>
          <table:table-cell/>
          <table:table-cell office:value-type="float" office:value="353374" calcext:value-type="float">
            <text:p>353374</text:p>
          </table:table-cell>
          <table:table-cell table:formula="of:=[.K8]-[.K7]" office:value-type="float" office:value="66108" calcext:value-type="float">
            <text:p>66108</text:p>
          </table:table-cell>
          <table:table-cell/>
          <table:table-cell office:value-type="float" office:value="352421" calcext:value-type="float">
            <text:p>352421</text:p>
          </table:table-cell>
          <table:table-cell table:formula="of:=[.N8]-[.N7]" office:value-type="float" office:value="66484" calcext:value-type="float">
            <text:p>66484</text:p>
          </table:table-cell>
          <table:table-cell/>
          <table:table-cell table:formula="of:=AVERAGE([.C8];[.F8];[.I8];[.L8];[.O8])" office:value-type="float" office:value="65479.8" calcext:value-type="float">
            <text:p>6547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0852" calcext:value-type="float">
            <text:p>410852</text:p>
          </table:table-cell>
          <table:table-cell table:formula="of:=[.B9]-[.B8]" office:value-type="float" office:value="66466" calcext:value-type="float">
            <text:p>66466</text:p>
          </table:table-cell>
          <table:table-cell/>
          <table:table-cell office:value-type="float" office:value="423635" calcext:value-type="float">
            <text:p>423635</text:p>
          </table:table-cell>
          <table:table-cell table:formula="of:=[.E9]-[.E8]" office:value-type="float" office:value="63975" calcext:value-type="float">
            <text:p>63975</text:p>
          </table:table-cell>
          <table:table-cell/>
          <table:table-cell office:value-type="float" office:value="411250" calcext:value-type="float">
            <text:p>411250</text:p>
          </table:table-cell>
          <table:table-cell table:formula="of:=[.H9]-[.H8]" office:value-type="float" office:value="63724" calcext:value-type="float">
            <text:p>63724</text:p>
          </table:table-cell>
          <table:table-cell/>
          <table:table-cell office:value-type="float" office:value="419728" calcext:value-type="float">
            <text:p>419728</text:p>
          </table:table-cell>
          <table:table-cell table:formula="of:=[.K9]-[.K8]" office:value-type="float" office:value="66354" calcext:value-type="float">
            <text:p>66354</text:p>
          </table:table-cell>
          <table:table-cell/>
          <table:table-cell office:value-type="float" office:value="415985" calcext:value-type="float">
            <text:p>415985</text:p>
          </table:table-cell>
          <table:table-cell table:formula="of:=[.N9]-[.N8]" office:value-type="float" office:value="63564" calcext:value-type="float">
            <text:p>63564</text:p>
          </table:table-cell>
          <table:table-cell/>
          <table:table-cell table:formula="of:=AVERAGE([.C9];[.F9];[.I9];[.L9];[.O9])" office:value-type="float" office:value="64816.6" calcext:value-type="float">
            <text:p>64816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5015" calcext:value-type="float">
            <text:p>475015</text:p>
          </table:table-cell>
          <table:table-cell table:formula="of:=[.B10]-[.B9]" office:value-type="float" office:value="64163" calcext:value-type="float">
            <text:p>64163</text:p>
          </table:table-cell>
          <table:table-cell/>
          <table:table-cell office:value-type="float" office:value="487409" calcext:value-type="float">
            <text:p>487409</text:p>
          </table:table-cell>
          <table:table-cell table:formula="of:=[.E10]-[.E9]" office:value-type="float" office:value="63774" calcext:value-type="float">
            <text:p>63774</text:p>
          </table:table-cell>
          <table:table-cell/>
          <table:table-cell office:value-type="float" office:value="478553" calcext:value-type="float">
            <text:p>478553</text:p>
          </table:table-cell>
          <table:table-cell table:formula="of:=[.H10]-[.H9]" office:value-type="float" office:value="67303" calcext:value-type="float">
            <text:p>67303</text:p>
          </table:table-cell>
          <table:table-cell/>
          <table:table-cell office:value-type="float" office:value="485423" calcext:value-type="float">
            <text:p>485423</text:p>
          </table:table-cell>
          <table:table-cell table:formula="of:=[.K10]-[.K9]" office:value-type="float" office:value="65695" calcext:value-type="float">
            <text:p>65695</text:p>
          </table:table-cell>
          <table:table-cell/>
          <table:table-cell office:value-type="float" office:value="481079" calcext:value-type="float">
            <text:p>481079</text:p>
          </table:table-cell>
          <table:table-cell table:formula="of:=[.N10]-[.N9]" office:value-type="float" office:value="65094" calcext:value-type="float">
            <text:p>65094</text:p>
          </table:table-cell>
          <table:table-cell/>
          <table:table-cell table:formula="of:=AVERAGE([.C10];[.F10];[.I10];[.L10];[.O10])" office:value-type="float" office:value="65205.8" calcext:value-type="float">
            <text:p>65205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343" calcext:value-type="float">
            <text:p>538343</text:p>
          </table:table-cell>
          <table:table-cell table:formula="of:=[.B11]-[.B10]" office:value-type="float" office:value="63328" calcext:value-type="float">
            <text:p>63328</text:p>
          </table:table-cell>
          <table:table-cell/>
          <table:table-cell office:value-type="float" office:value="555461" calcext:value-type="float">
            <text:p>555461</text:p>
          </table:table-cell>
          <table:table-cell table:formula="of:=[.E11]-[.E10]" office:value-type="float" office:value="68052" calcext:value-type="float">
            <text:p>68052</text:p>
          </table:table-cell>
          <table:table-cell/>
          <table:table-cell office:value-type="float" office:value="545842" calcext:value-type="float">
            <text:p>545842</text:p>
          </table:table-cell>
          <table:table-cell table:formula="of:=[.H11]-[.H10]" office:value-type="float" office:value="67289" calcext:value-type="float">
            <text:p>67289</text:p>
          </table:table-cell>
          <table:table-cell/>
          <table:table-cell office:value-type="float" office:value="550968" calcext:value-type="float">
            <text:p>550968</text:p>
          </table:table-cell>
          <table:table-cell table:formula="of:=[.K11]-[.K10]" office:value-type="float" office:value="65545" calcext:value-type="float">
            <text:p>65545</text:p>
          </table:table-cell>
          <table:table-cell/>
          <table:table-cell office:value-type="float" office:value="546864" calcext:value-type="float">
            <text:p>546864</text:p>
          </table:table-cell>
          <table:table-cell table:formula="of:=[.N11]-[.N10]" office:value-type="float" office:value="65785" calcext:value-type="float">
            <text:p>65785</text:p>
          </table:table-cell>
          <table:table-cell/>
          <table:table-cell table:formula="of:=AVERAGE([.C11];[.F11];[.I11];[.L11];[.O11])" office:value-type="float" office:value="65999.8" calcext:value-type="float">
            <text:p>6599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6430" calcext:value-type="float">
            <text:p>606430</text:p>
          </table:table-cell>
          <table:table-cell table:formula="of:=[.B12]-[.B11]" office:value-type="float" office:value="68087" calcext:value-type="float">
            <text:p>68087</text:p>
          </table:table-cell>
          <table:table-cell/>
          <table:table-cell office:value-type="float" office:value="623676" calcext:value-type="float">
            <text:p>623676</text:p>
          </table:table-cell>
          <table:table-cell table:formula="of:=[.E12]-[.E11]" office:value-type="float" office:value="68215" calcext:value-type="float">
            <text:p>68215</text:p>
          </table:table-cell>
          <table:table-cell/>
          <table:table-cell office:value-type="float" office:value="610479" calcext:value-type="float">
            <text:p>610479</text:p>
          </table:table-cell>
          <table:table-cell table:formula="of:=[.H12]-[.H11]" office:value-type="float" office:value="64637" calcext:value-type="float">
            <text:p>64637</text:p>
          </table:table-cell>
          <table:table-cell/>
          <table:table-cell office:value-type="float" office:value="616663" calcext:value-type="float">
            <text:p>616663</text:p>
          </table:table-cell>
          <table:table-cell table:formula="of:=[.K12]-[.K11]" office:value-type="float" office:value="65695" calcext:value-type="float">
            <text:p>65695</text:p>
          </table:table-cell>
          <table:table-cell/>
          <table:table-cell office:value-type="float" office:value="613567" calcext:value-type="float">
            <text:p>613567</text:p>
          </table:table-cell>
          <table:table-cell table:formula="of:=[.N12]-[.N11]" office:value-type="float" office:value="66703" calcext:value-type="float">
            <text:p>66703</text:p>
          </table:table-cell>
          <table:table-cell/>
          <table:table-cell table:formula="of:=AVERAGE([.C12];[.F12];[.I12];[.L12];[.O12])" office:value-type="float" office:value="66667.4" calcext:value-type="float">
            <text:p>66667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2255" calcext:value-type="float">
            <text:p>672255</text:p>
          </table:table-cell>
          <table:table-cell table:formula="of:=[.B13]-[.B12]" office:value-type="float" office:value="65825" calcext:value-type="float">
            <text:p>65825</text:p>
          </table:table-cell>
          <table:table-cell/>
          <table:table-cell office:value-type="float" office:value="691775" calcext:value-type="float">
            <text:p>691775</text:p>
          </table:table-cell>
          <table:table-cell table:formula="of:=[.E13]-[.E12]" office:value-type="float" office:value="68099" calcext:value-type="float">
            <text:p>68099</text:p>
          </table:table-cell>
          <table:table-cell/>
          <table:table-cell office:value-type="float" office:value="674317" calcext:value-type="float">
            <text:p>674317</text:p>
          </table:table-cell>
          <table:table-cell table:formula="of:=[.H13]-[.H12]" office:value-type="float" office:value="63838" calcext:value-type="float">
            <text:p>63838</text:p>
          </table:table-cell>
          <table:table-cell/>
          <table:table-cell office:value-type="float" office:value="681725" calcext:value-type="float">
            <text:p>681725</text:p>
          </table:table-cell>
          <table:table-cell table:formula="of:=[.K13]-[.K12]" office:value-type="float" office:value="65062" calcext:value-type="float">
            <text:p>65062</text:p>
          </table:table-cell>
          <table:table-cell/>
          <table:table-cell office:value-type="float" office:value="677862" calcext:value-type="float">
            <text:p>677862</text:p>
          </table:table-cell>
          <table:table-cell table:formula="of:=[.N13]-[.N12]" office:value-type="float" office:value="64295" calcext:value-type="float">
            <text:p>64295</text:p>
          </table:table-cell>
          <table:table-cell/>
          <table:table-cell table:formula="of:=AVERAGE([.C13];[.F13];[.I13];[.L13];[.O13])" office:value-type="float" office:value="65423.8" calcext:value-type="float">
            <text:p>6542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7362" calcext:value-type="float">
            <text:p>737362</text:p>
          </table:table-cell>
          <table:table-cell table:formula="of:=[.B14]-[.B13]" office:value-type="float" office:value="65107" calcext:value-type="float">
            <text:p>65107</text:p>
          </table:table-cell>
          <table:table-cell/>
          <table:table-cell office:value-type="float" office:value="759483" calcext:value-type="float">
            <text:p>759483</text:p>
          </table:table-cell>
          <table:table-cell table:formula="of:=[.E14]-[.E13]" office:value-type="float" office:value="67708" calcext:value-type="float">
            <text:p>67708</text:p>
          </table:table-cell>
          <table:table-cell/>
          <table:table-cell office:value-type="float" office:value="738286" calcext:value-type="float">
            <text:p>738286</text:p>
          </table:table-cell>
          <table:table-cell table:formula="of:=[.H14]-[.H13]" office:value-type="float" office:value="63969" calcext:value-type="float">
            <text:p>63969</text:p>
          </table:table-cell>
          <table:table-cell/>
          <table:table-cell office:value-type="float" office:value="746186" calcext:value-type="float">
            <text:p>746186</text:p>
          </table:table-cell>
          <table:table-cell table:formula="of:=[.K14]-[.K13]" office:value-type="float" office:value="64461" calcext:value-type="float">
            <text:p>64461</text:p>
          </table:table-cell>
          <table:table-cell/>
          <table:table-cell office:value-type="float" office:value="742081" calcext:value-type="float">
            <text:p>742081</text:p>
          </table:table-cell>
          <table:table-cell table:formula="of:=[.N14]-[.N13]" office:value-type="float" office:value="64219" calcext:value-type="float">
            <text:p>64219</text:p>
          </table:table-cell>
          <table:table-cell/>
          <table:table-cell table:formula="of:=AVERAGE([.C14];[.F14];[.I14];[.L14];[.O14])" office:value-type="float" office:value="65092.8" calcext:value-type="float">
            <text:p>6509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3518" calcext:value-type="float">
            <text:p>803518</text:p>
          </table:table-cell>
          <table:table-cell table:formula="of:=[.B15]-[.B14]" office:value-type="float" office:value="66156" calcext:value-type="float">
            <text:p>66156</text:p>
          </table:table-cell>
          <table:table-cell/>
          <table:table-cell office:value-type="float" office:value="826870" calcext:value-type="float">
            <text:p>826870</text:p>
          </table:table-cell>
          <table:table-cell table:formula="of:=[.E15]-[.E14]" office:value-type="float" office:value="67387" calcext:value-type="float">
            <text:p>67387</text:p>
          </table:table-cell>
          <table:table-cell/>
          <table:table-cell office:value-type="float" office:value="804583" calcext:value-type="float">
            <text:p>804583</text:p>
          </table:table-cell>
          <table:table-cell table:formula="of:=[.H15]-[.H14]" office:value-type="float" office:value="66297" calcext:value-type="float">
            <text:p>66297</text:p>
          </table:table-cell>
          <table:table-cell/>
          <table:table-cell office:value-type="float" office:value="811558" calcext:value-type="float">
            <text:p>811558</text:p>
          </table:table-cell>
          <table:table-cell table:formula="of:=[.K15]-[.K14]" office:value-type="float" office:value="65372" calcext:value-type="float">
            <text:p>65372</text:p>
          </table:table-cell>
          <table:table-cell/>
          <table:table-cell office:value-type="float" office:value="807182" calcext:value-type="float">
            <text:p>807182</text:p>
          </table:table-cell>
          <table:table-cell table:formula="of:=[.N15]-[.N14]" office:value-type="float" office:value="65101" calcext:value-type="float">
            <text:p>65101</text:p>
          </table:table-cell>
          <table:table-cell/>
          <table:table-cell table:formula="of:=AVERAGE([.C15];[.F15];[.I15];[.L15];[.O15])" office:value-type="float" office:value="66062.6" calcext:value-type="float">
            <text:p>6606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5860" calcext:value-type="float">
            <text:p>865860</text:p>
          </table:table-cell>
          <table:table-cell table:formula="of:=[.B16]-[.B15]" office:value-type="float" office:value="62342" calcext:value-type="float">
            <text:p>62342</text:p>
          </table:table-cell>
          <table:table-cell/>
          <table:table-cell office:value-type="float" office:value="893230" calcext:value-type="float">
            <text:p>893230</text:p>
          </table:table-cell>
          <table:table-cell table:formula="of:=[.E16]-[.E15]" office:value-type="float" office:value="66360" calcext:value-type="float">
            <text:p>66360</text:p>
          </table:table-cell>
          <table:table-cell/>
          <table:table-cell office:value-type="float" office:value="870868" calcext:value-type="float">
            <text:p>870868</text:p>
          </table:table-cell>
          <table:table-cell table:formula="of:=[.H16]-[.H15]" office:value-type="float" office:value="66285" calcext:value-type="float">
            <text:p>66285</text:p>
          </table:table-cell>
          <table:table-cell/>
          <table:table-cell office:value-type="float" office:value="876954" calcext:value-type="float">
            <text:p>876954</text:p>
          </table:table-cell>
          <table:table-cell table:formula="of:=[.K16]-[.K15]" office:value-type="float" office:value="65396" calcext:value-type="float">
            <text:p>65396</text:p>
          </table:table-cell>
          <table:table-cell/>
          <table:table-cell office:value-type="float" office:value="871574" calcext:value-type="float">
            <text:p>871574</text:p>
          </table:table-cell>
          <table:table-cell table:formula="of:=[.N16]-[.N15]" office:value-type="float" office:value="64392" calcext:value-type="float">
            <text:p>64392</text:p>
          </table:table-cell>
          <table:table-cell/>
          <table:table-cell table:formula="of:=AVERAGE([.C16];[.F16];[.I16];[.L16];[.O16])" office:value-type="float" office:value="64955" calcext:value-type="float">
            <text:p>64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1235" calcext:value-type="float">
            <text:p>931235</text:p>
          </table:table-cell>
          <table:table-cell table:formula="of:=[.B17]-[.B16]" office:value-type="float" office:value="65375" calcext:value-type="float">
            <text:p>65375</text:p>
          </table:table-cell>
          <table:table-cell/>
          <table:table-cell office:value-type="float" office:value="959066" calcext:value-type="float">
            <text:p>959066</text:p>
          </table:table-cell>
          <table:table-cell table:formula="of:=[.E17]-[.E16]" office:value-type="float" office:value="65836" calcext:value-type="float">
            <text:p>65836</text:p>
          </table:table-cell>
          <table:table-cell/>
          <table:table-cell office:value-type="float" office:value="937952" calcext:value-type="float">
            <text:p>937952</text:p>
          </table:table-cell>
          <table:table-cell table:formula="of:=[.H17]-[.H16]" office:value-type="float" office:value="67084" calcext:value-type="float">
            <text:p>67084</text:p>
          </table:table-cell>
          <table:table-cell/>
          <table:table-cell office:value-type="float" office:value="940264" calcext:value-type="float">
            <text:p>940264</text:p>
          </table:table-cell>
          <table:table-cell table:formula="of:=[.K17]-[.K16]" office:value-type="float" office:value="63310" calcext:value-type="float">
            <text:p>63310</text:p>
          </table:table-cell>
          <table:table-cell/>
          <table:table-cell office:value-type="float" office:value="936200" calcext:value-type="float">
            <text:p>936200</text:p>
          </table:table-cell>
          <table:table-cell table:formula="of:=[.N17]-[.N16]" office:value-type="float" office:value="64626" calcext:value-type="float">
            <text:p>64626</text:p>
          </table:table-cell>
          <table:table-cell/>
          <table:table-cell table:formula="of:=AVERAGE([.C17];[.F17];[.I17];[.L17];[.O17])" office:value-type="float" office:value="65246.2" calcext:value-type="float">
            <text:p>65246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4811" calcext:value-type="float">
            <text:p>994811</text:p>
          </table:table-cell>
          <table:table-cell table:formula="of:=[.B18]-[.B17]" office:value-type="float" office:value="63576" calcext:value-type="float">
            <text:p>63576</text:p>
          </table:table-cell>
          <table:table-cell/>
          <table:table-cell office:value-type="float" office:value="1025145" calcext:value-type="float">
            <text:p>1025145</text:p>
          </table:table-cell>
          <table:table-cell table:formula="of:=[.E18]-[.E17]" office:value-type="float" office:value="66079" calcext:value-type="float">
            <text:p>66079</text:p>
          </table:table-cell>
          <table:table-cell/>
          <table:table-cell office:value-type="float" office:value="1005283" calcext:value-type="float">
            <text:p>1005283</text:p>
          </table:table-cell>
          <table:table-cell table:formula="of:=[.H18]-[.H17]" office:value-type="float" office:value="67331" calcext:value-type="float">
            <text:p>67331</text:p>
          </table:table-cell>
          <table:table-cell/>
          <table:table-cell office:value-type="float" office:value="1009474" calcext:value-type="float">
            <text:p>1009474</text:p>
          </table:table-cell>
          <table:table-cell table:formula="of:=[.K18]-[.K17]" office:value-type="float" office:value="69210" calcext:value-type="float">
            <text:p>69210</text:p>
          </table:table-cell>
          <table:table-cell/>
          <table:table-cell office:value-type="float" office:value="1001246" calcext:value-type="float">
            <text:p>1001246</text:p>
          </table:table-cell>
          <table:table-cell table:formula="of:=[.N18]-[.N17]" office:value-type="float" office:value="65046" calcext:value-type="float">
            <text:p>65046</text:p>
          </table:table-cell>
          <table:table-cell/>
          <table:table-cell table:formula="of:=AVERAGE([.C18];[.F18];[.I18];[.L18];[.O18])" office:value-type="float" office:value="66248.4" calcext:value-type="float">
            <text:p>6624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1945" calcext:value-type="float">
            <text:p>1061945</text:p>
          </table:table-cell>
          <table:table-cell table:formula="of:=[.B19]-[.B18]" office:value-type="float" office:value="67134" calcext:value-type="float">
            <text:p>67134</text:p>
          </table:table-cell>
          <table:table-cell/>
          <table:table-cell office:value-type="float" office:value="1091924" calcext:value-type="float">
            <text:p>1091924</text:p>
          </table:table-cell>
          <table:table-cell table:formula="of:=[.E19]-[.E18]" office:value-type="float" office:value="66779" calcext:value-type="float">
            <text:p>66779</text:p>
          </table:table-cell>
          <table:table-cell/>
          <table:table-cell office:value-type="float" office:value="1067462" calcext:value-type="float">
            <text:p>1067462</text:p>
          </table:table-cell>
          <table:table-cell table:formula="of:=[.H19]-[.H18]" office:value-type="float" office:value="62179" calcext:value-type="float">
            <text:p>62179</text:p>
          </table:table-cell>
          <table:table-cell/>
          <table:table-cell office:value-type="float" office:value="1076598" calcext:value-type="float">
            <text:p>1076598</text:p>
          </table:table-cell>
          <table:table-cell table:formula="of:=[.K19]-[.K18]" office:value-type="float" office:value="67124" calcext:value-type="float">
            <text:p>67124</text:p>
          </table:table-cell>
          <table:table-cell/>
          <table:table-cell office:value-type="float" office:value="1065003" calcext:value-type="float">
            <text:p>1065003</text:p>
          </table:table-cell>
          <table:table-cell table:formula="of:=[.N19]-[.N18]" office:value-type="float" office:value="63757" calcext:value-type="float">
            <text:p>63757</text:p>
          </table:table-cell>
          <table:table-cell/>
          <table:table-cell table:formula="of:=AVERAGE([.C19];[.F19];[.I19];[.L19];[.O19])" office:value-type="float" office:value="65394.6" calcext:value-type="float">
            <text:p>65394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6513" calcext:value-type="float">
            <text:p>1126513</text:p>
          </table:table-cell>
          <table:table-cell table:formula="of:=[.B20]-[.B19]" office:value-type="float" office:value="64568" calcext:value-type="float">
            <text:p>64568</text:p>
          </table:table-cell>
          <table:table-cell/>
          <table:table-cell office:value-type="float" office:value="1156686" calcext:value-type="float">
            <text:p>1156686</text:p>
          </table:table-cell>
          <table:table-cell table:formula="of:=[.E20]-[.E19]" office:value-type="float" office:value="64762" calcext:value-type="float">
            <text:p>64762</text:p>
          </table:table-cell>
          <table:table-cell/>
          <table:table-cell office:value-type="float" office:value="1131482" calcext:value-type="float">
            <text:p>1131482</text:p>
          </table:table-cell>
          <table:table-cell table:formula="of:=[.H20]-[.H19]" office:value-type="float" office:value="64020" calcext:value-type="float">
            <text:p>64020</text:p>
          </table:table-cell>
          <table:table-cell/>
          <table:table-cell office:value-type="float" office:value="1142249" calcext:value-type="float">
            <text:p>1142249</text:p>
          </table:table-cell>
          <table:table-cell table:formula="of:=[.K20]-[.K19]" office:value-type="float" office:value="65651" calcext:value-type="float">
            <text:p>65651</text:p>
          </table:table-cell>
          <table:table-cell/>
          <table:table-cell office:value-type="float" office:value="1129070" calcext:value-type="float">
            <text:p>1129070</text:p>
          </table:table-cell>
          <table:table-cell table:formula="of:=[.N20]-[.N19]" office:value-type="float" office:value="64067" calcext:value-type="float">
            <text:p>64067</text:p>
          </table:table-cell>
          <table:table-cell/>
          <table:table-cell table:formula="of:=AVERAGE([.C20];[.F20];[.I20];[.L20];[.O20])" office:value-type="float" office:value="64613.6" calcext:value-type="float">
            <text:p>646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91312" calcext:value-type="float">
            <text:p>1191312</text:p>
          </table:table-cell>
          <table:table-cell table:formula="of:=[.B21]-[.B20]" office:value-type="float" office:value="64799" calcext:value-type="float">
            <text:p>64799</text:p>
          </table:table-cell>
          <table:table-cell/>
          <table:table-cell office:value-type="float" office:value="1221977" calcext:value-type="float">
            <text:p>1221977</text:p>
          </table:table-cell>
          <table:table-cell table:formula="of:=[.E21]-[.E20]" office:value-type="float" office:value="65291" calcext:value-type="float">
            <text:p>65291</text:p>
          </table:table-cell>
          <table:table-cell/>
          <table:table-cell office:value-type="float" office:value="1195178" calcext:value-type="float">
            <text:p>1195178</text:p>
          </table:table-cell>
          <table:table-cell table:formula="of:=[.H21]-[.H20]" office:value-type="float" office:value="63696" calcext:value-type="float">
            <text:p>63696</text:p>
          </table:table-cell>
          <table:table-cell/>
          <table:table-cell office:value-type="float" office:value="1209510" calcext:value-type="float">
            <text:p>1209510</text:p>
          </table:table-cell>
          <table:table-cell table:formula="of:=[.K21]-[.K20]" office:value-type="float" office:value="67261" calcext:value-type="float">
            <text:p>67261</text:p>
          </table:table-cell>
          <table:table-cell/>
          <table:table-cell office:value-type="float" office:value="1194827" calcext:value-type="float">
            <text:p>1194827</text:p>
          </table:table-cell>
          <table:table-cell table:formula="of:=[.N21]-[.N20]" office:value-type="float" office:value="65757" calcext:value-type="float">
            <text:p>65757</text:p>
          </table:table-cell>
          <table:table-cell/>
          <table:table-cell table:formula="of:=AVERAGE([.C21];[.F21];[.I21];[.L21];[.O21])" office:value-type="float" office:value="65360.8" calcext:value-type="float">
            <text:p>6536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103" calcext:value-type="float">
            <text:p>1256103</text:p>
          </table:table-cell>
          <table:table-cell table:formula="of:=[.B22]-[.B21]" office:value-type="float" office:value="64791" calcext:value-type="float">
            <text:p>64791</text:p>
          </table:table-cell>
          <table:table-cell/>
          <table:table-cell office:value-type="float" office:value="1286906" calcext:value-type="float">
            <text:p>1286906</text:p>
          </table:table-cell>
          <table:table-cell table:formula="of:=[.E22]-[.E21]" office:value-type="float" office:value="64929" calcext:value-type="float">
            <text:p>64929</text:p>
          </table:table-cell>
          <table:table-cell/>
          <table:table-cell office:value-type="float" office:value="1260207" calcext:value-type="float">
            <text:p>1260207</text:p>
          </table:table-cell>
          <table:table-cell table:formula="of:=[.H22]-[.H21]" office:value-type="float" office:value="65029" calcext:value-type="float">
            <text:p>65029</text:p>
          </table:table-cell>
          <table:table-cell/>
          <table:table-cell office:value-type="float" office:value="1275332" calcext:value-type="float">
            <text:p>1275332</text:p>
          </table:table-cell>
          <table:table-cell table:formula="of:=[.K22]-[.K21]" office:value-type="float" office:value="65822" calcext:value-type="float">
            <text:p>65822</text:p>
          </table:table-cell>
          <table:table-cell/>
          <table:table-cell office:value-type="float" office:value="1262519" calcext:value-type="float">
            <text:p>1262519</text:p>
          </table:table-cell>
          <table:table-cell table:formula="of:=[.N22]-[.N21]" office:value-type="float" office:value="67692" calcext:value-type="float">
            <text:p>67692</text:p>
          </table:table-cell>
          <table:table-cell/>
          <table:table-cell table:formula="of:=AVERAGE([.C22];[.F22];[.I22];[.L22];[.O22])" office:value-type="float" office:value="65652.6" calcext:value-type="float">
            <text:p>6565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2700" calcext:value-type="float">
            <text:p>1322700</text:p>
          </table:table-cell>
          <table:table-cell table:formula="of:=[.B23]-[.B22]" office:value-type="float" office:value="66597" calcext:value-type="float">
            <text:p>66597</text:p>
          </table:table-cell>
          <table:table-cell/>
          <table:table-cell office:value-type="float" office:value="1351709" calcext:value-type="float">
            <text:p>1351709</text:p>
          </table:table-cell>
          <table:table-cell table:formula="of:=[.E23]-[.E22]" office:value-type="float" office:value="64803" calcext:value-type="float">
            <text:p>64803</text:p>
          </table:table-cell>
          <table:table-cell/>
          <table:table-cell office:value-type="float" office:value="1327728" calcext:value-type="float">
            <text:p>1327728</text:p>
          </table:table-cell>
          <table:table-cell table:formula="of:=[.H23]-[.H22]" office:value-type="float" office:value="67521" calcext:value-type="float">
            <text:p>67521</text:p>
          </table:table-cell>
          <table:table-cell/>
          <table:table-cell office:value-type="float" office:value="1342423" calcext:value-type="float">
            <text:p>1342423</text:p>
          </table:table-cell>
          <table:table-cell table:formula="of:=[.K23]-[.K22]" office:value-type="float" office:value="67091" calcext:value-type="float">
            <text:p>67091</text:p>
          </table:table-cell>
          <table:table-cell/>
          <table:table-cell office:value-type="float" office:value="1329665" calcext:value-type="float">
            <text:p>1329665</text:p>
          </table:table-cell>
          <table:table-cell table:formula="of:=[.N23]-[.N22]" office:value-type="float" office:value="67146" calcext:value-type="float">
            <text:p>67146</text:p>
          </table:table-cell>
          <table:table-cell/>
          <table:table-cell table:formula="of:=AVERAGE([.C23];[.F23];[.I23];[.L23];[.O23])" office:value-type="float" office:value="66631.6" calcext:value-type="float">
            <text:p>66631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86506" calcext:value-type="float">
            <text:p>1386506</text:p>
          </table:table-cell>
          <table:table-cell table:formula="of:=[.B24]-[.B23]" office:value-type="float" office:value="63806" calcext:value-type="float">
            <text:p>63806</text:p>
          </table:table-cell>
          <table:table-cell/>
          <table:table-cell office:value-type="float" office:value="1415993" calcext:value-type="float">
            <text:p>1415993</text:p>
          </table:table-cell>
          <table:table-cell table:formula="of:=[.E24]-[.E23]" office:value-type="float" office:value="64284" calcext:value-type="float">
            <text:p>64284</text:p>
          </table:table-cell>
          <table:table-cell/>
          <table:table-cell office:value-type="float" office:value="1393026" calcext:value-type="float">
            <text:p>1393026</text:p>
          </table:table-cell>
          <table:table-cell table:formula="of:=[.H24]-[.H23]" office:value-type="float" office:value="65298" calcext:value-type="float">
            <text:p>65298</text:p>
          </table:table-cell>
          <table:table-cell/>
          <table:table-cell office:value-type="float" office:value="1408326" calcext:value-type="float">
            <text:p>1408326</text:p>
          </table:table-cell>
          <table:table-cell table:formula="of:=[.K24]-[.K23]" office:value-type="float" office:value="65903" calcext:value-type="float">
            <text:p>65903</text:p>
          </table:table-cell>
          <table:table-cell/>
          <table:table-cell office:value-type="float" office:value="1392536" calcext:value-type="float">
            <text:p>1392536</text:p>
          </table:table-cell>
          <table:table-cell table:formula="of:=[.N24]-[.N23]" office:value-type="float" office:value="62871" calcext:value-type="float">
            <text:p>62871</text:p>
          </table:table-cell>
          <table:table-cell/>
          <table:table-cell table:formula="of:=AVERAGE([.C24];[.F24];[.I24];[.L24];[.O24])" office:value-type="float" office:value="64432.4" calcext:value-type="float">
            <text:p>6443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3100" calcext:value-type="float">
            <text:p>1453100</text:p>
          </table:table-cell>
          <table:table-cell table:formula="of:=[.B25]-[.B24]" office:value-type="float" office:value="66594" calcext:value-type="float">
            <text:p>66594</text:p>
          </table:table-cell>
          <table:table-cell/>
          <table:table-cell office:value-type="float" office:value="1484524" calcext:value-type="float">
            <text:p>1484524</text:p>
          </table:table-cell>
          <table:table-cell table:formula="of:=[.E25]-[.E24]" office:value-type="float" office:value="68531" calcext:value-type="float">
            <text:p>68531</text:p>
          </table:table-cell>
          <table:table-cell/>
          <table:table-cell office:value-type="float" office:value="1458325" calcext:value-type="float">
            <text:p>1458325</text:p>
          </table:table-cell>
          <table:table-cell table:formula="of:=[.H25]-[.H24]" office:value-type="float" office:value="65299" calcext:value-type="float">
            <text:p>65299</text:p>
          </table:table-cell>
          <table:table-cell/>
          <table:table-cell office:value-type="float" office:value="1474325" calcext:value-type="float">
            <text:p>1474325</text:p>
          </table:table-cell>
          <table:table-cell table:formula="of:=[.K25]-[.K24]" office:value-type="float" office:value="65999" calcext:value-type="float">
            <text:p>65999</text:p>
          </table:table-cell>
          <table:table-cell/>
          <table:table-cell office:value-type="float" office:value="1457627" calcext:value-type="float">
            <text:p>1457627</text:p>
          </table:table-cell>
          <table:table-cell table:formula="of:=[.N25]-[.N24]" office:value-type="float" office:value="65091" calcext:value-type="float">
            <text:p>65091</text:p>
          </table:table-cell>
          <table:table-cell/>
          <table:table-cell table:formula="of:=AVERAGE([.C25];[.F25];[.I25];[.L25];[.O25])" office:value-type="float" office:value="66302.8" calcext:value-type="float">
            <text:p>66302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18835" calcext:value-type="float">
            <text:p>1518835</text:p>
          </table:table-cell>
          <table:table-cell table:formula="of:=[.B26]-[.B25]" office:value-type="float" office:value="65735" calcext:value-type="float">
            <text:p>65735</text:p>
          </table:table-cell>
          <table:table-cell/>
          <table:table-cell office:value-type="float" office:value="1549483" calcext:value-type="float">
            <text:p>1549483</text:p>
          </table:table-cell>
          <table:table-cell table:formula="of:=[.E26]-[.E25]" office:value-type="float" office:value="64959" calcext:value-type="float">
            <text:p>64959</text:p>
          </table:table-cell>
          <table:table-cell/>
          <table:table-cell office:value-type="float" office:value="1523483" calcext:value-type="float">
            <text:p>1523483</text:p>
          </table:table-cell>
          <table:table-cell table:formula="of:=[.H26]-[.H25]" office:value-type="float" office:value="65158" calcext:value-type="float">
            <text:p>65158</text:p>
          </table:table-cell>
          <table:table-cell/>
          <table:table-cell office:value-type="float" office:value="1540419" calcext:value-type="float">
            <text:p>1540419</text:p>
          </table:table-cell>
          <table:table-cell table:formula="of:=[.K26]-[.K25]" office:value-type="float" office:value="66094" calcext:value-type="float">
            <text:p>66094</text:p>
          </table:table-cell>
          <table:table-cell/>
          <table:table-cell office:value-type="float" office:value="1523412" calcext:value-type="float">
            <text:p>1523412</text:p>
          </table:table-cell>
          <table:table-cell table:formula="of:=[.N26]-[.N25]" office:value-type="float" office:value="65785" calcext:value-type="float">
            <text:p>65785</text:p>
          </table:table-cell>
          <table:table-cell/>
          <table:table-cell table:formula="of:=AVERAGE([.C26];[.F26];[.I26];[.L26];[.O26])" office:value-type="float" office:value="65546.2" calcext:value-type="float">
            <text:p>65546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5773" calcext:value-type="float">
            <text:p>1585773</text:p>
          </table:table-cell>
          <table:table-cell table:formula="of:=[.B27]-[.B26]" office:value-type="float" office:value="66938" calcext:value-type="float">
            <text:p>66938</text:p>
          </table:table-cell>
          <table:table-cell/>
          <table:table-cell office:value-type="float" office:value="1614110" calcext:value-type="float">
            <text:p>1614110</text:p>
          </table:table-cell>
          <table:table-cell table:formula="of:=[.E27]-[.E26]" office:value-type="float" office:value="64627" calcext:value-type="float">
            <text:p>64627</text:p>
          </table:table-cell>
          <table:table-cell/>
          <table:table-cell office:value-type="float" office:value="1589632" calcext:value-type="float">
            <text:p>1589632</text:p>
          </table:table-cell>
          <table:table-cell table:formula="of:=[.H27]-[.H26]" office:value-type="float" office:value="66149" calcext:value-type="float">
            <text:p>66149</text:p>
          </table:table-cell>
          <table:table-cell/>
          <table:table-cell office:value-type="float" office:value="1604907" calcext:value-type="float">
            <text:p>1604907</text:p>
          </table:table-cell>
          <table:table-cell table:formula="of:=[.K27]-[.K26]" office:value-type="float" office:value="64488" calcext:value-type="float">
            <text:p>64488</text:p>
          </table:table-cell>
          <table:table-cell/>
          <table:table-cell office:value-type="float" office:value="1587297" calcext:value-type="float">
            <text:p>1587297</text:p>
          </table:table-cell>
          <table:table-cell table:formula="of:=[.N27]-[.N26]" office:value-type="float" office:value="63885" calcext:value-type="float">
            <text:p>63885</text:p>
          </table:table-cell>
          <table:table-cell/>
          <table:table-cell table:formula="of:=AVERAGE([.C27];[.F27];[.I27];[.L27];[.O27])" office:value-type="float" office:value="65217.4" calcext:value-type="float">
            <text:p>65217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53064" calcext:value-type="float">
            <text:p>1653064</text:p>
          </table:table-cell>
          <table:table-cell table:formula="of:=[.B28]-[.B27]" office:value-type="float" office:value="67291" calcext:value-type="float">
            <text:p>67291</text:p>
          </table:table-cell>
          <table:table-cell/>
          <table:table-cell office:value-type="float" office:value="1681005" calcext:value-type="float">
            <text:p>1681005</text:p>
          </table:table-cell>
          <table:table-cell table:formula="of:=[.E28]-[.E27]" office:value-type="float" office:value="66895" calcext:value-type="float">
            <text:p>66895</text:p>
          </table:table-cell>
          <table:table-cell/>
          <table:table-cell office:value-type="float" office:value="1654830" calcext:value-type="float">
            <text:p>1654830</text:p>
          </table:table-cell>
          <table:table-cell table:formula="of:=[.H28]-[.H27]" office:value-type="float" office:value="65198" calcext:value-type="float">
            <text:p>65198</text:p>
          </table:table-cell>
          <table:table-cell/>
          <table:table-cell office:value-type="float" office:value="1671189" calcext:value-type="float">
            <text:p>1671189</text:p>
          </table:table-cell>
          <table:table-cell table:formula="of:=[.K28]-[.K27]" office:value-type="float" office:value="66282" calcext:value-type="float">
            <text:p>66282</text:p>
          </table:table-cell>
          <table:table-cell/>
          <table:table-cell office:value-type="float" office:value="1652206" calcext:value-type="float">
            <text:p>1652206</text:p>
          </table:table-cell>
          <table:table-cell table:formula="of:=[.N28]-[.N27]" office:value-type="float" office:value="64909" calcext:value-type="float">
            <text:p>64909</text:p>
          </table:table-cell>
          <table:table-cell/>
          <table:table-cell table:formula="of:=AVERAGE([.C28];[.F28];[.I28];[.L28];[.O28])" office:value-type="float" office:value="66115" calcext:value-type="float">
            <text:p>661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8445" calcext:value-type="float">
            <text:p>1718445</text:p>
          </table:table-cell>
          <table:table-cell table:formula="of:=[.B29]-[.B28]" office:value-type="float" office:value="65381" calcext:value-type="float">
            <text:p>65381</text:p>
          </table:table-cell>
          <table:table-cell/>
          <table:table-cell office:value-type="float" office:value="1746612" calcext:value-type="float">
            <text:p>1746612</text:p>
          </table:table-cell>
          <table:table-cell table:formula="of:=[.E29]-[.E28]" office:value-type="float" office:value="65607" calcext:value-type="float">
            <text:p>65607</text:p>
          </table:table-cell>
          <table:table-cell/>
          <table:table-cell office:value-type="float" office:value="1717104" calcext:value-type="float">
            <text:p>1717104</text:p>
          </table:table-cell>
          <table:table-cell table:formula="of:=[.H29]-[.H28]" office:value-type="float" office:value="62274" calcext:value-type="float">
            <text:p>62274</text:p>
          </table:table-cell>
          <table:table-cell/>
          <table:table-cell office:value-type="float" office:value="1739399" calcext:value-type="float">
            <text:p>1739399</text:p>
          </table:table-cell>
          <table:table-cell table:formula="of:=[.K29]-[.K28]" office:value-type="float" office:value="68210" calcext:value-type="float">
            <text:p>68210</text:p>
          </table:table-cell>
          <table:table-cell/>
          <table:table-cell office:value-type="float" office:value="1714956" calcext:value-type="float">
            <text:p>1714956</text:p>
          </table:table-cell>
          <table:table-cell table:formula="of:=[.N29]-[.N28]" office:value-type="float" office:value="62750" calcext:value-type="float">
            <text:p>62750</text:p>
          </table:table-cell>
          <table:table-cell/>
          <table:table-cell table:formula="of:=AVERAGE([.C29];[.F29];[.I29];[.L29];[.O29])" office:value-type="float" office:value="64844.4" calcext:value-type="float">
            <text:p>64844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256" calcext:value-type="float">
            <text:p>1782256</text:p>
          </table:table-cell>
          <table:table-cell table:formula="of:=[.B30]-[.B29]" office:value-type="float" office:value="63811" calcext:value-type="float">
            <text:p>63811</text:p>
          </table:table-cell>
          <table:table-cell/>
          <table:table-cell office:value-type="float" office:value="1817407" calcext:value-type="float">
            <text:p>1817407</text:p>
          </table:table-cell>
          <table:table-cell table:formula="of:=[.E30]-[.E29]" office:value-type="float" office:value="70795" calcext:value-type="float">
            <text:p>70795</text:p>
          </table:table-cell>
          <table:table-cell/>
          <table:table-cell office:value-type="float" office:value="1784482" calcext:value-type="float">
            <text:p>1784482</text:p>
          </table:table-cell>
          <table:table-cell table:formula="of:=[.H30]-[.H29]" office:value-type="float" office:value="67378" calcext:value-type="float">
            <text:p>67378</text:p>
          </table:table-cell>
          <table:table-cell/>
          <table:table-cell office:value-type="float" office:value="1807402" calcext:value-type="float">
            <text:p>1807402</text:p>
          </table:table-cell>
          <table:table-cell table:formula="of:=[.K30]-[.K29]" office:value-type="float" office:value="68003" calcext:value-type="float">
            <text:p>68003</text:p>
          </table:table-cell>
          <table:table-cell/>
          <table:table-cell office:value-type="float" office:value="1777814" calcext:value-type="float">
            <text:p>1777814</text:p>
          </table:table-cell>
          <table:table-cell table:formula="of:=[.N30]-[.N29]" office:value-type="float" office:value="62858" calcext:value-type="float">
            <text:p>62858</text:p>
          </table:table-cell>
          <table:table-cell/>
          <table:table-cell table:formula="of:=AVERAGE([.C30];[.F30];[.I30];[.L30];[.O30])" office:value-type="float" office:value="66569" calcext:value-type="float">
            <text:p>665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1284" calcext:value-type="float">
            <text:p>1851284</text:p>
          </table:table-cell>
          <table:table-cell table:formula="of:=[.B31]-[.B30]" office:value-type="float" office:value="69028" calcext:value-type="float">
            <text:p>69028</text:p>
          </table:table-cell>
          <table:table-cell/>
          <table:table-cell office:value-type="float" office:value="1883371" calcext:value-type="float">
            <text:p>1883371</text:p>
          </table:table-cell>
          <table:table-cell table:formula="of:=[.E31]-[.E30]" office:value-type="float" office:value="65964" calcext:value-type="float">
            <text:p>65964</text:p>
          </table:table-cell>
          <table:table-cell/>
          <table:table-cell office:value-type="float" office:value="1849164" calcext:value-type="float">
            <text:p>1849164</text:p>
          </table:table-cell>
          <table:table-cell table:formula="of:=[.H31]-[.H30]" office:value-type="float" office:value="64682" calcext:value-type="float">
            <text:p>64682</text:p>
          </table:table-cell>
          <table:table-cell/>
          <table:table-cell office:value-type="float" office:value="1867588" calcext:value-type="float">
            <text:p>1867588</text:p>
          </table:table-cell>
          <table:table-cell table:formula="of:=[.K31]-[.K30]" office:value-type="float" office:value="60186" calcext:value-type="float">
            <text:p>60186</text:p>
          </table:table-cell>
          <table:table-cell/>
          <table:table-cell office:value-type="float" office:value="1840131" calcext:value-type="float">
            <text:p>1840131</text:p>
          </table:table-cell>
          <table:table-cell table:formula="of:=[.N31]-[.N30]" office:value-type="float" office:value="62317" calcext:value-type="float">
            <text:p>62317</text:p>
          </table:table-cell>
          <table:table-cell/>
          <table:table-cell table:formula="of:=AVERAGE([.C31];[.F31];[.I31];[.L31];[.O31])" office:value-type="float" office:value="64435.4" calcext:value-type="float">
            <text:p>64435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18599" calcext:value-type="float">
            <text:p>1918599</text:p>
          </table:table-cell>
          <table:table-cell table:formula="of:=[.B32]-[.B31]" office:value-type="float" office:value="67315" calcext:value-type="float">
            <text:p>67315</text:p>
          </table:table-cell>
          <table:table-cell/>
          <table:table-cell office:value-type="float" office:value="1952562" calcext:value-type="float">
            <text:p>1952562</text:p>
          </table:table-cell>
          <table:table-cell table:formula="of:=[.E32]-[.E31]" office:value-type="float" office:value="69191" calcext:value-type="float">
            <text:p>69191</text:p>
          </table:table-cell>
          <table:table-cell/>
          <table:table-cell office:value-type="float" office:value="1913446" calcext:value-type="float">
            <text:p>1913446</text:p>
          </table:table-cell>
          <table:table-cell table:formula="of:=[.H32]-[.H31]" office:value-type="float" office:value="64282" calcext:value-type="float">
            <text:p>64282</text:p>
          </table:table-cell>
          <table:table-cell/>
          <table:table-cell office:value-type="float" office:value="1935923" calcext:value-type="float">
            <text:p>1935923</text:p>
          </table:table-cell>
          <table:table-cell table:formula="of:=[.K32]-[.K31]" office:value-type="float" office:value="68335" calcext:value-type="float">
            <text:p>68335</text:p>
          </table:table-cell>
          <table:table-cell/>
          <table:table-cell office:value-type="float" office:value="1905032" calcext:value-type="float">
            <text:p>1905032</text:p>
          </table:table-cell>
          <table:table-cell table:formula="of:=[.N32]-[.N31]" office:value-type="float" office:value="64901" calcext:value-type="float">
            <text:p>64901</text:p>
          </table:table-cell>
          <table:table-cell/>
          <table:table-cell table:formula="of:=AVERAGE([.C32];[.F32];[.I32];[.L32];[.O32])" office:value-type="float" office:value="66804.8" calcext:value-type="float">
            <text:p>66804.8</text:p>
          </table:table-cell>
        </table:table-row>
      </table:table>
      <table:table table:name="Gatling 2.3" table:style-name="ta1">
        <table:shapes>
          <draw:frame draw:z-index="0" draw:style-name="gr1" draw:text-style-name="P1" svg:width="9in" svg:height="4in" svg:x="2.6665in" svg:y="0in">
            <draw:object draw:notify-on-update-of-ranges="'Gatling 2.3'.A1:'Gatling 2.3'.A1 'Gatling 2.3'.B1:'Gatling 2.3'.B1 'Gatling 2.3'.A2:'Gatling 2.3'.A2 'Gatling 2.3'.B2:'Gatling 2.3'.B2 'Gatling 2.3'.A3:'Gatling 2.3'.A3 'Gatling 2.3'.B3:'Gatling 2.3'.B3 'Gatling 2.3'.A4:'Gatling 2.3'.A4 'Gatling 2.3'.B4:'Gatling 2.3'.B4 'Gatling 2.3'.A5:'Gatling 2.3'.A5 'Gatling 2.3'.B5:'Gatling 2.3'.B5 'Gatling 2.3'.A6:'Gatling 2.3'.A6 'Gatling 2.3'.B6:'Gatling 2.3'.B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136292" calcext:value-type="float">
            <text:p>2136292</text:p>
          </table:table-cell>
          <table:table-cell table:formula="of:=[.B1]/300" office:value-type="float" office:value="7120.97333333333" calcext:value-type="float">
            <text:p>7120.97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167595" calcext:value-type="float">
            <text:p>2167595</text:p>
          </table:table-cell>
          <table:table-cell table:formula="of:=[.B2]/300" office:value-type="float" office:value="7225.31666666667" calcext:value-type="float">
            <text:p>7225.3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128423" calcext:value-type="float">
            <text:p>2128423</text:p>
          </table:table-cell>
          <table:table-cell table:formula="of:=[.B3]/300" office:value-type="float" office:value="7094.74333333333" calcext:value-type="float">
            <text:p>7094.7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108157" calcext:value-type="float">
            <text:p>2108157</text:p>
          </table:table-cell>
          <table:table-cell table:formula="of:=[.B4]/300" office:value-type="float" office:value="7027.19" calcext:value-type="float">
            <text:p>7027.19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148207" calcext:value-type="float">
            <text:p>2148207</text:p>
          </table:table-cell>
          <table:table-cell table:formula="of:=[.B5]/300" office:value-type="float" office:value="7160.69" calcext:value-type="float">
            <text:p>7160.69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137734.8" calcext:value-type="float">
            <text:p>2137734.8</text:p>
          </table:table-cell>
          <table:table-cell table:formula="of:=[.B6]/300" office:value-type="float" office:value="7125.78266666667" calcext:value-type="float">
            <text:p>7125.78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438" calcext:value-type="float">
            <text:p>59438</text:p>
          </table:table-cell>
          <table:table-cell table:style-name="Default"/>
        </table:table-row>
      </table:table>
      <table:table table:name="Gatling 2.3 distr" table:style-name="ta1">
        <table:shapes>
          <draw:frame draw:z-index="0" draw:style-name="gr1" draw:text-style-name="P1" svg:width="9in" svg:height="4in" svg:x="2.4295in" svg:y="0.6409in">
            <draw:object draw:notify-on-update-of-ranges="'Gatling 2.3 distr'.A2:'Gatling 2.3 distr'.A32 'Gatling 2.3 distr'.Q2:'Gatling 2.3 distr'.Q3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55" calcext:value-type="float">
            <text:p>28455</text:p>
          </table:table-cell>
          <table:table-cell table:formula="of:=[.B3]-[.B2]" office:value-type="float" office:value="28455" calcext:value-type="float">
            <text:p>28455</text:p>
          </table:table-cell>
          <table:table-cell/>
          <table:table-cell office:value-type="float" office:value="28012" calcext:value-type="float">
            <text:p>28012</text:p>
          </table:table-cell>
          <table:table-cell table:formula="of:=[.E3]-[.E2]" office:value-type="float" office:value="28012" calcext:value-type="float">
            <text:p>28012</text:p>
          </table:table-cell>
          <table:table-cell/>
          <table:table-cell office:value-type="float" office:value="26482" calcext:value-type="float">
            <text:p>26482</text:p>
          </table:table-cell>
          <table:table-cell table:formula="of:=[.H3]-[.H2]" office:value-type="float" office:value="26482" calcext:value-type="float">
            <text:p>26482</text:p>
          </table:table-cell>
          <table:table-cell/>
          <table:table-cell office:value-type="float" office:value="29560" calcext:value-type="float">
            <text:p>29560</text:p>
          </table:table-cell>
          <table:table-cell table:formula="of:=[.K3]-[.K2]" office:value-type="float" office:value="29560" calcext:value-type="float">
            <text:p>29560</text:p>
          </table:table-cell>
          <table:table-cell/>
          <table:table-cell office:value-type="float" office:value="31392" calcext:value-type="float">
            <text:p>31392</text:p>
          </table:table-cell>
          <table:table-cell table:formula="of:=[.N3]-[.N2]" office:value-type="float" office:value="31392" calcext:value-type="float">
            <text:p>31392</text:p>
          </table:table-cell>
          <table:table-cell/>
          <table:table-cell table:formula="of:=AVERAGE([.C3];[.F3];[.I3];[.L3];[.O3])" office:value-type="float" office:value="28780.2" calcext:value-type="float">
            <text:p>2878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880" calcext:value-type="float">
            <text:p>100880</text:p>
          </table:table-cell>
          <table:table-cell table:formula="of:=[.B4]-[.B3]" office:value-type="float" office:value="72425" calcext:value-type="float">
            <text:p>72425</text:p>
          </table:table-cell>
          <table:table-cell/>
          <table:table-cell office:value-type="float" office:value="100769" calcext:value-type="float">
            <text:p>100769</text:p>
          </table:table-cell>
          <table:table-cell table:formula="of:=[.E4]-[.E3]" office:value-type="float" office:value="72757" calcext:value-type="float">
            <text:p>72757</text:p>
          </table:table-cell>
          <table:table-cell/>
          <table:table-cell office:value-type="float" office:value="100348" calcext:value-type="float">
            <text:p>100348</text:p>
          </table:table-cell>
          <table:table-cell table:formula="of:=[.H4]-[.H3]" office:value-type="float" office:value="73866" calcext:value-type="float">
            <text:p>73866</text:p>
          </table:table-cell>
          <table:table-cell/>
          <table:table-cell office:value-type="float" office:value="101697" calcext:value-type="float">
            <text:p>101697</text:p>
          </table:table-cell>
          <table:table-cell table:formula="of:=[.K4]-[.K3]" office:value-type="float" office:value="72137" calcext:value-type="float">
            <text:p>72137</text:p>
          </table:table-cell>
          <table:table-cell/>
          <table:table-cell office:value-type="float" office:value="102277" calcext:value-type="float">
            <text:p>102277</text:p>
          </table:table-cell>
          <table:table-cell table:formula="of:=[.N4]-[.N3]" office:value-type="float" office:value="70885" calcext:value-type="float">
            <text:p>70885</text:p>
          </table:table-cell>
          <table:table-cell/>
          <table:table-cell table:formula="of:=AVERAGE([.C4];[.F4];[.I4];[.L4];[.O4])" office:value-type="float" office:value="72414" calcext:value-type="float">
            <text:p>72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430" calcext:value-type="float">
            <text:p>173430</text:p>
          </table:table-cell>
          <table:table-cell table:formula="of:=[.B5]-[.B4]" office:value-type="float" office:value="72550" calcext:value-type="float">
            <text:p>72550</text:p>
          </table:table-cell>
          <table:table-cell/>
          <table:table-cell office:value-type="float" office:value="177119" calcext:value-type="float">
            <text:p>177119</text:p>
          </table:table-cell>
          <table:table-cell table:formula="of:=[.E5]-[.E4]" office:value-type="float" office:value="76350" calcext:value-type="float">
            <text:p>76350</text:p>
          </table:table-cell>
          <table:table-cell/>
          <table:table-cell office:value-type="float" office:value="175467" calcext:value-type="float">
            <text:p>175467</text:p>
          </table:table-cell>
          <table:table-cell table:formula="of:=[.H5]-[.H4]" office:value-type="float" office:value="75119" calcext:value-type="float">
            <text:p>75119</text:p>
          </table:table-cell>
          <table:table-cell/>
          <table:table-cell office:value-type="float" office:value="172366" calcext:value-type="float">
            <text:p>172366</text:p>
          </table:table-cell>
          <table:table-cell table:formula="of:=[.K5]-[.K4]" office:value-type="float" office:value="70669" calcext:value-type="float">
            <text:p>70669</text:p>
          </table:table-cell>
          <table:table-cell/>
          <table:table-cell office:value-type="float" office:value="174518" calcext:value-type="float">
            <text:p>174518</text:p>
          </table:table-cell>
          <table:table-cell table:formula="of:=[.N5]-[.N4]" office:value-type="float" office:value="72241" calcext:value-type="float">
            <text:p>72241</text:p>
          </table:table-cell>
          <table:table-cell/>
          <table:table-cell table:formula="of:=AVERAGE([.C5];[.F5];[.I5];[.L5];[.O5])" office:value-type="float" office:value="73385.8" calcext:value-type="float">
            <text:p>7338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319" calcext:value-type="float">
            <text:p>244319</text:p>
          </table:table-cell>
          <table:table-cell table:formula="of:=[.B6]-[.B5]" office:value-type="float" office:value="70889" calcext:value-type="float">
            <text:p>70889</text:p>
          </table:table-cell>
          <table:table-cell/>
          <table:table-cell office:value-type="float" office:value="250009" calcext:value-type="float">
            <text:p>250009</text:p>
          </table:table-cell>
          <table:table-cell table:formula="of:=[.E6]-[.E5]" office:value-type="float" office:value="72890" calcext:value-type="float">
            <text:p>72890</text:p>
          </table:table-cell>
          <table:table-cell/>
          <table:table-cell office:value-type="float" office:value="247200" calcext:value-type="float">
            <text:p>247200</text:p>
          </table:table-cell>
          <table:table-cell table:formula="of:=[.H6]-[.H5]" office:value-type="float" office:value="71733" calcext:value-type="float">
            <text:p>71733</text:p>
          </table:table-cell>
          <table:table-cell/>
          <table:table-cell office:value-type="float" office:value="245841" calcext:value-type="float">
            <text:p>245841</text:p>
          </table:table-cell>
          <table:table-cell table:formula="of:=[.K6]-[.K5]" office:value-type="float" office:value="73475" calcext:value-type="float">
            <text:p>73475</text:p>
          </table:table-cell>
          <table:table-cell/>
          <table:table-cell office:value-type="float" office:value="246743" calcext:value-type="float">
            <text:p>246743</text:p>
          </table:table-cell>
          <table:table-cell table:formula="of:=[.N6]-[.N5]" office:value-type="float" office:value="72225" calcext:value-type="float">
            <text:p>72225</text:p>
          </table:table-cell>
          <table:table-cell/>
          <table:table-cell table:formula="of:=AVERAGE([.C6];[.F6];[.I6];[.L6];[.O6])" office:value-type="float" office:value="72242.4" calcext:value-type="float">
            <text:p>7224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9661" calcext:value-type="float">
            <text:p>319661</text:p>
          </table:table-cell>
          <table:table-cell table:formula="of:=[.B7]-[.B6]" office:value-type="float" office:value="75342" calcext:value-type="float">
            <text:p>75342</text:p>
          </table:table-cell>
          <table:table-cell/>
          <table:table-cell office:value-type="float" office:value="324837" calcext:value-type="float">
            <text:p>324837</text:p>
          </table:table-cell>
          <table:table-cell table:formula="of:=[.E7]-[.E6]" office:value-type="float" office:value="74828" calcext:value-type="float">
            <text:p>74828</text:p>
          </table:table-cell>
          <table:table-cell/>
          <table:table-cell office:value-type="float" office:value="318732" calcext:value-type="float">
            <text:p>318732</text:p>
          </table:table-cell>
          <table:table-cell table:formula="of:=[.H7]-[.H6]" office:value-type="float" office:value="71532" calcext:value-type="float">
            <text:p>71532</text:p>
          </table:table-cell>
          <table:table-cell/>
          <table:table-cell office:value-type="float" office:value="315786" calcext:value-type="float">
            <text:p>315786</text:p>
          </table:table-cell>
          <table:table-cell table:formula="of:=[.K7]-[.K6]" office:value-type="float" office:value="69945" calcext:value-type="float">
            <text:p>69945</text:p>
          </table:table-cell>
          <table:table-cell/>
          <table:table-cell office:value-type="float" office:value="318094" calcext:value-type="float">
            <text:p>318094</text:p>
          </table:table-cell>
          <table:table-cell table:formula="of:=[.N7]-[.N6]" office:value-type="float" office:value="71351" calcext:value-type="float">
            <text:p>71351</text:p>
          </table:table-cell>
          <table:table-cell/>
          <table:table-cell table:formula="of:=AVERAGE([.C7];[.F7];[.I7];[.L7];[.O7])" office:value-type="float" office:value="72599.6" calcext:value-type="float">
            <text:p>7259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811" calcext:value-type="float">
            <text:p>390811</text:p>
          </table:table-cell>
          <table:table-cell table:formula="of:=[.B8]-[.B7]" office:value-type="float" office:value="71150" calcext:value-type="float">
            <text:p>71150</text:p>
          </table:table-cell>
          <table:table-cell/>
          <table:table-cell office:value-type="float" office:value="409266" calcext:value-type="float">
            <text:p>409266</text:p>
          </table:table-cell>
          <table:table-cell table:formula="of:=[.E8]-[.E7]" office:value-type="float" office:value="84429" calcext:value-type="float">
            <text:p>84429</text:p>
          </table:table-cell>
          <table:table-cell/>
          <table:table-cell office:value-type="float" office:value="389920" calcext:value-type="float">
            <text:p>389920</text:p>
          </table:table-cell>
          <table:table-cell table:formula="of:=[.H8]-[.H7]" office:value-type="float" office:value="71188" calcext:value-type="float">
            <text:p>71188</text:p>
          </table:table-cell>
          <table:table-cell/>
          <table:table-cell office:value-type="float" office:value="386631" calcext:value-type="float">
            <text:p>386631</text:p>
          </table:table-cell>
          <table:table-cell table:formula="of:=[.K8]-[.K7]" office:value-type="float" office:value="70845" calcext:value-type="float">
            <text:p>70845</text:p>
          </table:table-cell>
          <table:table-cell/>
          <table:table-cell office:value-type="float" office:value="392861" calcext:value-type="float">
            <text:p>392861</text:p>
          </table:table-cell>
          <table:table-cell table:formula="of:=[.N8]-[.N7]" office:value-type="float" office:value="74767" calcext:value-type="float">
            <text:p>74767</text:p>
          </table:table-cell>
          <table:table-cell/>
          <table:table-cell table:formula="of:=AVERAGE([.C8];[.F8];[.I8];[.L8];[.O8])" office:value-type="float" office:value="74475.8" calcext:value-type="float">
            <text:p>74475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2245" calcext:value-type="float">
            <text:p>462245</text:p>
          </table:table-cell>
          <table:table-cell table:formula="of:=[.B9]-[.B8]" office:value-type="float" office:value="71434" calcext:value-type="float">
            <text:p>71434</text:p>
          </table:table-cell>
          <table:table-cell/>
          <table:table-cell office:value-type="float" office:value="482679" calcext:value-type="float">
            <text:p>482679</text:p>
          </table:table-cell>
          <table:table-cell table:formula="of:=[.E9]-[.E8]" office:value-type="float" office:value="73413" calcext:value-type="float">
            <text:p>73413</text:p>
          </table:table-cell>
          <table:table-cell/>
          <table:table-cell office:value-type="float" office:value="461865" calcext:value-type="float">
            <text:p>461865</text:p>
          </table:table-cell>
          <table:table-cell table:formula="of:=[.H9]-[.H8]" office:value-type="float" office:value="71945" calcext:value-type="float">
            <text:p>71945</text:p>
          </table:table-cell>
          <table:table-cell/>
          <table:table-cell office:value-type="float" office:value="461544" calcext:value-type="float">
            <text:p>461544</text:p>
          </table:table-cell>
          <table:table-cell table:formula="of:=[.K9]-[.K8]" office:value-type="float" office:value="74913" calcext:value-type="float">
            <text:p>74913</text:p>
          </table:table-cell>
          <table:table-cell/>
          <table:table-cell office:value-type="float" office:value="467083" calcext:value-type="float">
            <text:p>467083</text:p>
          </table:table-cell>
          <table:table-cell table:formula="of:=[.N9]-[.N8]" office:value-type="float" office:value="74222" calcext:value-type="float">
            <text:p>74222</text:p>
          </table:table-cell>
          <table:table-cell/>
          <table:table-cell table:formula="of:=AVERAGE([.C9];[.F9];[.I9];[.L9];[.O9])" office:value-type="float" office:value="73185.4" calcext:value-type="float">
            <text:p>73185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6090" calcext:value-type="float">
            <text:p>536090</text:p>
          </table:table-cell>
          <table:table-cell table:formula="of:=[.B10]-[.B9]" office:value-type="float" office:value="73845" calcext:value-type="float">
            <text:p>73845</text:p>
          </table:table-cell>
          <table:table-cell/>
          <table:table-cell office:value-type="float" office:value="552881" calcext:value-type="float">
            <text:p>552881</text:p>
          </table:table-cell>
          <table:table-cell table:formula="of:=[.E10]-[.E9]" office:value-type="float" office:value="70202" calcext:value-type="float">
            <text:p>70202</text:p>
          </table:table-cell>
          <table:table-cell/>
          <table:table-cell office:value-type="float" office:value="533086" calcext:value-type="float">
            <text:p>533086</text:p>
          </table:table-cell>
          <table:table-cell table:formula="of:=[.H10]-[.H9]" office:value-type="float" office:value="71221" calcext:value-type="float">
            <text:p>71221</text:p>
          </table:table-cell>
          <table:table-cell/>
          <table:table-cell office:value-type="float" office:value="530068" calcext:value-type="float">
            <text:p>530068</text:p>
          </table:table-cell>
          <table:table-cell table:formula="of:=[.K10]-[.K9]" office:value-type="float" office:value="68524" calcext:value-type="float">
            <text:p>68524</text:p>
          </table:table-cell>
          <table:table-cell/>
          <table:table-cell office:value-type="float" office:value="542044" calcext:value-type="float">
            <text:p>542044</text:p>
          </table:table-cell>
          <table:table-cell table:formula="of:=[.N10]-[.N9]" office:value-type="float" office:value="74961" calcext:value-type="float">
            <text:p>74961</text:p>
          </table:table-cell>
          <table:table-cell/>
          <table:table-cell table:formula="of:=AVERAGE([.C10];[.F10];[.I10];[.L10];[.O10])" office:value-type="float" office:value="71750.6" calcext:value-type="float">
            <text:p>7175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180" calcext:value-type="float">
            <text:p>610180</text:p>
          </table:table-cell>
          <table:table-cell table:formula="of:=[.B11]-[.B10]" office:value-type="float" office:value="74090" calcext:value-type="float">
            <text:p>74090</text:p>
          </table:table-cell>
          <table:table-cell/>
          <table:table-cell office:value-type="float" office:value="625671" calcext:value-type="float">
            <text:p>625671</text:p>
          </table:table-cell>
          <table:table-cell table:formula="of:=[.E11]-[.E10]" office:value-type="float" office:value="72790" calcext:value-type="float">
            <text:p>72790</text:p>
          </table:table-cell>
          <table:table-cell/>
          <table:table-cell office:value-type="float" office:value="604059" calcext:value-type="float">
            <text:p>604059</text:p>
          </table:table-cell>
          <table:table-cell table:formula="of:=[.H11]-[.H10]" office:value-type="float" office:value="70973" calcext:value-type="float">
            <text:p>70973</text:p>
          </table:table-cell>
          <table:table-cell/>
          <table:table-cell office:value-type="float" office:value="602526" calcext:value-type="float">
            <text:p>602526</text:p>
          </table:table-cell>
          <table:table-cell table:formula="of:=[.K11]-[.K10]" office:value-type="float" office:value="72458" calcext:value-type="float">
            <text:p>72458</text:p>
          </table:table-cell>
          <table:table-cell/>
          <table:table-cell office:value-type="float" office:value="614194" calcext:value-type="float">
            <text:p>614194</text:p>
          </table:table-cell>
          <table:table-cell table:formula="of:=[.N11]-[.N10]" office:value-type="float" office:value="72150" calcext:value-type="float">
            <text:p>72150</text:p>
          </table:table-cell>
          <table:table-cell/>
          <table:table-cell table:formula="of:=AVERAGE([.C11];[.F11];[.I11];[.L11];[.O11])" office:value-type="float" office:value="72492.2" calcext:value-type="float">
            <text:p>7249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2780" calcext:value-type="float">
            <text:p>682780</text:p>
          </table:table-cell>
          <table:table-cell table:formula="of:=[.B12]-[.B11]" office:value-type="float" office:value="72600" calcext:value-type="float">
            <text:p>72600</text:p>
          </table:table-cell>
          <table:table-cell/>
          <table:table-cell office:value-type="float" office:value="698301" calcext:value-type="float">
            <text:p>698301</text:p>
          </table:table-cell>
          <table:table-cell table:formula="of:=[.E12]-[.E11]" office:value-type="float" office:value="72630" calcext:value-type="float">
            <text:p>72630</text:p>
          </table:table-cell>
          <table:table-cell/>
          <table:table-cell office:value-type="float" office:value="675392" calcext:value-type="float">
            <text:p>675392</text:p>
          </table:table-cell>
          <table:table-cell table:formula="of:=[.H12]-[.H11]" office:value-type="float" office:value="71333" calcext:value-type="float">
            <text:p>71333</text:p>
          </table:table-cell>
          <table:table-cell/>
          <table:table-cell office:value-type="float" office:value="675261" calcext:value-type="float">
            <text:p>675261</text:p>
          </table:table-cell>
          <table:table-cell table:formula="of:=[.K12]-[.K11]" office:value-type="float" office:value="72735" calcext:value-type="float">
            <text:p>72735</text:p>
          </table:table-cell>
          <table:table-cell/>
          <table:table-cell office:value-type="float" office:value="687384" calcext:value-type="float">
            <text:p>687384</text:p>
          </table:table-cell>
          <table:table-cell table:formula="of:=[.N12]-[.N11]" office:value-type="float" office:value="73190" calcext:value-type="float">
            <text:p>73190</text:p>
          </table:table-cell>
          <table:table-cell/>
          <table:table-cell table:formula="of:=AVERAGE([.C12];[.F12];[.I12];[.L12];[.O12])" office:value-type="float" office:value="72497.6" calcext:value-type="float">
            <text:p>72497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5740" calcext:value-type="float">
            <text:p>755740</text:p>
          </table:table-cell>
          <table:table-cell table:formula="of:=[.B13]-[.B12]" office:value-type="float" office:value="72960" calcext:value-type="float">
            <text:p>72960</text:p>
          </table:table-cell>
          <table:table-cell/>
          <table:table-cell office:value-type="float" office:value="771477" calcext:value-type="float">
            <text:p>771477</text:p>
          </table:table-cell>
          <table:table-cell table:formula="of:=[.E13]-[.E12]" office:value-type="float" office:value="73176" calcext:value-type="float">
            <text:p>73176</text:p>
          </table:table-cell>
          <table:table-cell/>
          <table:table-cell office:value-type="float" office:value="750223" calcext:value-type="float">
            <text:p>750223</text:p>
          </table:table-cell>
          <table:table-cell table:formula="of:=[.H13]-[.H12]" office:value-type="float" office:value="74831" calcext:value-type="float">
            <text:p>74831</text:p>
          </table:table-cell>
          <table:table-cell/>
          <table:table-cell office:value-type="float" office:value="749048" calcext:value-type="float">
            <text:p>749048</text:p>
          </table:table-cell>
          <table:table-cell table:formula="of:=[.K13]-[.K12]" office:value-type="float" office:value="73787" calcext:value-type="float">
            <text:p>73787</text:p>
          </table:table-cell>
          <table:table-cell/>
          <table:table-cell office:value-type="float" office:value="760554" calcext:value-type="float">
            <text:p>760554</text:p>
          </table:table-cell>
          <table:table-cell table:formula="of:=[.N13]-[.N12]" office:value-type="float" office:value="73170" calcext:value-type="float">
            <text:p>73170</text:p>
          </table:table-cell>
          <table:table-cell/>
          <table:table-cell table:formula="of:=AVERAGE([.C13];[.F13];[.I13];[.L13];[.O13])" office:value-type="float" office:value="73584.8" calcext:value-type="float">
            <text:p>73584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9828" calcext:value-type="float">
            <text:p>829828</text:p>
          </table:table-cell>
          <table:table-cell table:formula="of:=[.B14]-[.B13]" office:value-type="float" office:value="74088" calcext:value-type="float">
            <text:p>74088</text:p>
          </table:table-cell>
          <table:table-cell/>
          <table:table-cell office:value-type="float" office:value="844733" calcext:value-type="float">
            <text:p>844733</text:p>
          </table:table-cell>
          <table:table-cell table:formula="of:=[.E14]-[.E13]" office:value-type="float" office:value="73256" calcext:value-type="float">
            <text:p>73256</text:p>
          </table:table-cell>
          <table:table-cell/>
          <table:table-cell office:value-type="float" office:value="821836" calcext:value-type="float">
            <text:p>821836</text:p>
          </table:table-cell>
          <table:table-cell table:formula="of:=[.H14]-[.H13]" office:value-type="float" office:value="71613" calcext:value-type="float">
            <text:p>71613</text:p>
          </table:table-cell>
          <table:table-cell/>
          <table:table-cell office:value-type="float" office:value="820295" calcext:value-type="float">
            <text:p>820295</text:p>
          </table:table-cell>
          <table:table-cell table:formula="of:=[.K14]-[.K13]" office:value-type="float" office:value="71247" calcext:value-type="float">
            <text:p>71247</text:p>
          </table:table-cell>
          <table:table-cell/>
          <table:table-cell office:value-type="float" office:value="831577" calcext:value-type="float">
            <text:p>831577</text:p>
          </table:table-cell>
          <table:table-cell table:formula="of:=[.N14]-[.N13]" office:value-type="float" office:value="71023" calcext:value-type="float">
            <text:p>71023</text:p>
          </table:table-cell>
          <table:table-cell/>
          <table:table-cell table:formula="of:=AVERAGE([.C14];[.F14];[.I14];[.L14];[.O14])" office:value-type="float" office:value="72245.4" calcext:value-type="float">
            <text:p>7224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2911" calcext:value-type="float">
            <text:p>902911</text:p>
          </table:table-cell>
          <table:table-cell table:formula="of:=[.B15]-[.B14]" office:value-type="float" office:value="73083" calcext:value-type="float">
            <text:p>73083</text:p>
          </table:table-cell>
          <table:table-cell/>
          <table:table-cell office:value-type="float" office:value="918113" calcext:value-type="float">
            <text:p>918113</text:p>
          </table:table-cell>
          <table:table-cell table:formula="of:=[.E15]-[.E14]" office:value-type="float" office:value="73380" calcext:value-type="float">
            <text:p>73380</text:p>
          </table:table-cell>
          <table:table-cell/>
          <table:table-cell office:value-type="float" office:value="895293" calcext:value-type="float">
            <text:p>895293</text:p>
          </table:table-cell>
          <table:table-cell table:formula="of:=[.H15]-[.H14]" office:value-type="float" office:value="73457" calcext:value-type="float">
            <text:p>73457</text:p>
          </table:table-cell>
          <table:table-cell/>
          <table:table-cell office:value-type="float" office:value="892632" calcext:value-type="float">
            <text:p>892632</text:p>
          </table:table-cell>
          <table:table-cell table:formula="of:=[.K15]-[.K14]" office:value-type="float" office:value="72337" calcext:value-type="float">
            <text:p>72337</text:p>
          </table:table-cell>
          <table:table-cell/>
          <table:table-cell office:value-type="float" office:value="903092" calcext:value-type="float">
            <text:p>903092</text:p>
          </table:table-cell>
          <table:table-cell table:formula="of:=[.N15]-[.N14]" office:value-type="float" office:value="71515" calcext:value-type="float">
            <text:p>71515</text:p>
          </table:table-cell>
          <table:table-cell/>
          <table:table-cell table:formula="of:=AVERAGE([.C15];[.F15];[.I15];[.L15];[.O15])" office:value-type="float" office:value="72754.4" calcext:value-type="float">
            <text:p>72754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5675" calcext:value-type="float">
            <text:p>975675</text:p>
          </table:table-cell>
          <table:table-cell table:formula="of:=[.B16]-[.B15]" office:value-type="float" office:value="72764" calcext:value-type="float">
            <text:p>72764</text:p>
          </table:table-cell>
          <table:table-cell/>
          <table:table-cell office:value-type="float" office:value="992001" calcext:value-type="float">
            <text:p>992001</text:p>
          </table:table-cell>
          <table:table-cell table:formula="of:=[.E16]-[.E15]" office:value-type="float" office:value="73888" calcext:value-type="float">
            <text:p>73888</text:p>
          </table:table-cell>
          <table:table-cell/>
          <table:table-cell office:value-type="float" office:value="967063" calcext:value-type="float">
            <text:p>967063</text:p>
          </table:table-cell>
          <table:table-cell table:formula="of:=[.H16]-[.H15]" office:value-type="float" office:value="71770" calcext:value-type="float">
            <text:p>71770</text:p>
          </table:table-cell>
          <table:table-cell/>
          <table:table-cell office:value-type="float" office:value="964147" calcext:value-type="float">
            <text:p>964147</text:p>
          </table:table-cell>
          <table:table-cell table:formula="of:=[.K16]-[.K15]" office:value-type="float" office:value="71515" calcext:value-type="float">
            <text:p>71515</text:p>
          </table:table-cell>
          <table:table-cell/>
          <table:table-cell office:value-type="float" office:value="975075" calcext:value-type="float">
            <text:p>975075</text:p>
          </table:table-cell>
          <table:table-cell table:formula="of:=[.N16]-[.N15]" office:value-type="float" office:value="71983" calcext:value-type="float">
            <text:p>71983</text:p>
          </table:table-cell>
          <table:table-cell/>
          <table:table-cell table:formula="of:=AVERAGE([.C16];[.F16];[.I16];[.L16];[.O16])" office:value-type="float" office:value="72384" calcext:value-type="float">
            <text:p>72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8187" calcext:value-type="float">
            <text:p>1048187</text:p>
          </table:table-cell>
          <table:table-cell table:formula="of:=[.B17]-[.B16]" office:value-type="float" office:value="72512" calcext:value-type="float">
            <text:p>72512</text:p>
          </table:table-cell>
          <table:table-cell/>
          <table:table-cell office:value-type="float" office:value="1064575" calcext:value-type="float">
            <text:p>1064575</text:p>
          </table:table-cell>
          <table:table-cell table:formula="of:=[.E17]-[.E16]" office:value-type="float" office:value="72574" calcext:value-type="float">
            <text:p>72574</text:p>
          </table:table-cell>
          <table:table-cell/>
          <table:table-cell office:value-type="float" office:value="1038945" calcext:value-type="float">
            <text:p>1038945</text:p>
          </table:table-cell>
          <table:table-cell table:formula="of:=[.H17]-[.H16]" office:value-type="float" office:value="71882" calcext:value-type="float">
            <text:p>71882</text:p>
          </table:table-cell>
          <table:table-cell/>
          <table:table-cell office:value-type="float" office:value="1034156" calcext:value-type="float">
            <text:p>1034156</text:p>
          </table:table-cell>
          <table:table-cell table:formula="of:=[.K17]-[.K16]" office:value-type="float" office:value="70009" calcext:value-type="float">
            <text:p>70009</text:p>
          </table:table-cell>
          <table:table-cell/>
          <table:table-cell office:value-type="float" office:value="1047350" calcext:value-type="float">
            <text:p>1047350</text:p>
          </table:table-cell>
          <table:table-cell table:formula="of:=[.N17]-[.N16]" office:value-type="float" office:value="72275" calcext:value-type="float">
            <text:p>72275</text:p>
          </table:table-cell>
          <table:table-cell/>
          <table:table-cell table:formula="of:=AVERAGE([.C17];[.F17];[.I17];[.L17];[.O17])" office:value-type="float" office:value="71850.4" calcext:value-type="float">
            <text:p>71850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1443" calcext:value-type="float">
            <text:p>1121443</text:p>
          </table:table-cell>
          <table:table-cell table:formula="of:=[.B18]-[.B17]" office:value-type="float" office:value="73256" calcext:value-type="float">
            <text:p>73256</text:p>
          </table:table-cell>
          <table:table-cell/>
          <table:table-cell office:value-type="float" office:value="1137509" calcext:value-type="float">
            <text:p>1137509</text:p>
          </table:table-cell>
          <table:table-cell table:formula="of:=[.E18]-[.E17]" office:value-type="float" office:value="72934" calcext:value-type="float">
            <text:p>72934</text:p>
          </table:table-cell>
          <table:table-cell/>
          <table:table-cell office:value-type="float" office:value="1113762" calcext:value-type="float">
            <text:p>1113762</text:p>
          </table:table-cell>
          <table:table-cell table:formula="of:=[.H18]-[.H17]" office:value-type="float" office:value="74817" calcext:value-type="float">
            <text:p>74817</text:p>
          </table:table-cell>
          <table:table-cell/>
          <table:table-cell office:value-type="float" office:value="1105044" calcext:value-type="float">
            <text:p>1105044</text:p>
          </table:table-cell>
          <table:table-cell table:formula="of:=[.K18]-[.K17]" office:value-type="float" office:value="70888" calcext:value-type="float">
            <text:p>70888</text:p>
          </table:table-cell>
          <table:table-cell/>
          <table:table-cell office:value-type="float" office:value="1122182" calcext:value-type="float">
            <text:p>1122182</text:p>
          </table:table-cell>
          <table:table-cell table:formula="of:=[.N18]-[.N17]" office:value-type="float" office:value="74832" calcext:value-type="float">
            <text:p>74832</text:p>
          </table:table-cell>
          <table:table-cell/>
          <table:table-cell table:formula="of:=AVERAGE([.C18];[.F18];[.I18];[.L18];[.O18])" office:value-type="float" office:value="73345.4" calcext:value-type="float">
            <text:p>73345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0855" calcext:value-type="float">
            <text:p>1190855</text:p>
          </table:table-cell>
          <table:table-cell table:formula="of:=[.B19]-[.B18]" office:value-type="float" office:value="69412" calcext:value-type="float">
            <text:p>69412</text:p>
          </table:table-cell>
          <table:table-cell/>
          <table:table-cell office:value-type="float" office:value="1210461" calcext:value-type="float">
            <text:p>1210461</text:p>
          </table:table-cell>
          <table:table-cell table:formula="of:=[.E19]-[.E18]" office:value-type="float" office:value="72952" calcext:value-type="float">
            <text:p>72952</text:p>
          </table:table-cell>
          <table:table-cell/>
          <table:table-cell office:value-type="float" office:value="1189971" calcext:value-type="float">
            <text:p>1189971</text:p>
          </table:table-cell>
          <table:table-cell table:formula="of:=[.H19]-[.H18]" office:value-type="float" office:value="76209" calcext:value-type="float">
            <text:p>76209</text:p>
          </table:table-cell>
          <table:table-cell/>
          <table:table-cell office:value-type="float" office:value="1176834" calcext:value-type="float">
            <text:p>1176834</text:p>
          </table:table-cell>
          <table:table-cell table:formula="of:=[.K19]-[.K18]" office:value-type="float" office:value="71790" calcext:value-type="float">
            <text:p>71790</text:p>
          </table:table-cell>
          <table:table-cell/>
          <table:table-cell office:value-type="float" office:value="1196322" calcext:value-type="float">
            <text:p>1196322</text:p>
          </table:table-cell>
          <table:table-cell table:formula="of:=[.N19]-[.N18]" office:value-type="float" office:value="74140" calcext:value-type="float">
            <text:p>74140</text:p>
          </table:table-cell>
          <table:table-cell/>
          <table:table-cell table:formula="of:=AVERAGE([.C19];[.F19];[.I19];[.L19];[.O19])" office:value-type="float" office:value="72900.6" calcext:value-type="float">
            <text:p>72900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3586" calcext:value-type="float">
            <text:p>1263586</text:p>
          </table:table-cell>
          <table:table-cell table:formula="of:=[.B20]-[.B19]" office:value-type="float" office:value="72731" calcext:value-type="float">
            <text:p>72731</text:p>
          </table:table-cell>
          <table:table-cell/>
          <table:table-cell office:value-type="float" office:value="1285130" calcext:value-type="float">
            <text:p>1285130</text:p>
          </table:table-cell>
          <table:table-cell table:formula="of:=[.E20]-[.E19]" office:value-type="float" office:value="74669" calcext:value-type="float">
            <text:p>74669</text:p>
          </table:table-cell>
          <table:table-cell/>
          <table:table-cell office:value-type="float" office:value="1261842" calcext:value-type="float">
            <text:p>1261842</text:p>
          </table:table-cell>
          <table:table-cell table:formula="of:=[.H20]-[.H19]" office:value-type="float" office:value="71871" calcext:value-type="float">
            <text:p>71871</text:p>
          </table:table-cell>
          <table:table-cell/>
          <table:table-cell office:value-type="float" office:value="1249576" calcext:value-type="float">
            <text:p>1249576</text:p>
          </table:table-cell>
          <table:table-cell table:formula="of:=[.K20]-[.K19]" office:value-type="float" office:value="72742" calcext:value-type="float">
            <text:p>72742</text:p>
          </table:table-cell>
          <table:table-cell/>
          <table:table-cell office:value-type="float" office:value="1266607" calcext:value-type="float">
            <text:p>1266607</text:p>
          </table:table-cell>
          <table:table-cell table:formula="of:=[.N20]-[.N19]" office:value-type="float" office:value="70285" calcext:value-type="float">
            <text:p>70285</text:p>
          </table:table-cell>
          <table:table-cell/>
          <table:table-cell table:formula="of:=AVERAGE([.C20];[.F20];[.I20];[.L20];[.O20])" office:value-type="float" office:value="72459.6" calcext:value-type="float">
            <text:p>72459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7561" calcext:value-type="float">
            <text:p>1337561</text:p>
          </table:table-cell>
          <table:table-cell table:formula="of:=[.B21]-[.B20]" office:value-type="float" office:value="73975" calcext:value-type="float">
            <text:p>73975</text:p>
          </table:table-cell>
          <table:table-cell/>
          <table:table-cell office:value-type="float" office:value="1358990" calcext:value-type="float">
            <text:p>1358990</text:p>
          </table:table-cell>
          <table:table-cell table:formula="of:=[.E21]-[.E20]" office:value-type="float" office:value="73860" calcext:value-type="float">
            <text:p>73860</text:p>
          </table:table-cell>
          <table:table-cell/>
          <table:table-cell office:value-type="float" office:value="1333432" calcext:value-type="float">
            <text:p>1333432</text:p>
          </table:table-cell>
          <table:table-cell table:formula="of:=[.H21]-[.H20]" office:value-type="float" office:value="71590" calcext:value-type="float">
            <text:p>71590</text:p>
          </table:table-cell>
          <table:table-cell/>
          <table:table-cell office:value-type="float" office:value="1324181" calcext:value-type="float">
            <text:p>1324181</text:p>
          </table:table-cell>
          <table:table-cell table:formula="of:=[.K21]-[.K20]" office:value-type="float" office:value="74605" calcext:value-type="float">
            <text:p>74605</text:p>
          </table:table-cell>
          <table:table-cell/>
          <table:table-cell office:value-type="float" office:value="1340391" calcext:value-type="float">
            <text:p>1340391</text:p>
          </table:table-cell>
          <table:table-cell table:formula="of:=[.N21]-[.N20]" office:value-type="float" office:value="73784" calcext:value-type="float">
            <text:p>73784</text:p>
          </table:table-cell>
          <table:table-cell/>
          <table:table-cell table:formula="of:=AVERAGE([.C21];[.F21];[.I21];[.L21];[.O21])" office:value-type="float" office:value="73562.8" calcext:value-type="float">
            <text:p>7356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0496" calcext:value-type="float">
            <text:p>1410496</text:p>
          </table:table-cell>
          <table:table-cell table:formula="of:=[.B22]-[.B21]" office:value-type="float" office:value="72935" calcext:value-type="float">
            <text:p>72935</text:p>
          </table:table-cell>
          <table:table-cell/>
          <table:table-cell office:value-type="float" office:value="1433414" calcext:value-type="float">
            <text:p>1433414</text:p>
          </table:table-cell>
          <table:table-cell table:formula="of:=[.E22]-[.E21]" office:value-type="float" office:value="74424" calcext:value-type="float">
            <text:p>74424</text:p>
          </table:table-cell>
          <table:table-cell/>
          <table:table-cell office:value-type="float" office:value="1407324" calcext:value-type="float">
            <text:p>1407324</text:p>
          </table:table-cell>
          <table:table-cell table:formula="of:=[.H22]-[.H21]" office:value-type="float" office:value="73892" calcext:value-type="float">
            <text:p>73892</text:p>
          </table:table-cell>
          <table:table-cell/>
          <table:table-cell office:value-type="float" office:value="1395617" calcext:value-type="float">
            <text:p>1395617</text:p>
          </table:table-cell>
          <table:table-cell table:formula="of:=[.K22]-[.K21]" office:value-type="float" office:value="71436" calcext:value-type="float">
            <text:p>71436</text:p>
          </table:table-cell>
          <table:table-cell/>
          <table:table-cell office:value-type="float" office:value="1413728" calcext:value-type="float">
            <text:p>1413728</text:p>
          </table:table-cell>
          <table:table-cell table:formula="of:=[.N22]-[.N21]" office:value-type="float" office:value="73337" calcext:value-type="float">
            <text:p>73337</text:p>
          </table:table-cell>
          <table:table-cell/>
          <table:table-cell table:formula="of:=AVERAGE([.C22];[.F22];[.I22];[.L22];[.O22])" office:value-type="float" office:value="73204.8" calcext:value-type="float">
            <text:p>73204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83224" calcext:value-type="float">
            <text:p>1483224</text:p>
          </table:table-cell>
          <table:table-cell table:formula="of:=[.B23]-[.B22]" office:value-type="float" office:value="72728" calcext:value-type="float">
            <text:p>72728</text:p>
          </table:table-cell>
          <table:table-cell/>
          <table:table-cell office:value-type="float" office:value="1506093" calcext:value-type="float">
            <text:p>1506093</text:p>
          </table:table-cell>
          <table:table-cell table:formula="of:=[.E23]-[.E22]" office:value-type="float" office:value="72679" calcext:value-type="float">
            <text:p>72679</text:p>
          </table:table-cell>
          <table:table-cell/>
          <table:table-cell office:value-type="float" office:value="1476686" calcext:value-type="float">
            <text:p>1476686</text:p>
          </table:table-cell>
          <table:table-cell table:formula="of:=[.H23]-[.H22]" office:value-type="float" office:value="69362" calcext:value-type="float">
            <text:p>69362</text:p>
          </table:table-cell>
          <table:table-cell/>
          <table:table-cell office:value-type="float" office:value="1463079" calcext:value-type="float">
            <text:p>1463079</text:p>
          </table:table-cell>
          <table:table-cell table:formula="of:=[.K23]-[.K22]" office:value-type="float" office:value="67462" calcext:value-type="float">
            <text:p>67462</text:p>
          </table:table-cell>
          <table:table-cell/>
          <table:table-cell office:value-type="float" office:value="1488870" calcext:value-type="float">
            <text:p>1488870</text:p>
          </table:table-cell>
          <table:table-cell table:formula="of:=[.N23]-[.N22]" office:value-type="float" office:value="75142" calcext:value-type="float">
            <text:p>75142</text:p>
          </table:table-cell>
          <table:table-cell/>
          <table:table-cell table:formula="of:=AVERAGE([.C23];[.F23];[.I23];[.L23];[.O23])" office:value-type="float" office:value="71474.6" calcext:value-type="float">
            <text:p>7147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6335" calcext:value-type="float">
            <text:p>1556335</text:p>
          </table:table-cell>
          <table:table-cell table:formula="of:=[.B24]-[.B23]" office:value-type="float" office:value="73111" calcext:value-type="float">
            <text:p>73111</text:p>
          </table:table-cell>
          <table:table-cell/>
          <table:table-cell office:value-type="float" office:value="1579144" calcext:value-type="float">
            <text:p>1579144</text:p>
          </table:table-cell>
          <table:table-cell table:formula="of:=[.E24]-[.E23]" office:value-type="float" office:value="73051" calcext:value-type="float">
            <text:p>73051</text:p>
          </table:table-cell>
          <table:table-cell/>
          <table:table-cell office:value-type="float" office:value="1548296" calcext:value-type="float">
            <text:p>1548296</text:p>
          </table:table-cell>
          <table:table-cell table:formula="of:=[.H24]-[.H23]" office:value-type="float" office:value="71610" calcext:value-type="float">
            <text:p>71610</text:p>
          </table:table-cell>
          <table:table-cell/>
          <table:table-cell office:value-type="float" office:value="1534509" calcext:value-type="float">
            <text:p>1534509</text:p>
          </table:table-cell>
          <table:table-cell table:formula="of:=[.K24]-[.K23]" office:value-type="float" office:value="71430" calcext:value-type="float">
            <text:p>71430</text:p>
          </table:table-cell>
          <table:table-cell/>
          <table:table-cell office:value-type="float" office:value="1563130" calcext:value-type="float">
            <text:p>1563130</text:p>
          </table:table-cell>
          <table:table-cell table:formula="of:=[.N24]-[.N23]" office:value-type="float" office:value="74260" calcext:value-type="float">
            <text:p>74260</text:p>
          </table:table-cell>
          <table:table-cell/>
          <table:table-cell table:formula="of:=AVERAGE([.C24];[.F24];[.I24];[.L24];[.O24])" office:value-type="float" office:value="72692.4" calcext:value-type="float">
            <text:p>7269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29663" calcext:value-type="float">
            <text:p>1629663</text:p>
          </table:table-cell>
          <table:table-cell table:formula="of:=[.B25]-[.B24]" office:value-type="float" office:value="73328" calcext:value-type="float">
            <text:p>73328</text:p>
          </table:table-cell>
          <table:table-cell/>
          <table:table-cell office:value-type="float" office:value="1651829" calcext:value-type="float">
            <text:p>1651829</text:p>
          </table:table-cell>
          <table:table-cell table:formula="of:=[.E25]-[.E24]" office:value-type="float" office:value="72685" calcext:value-type="float">
            <text:p>72685</text:p>
          </table:table-cell>
          <table:table-cell/>
          <table:table-cell office:value-type="float" office:value="1620998" calcext:value-type="float">
            <text:p>1620998</text:p>
          </table:table-cell>
          <table:table-cell table:formula="of:=[.H25]-[.H24]" office:value-type="float" office:value="72702" calcext:value-type="float">
            <text:p>72702</text:p>
          </table:table-cell>
          <table:table-cell/>
          <table:table-cell office:value-type="float" office:value="1607019" calcext:value-type="float">
            <text:p>1607019</text:p>
          </table:table-cell>
          <table:table-cell table:formula="of:=[.K25]-[.K24]" office:value-type="float" office:value="72510" calcext:value-type="float">
            <text:p>72510</text:p>
          </table:table-cell>
          <table:table-cell/>
          <table:table-cell office:value-type="float" office:value="1635242" calcext:value-type="float">
            <text:p>1635242</text:p>
          </table:table-cell>
          <table:table-cell table:formula="of:=[.N25]-[.N24]" office:value-type="float" office:value="72112" calcext:value-type="float">
            <text:p>72112</text:p>
          </table:table-cell>
          <table:table-cell/>
          <table:table-cell table:formula="of:=AVERAGE([.C25];[.F25];[.I25];[.L25];[.O25])" office:value-type="float" office:value="72667.4" calcext:value-type="float">
            <text:p>72667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01621" calcext:value-type="float">
            <text:p>1701621</text:p>
          </table:table-cell>
          <table:table-cell table:formula="of:=[.B26]-[.B25]" office:value-type="float" office:value="71958" calcext:value-type="float">
            <text:p>71958</text:p>
          </table:table-cell>
          <table:table-cell/>
          <table:table-cell office:value-type="float" office:value="1725165" calcext:value-type="float">
            <text:p>1725165</text:p>
          </table:table-cell>
          <table:table-cell table:formula="of:=[.E26]-[.E25]" office:value-type="float" office:value="73336" calcext:value-type="float">
            <text:p>73336</text:p>
          </table:table-cell>
          <table:table-cell/>
          <table:table-cell office:value-type="float" office:value="1693216" calcext:value-type="float">
            <text:p>1693216</text:p>
          </table:table-cell>
          <table:table-cell table:formula="of:=[.H26]-[.H25]" office:value-type="float" office:value="72218" calcext:value-type="float">
            <text:p>72218</text:p>
          </table:table-cell>
          <table:table-cell/>
          <table:table-cell office:value-type="float" office:value="1679195" calcext:value-type="float">
            <text:p>1679195</text:p>
          </table:table-cell>
          <table:table-cell table:formula="of:=[.K26]-[.K25]" office:value-type="float" office:value="72176" calcext:value-type="float">
            <text:p>72176</text:p>
          </table:table-cell>
          <table:table-cell/>
          <table:table-cell office:value-type="float" office:value="1706765" calcext:value-type="float">
            <text:p>1706765</text:p>
          </table:table-cell>
          <table:table-cell table:formula="of:=[.N26]-[.N25]" office:value-type="float" office:value="71523" calcext:value-type="float">
            <text:p>71523</text:p>
          </table:table-cell>
          <table:table-cell/>
          <table:table-cell table:formula="of:=AVERAGE([.C26];[.F26];[.I26];[.L26];[.O26])" office:value-type="float" office:value="72242.2" calcext:value-type="float">
            <text:p>7224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73680" calcext:value-type="float">
            <text:p>1773680</text:p>
          </table:table-cell>
          <table:table-cell table:formula="of:=[.B27]-[.B26]" office:value-type="float" office:value="72059" calcext:value-type="float">
            <text:p>72059</text:p>
          </table:table-cell>
          <table:table-cell/>
          <table:table-cell office:value-type="float" office:value="1799682" calcext:value-type="float">
            <text:p>1799682</text:p>
          </table:table-cell>
          <table:table-cell table:formula="of:=[.E27]-[.E26]" office:value-type="float" office:value="74517" calcext:value-type="float">
            <text:p>74517</text:p>
          </table:table-cell>
          <table:table-cell/>
          <table:table-cell office:value-type="float" office:value="1764927" calcext:value-type="float">
            <text:p>1764927</text:p>
          </table:table-cell>
          <table:table-cell table:formula="of:=[.H27]-[.H26]" office:value-type="float" office:value="71711" calcext:value-type="float">
            <text:p>71711</text:p>
          </table:table-cell>
          <table:table-cell/>
          <table:table-cell office:value-type="float" office:value="1749124" calcext:value-type="float">
            <text:p>1749124</text:p>
          </table:table-cell>
          <table:table-cell table:formula="of:=[.K27]-[.K26]" office:value-type="float" office:value="69929" calcext:value-type="float">
            <text:p>69929</text:p>
          </table:table-cell>
          <table:table-cell/>
          <table:table-cell office:value-type="float" office:value="1786462" calcext:value-type="float">
            <text:p>1786462</text:p>
          </table:table-cell>
          <table:table-cell table:formula="of:=[.N27]-[.N26]" office:value-type="float" office:value="79697" calcext:value-type="float">
            <text:p>79697</text:p>
          </table:table-cell>
          <table:table-cell/>
          <table:table-cell table:formula="of:=AVERAGE([.C27];[.F27];[.I27];[.L27];[.O27])" office:value-type="float" office:value="73582.6" calcext:value-type="float">
            <text:p>7358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47148" calcext:value-type="float">
            <text:p>1847148</text:p>
          </table:table-cell>
          <table:table-cell table:formula="of:=[.B28]-[.B27]" office:value-type="float" office:value="73468" calcext:value-type="float">
            <text:p>73468</text:p>
          </table:table-cell>
          <table:table-cell/>
          <table:table-cell office:value-type="float" office:value="1873696" calcext:value-type="float">
            <text:p>1873696</text:p>
          </table:table-cell>
          <table:table-cell table:formula="of:=[.E28]-[.E27]" office:value-type="float" office:value="74014" calcext:value-type="float">
            <text:p>74014</text:p>
          </table:table-cell>
          <table:table-cell/>
          <table:table-cell office:value-type="float" office:value="1837919" calcext:value-type="float">
            <text:p>1837919</text:p>
          </table:table-cell>
          <table:table-cell table:formula="of:=[.H28]-[.H27]" office:value-type="float" office:value="72992" calcext:value-type="float">
            <text:p>72992</text:p>
          </table:table-cell>
          <table:table-cell/>
          <table:table-cell office:value-type="float" office:value="1820574" calcext:value-type="float">
            <text:p>1820574</text:p>
          </table:table-cell>
          <table:table-cell table:formula="of:=[.K28]-[.K27]" office:value-type="float" office:value="71450" calcext:value-type="float">
            <text:p>71450</text:p>
          </table:table-cell>
          <table:table-cell/>
          <table:table-cell office:value-type="float" office:value="1858228" calcext:value-type="float">
            <text:p>1858228</text:p>
          </table:table-cell>
          <table:table-cell table:formula="of:=[.N28]-[.N27]" office:value-type="float" office:value="71766" calcext:value-type="float">
            <text:p>71766</text:p>
          </table:table-cell>
          <table:table-cell/>
          <table:table-cell table:formula="of:=AVERAGE([.C28];[.F28];[.I28];[.L28];[.O28])" office:value-type="float" office:value="72738" calcext:value-type="float">
            <text:p>727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19014" calcext:value-type="float">
            <text:p>1919014</text:p>
          </table:table-cell>
          <table:table-cell table:formula="of:=[.B29]-[.B28]" office:value-type="float" office:value="71866" calcext:value-type="float">
            <text:p>71866</text:p>
          </table:table-cell>
          <table:table-cell/>
          <table:table-cell office:value-type="float" office:value="1947995" calcext:value-type="float">
            <text:p>1947995</text:p>
          </table:table-cell>
          <table:table-cell table:formula="of:=[.E29]-[.E28]" office:value-type="float" office:value="74299" calcext:value-type="float">
            <text:p>74299</text:p>
          </table:table-cell>
          <table:table-cell/>
          <table:table-cell office:value-type="float" office:value="1909078" calcext:value-type="float">
            <text:p>1909078</text:p>
          </table:table-cell>
          <table:table-cell table:formula="of:=[.H29]-[.H28]" office:value-type="float" office:value="71159" calcext:value-type="float">
            <text:p>71159</text:p>
          </table:table-cell>
          <table:table-cell/>
          <table:table-cell office:value-type="float" office:value="1891939" calcext:value-type="float">
            <text:p>1891939</text:p>
          </table:table-cell>
          <table:table-cell table:formula="of:=[.K29]-[.K28]" office:value-type="float" office:value="71365" calcext:value-type="float">
            <text:p>71365</text:p>
          </table:table-cell>
          <table:table-cell/>
          <table:table-cell office:value-type="float" office:value="1930168" calcext:value-type="float">
            <text:p>1930168</text:p>
          </table:table-cell>
          <table:table-cell table:formula="of:=[.N29]-[.N28]" office:value-type="float" office:value="71940" calcext:value-type="float">
            <text:p>71940</text:p>
          </table:table-cell>
          <table:table-cell/>
          <table:table-cell table:formula="of:=AVERAGE([.C29];[.F29];[.I29];[.L29];[.O29])" office:value-type="float" office:value="72125.8" calcext:value-type="float">
            <text:p>72125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2896" calcext:value-type="float">
            <text:p>1992896</text:p>
          </table:table-cell>
          <table:table-cell table:formula="of:=[.B30]-[.B29]" office:value-type="float" office:value="73882" calcext:value-type="float">
            <text:p>73882</text:p>
          </table:table-cell>
          <table:table-cell/>
          <table:table-cell office:value-type="float" office:value="2020939" calcext:value-type="float">
            <text:p>2020939</text:p>
          </table:table-cell>
          <table:table-cell table:formula="of:=[.E30]-[.E29]" office:value-type="float" office:value="72944" calcext:value-type="float">
            <text:p>72944</text:p>
          </table:table-cell>
          <table:table-cell/>
          <table:table-cell office:value-type="float" office:value="1980919" calcext:value-type="float">
            <text:p>1980919</text:p>
          </table:table-cell>
          <table:table-cell table:formula="of:=[.H30]-[.H29]" office:value-type="float" office:value="71841" calcext:value-type="float">
            <text:p>71841</text:p>
          </table:table-cell>
          <table:table-cell/>
          <table:table-cell office:value-type="float" office:value="1966354" calcext:value-type="float">
            <text:p>1966354</text:p>
          </table:table-cell>
          <table:table-cell table:formula="of:=[.K30]-[.K29]" office:value-type="float" office:value="74415" calcext:value-type="float">
            <text:p>74415</text:p>
          </table:table-cell>
          <table:table-cell/>
          <table:table-cell office:value-type="float" office:value="2002341" calcext:value-type="float">
            <text:p>2002341</text:p>
          </table:table-cell>
          <table:table-cell table:formula="of:=[.N30]-[.N29]" office:value-type="float" office:value="72173" calcext:value-type="float">
            <text:p>72173</text:p>
          </table:table-cell>
          <table:table-cell/>
          <table:table-cell table:formula="of:=AVERAGE([.C30];[.F30];[.I30];[.L30];[.O30])" office:value-type="float" office:value="73051" calcext:value-type="float">
            <text:p>730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63693" calcext:value-type="float">
            <text:p>2063693</text:p>
          </table:table-cell>
          <table:table-cell table:formula="of:=[.B31]-[.B30]" office:value-type="float" office:value="70797" calcext:value-type="float">
            <text:p>70797</text:p>
          </table:table-cell>
          <table:table-cell/>
          <table:table-cell office:value-type="float" office:value="2092809" calcext:value-type="float">
            <text:p>2092809</text:p>
          </table:table-cell>
          <table:table-cell table:formula="of:=[.E31]-[.E30]" office:value-type="float" office:value="71870" calcext:value-type="float">
            <text:p>71870</text:p>
          </table:table-cell>
          <table:table-cell/>
          <table:table-cell office:value-type="float" office:value="2053100" calcext:value-type="float">
            <text:p>2053100</text:p>
          </table:table-cell>
          <table:table-cell table:formula="of:=[.H31]-[.H30]" office:value-type="float" office:value="72181" calcext:value-type="float">
            <text:p>72181</text:p>
          </table:table-cell>
          <table:table-cell/>
          <table:table-cell office:value-type="float" office:value="2038327" calcext:value-type="float">
            <text:p>2038327</text:p>
          </table:table-cell>
          <table:table-cell table:formula="of:=[.K31]-[.K30]" office:value-type="float" office:value="71973" calcext:value-type="float">
            <text:p>71973</text:p>
          </table:table-cell>
          <table:table-cell/>
          <table:table-cell office:value-type="float" office:value="2074452" calcext:value-type="float">
            <text:p>2074452</text:p>
          </table:table-cell>
          <table:table-cell table:formula="of:=[.N31]-[.N30]" office:value-type="float" office:value="72111" calcext:value-type="float">
            <text:p>72111</text:p>
          </table:table-cell>
          <table:table-cell/>
          <table:table-cell table:formula="of:=AVERAGE([.C31];[.F31];[.I31];[.L31];[.O31])" office:value-type="float" office:value="71786.4" calcext:value-type="float">
            <text:p>717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36292" calcext:value-type="float">
            <text:p>2136292</text:p>
          </table:table-cell>
          <table:table-cell table:formula="of:=[.B32]-[.B31]" office:value-type="float" office:value="72599" calcext:value-type="float">
            <text:p>72599</text:p>
          </table:table-cell>
          <table:table-cell/>
          <table:table-cell office:value-type="float" office:value="2167595" calcext:value-type="float">
            <text:p>2167595</text:p>
          </table:table-cell>
          <table:table-cell table:formula="of:=[.E32]-[.E31]" office:value-type="float" office:value="74786" calcext:value-type="float">
            <text:p>74786</text:p>
          </table:table-cell>
          <table:table-cell/>
          <table:table-cell office:value-type="float" office:value="2128423" calcext:value-type="float">
            <text:p>2128423</text:p>
          </table:table-cell>
          <table:table-cell table:formula="of:=[.H32]-[.H31]" office:value-type="float" office:value="75323" calcext:value-type="float">
            <text:p>75323</text:p>
          </table:table-cell>
          <table:table-cell/>
          <table:table-cell office:value-type="float" office:value="2108157" calcext:value-type="float">
            <text:p>2108157</text:p>
          </table:table-cell>
          <table:table-cell table:formula="of:=[.K32]-[.K31]" office:value-type="float" office:value="69830" calcext:value-type="float">
            <text:p>69830</text:p>
          </table:table-cell>
          <table:table-cell/>
          <table:table-cell office:value-type="float" office:value="2148207" calcext:value-type="float">
            <text:p>2148207</text:p>
          </table:table-cell>
          <table:table-cell table:formula="of:=[.N32]-[.N31]" office:value-type="float" office:value="73755" calcext:value-type="float">
            <text:p>73755</text:p>
          </table:table-cell>
          <table:table-cell/>
          <table:table-cell table:formula="of:=AVERAGE([.C32];[.F32];[.I32];[.L32];[.O32])" office:value-type="float" office:value="73258.6" calcext:value-type="float">
            <text:p>73258.6</text:p>
          </table:table-cell>
        </table:table-row>
      </table:table>
      <table:table table:name="Gatling 2.4" table:style-name="ta1">
        <table:shapes>
          <draw:frame draw:z-index="0" draw:style-name="gr1" draw:text-style-name="P1" svg:width="9in" svg:height="4in" svg:x="2.6665in" svg:y="0in">
            <draw:object draw:notify-on-update-of-ranges="'Gatling 2.4'.A1:'Gatling 2.4'.A1 'Gatling 2.4'.B1:'Gatling 2.4'.B1 'Gatling 2.4'.A2:'Gatling 2.4'.A2 'Gatling 2.4'.B2:'Gatling 2.4'.B2 'Gatling 2.4'.A3:'Gatling 2.4'.A3 'Gatling 2.4'.B3:'Gatling 2.4'.B3 'Gatling 2.4'.A4:'Gatling 2.4'.A4 'Gatling 2.4'.B4:'Gatling 2.4'.B4 'Gatling 2.4'.A5:'Gatling 2.4'.A5 'Gatling 2.4'.B5:'Gatling 2.4'.B5 'Gatling 2.4'.A6:'Gatling 2.4'.A6 'Gatling 2.4'.B6:'Gatling 2.4'.B6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323968" calcext:value-type="float">
            <text:p>2323968</text:p>
          </table:table-cell>
          <table:table-cell table:formula="of:=[.B1]/300" office:value-type="float" office:value="7746.56" calcext:value-type="float">
            <text:p>7746.5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322686" calcext:value-type="float">
            <text:p>2322686</text:p>
          </table:table-cell>
          <table:table-cell table:formula="of:=[.B2]/300" office:value-type="float" office:value="7742.28666666667" calcext:value-type="float">
            <text:p>7742.28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336059" calcext:value-type="float">
            <text:p>2336059</text:p>
          </table:table-cell>
          <table:table-cell table:formula="of:=[.B3]/300" office:value-type="float" office:value="7786.86333333333" calcext:value-type="float">
            <text:p>7786.8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334234" calcext:value-type="float">
            <text:p>2334234</text:p>
          </table:table-cell>
          <table:table-cell table:formula="of:=[.B4]/300" office:value-type="float" office:value="7780.78" calcext:value-type="float">
            <text:p>7780.7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352479" calcext:value-type="float">
            <text:p>2352479</text:p>
          </table:table-cell>
          <table:table-cell table:formula="of:=[.B5]/300" office:value-type="float" office:value="7841.59666666667" calcext:value-type="float">
            <text:p>7841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333885.2" calcext:value-type="float">
            <text:p>2333885.2</text:p>
          </table:table-cell>
          <table:table-cell table:formula="of:=[.B6]/300" office:value-type="float" office:value="7779.61733333333" calcext:value-type="float">
            <text:p>7779.61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9793" calcext:value-type="float">
            <text:p>29793</text:p>
          </table:table-cell>
          <table:table-cell table:style-name="Default"/>
        </table:table-row>
      </table:table>
      <table:table table:name="Gatling 2.4 distr" table:style-name="ta1">
        <table:shapes>
          <draw:frame draw:z-index="0" draw:style-name="gr1" draw:text-style-name="P1" svg:width="9in" svg:height="4in" svg:x="2.7528in" svg:y="3.2803in">
            <draw:object draw:notify-on-update-of-ranges="'Gatling 2.4 distr'.A2:'Gatling 2.4 distr'.A32 'Gatling 2.4 distr'.Q2:'Gatling 2.4 distr'.Q32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624" calcext:value-type="float">
            <text:p>30624</text:p>
          </table:table-cell>
          <table:table-cell table:formula="of:=[.B3]-[.B2]" office:value-type="float" office:value="30624" calcext:value-type="float">
            <text:p>30624</text:p>
          </table:table-cell>
          <table:table-cell/>
          <table:table-cell office:value-type="float" office:value="29454" calcext:value-type="float">
            <text:p>29454</text:p>
          </table:table-cell>
          <table:table-cell table:formula="of:=[.E3]-[.E2]" office:value-type="float" office:value="29454" calcext:value-type="float">
            <text:p>29454</text:p>
          </table:table-cell>
          <table:table-cell/>
          <table:table-cell office:value-type="float" office:value="28117" calcext:value-type="float">
            <text:p>28117</text:p>
          </table:table-cell>
          <table:table-cell table:formula="of:=[.H3]-[.H2]" office:value-type="float" office:value="28117" calcext:value-type="float">
            <text:p>28117</text:p>
          </table:table-cell>
          <table:table-cell/>
          <table:table-cell office:value-type="float" office:value="27407" calcext:value-type="float">
            <text:p>27407</text:p>
          </table:table-cell>
          <table:table-cell table:formula="of:=[.K3]-[.K2]" office:value-type="float" office:value="27407" calcext:value-type="float">
            <text:p>27407</text:p>
          </table:table-cell>
          <table:table-cell/>
          <table:table-cell office:value-type="float" office:value="27878" calcext:value-type="float">
            <text:p>27878</text:p>
          </table:table-cell>
          <table:table-cell table:formula="of:=[.N3]-[.N2]" office:value-type="float" office:value="27878" calcext:value-type="float">
            <text:p>27878</text:p>
          </table:table-cell>
          <table:table-cell/>
          <table:table-cell table:formula="of:=AVERAGE([.C3];[.F3];[.I3];[.L3];[.O3])" office:value-type="float" office:value="28696" calcext:value-type="float">
            <text:p>28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446" calcext:value-type="float">
            <text:p>113446</text:p>
          </table:table-cell>
          <table:table-cell table:formula="of:=[.B4]-[.B3]" office:value-type="float" office:value="82822" calcext:value-type="float">
            <text:p>82822</text:p>
          </table:table-cell>
          <table:table-cell/>
          <table:table-cell office:value-type="float" office:value="106545" calcext:value-type="float">
            <text:p>106545</text:p>
          </table:table-cell>
          <table:table-cell table:formula="of:=[.E4]-[.E3]" office:value-type="float" office:value="77091" calcext:value-type="float">
            <text:p>77091</text:p>
          </table:table-cell>
          <table:table-cell/>
          <table:table-cell office:value-type="float" office:value="107634" calcext:value-type="float">
            <text:p>107634</text:p>
          </table:table-cell>
          <table:table-cell table:formula="of:=[.H4]-[.H3]" office:value-type="float" office:value="79517" calcext:value-type="float">
            <text:p>79517</text:p>
          </table:table-cell>
          <table:table-cell/>
          <table:table-cell office:value-type="float" office:value="109890" calcext:value-type="float">
            <text:p>109890</text:p>
          </table:table-cell>
          <table:table-cell table:formula="of:=[.K4]-[.K3]" office:value-type="float" office:value="82483" calcext:value-type="float">
            <text:p>82483</text:p>
          </table:table-cell>
          <table:table-cell/>
          <table:table-cell office:value-type="float" office:value="109626" calcext:value-type="float">
            <text:p>109626</text:p>
          </table:table-cell>
          <table:table-cell table:formula="of:=[.N4]-[.N3]" office:value-type="float" office:value="81748" calcext:value-type="float">
            <text:p>81748</text:p>
          </table:table-cell>
          <table:table-cell/>
          <table:table-cell table:formula="of:=AVERAGE([.C4];[.F4];[.I4];[.L4];[.O4])" office:value-type="float" office:value="80732.2" calcext:value-type="float">
            <text:p>80732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791" calcext:value-type="float">
            <text:p>190791</text:p>
          </table:table-cell>
          <table:table-cell table:formula="of:=[.B5]-[.B4]" office:value-type="float" office:value="77345" calcext:value-type="float">
            <text:p>77345</text:p>
          </table:table-cell>
          <table:table-cell/>
          <table:table-cell office:value-type="float" office:value="186730" calcext:value-type="float">
            <text:p>186730</text:p>
          </table:table-cell>
          <table:table-cell table:formula="of:=[.E5]-[.E4]" office:value-type="float" office:value="80185" calcext:value-type="float">
            <text:p>80185</text:p>
          </table:table-cell>
          <table:table-cell/>
          <table:table-cell office:value-type="float" office:value="189284" calcext:value-type="float">
            <text:p>189284</text:p>
          </table:table-cell>
          <table:table-cell table:formula="of:=[.H5]-[.H4]" office:value-type="float" office:value="81650" calcext:value-type="float">
            <text:p>81650</text:p>
          </table:table-cell>
          <table:table-cell/>
          <table:table-cell office:value-type="float" office:value="190462" calcext:value-type="float">
            <text:p>190462</text:p>
          </table:table-cell>
          <table:table-cell table:formula="of:=[.K5]-[.K4]" office:value-type="float" office:value="80572" calcext:value-type="float">
            <text:p>80572</text:p>
          </table:table-cell>
          <table:table-cell/>
          <table:table-cell office:value-type="float" office:value="191218" calcext:value-type="float">
            <text:p>191218</text:p>
          </table:table-cell>
          <table:table-cell table:formula="of:=[.N5]-[.N4]" office:value-type="float" office:value="81592" calcext:value-type="float">
            <text:p>81592</text:p>
          </table:table-cell>
          <table:table-cell/>
          <table:table-cell table:formula="of:=AVERAGE([.C5];[.F5];[.I5];[.L5];[.O5])" office:value-type="float" office:value="80268.8" calcext:value-type="float">
            <text:p>80268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143" calcext:value-type="float">
            <text:p>269143</text:p>
          </table:table-cell>
          <table:table-cell table:formula="of:=[.B6]-[.B5]" office:value-type="float" office:value="78352" calcext:value-type="float">
            <text:p>78352</text:p>
          </table:table-cell>
          <table:table-cell/>
          <table:table-cell office:value-type="float" office:value="267292" calcext:value-type="float">
            <text:p>267292</text:p>
          </table:table-cell>
          <table:table-cell table:formula="of:=[.E6]-[.E5]" office:value-type="float" office:value="80562" calcext:value-type="float">
            <text:p>80562</text:p>
          </table:table-cell>
          <table:table-cell/>
          <table:table-cell office:value-type="float" office:value="268049" calcext:value-type="float">
            <text:p>268049</text:p>
          </table:table-cell>
          <table:table-cell table:formula="of:=[.H6]-[.H5]" office:value-type="float" office:value="78765" calcext:value-type="float">
            <text:p>78765</text:p>
          </table:table-cell>
          <table:table-cell/>
          <table:table-cell office:value-type="float" office:value="271344" calcext:value-type="float">
            <text:p>271344</text:p>
          </table:table-cell>
          <table:table-cell table:formula="of:=[.K6]-[.K5]" office:value-type="float" office:value="80882" calcext:value-type="float">
            <text:p>80882</text:p>
          </table:table-cell>
          <table:table-cell/>
          <table:table-cell office:value-type="float" office:value="273086" calcext:value-type="float">
            <text:p>273086</text:p>
          </table:table-cell>
          <table:table-cell table:formula="of:=[.N6]-[.N5]" office:value-type="float" office:value="81868" calcext:value-type="float">
            <text:p>81868</text:p>
          </table:table-cell>
          <table:table-cell/>
          <table:table-cell table:formula="of:=AVERAGE([.C6];[.F6];[.I6];[.L6];[.O6])" office:value-type="float" office:value="80085.8" calcext:value-type="float">
            <text:p>80085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401" calcext:value-type="float">
            <text:p>348401</text:p>
          </table:table-cell>
          <table:table-cell table:formula="of:=[.B7]-[.B6]" office:value-type="float" office:value="79258" calcext:value-type="float">
            <text:p>79258</text:p>
          </table:table-cell>
          <table:table-cell/>
          <table:table-cell office:value-type="float" office:value="344097" calcext:value-type="float">
            <text:p>344097</text:p>
          </table:table-cell>
          <table:table-cell table:formula="of:=[.E7]-[.E6]" office:value-type="float" office:value="76805" calcext:value-type="float">
            <text:p>76805</text:p>
          </table:table-cell>
          <table:table-cell/>
          <table:table-cell office:value-type="float" office:value="346749" calcext:value-type="float">
            <text:p>346749</text:p>
          </table:table-cell>
          <table:table-cell table:formula="of:=[.H7]-[.H6]" office:value-type="float" office:value="78700" calcext:value-type="float">
            <text:p>78700</text:p>
          </table:table-cell>
          <table:table-cell/>
          <table:table-cell office:value-type="float" office:value="348661" calcext:value-type="float">
            <text:p>348661</text:p>
          </table:table-cell>
          <table:table-cell table:formula="of:=[.K7]-[.K6]" office:value-type="float" office:value="77317" calcext:value-type="float">
            <text:p>77317</text:p>
          </table:table-cell>
          <table:table-cell/>
          <table:table-cell office:value-type="float" office:value="351196" calcext:value-type="float">
            <text:p>351196</text:p>
          </table:table-cell>
          <table:table-cell table:formula="of:=[.N7]-[.N6]" office:value-type="float" office:value="78110" calcext:value-type="float">
            <text:p>78110</text:p>
          </table:table-cell>
          <table:table-cell/>
          <table:table-cell table:formula="of:=AVERAGE([.C7];[.F7];[.I7];[.L7];[.O7])" office:value-type="float" office:value="78038" calcext:value-type="float">
            <text:p>78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892" calcext:value-type="float">
            <text:p>426892</text:p>
          </table:table-cell>
          <table:table-cell table:formula="of:=[.B8]-[.B7]" office:value-type="float" office:value="78491" calcext:value-type="float">
            <text:p>78491</text:p>
          </table:table-cell>
          <table:table-cell/>
          <table:table-cell office:value-type="float" office:value="426533" calcext:value-type="float">
            <text:p>426533</text:p>
          </table:table-cell>
          <table:table-cell table:formula="of:=[.E8]-[.E7]" office:value-type="float" office:value="82436" calcext:value-type="float">
            <text:p>82436</text:p>
          </table:table-cell>
          <table:table-cell/>
          <table:table-cell office:value-type="float" office:value="426716" calcext:value-type="float">
            <text:p>426716</text:p>
          </table:table-cell>
          <table:table-cell table:formula="of:=[.H8]-[.H7]" office:value-type="float" office:value="79967" calcext:value-type="float">
            <text:p>79967</text:p>
          </table:table-cell>
          <table:table-cell/>
          <table:table-cell office:value-type="float" office:value="427960" calcext:value-type="float">
            <text:p>427960</text:p>
          </table:table-cell>
          <table:table-cell table:formula="of:=[.K8]-[.K7]" office:value-type="float" office:value="79299" calcext:value-type="float">
            <text:p>79299</text:p>
          </table:table-cell>
          <table:table-cell/>
          <table:table-cell office:value-type="float" office:value="428424" calcext:value-type="float">
            <text:p>428424</text:p>
          </table:table-cell>
          <table:table-cell table:formula="of:=[.N8]-[.N7]" office:value-type="float" office:value="77228" calcext:value-type="float">
            <text:p>77228</text:p>
          </table:table-cell>
          <table:table-cell/>
          <table:table-cell table:formula="of:=AVERAGE([.C8];[.F8];[.I8];[.L8];[.O8])" office:value-type="float" office:value="79484.2" calcext:value-type="float">
            <text:p>79484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7875" calcext:value-type="float">
            <text:p>507875</text:p>
          </table:table-cell>
          <table:table-cell table:formula="of:=[.B9]-[.B8]" office:value-type="float" office:value="80983" calcext:value-type="float">
            <text:p>80983</text:p>
          </table:table-cell>
          <table:table-cell/>
          <table:table-cell office:value-type="float" office:value="504894" calcext:value-type="float">
            <text:p>504894</text:p>
          </table:table-cell>
          <table:table-cell table:formula="of:=[.E9]-[.E8]" office:value-type="float" office:value="78361" calcext:value-type="float">
            <text:p>78361</text:p>
          </table:table-cell>
          <table:table-cell/>
          <table:table-cell office:value-type="float" office:value="508236" calcext:value-type="float">
            <text:p>508236</text:p>
          </table:table-cell>
          <table:table-cell table:formula="of:=[.H9]-[.H8]" office:value-type="float" office:value="81520" calcext:value-type="float">
            <text:p>81520</text:p>
          </table:table-cell>
          <table:table-cell/>
          <table:table-cell office:value-type="float" office:value="506225" calcext:value-type="float">
            <text:p>506225</text:p>
          </table:table-cell>
          <table:table-cell table:formula="of:=[.K9]-[.K8]" office:value-type="float" office:value="78265" calcext:value-type="float">
            <text:p>78265</text:p>
          </table:table-cell>
          <table:table-cell/>
          <table:table-cell office:value-type="float" office:value="508893" calcext:value-type="float">
            <text:p>508893</text:p>
          </table:table-cell>
          <table:table-cell table:formula="of:=[.N9]-[.N8]" office:value-type="float" office:value="80469" calcext:value-type="float">
            <text:p>80469</text:p>
          </table:table-cell>
          <table:table-cell/>
          <table:table-cell table:formula="of:=AVERAGE([.C9];[.F9];[.I9];[.L9];[.O9])" office:value-type="float" office:value="79919.6" calcext:value-type="float">
            <text:p>7991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6270" calcext:value-type="float">
            <text:p>586270</text:p>
          </table:table-cell>
          <table:table-cell table:formula="of:=[.B10]-[.B9]" office:value-type="float" office:value="78395" calcext:value-type="float">
            <text:p>78395</text:p>
          </table:table-cell>
          <table:table-cell/>
          <table:table-cell office:value-type="float" office:value="583087" calcext:value-type="float">
            <text:p>583087</text:p>
          </table:table-cell>
          <table:table-cell table:formula="of:=[.E10]-[.E9]" office:value-type="float" office:value="78193" calcext:value-type="float">
            <text:p>78193</text:p>
          </table:table-cell>
          <table:table-cell/>
          <table:table-cell office:value-type="float" office:value="586608" calcext:value-type="float">
            <text:p>586608</text:p>
          </table:table-cell>
          <table:table-cell table:formula="of:=[.H10]-[.H9]" office:value-type="float" office:value="78372" calcext:value-type="float">
            <text:p>78372</text:p>
          </table:table-cell>
          <table:table-cell/>
          <table:table-cell office:value-type="float" office:value="586440" calcext:value-type="float">
            <text:p>586440</text:p>
          </table:table-cell>
          <table:table-cell table:formula="of:=[.K10]-[.K9]" office:value-type="float" office:value="80215" calcext:value-type="float">
            <text:p>80215</text:p>
          </table:table-cell>
          <table:table-cell/>
          <table:table-cell office:value-type="float" office:value="589029" calcext:value-type="float">
            <text:p>589029</text:p>
          </table:table-cell>
          <table:table-cell table:formula="of:=[.N10]-[.N9]" office:value-type="float" office:value="80136" calcext:value-type="float">
            <text:p>80136</text:p>
          </table:table-cell>
          <table:table-cell/>
          <table:table-cell table:formula="of:=AVERAGE([.C10];[.F10];[.I10];[.L10];[.O10])" office:value-type="float" office:value="79062.2" calcext:value-type="float">
            <text:p>7906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5568" calcext:value-type="float">
            <text:p>665568</text:p>
          </table:table-cell>
          <table:table-cell table:formula="of:=[.B11]-[.B10]" office:value-type="float" office:value="79298" calcext:value-type="float">
            <text:p>79298</text:p>
          </table:table-cell>
          <table:table-cell/>
          <table:table-cell office:value-type="float" office:value="661219" calcext:value-type="float">
            <text:p>661219</text:p>
          </table:table-cell>
          <table:table-cell table:formula="of:=[.E11]-[.E10]" office:value-type="float" office:value="78132" calcext:value-type="float">
            <text:p>78132</text:p>
          </table:table-cell>
          <table:table-cell/>
          <table:table-cell office:value-type="float" office:value="662236" calcext:value-type="float">
            <text:p>662236</text:p>
          </table:table-cell>
          <table:table-cell table:formula="of:=[.H11]-[.H10]" office:value-type="float" office:value="75628" calcext:value-type="float">
            <text:p>75628</text:p>
          </table:table-cell>
          <table:table-cell/>
          <table:table-cell office:value-type="float" office:value="666745" calcext:value-type="float">
            <text:p>666745</text:p>
          </table:table-cell>
          <table:table-cell table:formula="of:=[.K11]-[.K10]" office:value-type="float" office:value="80305" calcext:value-type="float">
            <text:p>80305</text:p>
          </table:table-cell>
          <table:table-cell/>
          <table:table-cell office:value-type="float" office:value="668955" calcext:value-type="float">
            <text:p>668955</text:p>
          </table:table-cell>
          <table:table-cell table:formula="of:=[.N11]-[.N10]" office:value-type="float" office:value="79926" calcext:value-type="float">
            <text:p>79926</text:p>
          </table:table-cell>
          <table:table-cell/>
          <table:table-cell table:formula="of:=AVERAGE([.C11];[.F11];[.I11];[.L11];[.O11])" office:value-type="float" office:value="78657.8" calcext:value-type="float">
            <text:p>7865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3641" calcext:value-type="float">
            <text:p>743641</text:p>
          </table:table-cell>
          <table:table-cell table:formula="of:=[.B12]-[.B11]" office:value-type="float" office:value="78073" calcext:value-type="float">
            <text:p>78073</text:p>
          </table:table-cell>
          <table:table-cell/>
          <table:table-cell office:value-type="float" office:value="739096" calcext:value-type="float">
            <text:p>739096</text:p>
          </table:table-cell>
          <table:table-cell table:formula="of:=[.E12]-[.E11]" office:value-type="float" office:value="77877" calcext:value-type="float">
            <text:p>77877</text:p>
          </table:table-cell>
          <table:table-cell/>
          <table:table-cell office:value-type="float" office:value="743654" calcext:value-type="float">
            <text:p>743654</text:p>
          </table:table-cell>
          <table:table-cell table:formula="of:=[.H12]-[.H11]" office:value-type="float" office:value="81418" calcext:value-type="float">
            <text:p>81418</text:p>
          </table:table-cell>
          <table:table-cell/>
          <table:table-cell office:value-type="float" office:value="745868" calcext:value-type="float">
            <text:p>745868</text:p>
          </table:table-cell>
          <table:table-cell table:formula="of:=[.K12]-[.K11]" office:value-type="float" office:value="79123" calcext:value-type="float">
            <text:p>79123</text:p>
          </table:table-cell>
          <table:table-cell/>
          <table:table-cell office:value-type="float" office:value="749122" calcext:value-type="float">
            <text:p>749122</text:p>
          </table:table-cell>
          <table:table-cell table:formula="of:=[.N12]-[.N11]" office:value-type="float" office:value="80167" calcext:value-type="float">
            <text:p>80167</text:p>
          </table:table-cell>
          <table:table-cell/>
          <table:table-cell table:formula="of:=AVERAGE([.C12];[.F12];[.I12];[.L12];[.O12])" office:value-type="float" office:value="79331.6" calcext:value-type="float">
            <text:p>79331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2613" calcext:value-type="float">
            <text:p>822613</text:p>
          </table:table-cell>
          <table:table-cell table:formula="of:=[.B13]-[.B12]" office:value-type="float" office:value="78972" calcext:value-type="float">
            <text:p>78972</text:p>
          </table:table-cell>
          <table:table-cell/>
          <table:table-cell office:value-type="float" office:value="820678" calcext:value-type="float">
            <text:p>820678</text:p>
          </table:table-cell>
          <table:table-cell table:formula="of:=[.E13]-[.E12]" office:value-type="float" office:value="81582" calcext:value-type="float">
            <text:p>81582</text:p>
          </table:table-cell>
          <table:table-cell/>
          <table:table-cell office:value-type="float" office:value="822929" calcext:value-type="float">
            <text:p>822929</text:p>
          </table:table-cell>
          <table:table-cell table:formula="of:=[.H13]-[.H12]" office:value-type="float" office:value="79275" calcext:value-type="float">
            <text:p>79275</text:p>
          </table:table-cell>
          <table:table-cell/>
          <table:table-cell office:value-type="float" office:value="826238" calcext:value-type="float">
            <text:p>826238</text:p>
          </table:table-cell>
          <table:table-cell table:formula="of:=[.K13]-[.K12]" office:value-type="float" office:value="80370" calcext:value-type="float">
            <text:p>80370</text:p>
          </table:table-cell>
          <table:table-cell/>
          <table:table-cell office:value-type="float" office:value="825775" calcext:value-type="float">
            <text:p>825775</text:p>
          </table:table-cell>
          <table:table-cell table:formula="of:=[.N13]-[.N12]" office:value-type="float" office:value="76653" calcext:value-type="float">
            <text:p>76653</text:p>
          </table:table-cell>
          <table:table-cell/>
          <table:table-cell table:formula="of:=AVERAGE([.C13];[.F13];[.I13];[.L13];[.O13])" office:value-type="float" office:value="79370.4" calcext:value-type="float">
            <text:p>79370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2749" calcext:value-type="float">
            <text:p>902749</text:p>
          </table:table-cell>
          <table:table-cell table:formula="of:=[.B14]-[.B13]" office:value-type="float" office:value="80136" calcext:value-type="float">
            <text:p>80136</text:p>
          </table:table-cell>
          <table:table-cell/>
          <table:table-cell office:value-type="float" office:value="898983" calcext:value-type="float">
            <text:p>898983</text:p>
          </table:table-cell>
          <table:table-cell table:formula="of:=[.E14]-[.E13]" office:value-type="float" office:value="78305" calcext:value-type="float">
            <text:p>78305</text:p>
          </table:table-cell>
          <table:table-cell/>
          <table:table-cell office:value-type="float" office:value="901529" calcext:value-type="float">
            <text:p>901529</text:p>
          </table:table-cell>
          <table:table-cell table:formula="of:=[.H14]-[.H13]" office:value-type="float" office:value="78600" calcext:value-type="float">
            <text:p>78600</text:p>
          </table:table-cell>
          <table:table-cell/>
          <table:table-cell office:value-type="float" office:value="906800" calcext:value-type="float">
            <text:p>906800</text:p>
          </table:table-cell>
          <table:table-cell table:formula="of:=[.K14]-[.K13]" office:value-type="float" office:value="80562" calcext:value-type="float">
            <text:p>80562</text:p>
          </table:table-cell>
          <table:table-cell/>
          <table:table-cell office:value-type="float" office:value="904137" calcext:value-type="float">
            <text:p>904137</text:p>
          </table:table-cell>
          <table:table-cell table:formula="of:=[.N14]-[.N13]" office:value-type="float" office:value="78362" calcext:value-type="float">
            <text:p>78362</text:p>
          </table:table-cell>
          <table:table-cell/>
          <table:table-cell table:formula="of:=AVERAGE([.C14];[.F14];[.I14];[.L14];[.O14])" office:value-type="float" office:value="79193" calcext:value-type="float">
            <text:p>79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0732" calcext:value-type="float">
            <text:p>980732</text:p>
          </table:table-cell>
          <table:table-cell table:formula="of:=[.B15]-[.B14]" office:value-type="float" office:value="77983" calcext:value-type="float">
            <text:p>77983</text:p>
          </table:table-cell>
          <table:table-cell/>
          <table:table-cell office:value-type="float" office:value="977942" calcext:value-type="float">
            <text:p>977942</text:p>
          </table:table-cell>
          <table:table-cell table:formula="of:=[.E15]-[.E14]" office:value-type="float" office:value="78959" calcext:value-type="float">
            <text:p>78959</text:p>
          </table:table-cell>
          <table:table-cell/>
          <table:table-cell office:value-type="float" office:value="977858" calcext:value-type="float">
            <text:p>977858</text:p>
          </table:table-cell>
          <table:table-cell table:formula="of:=[.H15]-[.H14]" office:value-type="float" office:value="76329" calcext:value-type="float">
            <text:p>76329</text:p>
          </table:table-cell>
          <table:table-cell/>
          <table:table-cell office:value-type="float" office:value="984692" calcext:value-type="float">
            <text:p>984692</text:p>
          </table:table-cell>
          <table:table-cell table:formula="of:=[.K15]-[.K14]" office:value-type="float" office:value="77892" calcext:value-type="float">
            <text:p>77892</text:p>
          </table:table-cell>
          <table:table-cell/>
          <table:table-cell office:value-type="float" office:value="983724" calcext:value-type="float">
            <text:p>983724</text:p>
          </table:table-cell>
          <table:table-cell table:formula="of:=[.N15]-[.N14]" office:value-type="float" office:value="79587" calcext:value-type="float">
            <text:p>79587</text:p>
          </table:table-cell>
          <table:table-cell/>
          <table:table-cell table:formula="of:=AVERAGE([.C15];[.F15];[.I15];[.L15];[.O15])" office:value-type="float" office:value="78150" calcext:value-type="float">
            <text:p>78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8143" calcext:value-type="float">
            <text:p>1058143</text:p>
          </table:table-cell>
          <table:table-cell table:formula="of:=[.B16]-[.B15]" office:value-type="float" office:value="77411" calcext:value-type="float">
            <text:p>77411</text:p>
          </table:table-cell>
          <table:table-cell/>
          <table:table-cell office:value-type="float" office:value="1054494" calcext:value-type="float">
            <text:p>1054494</text:p>
          </table:table-cell>
          <table:table-cell table:formula="of:=[.E16]-[.E15]" office:value-type="float" office:value="76552" calcext:value-type="float">
            <text:p>76552</text:p>
          </table:table-cell>
          <table:table-cell/>
          <table:table-cell office:value-type="float" office:value="1059188" calcext:value-type="float">
            <text:p>1059188</text:p>
          </table:table-cell>
          <table:table-cell table:formula="of:=[.H16]-[.H15]" office:value-type="float" office:value="81330" calcext:value-type="float">
            <text:p>81330</text:p>
          </table:table-cell>
          <table:table-cell/>
          <table:table-cell office:value-type="float" office:value="1066078" calcext:value-type="float">
            <text:p>1066078</text:p>
          </table:table-cell>
          <table:table-cell table:formula="of:=[.K16]-[.K15]" office:value-type="float" office:value="81386" calcext:value-type="float">
            <text:p>81386</text:p>
          </table:table-cell>
          <table:table-cell/>
          <table:table-cell office:value-type="float" office:value="1066005" calcext:value-type="float">
            <text:p>1066005</text:p>
          </table:table-cell>
          <table:table-cell table:formula="of:=[.N16]-[.N15]" office:value-type="float" office:value="82281" calcext:value-type="float">
            <text:p>82281</text:p>
          </table:table-cell>
          <table:table-cell/>
          <table:table-cell table:formula="of:=AVERAGE([.C16];[.F16];[.I16];[.L16];[.O16])" office:value-type="float" office:value="79792" calcext:value-type="float">
            <text:p>79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7267" calcext:value-type="float">
            <text:p>1137267</text:p>
          </table:table-cell>
          <table:table-cell table:formula="of:=[.B17]-[.B16]" office:value-type="float" office:value="79124" calcext:value-type="float">
            <text:p>79124</text:p>
          </table:table-cell>
          <table:table-cell/>
          <table:table-cell office:value-type="float" office:value="1131413" calcext:value-type="float">
            <text:p>1131413</text:p>
          </table:table-cell>
          <table:table-cell table:formula="of:=[.E17]-[.E16]" office:value-type="float" office:value="76919" calcext:value-type="float">
            <text:p>76919</text:p>
          </table:table-cell>
          <table:table-cell/>
          <table:table-cell office:value-type="float" office:value="1138278" calcext:value-type="float">
            <text:p>1138278</text:p>
          </table:table-cell>
          <table:table-cell table:formula="of:=[.H17]-[.H16]" office:value-type="float" office:value="79090" calcext:value-type="float">
            <text:p>79090</text:p>
          </table:table-cell>
          <table:table-cell/>
          <table:table-cell office:value-type="float" office:value="1144822" calcext:value-type="float">
            <text:p>1144822</text:p>
          </table:table-cell>
          <table:table-cell table:formula="of:=[.K17]-[.K16]" office:value-type="float" office:value="78744" calcext:value-type="float">
            <text:p>78744</text:p>
          </table:table-cell>
          <table:table-cell/>
          <table:table-cell office:value-type="float" office:value="1148399" calcext:value-type="float">
            <text:p>1148399</text:p>
          </table:table-cell>
          <table:table-cell table:formula="of:=[.N17]-[.N16]" office:value-type="float" office:value="82394" calcext:value-type="float">
            <text:p>82394</text:p>
          </table:table-cell>
          <table:table-cell/>
          <table:table-cell table:formula="of:=AVERAGE([.C17];[.F17];[.I17];[.L17];[.O17])" office:value-type="float" office:value="79254.2" calcext:value-type="float">
            <text:p>79254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6620" calcext:value-type="float">
            <text:p>1216620</text:p>
          </table:table-cell>
          <table:table-cell table:formula="of:=[.B18]-[.B17]" office:value-type="float" office:value="79353" calcext:value-type="float">
            <text:p>79353</text:p>
          </table:table-cell>
          <table:table-cell/>
          <table:table-cell office:value-type="float" office:value="1213201" calcext:value-type="float">
            <text:p>1213201</text:p>
          </table:table-cell>
          <table:table-cell table:formula="of:=[.E18]-[.E17]" office:value-type="float" office:value="81788" calcext:value-type="float">
            <text:p>81788</text:p>
          </table:table-cell>
          <table:table-cell/>
          <table:table-cell office:value-type="float" office:value="1217814" calcext:value-type="float">
            <text:p>1217814</text:p>
          </table:table-cell>
          <table:table-cell table:formula="of:=[.H18]-[.H17]" office:value-type="float" office:value="79536" calcext:value-type="float">
            <text:p>79536</text:p>
          </table:table-cell>
          <table:table-cell/>
          <table:table-cell office:value-type="float" office:value="1225735" calcext:value-type="float">
            <text:p>1225735</text:p>
          </table:table-cell>
          <table:table-cell table:formula="of:=[.K18]-[.K17]" office:value-type="float" office:value="80913" calcext:value-type="float">
            <text:p>80913</text:p>
          </table:table-cell>
          <table:table-cell/>
          <table:table-cell office:value-type="float" office:value="1229819" calcext:value-type="float">
            <text:p>1229819</text:p>
          </table:table-cell>
          <table:table-cell table:formula="of:=[.N18]-[.N17]" office:value-type="float" office:value="81420" calcext:value-type="float">
            <text:p>81420</text:p>
          </table:table-cell>
          <table:table-cell/>
          <table:table-cell table:formula="of:=AVERAGE([.C18];[.F18];[.I18];[.L18];[.O18])" office:value-type="float" office:value="80602" calcext:value-type="float">
            <text:p>806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5577" calcext:value-type="float">
            <text:p>1295577</text:p>
          </table:table-cell>
          <table:table-cell table:formula="of:=[.B19]-[.B18]" office:value-type="float" office:value="78957" calcext:value-type="float">
            <text:p>78957</text:p>
          </table:table-cell>
          <table:table-cell/>
          <table:table-cell office:value-type="float" office:value="1292675" calcext:value-type="float">
            <text:p>1292675</text:p>
          </table:table-cell>
          <table:table-cell table:formula="of:=[.E19]-[.E18]" office:value-type="float" office:value="79474" calcext:value-type="float">
            <text:p>79474</text:p>
          </table:table-cell>
          <table:table-cell/>
          <table:table-cell office:value-type="float" office:value="1296839" calcext:value-type="float">
            <text:p>1296839</text:p>
          </table:table-cell>
          <table:table-cell table:formula="of:=[.H19]-[.H18]" office:value-type="float" office:value="79025" calcext:value-type="float">
            <text:p>79025</text:p>
          </table:table-cell>
          <table:table-cell/>
          <table:table-cell office:value-type="float" office:value="1305629" calcext:value-type="float">
            <text:p>1305629</text:p>
          </table:table-cell>
          <table:table-cell table:formula="of:=[.K19]-[.K18]" office:value-type="float" office:value="79894" calcext:value-type="float">
            <text:p>79894</text:p>
          </table:table-cell>
          <table:table-cell/>
          <table:table-cell office:value-type="float" office:value="1309795" calcext:value-type="float">
            <text:p>1309795</text:p>
          </table:table-cell>
          <table:table-cell table:formula="of:=[.N19]-[.N18]" office:value-type="float" office:value="79976" calcext:value-type="float">
            <text:p>79976</text:p>
          </table:table-cell>
          <table:table-cell/>
          <table:table-cell table:formula="of:=AVERAGE([.C19];[.F19];[.I19];[.L19];[.O19])" office:value-type="float" office:value="79465.2" calcext:value-type="float">
            <text:p>79465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4637" calcext:value-type="float">
            <text:p>1374637</text:p>
          </table:table-cell>
          <table:table-cell table:formula="of:=[.B20]-[.B19]" office:value-type="float" office:value="79060" calcext:value-type="float">
            <text:p>79060</text:p>
          </table:table-cell>
          <table:table-cell/>
          <table:table-cell office:value-type="float" office:value="1372522" calcext:value-type="float">
            <text:p>1372522</text:p>
          </table:table-cell>
          <table:table-cell table:formula="of:=[.E20]-[.E19]" office:value-type="float" office:value="79847" calcext:value-type="float">
            <text:p>79847</text:p>
          </table:table-cell>
          <table:table-cell/>
          <table:table-cell office:value-type="float" office:value="1377870" calcext:value-type="float">
            <text:p>1377870</text:p>
          </table:table-cell>
          <table:table-cell table:formula="of:=[.H20]-[.H19]" office:value-type="float" office:value="81031" calcext:value-type="float">
            <text:p>81031</text:p>
          </table:table-cell>
          <table:table-cell/>
          <table:table-cell office:value-type="float" office:value="1384385" calcext:value-type="float">
            <text:p>1384385</text:p>
          </table:table-cell>
          <table:table-cell table:formula="of:=[.K20]-[.K19]" office:value-type="float" office:value="78756" calcext:value-type="float">
            <text:p>78756</text:p>
          </table:table-cell>
          <table:table-cell/>
          <table:table-cell office:value-type="float" office:value="1390760" calcext:value-type="float">
            <text:p>1390760</text:p>
          </table:table-cell>
          <table:table-cell table:formula="of:=[.N20]-[.N19]" office:value-type="float" office:value="80965" calcext:value-type="float">
            <text:p>80965</text:p>
          </table:table-cell>
          <table:table-cell/>
          <table:table-cell table:formula="of:=AVERAGE([.C20];[.F20];[.I20];[.L20];[.O20])" office:value-type="float" office:value="79931.8" calcext:value-type="float">
            <text:p>79931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2707" calcext:value-type="float">
            <text:p>1452707</text:p>
          </table:table-cell>
          <table:table-cell table:formula="of:=[.B21]-[.B20]" office:value-type="float" office:value="78070" calcext:value-type="float">
            <text:p>78070</text:p>
          </table:table-cell>
          <table:table-cell/>
          <table:table-cell office:value-type="float" office:value="1453994" calcext:value-type="float">
            <text:p>1453994</text:p>
          </table:table-cell>
          <table:table-cell table:formula="of:=[.E21]-[.E20]" office:value-type="float" office:value="81472" calcext:value-type="float">
            <text:p>81472</text:p>
          </table:table-cell>
          <table:table-cell/>
          <table:table-cell office:value-type="float" office:value="1458163" calcext:value-type="float">
            <text:p>1458163</text:p>
          </table:table-cell>
          <table:table-cell table:formula="of:=[.H21]-[.H20]" office:value-type="float" office:value="80293" calcext:value-type="float">
            <text:p>80293</text:p>
          </table:table-cell>
          <table:table-cell/>
          <table:table-cell office:value-type="float" office:value="1464846" calcext:value-type="float">
            <text:p>1464846</text:p>
          </table:table-cell>
          <table:table-cell table:formula="of:=[.K21]-[.K20]" office:value-type="float" office:value="80461" calcext:value-type="float">
            <text:p>80461</text:p>
          </table:table-cell>
          <table:table-cell/>
          <table:table-cell office:value-type="float" office:value="1470419" calcext:value-type="float">
            <text:p>1470419</text:p>
          </table:table-cell>
          <table:table-cell table:formula="of:=[.N21]-[.N20]" office:value-type="float" office:value="79659" calcext:value-type="float">
            <text:p>79659</text:p>
          </table:table-cell>
          <table:table-cell/>
          <table:table-cell table:formula="of:=AVERAGE([.C21];[.F21];[.I21];[.L21];[.O21])" office:value-type="float" office:value="79991" calcext:value-type="float">
            <text:p>79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31665" calcext:value-type="float">
            <text:p>1531665</text:p>
          </table:table-cell>
          <table:table-cell table:formula="of:=[.B22]-[.B21]" office:value-type="float" office:value="78958" calcext:value-type="float">
            <text:p>78958</text:p>
          </table:table-cell>
          <table:table-cell/>
          <table:table-cell office:value-type="float" office:value="1533258" calcext:value-type="float">
            <text:p>1533258</text:p>
          </table:table-cell>
          <table:table-cell table:formula="of:=[.E22]-[.E21]" office:value-type="float" office:value="79264" calcext:value-type="float">
            <text:p>79264</text:p>
          </table:table-cell>
          <table:table-cell/>
          <table:table-cell office:value-type="float" office:value="1539483" calcext:value-type="float">
            <text:p>1539483</text:p>
          </table:table-cell>
          <table:table-cell table:formula="of:=[.H22]-[.H21]" office:value-type="float" office:value="81320" calcext:value-type="float">
            <text:p>81320</text:p>
          </table:table-cell>
          <table:table-cell/>
          <table:table-cell office:value-type="float" office:value="1543953" calcext:value-type="float">
            <text:p>1543953</text:p>
          </table:table-cell>
          <table:table-cell table:formula="of:=[.K22]-[.K21]" office:value-type="float" office:value="79107" calcext:value-type="float">
            <text:p>79107</text:p>
          </table:table-cell>
          <table:table-cell/>
          <table:table-cell office:value-type="float" office:value="1550433" calcext:value-type="float">
            <text:p>1550433</text:p>
          </table:table-cell>
          <table:table-cell table:formula="of:=[.N22]-[.N21]" office:value-type="float" office:value="80014" calcext:value-type="float">
            <text:p>80014</text:p>
          </table:table-cell>
          <table:table-cell/>
          <table:table-cell table:formula="of:=AVERAGE([.C22];[.F22];[.I22];[.L22];[.O22])" office:value-type="float" office:value="79732.6" calcext:value-type="float">
            <text:p>7973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0961" calcext:value-type="float">
            <text:p>1610961</text:p>
          </table:table-cell>
          <table:table-cell table:formula="of:=[.B23]-[.B22]" office:value-type="float" office:value="79296" calcext:value-type="float">
            <text:p>79296</text:p>
          </table:table-cell>
          <table:table-cell/>
          <table:table-cell office:value-type="float" office:value="1612936" calcext:value-type="float">
            <text:p>1612936</text:p>
          </table:table-cell>
          <table:table-cell table:formula="of:=[.E23]-[.E22]" office:value-type="float" office:value="79678" calcext:value-type="float">
            <text:p>79678</text:p>
          </table:table-cell>
          <table:table-cell/>
          <table:table-cell office:value-type="float" office:value="1619941" calcext:value-type="float">
            <text:p>1619941</text:p>
          </table:table-cell>
          <table:table-cell table:formula="of:=[.H23]-[.H22]" office:value-type="float" office:value="80458" calcext:value-type="float">
            <text:p>80458</text:p>
          </table:table-cell>
          <table:table-cell/>
          <table:table-cell office:value-type="float" office:value="1623753" calcext:value-type="float">
            <text:p>1623753</text:p>
          </table:table-cell>
          <table:table-cell table:formula="of:=[.K23]-[.K22]" office:value-type="float" office:value="79800" calcext:value-type="float">
            <text:p>79800</text:p>
          </table:table-cell>
          <table:table-cell/>
          <table:table-cell office:value-type="float" office:value="1628967" calcext:value-type="float">
            <text:p>1628967</text:p>
          </table:table-cell>
          <table:table-cell table:formula="of:=[.N23]-[.N22]" office:value-type="float" office:value="78534" calcext:value-type="float">
            <text:p>78534</text:p>
          </table:table-cell>
          <table:table-cell/>
          <table:table-cell table:formula="of:=AVERAGE([.C23];[.F23];[.I23];[.L23];[.O23])" office:value-type="float" office:value="79553.2" calcext:value-type="float">
            <text:p>79553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89961" calcext:value-type="float">
            <text:p>1689961</text:p>
          </table:table-cell>
          <table:table-cell table:formula="of:=[.B24]-[.B23]" office:value-type="float" office:value="79000" calcext:value-type="float">
            <text:p>79000</text:p>
          </table:table-cell>
          <table:table-cell/>
          <table:table-cell office:value-type="float" office:value="1690904" calcext:value-type="float">
            <text:p>1690904</text:p>
          </table:table-cell>
          <table:table-cell table:formula="of:=[.E24]-[.E23]" office:value-type="float" office:value="77968" calcext:value-type="float">
            <text:p>77968</text:p>
          </table:table-cell>
          <table:table-cell/>
          <table:table-cell office:value-type="float" office:value="1700188" calcext:value-type="float">
            <text:p>1700188</text:p>
          </table:table-cell>
          <table:table-cell table:formula="of:=[.H24]-[.H23]" office:value-type="float" office:value="80247" calcext:value-type="float">
            <text:p>80247</text:p>
          </table:table-cell>
          <table:table-cell/>
          <table:table-cell office:value-type="float" office:value="1705831" calcext:value-type="float">
            <text:p>1705831</text:p>
          </table:table-cell>
          <table:table-cell table:formula="of:=[.K24]-[.K23]" office:value-type="float" office:value="82078" calcext:value-type="float">
            <text:p>82078</text:p>
          </table:table-cell>
          <table:table-cell/>
          <table:table-cell office:value-type="float" office:value="1710753" calcext:value-type="float">
            <text:p>1710753</text:p>
          </table:table-cell>
          <table:table-cell table:formula="of:=[.N24]-[.N23]" office:value-type="float" office:value="81786" calcext:value-type="float">
            <text:p>81786</text:p>
          </table:table-cell>
          <table:table-cell/>
          <table:table-cell table:formula="of:=AVERAGE([.C24];[.F24];[.I24];[.L24];[.O24])" office:value-type="float" office:value="80215.8" calcext:value-type="float">
            <text:p>80215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67622" calcext:value-type="float">
            <text:p>1767622</text:p>
          </table:table-cell>
          <table:table-cell table:formula="of:=[.B25]-[.B24]" office:value-type="float" office:value="77661" calcext:value-type="float">
            <text:p>77661</text:p>
          </table:table-cell>
          <table:table-cell/>
          <table:table-cell office:value-type="float" office:value="1768579" calcext:value-type="float">
            <text:p>1768579</text:p>
          </table:table-cell>
          <table:table-cell table:formula="of:=[.E25]-[.E24]" office:value-type="float" office:value="77675" calcext:value-type="float">
            <text:p>77675</text:p>
          </table:table-cell>
          <table:table-cell/>
          <table:table-cell office:value-type="float" office:value="1776854" calcext:value-type="float">
            <text:p>1776854</text:p>
          </table:table-cell>
          <table:table-cell table:formula="of:=[.H25]-[.H24]" office:value-type="float" office:value="76666" calcext:value-type="float">
            <text:p>76666</text:p>
          </table:table-cell>
          <table:table-cell/>
          <table:table-cell office:value-type="float" office:value="1786532" calcext:value-type="float">
            <text:p>1786532</text:p>
          </table:table-cell>
          <table:table-cell table:formula="of:=[.K25]-[.K24]" office:value-type="float" office:value="80701" calcext:value-type="float">
            <text:p>80701</text:p>
          </table:table-cell>
          <table:table-cell/>
          <table:table-cell office:value-type="float" office:value="1791374" calcext:value-type="float">
            <text:p>1791374</text:p>
          </table:table-cell>
          <table:table-cell table:formula="of:=[.N25]-[.N24]" office:value-type="float" office:value="80621" calcext:value-type="float">
            <text:p>80621</text:p>
          </table:table-cell>
          <table:table-cell/>
          <table:table-cell table:formula="of:=AVERAGE([.C25];[.F25];[.I25];[.L25];[.O25])" office:value-type="float" office:value="78664.8" calcext:value-type="float">
            <text:p>78664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5198" calcext:value-type="float">
            <text:p>1845198</text:p>
          </table:table-cell>
          <table:table-cell table:formula="of:=[.B26]-[.B25]" office:value-type="float" office:value="77576" calcext:value-type="float">
            <text:p>77576</text:p>
          </table:table-cell>
          <table:table-cell/>
          <table:table-cell office:value-type="float" office:value="1846554" calcext:value-type="float">
            <text:p>1846554</text:p>
          </table:table-cell>
          <table:table-cell table:formula="of:=[.E26]-[.E25]" office:value-type="float" office:value="77975" calcext:value-type="float">
            <text:p>77975</text:p>
          </table:table-cell>
          <table:table-cell/>
          <table:table-cell office:value-type="float" office:value="1857502" calcext:value-type="float">
            <text:p>1857502</text:p>
          </table:table-cell>
          <table:table-cell table:formula="of:=[.H26]-[.H25]" office:value-type="float" office:value="80648" calcext:value-type="float">
            <text:p>80648</text:p>
          </table:table-cell>
          <table:table-cell/>
          <table:table-cell office:value-type="float" office:value="1863996" calcext:value-type="float">
            <text:p>1863996</text:p>
          </table:table-cell>
          <table:table-cell table:formula="of:=[.K26]-[.K25]" office:value-type="float" office:value="77464" calcext:value-type="float">
            <text:p>77464</text:p>
          </table:table-cell>
          <table:table-cell/>
          <table:table-cell office:value-type="float" office:value="1870919" calcext:value-type="float">
            <text:p>1870919</text:p>
          </table:table-cell>
          <table:table-cell table:formula="of:=[.N26]-[.N25]" office:value-type="float" office:value="79545" calcext:value-type="float">
            <text:p>79545</text:p>
          </table:table-cell>
          <table:table-cell/>
          <table:table-cell table:formula="of:=AVERAGE([.C26];[.F26];[.I26];[.L26];[.O26])" office:value-type="float" office:value="78641.6" calcext:value-type="float">
            <text:p>7864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23854" calcext:value-type="float">
            <text:p>1923854</text:p>
          </table:table-cell>
          <table:table-cell table:formula="of:=[.B27]-[.B26]" office:value-type="float" office:value="78656" calcext:value-type="float">
            <text:p>78656</text:p>
          </table:table-cell>
          <table:table-cell/>
          <table:table-cell office:value-type="float" office:value="1928220" calcext:value-type="float">
            <text:p>1928220</text:p>
          </table:table-cell>
          <table:table-cell table:formula="of:=[.E27]-[.E26]" office:value-type="float" office:value="81666" calcext:value-type="float">
            <text:p>81666</text:p>
          </table:table-cell>
          <table:table-cell/>
          <table:table-cell office:value-type="float" office:value="1937842" calcext:value-type="float">
            <text:p>1937842</text:p>
          </table:table-cell>
          <table:table-cell table:formula="of:=[.H27]-[.H26]" office:value-type="float" office:value="80340" calcext:value-type="float">
            <text:p>80340</text:p>
          </table:table-cell>
          <table:table-cell/>
          <table:table-cell office:value-type="float" office:value="1939183" calcext:value-type="float">
            <text:p>1939183</text:p>
          </table:table-cell>
          <table:table-cell table:formula="of:=[.K27]-[.K26]" office:value-type="float" office:value="75187" calcext:value-type="float">
            <text:p>75187</text:p>
          </table:table-cell>
          <table:table-cell/>
          <table:table-cell office:value-type="float" office:value="1952328" calcext:value-type="float">
            <text:p>1952328</text:p>
          </table:table-cell>
          <table:table-cell table:formula="of:=[.N27]-[.N26]" office:value-type="float" office:value="81409" calcext:value-type="float">
            <text:p>81409</text:p>
          </table:table-cell>
          <table:table-cell/>
          <table:table-cell table:formula="of:=AVERAGE([.C27];[.F27];[.I27];[.L27];[.O27])" office:value-type="float" office:value="79451.6" calcext:value-type="float">
            <text:p>79451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3772" calcext:value-type="float">
            <text:p>2003772</text:p>
          </table:table-cell>
          <table:table-cell table:formula="of:=[.B28]-[.B27]" office:value-type="float" office:value="79918" calcext:value-type="float">
            <text:p>79918</text:p>
          </table:table-cell>
          <table:table-cell/>
          <table:table-cell office:value-type="float" office:value="2006706" calcext:value-type="float">
            <text:p>2006706</text:p>
          </table:table-cell>
          <table:table-cell table:formula="of:=[.E28]-[.E27]" office:value-type="float" office:value="78486" calcext:value-type="float">
            <text:p>78486</text:p>
          </table:table-cell>
          <table:table-cell/>
          <table:table-cell office:value-type="float" office:value="2017247" calcext:value-type="float">
            <text:p>2017247</text:p>
          </table:table-cell>
          <table:table-cell table:formula="of:=[.H28]-[.H27]" office:value-type="float" office:value="79405" calcext:value-type="float">
            <text:p>79405</text:p>
          </table:table-cell>
          <table:table-cell/>
          <table:table-cell office:value-type="float" office:value="2016608" calcext:value-type="float">
            <text:p>2016608</text:p>
          </table:table-cell>
          <table:table-cell table:formula="of:=[.K28]-[.K27]" office:value-type="float" office:value="77425" calcext:value-type="float">
            <text:p>77425</text:p>
          </table:table-cell>
          <table:table-cell/>
          <table:table-cell office:value-type="float" office:value="2033761" calcext:value-type="float">
            <text:p>2033761</text:p>
          </table:table-cell>
          <table:table-cell table:formula="of:=[.N28]-[.N27]" office:value-type="float" office:value="81433" calcext:value-type="float">
            <text:p>81433</text:p>
          </table:table-cell>
          <table:table-cell/>
          <table:table-cell table:formula="of:=AVERAGE([.C28];[.F28];[.I28];[.L28];[.O28])" office:value-type="float" office:value="79333.4" calcext:value-type="float">
            <text:p>79333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82473" calcext:value-type="float">
            <text:p>2082473</text:p>
          </table:table-cell>
          <table:table-cell table:formula="of:=[.B29]-[.B28]" office:value-type="float" office:value="78701" calcext:value-type="float">
            <text:p>78701</text:p>
          </table:table-cell>
          <table:table-cell/>
          <table:table-cell office:value-type="float" office:value="2084229" calcext:value-type="float">
            <text:p>2084229</text:p>
          </table:table-cell>
          <table:table-cell table:formula="of:=[.E29]-[.E28]" office:value-type="float" office:value="77523" calcext:value-type="float">
            <text:p>77523</text:p>
          </table:table-cell>
          <table:table-cell/>
          <table:table-cell office:value-type="float" office:value="2094896" calcext:value-type="float">
            <text:p>2094896</text:p>
          </table:table-cell>
          <table:table-cell table:formula="of:=[.H29]-[.H28]" office:value-type="float" office:value="77649" calcext:value-type="float">
            <text:p>77649</text:p>
          </table:table-cell>
          <table:table-cell/>
          <table:table-cell office:value-type="float" office:value="2094908" calcext:value-type="float">
            <text:p>2094908</text:p>
          </table:table-cell>
          <table:table-cell table:formula="of:=[.K29]-[.K28]" office:value-type="float" office:value="78300" calcext:value-type="float">
            <text:p>78300</text:p>
          </table:table-cell>
          <table:table-cell/>
          <table:table-cell office:value-type="float" office:value="2114088" calcext:value-type="float">
            <text:p>2114088</text:p>
          </table:table-cell>
          <table:table-cell table:formula="of:=[.N29]-[.N28]" office:value-type="float" office:value="80327" calcext:value-type="float">
            <text:p>80327</text:p>
          </table:table-cell>
          <table:table-cell/>
          <table:table-cell table:formula="of:=AVERAGE([.C29];[.F29];[.I29];[.L29];[.O29])"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64024" calcext:value-type="float">
            <text:p>2164024</text:p>
          </table:table-cell>
          <table:table-cell table:formula="of:=[.B30]-[.B29]" office:value-type="float" office:value="81551" calcext:value-type="float">
            <text:p>81551</text:p>
          </table:table-cell>
          <table:table-cell/>
          <table:table-cell office:value-type="float" office:value="2162790" calcext:value-type="float">
            <text:p>2162790</text:p>
          </table:table-cell>
          <table:table-cell table:formula="of:=[.E30]-[.E29]" office:value-type="float" office:value="78561" calcext:value-type="float">
            <text:p>78561</text:p>
          </table:table-cell>
          <table:table-cell/>
          <table:table-cell office:value-type="float" office:value="2174042" calcext:value-type="float">
            <text:p>2174042</text:p>
          </table:table-cell>
          <table:table-cell table:formula="of:=[.H30]-[.H29]" office:value-type="float" office:value="79146" calcext:value-type="float">
            <text:p>79146</text:p>
          </table:table-cell>
          <table:table-cell/>
          <table:table-cell office:value-type="float" office:value="2175828" calcext:value-type="float">
            <text:p>2175828</text:p>
          </table:table-cell>
          <table:table-cell table:formula="of:=[.K30]-[.K29]" office:value-type="float" office:value="80920" calcext:value-type="float">
            <text:p>80920</text:p>
          </table:table-cell>
          <table:table-cell/>
          <table:table-cell office:value-type="float" office:value="2194933" calcext:value-type="float">
            <text:p>2194933</text:p>
          </table:table-cell>
          <table:table-cell table:formula="of:=[.N30]-[.N29]" office:value-type="float" office:value="80845" calcext:value-type="float">
            <text:p>80845</text:p>
          </table:table-cell>
          <table:table-cell/>
          <table:table-cell table:formula="of:=AVERAGE([.C30];[.F30];[.I30];[.L30];[.O30])" office:value-type="float" office:value="80204.6" calcext:value-type="float">
            <text:p>80204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43764" calcext:value-type="float">
            <text:p>2243764</text:p>
          </table:table-cell>
          <table:table-cell table:formula="of:=[.B31]-[.B30]" office:value-type="float" office:value="79740" calcext:value-type="float">
            <text:p>79740</text:p>
          </table:table-cell>
          <table:table-cell/>
          <table:table-cell office:value-type="float" office:value="2241974" calcext:value-type="float">
            <text:p>2241974</text:p>
          </table:table-cell>
          <table:table-cell table:formula="of:=[.E31]-[.E30]" office:value-type="float" office:value="79184" calcext:value-type="float">
            <text:p>79184</text:p>
          </table:table-cell>
          <table:table-cell/>
          <table:table-cell office:value-type="float" office:value="2255239" calcext:value-type="float">
            <text:p>2255239</text:p>
          </table:table-cell>
          <table:table-cell table:formula="of:=[.H31]-[.H30]" office:value-type="float" office:value="81197" calcext:value-type="float">
            <text:p>81197</text:p>
          </table:table-cell>
          <table:table-cell/>
          <table:table-cell office:value-type="float" office:value="2254214" calcext:value-type="float">
            <text:p>2254214</text:p>
          </table:table-cell>
          <table:table-cell table:formula="of:=[.K31]-[.K30]" office:value-type="float" office:value="78386" calcext:value-type="float">
            <text:p>78386</text:p>
          </table:table-cell>
          <table:table-cell/>
          <table:table-cell office:value-type="float" office:value="2273490" calcext:value-type="float">
            <text:p>2273490</text:p>
          </table:table-cell>
          <table:table-cell table:formula="of:=[.N31]-[.N30]" office:value-type="float" office:value="78557" calcext:value-type="float">
            <text:p>78557</text:p>
          </table:table-cell>
          <table:table-cell/>
          <table:table-cell table:formula="of:=AVERAGE([.C31];[.F31];[.I31];[.L31];[.O31])" office:value-type="float" office:value="79412.8" calcext:value-type="float">
            <text:p>79412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23968" calcext:value-type="float">
            <text:p>2323968</text:p>
          </table:table-cell>
          <table:table-cell table:formula="of:=[.B32]-[.B31]" office:value-type="float" office:value="80204" calcext:value-type="float">
            <text:p>80204</text:p>
          </table:table-cell>
          <table:table-cell/>
          <table:table-cell office:value-type="float" office:value="2322686" calcext:value-type="float">
            <text:p>2322686</text:p>
          </table:table-cell>
          <table:table-cell table:formula="of:=[.E32]-[.E31]" office:value-type="float" office:value="80712" calcext:value-type="float">
            <text:p>80712</text:p>
          </table:table-cell>
          <table:table-cell/>
          <table:table-cell office:value-type="float" office:value="2336059" calcext:value-type="float">
            <text:p>2336059</text:p>
          </table:table-cell>
          <table:table-cell table:formula="of:=[.H32]-[.H31]" office:value-type="float" office:value="80820" calcext:value-type="float">
            <text:p>80820</text:p>
          </table:table-cell>
          <table:table-cell/>
          <table:table-cell office:value-type="float" office:value="2334234" calcext:value-type="float">
            <text:p>2334234</text:p>
          </table:table-cell>
          <table:table-cell table:formula="of:=[.K32]-[.K31]" office:value-type="float" office:value="80020" calcext:value-type="float">
            <text:p>80020</text:p>
          </table:table-cell>
          <table:table-cell/>
          <table:table-cell office:value-type="float" office:value="2352479" calcext:value-type="float">
            <text:p>2352479</text:p>
          </table:table-cell>
          <table:table-cell table:formula="of:=[.N32]-[.N31]" office:value-type="float" office:value="78989" calcext:value-type="float">
            <text:p>78989</text:p>
          </table:table-cell>
          <table:table-cell/>
          <table:table-cell table:formula="of:=AVERAGE([.C32];[.F32];[.I32];[.L32];[.O32])" office:value-type="float" office:value="80149" calcext:value-type="float">
            <text:p>80149</text:p>
          </table:table-cell>
        </table:table-row>
      </table:table>
      <table:table table:name="Gatling 2.5" table:style-name="ta1">
        <table:shapes>
          <draw:frame draw:z-index="0" draw:style-name="gr1" draw:text-style-name="P1" svg:width="9in" svg:height="4in" svg:x="2.6665in" svg:y="0in">
            <draw:object draw:notify-on-update-of-ranges="'Gatling 2.5'.A1:'Gatling 2.5'.A1 'Gatling 2.5'.B1:'Gatling 2.5'.B1 'Gatling 2.5'.A2:'Gatling 2.5'.A2 'Gatling 2.5'.B2:'Gatling 2.5'.B2 'Gatling 2.5'.A3:'Gatling 2.5'.A3 'Gatling 2.5'.B3:'Gatling 2.5'.B3 'Gatling 2.5'.A4:'Gatling 2.5'.A4 'Gatling 2.5'.B4:'Gatling 2.5'.B4 'Gatling 2.5'.A5:'Gatling 2.5'.A5 'Gatling 2.5'.B5:'Gatling 2.5'.B5 'Gatling 2.5'.A6:'Gatling 2.5'.A6 'Gatling 2.5'.B6:'Gatling 2.5'.B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08025" calcext:value-type="float">
            <text:p>2508025</text:p>
          </table:table-cell>
          <table:table-cell table:formula="of:=[.B1]/300" office:value-type="float" office:value="8360.08333333333" calcext:value-type="float">
            <text:p>8360.0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511472" calcext:value-type="float">
            <text:p>2511472</text:p>
          </table:table-cell>
          <table:table-cell table:formula="of:=[.B2]/300" office:value-type="float" office:value="8371.57333333333" calcext:value-type="float">
            <text:p>8371.5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490477" calcext:value-type="float">
            <text:p>2490477</text:p>
          </table:table-cell>
          <table:table-cell table:formula="of:=[.B3]/300" office:value-type="float" office:value="8301.59" calcext:value-type="float">
            <text:p>8301.5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36607" calcext:value-type="float">
            <text:p>2536607</text:p>
          </table:table-cell>
          <table:table-cell table:formula="of:=[.B4]/300" office:value-type="float" office:value="8455.35666666667" calcext:value-type="float">
            <text:p>8455.35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50135" calcext:value-type="float">
            <text:p>2550135</text:p>
          </table:table-cell>
          <table:table-cell table:formula="of:=[.B5]/300" office:value-type="float" office:value="8500.45" calcext:value-type="float">
            <text:p>8500.4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519343.2" calcext:value-type="float">
            <text:p>2519343.2</text:p>
          </table:table-cell>
          <table:table-cell table:formula="of:=[.B6]/300" office:value-type="float" office:value="8397.81066666667" calcext:value-type="float">
            <text:p>8397.81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658" calcext:value-type="float">
            <text:p>59658</text:p>
          </table:table-cell>
          <table:table-cell table:style-name="Default"/>
        </table:table-row>
      </table:table>
      <table:table table:name="Gatling 2.5 distr" table:style-name="ta1">
        <table:shapes>
          <draw:frame draw:z-index="0" draw:style-name="gr1" draw:text-style-name="P1" svg:width="9in" svg:height="4in" svg:x="1.635in" svg:y="0.7094in">
            <draw:object draw:notify-on-update-of-ranges="'Gatling 2.5 distr'.A2:'Gatling 2.5 distr'.A32 'Gatling 2.5 distr'.Q2:'Gatling 2.5 distr'.Q3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98" calcext:value-type="float">
            <text:p>31698</text:p>
          </table:table-cell>
          <table:table-cell table:formula="of:=[.B3]-[.B2]" office:value-type="float" office:value="31698" calcext:value-type="float">
            <text:p>31698</text:p>
          </table:table-cell>
          <table:table-cell/>
          <table:table-cell office:value-type="float" office:value="30583" calcext:value-type="float">
            <text:p>30583</text:p>
          </table:table-cell>
          <table:table-cell table:formula="of:=[.E3]-[.E2]" office:value-type="float" office:value="30583" calcext:value-type="float">
            <text:p>30583</text:p>
          </table:table-cell>
          <table:table-cell/>
          <table:table-cell office:value-type="float" office:value="30616" calcext:value-type="float">
            <text:p>30616</text:p>
          </table:table-cell>
          <table:table-cell table:formula="of:=[.H3]-[.H2]" office:value-type="float" office:value="30616" calcext:value-type="float">
            <text:p>30616</text:p>
          </table:table-cell>
          <table:table-cell/>
          <table:table-cell office:value-type="float" office:value="17897" calcext:value-type="float">
            <text:p>17897</text:p>
          </table:table-cell>
          <table:table-cell table:formula="of:=[.K3]-[.K2]" office:value-type="float" office:value="17897" calcext:value-type="float">
            <text:p>17897</text:p>
          </table:table-cell>
          <table:table-cell/>
          <table:table-cell office:value-type="float" office:value="19043" calcext:value-type="float">
            <text:p>19043</text:p>
          </table:table-cell>
          <table:table-cell table:formula="of:=[.N3]-[.N2]" office:value-type="float" office:value="19043" calcext:value-type="float">
            <text:p>19043</text:p>
          </table:table-cell>
          <table:table-cell/>
          <table:table-cell table:formula="of:=AVERAGE([.C3];[.F3];[.I3];[.L3];[.O3])" office:value-type="float" office:value="25967.4" calcext:value-type="float">
            <text:p>2596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605" calcext:value-type="float">
            <text:p>118605</text:p>
          </table:table-cell>
          <table:table-cell table:formula="of:=[.B4]-[.B3]" office:value-type="float" office:value="86907" calcext:value-type="float">
            <text:p>86907</text:p>
          </table:table-cell>
          <table:table-cell/>
          <table:table-cell office:value-type="float" office:value="112746" calcext:value-type="float">
            <text:p>112746</text:p>
          </table:table-cell>
          <table:table-cell table:formula="of:=[.E4]-[.E3]" office:value-type="float" office:value="82163" calcext:value-type="float">
            <text:p>82163</text:p>
          </table:table-cell>
          <table:table-cell/>
          <table:table-cell office:value-type="float" office:value="118452" calcext:value-type="float">
            <text:p>118452</text:p>
          </table:table-cell>
          <table:table-cell table:formula="of:=[.H4]-[.H3]" office:value-type="float" office:value="87836" calcext:value-type="float">
            <text:p>87836</text:p>
          </table:table-cell>
          <table:table-cell/>
          <table:table-cell office:value-type="float" office:value="96988" calcext:value-type="float">
            <text:p>96988</text:p>
          </table:table-cell>
          <table:table-cell table:formula="of:=[.K4]-[.K3]" office:value-type="float" office:value="79091" calcext:value-type="float">
            <text:p>79091</text:p>
          </table:table-cell>
          <table:table-cell/>
          <table:table-cell office:value-type="float" office:value="97439" calcext:value-type="float">
            <text:p>97439</text:p>
          </table:table-cell>
          <table:table-cell table:formula="of:=[.N4]-[.N3]" office:value-type="float" office:value="78396" calcext:value-type="float">
            <text:p>78396</text:p>
          </table:table-cell>
          <table:table-cell/>
          <table:table-cell table:formula="of:=AVERAGE([.C4];[.F4];[.I4];[.L4];[.O4])" office:value-type="float" office:value="82878.6" calcext:value-type="float">
            <text:p>82878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87" calcext:value-type="float">
            <text:p>203987</text:p>
          </table:table-cell>
          <table:table-cell table:formula="of:=[.B5]-[.B4]" office:value-type="float" office:value="85382" calcext:value-type="float">
            <text:p>85382</text:p>
          </table:table-cell>
          <table:table-cell/>
          <table:table-cell office:value-type="float" office:value="196684" calcext:value-type="float">
            <text:p>196684</text:p>
          </table:table-cell>
          <table:table-cell table:formula="of:=[.E5]-[.E4]" office:value-type="float" office:value="83938" calcext:value-type="float">
            <text:p>83938</text:p>
          </table:table-cell>
          <table:table-cell/>
          <table:table-cell office:value-type="float" office:value="196591" calcext:value-type="float">
            <text:p>196591</text:p>
          </table:table-cell>
          <table:table-cell table:formula="of:=[.H5]-[.H4]" office:value-type="float" office:value="78139" calcext:value-type="float">
            <text:p>78139</text:p>
          </table:table-cell>
          <table:table-cell/>
          <table:table-cell office:value-type="float" office:value="184087" calcext:value-type="float">
            <text:p>184087</text:p>
          </table:table-cell>
          <table:table-cell table:formula="of:=[.K5]-[.K4]" office:value-type="float" office:value="87099" calcext:value-type="float">
            <text:p>87099</text:p>
          </table:table-cell>
          <table:table-cell/>
          <table:table-cell office:value-type="float" office:value="180300" calcext:value-type="float">
            <text:p>180300</text:p>
          </table:table-cell>
          <table:table-cell table:formula="of:=[.N5]-[.N4]" office:value-type="float" office:value="82861" calcext:value-type="float">
            <text:p>82861</text:p>
          </table:table-cell>
          <table:table-cell/>
          <table:table-cell table:formula="of:=AVERAGE([.C5];[.F5];[.I5];[.L5];[.O5])" office:value-type="float" office:value="83483.8" calcext:value-type="float">
            <text:p>8348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055" calcext:value-type="float">
            <text:p>289055</text:p>
          </table:table-cell>
          <table:table-cell table:formula="of:=[.B6]-[.B5]" office:value-type="float" office:value="85068" calcext:value-type="float">
            <text:p>85068</text:p>
          </table:table-cell>
          <table:table-cell/>
          <table:table-cell office:value-type="float" office:value="282761" calcext:value-type="float">
            <text:p>282761</text:p>
          </table:table-cell>
          <table:table-cell table:formula="of:=[.E6]-[.E5]" office:value-type="float" office:value="86077" calcext:value-type="float">
            <text:p>86077</text:p>
          </table:table-cell>
          <table:table-cell/>
          <table:table-cell office:value-type="float" office:value="281364" calcext:value-type="float">
            <text:p>281364</text:p>
          </table:table-cell>
          <table:table-cell table:formula="of:=[.H6]-[.H5]" office:value-type="float" office:value="84773" calcext:value-type="float">
            <text:p>84773</text:p>
          </table:table-cell>
          <table:table-cell/>
          <table:table-cell office:value-type="float" office:value="268461" calcext:value-type="float">
            <text:p>268461</text:p>
          </table:table-cell>
          <table:table-cell table:formula="of:=[.K6]-[.K5]" office:value-type="float" office:value="84374" calcext:value-type="float">
            <text:p>84374</text:p>
          </table:table-cell>
          <table:table-cell/>
          <table:table-cell office:value-type="float" office:value="263638" calcext:value-type="float">
            <text:p>263638</text:p>
          </table:table-cell>
          <table:table-cell table:formula="of:=[.N6]-[.N5]" office:value-type="float" office:value="83338" calcext:value-type="float">
            <text:p>83338</text:p>
          </table:table-cell>
          <table:table-cell/>
          <table:table-cell table:formula="of:=AVERAGE([.C6];[.F6];[.I6];[.L6];[.O6])" office:value-type="float" office:value="84726" calcext:value-type="float">
            <text:p>847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985" calcext:value-type="float">
            <text:p>375985</text:p>
          </table:table-cell>
          <table:table-cell table:formula="of:=[.B7]-[.B6]" office:value-type="float" office:value="86930" calcext:value-type="float">
            <text:p>86930</text:p>
          </table:table-cell>
          <table:table-cell/>
          <table:table-cell office:value-type="float" office:value="369927" calcext:value-type="float">
            <text:p>369927</text:p>
          </table:table-cell>
          <table:table-cell table:formula="of:=[.E7]-[.E6]" office:value-type="float" office:value="87166" calcext:value-type="float">
            <text:p>87166</text:p>
          </table:table-cell>
          <table:table-cell/>
          <table:table-cell office:value-type="float" office:value="368563" calcext:value-type="float">
            <text:p>368563</text:p>
          </table:table-cell>
          <table:table-cell table:formula="of:=[.H7]-[.H6]" office:value-type="float" office:value="87199" calcext:value-type="float">
            <text:p>87199</text:p>
          </table:table-cell>
          <table:table-cell/>
          <table:table-cell office:value-type="float" office:value="354586" calcext:value-type="float">
            <text:p>354586</text:p>
          </table:table-cell>
          <table:table-cell table:formula="of:=[.K7]-[.K6]" office:value-type="float" office:value="86125" calcext:value-type="float">
            <text:p>86125</text:p>
          </table:table-cell>
          <table:table-cell/>
          <table:table-cell office:value-type="float" office:value="351028" calcext:value-type="float">
            <text:p>351028</text:p>
          </table:table-cell>
          <table:table-cell table:formula="of:=[.N7]-[.N6]" office:value-type="float" office:value="87390" calcext:value-type="float">
            <text:p>87390</text:p>
          </table:table-cell>
          <table:table-cell/>
          <table:table-cell table:formula="of:=AVERAGE([.C7];[.F7];[.I7];[.L7];[.O7])"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3966" calcext:value-type="float">
            <text:p>463966</text:p>
          </table:table-cell>
          <table:table-cell table:formula="of:=[.B8]-[.B7]" office:value-type="float" office:value="87981" calcext:value-type="float">
            <text:p>87981</text:p>
          </table:table-cell>
          <table:table-cell/>
          <table:table-cell office:value-type="float" office:value="457242" calcext:value-type="float">
            <text:p>457242</text:p>
          </table:table-cell>
          <table:table-cell table:formula="of:=[.E8]-[.E7]" office:value-type="float" office:value="87315" calcext:value-type="float">
            <text:p>87315</text:p>
          </table:table-cell>
          <table:table-cell/>
          <table:table-cell office:value-type="float" office:value="453854" calcext:value-type="float">
            <text:p>453854</text:p>
          </table:table-cell>
          <table:table-cell table:formula="of:=[.H8]-[.H7]" office:value-type="float" office:value="85291" calcext:value-type="float">
            <text:p>85291</text:p>
          </table:table-cell>
          <table:table-cell/>
          <table:table-cell office:value-type="float" office:value="444619" calcext:value-type="float">
            <text:p>444619</text:p>
          </table:table-cell>
          <table:table-cell table:formula="of:=[.K8]-[.K7]" office:value-type="float" office:value="90033" calcext:value-type="float">
            <text:p>90033</text:p>
          </table:table-cell>
          <table:table-cell/>
          <table:table-cell office:value-type="float" office:value="435205" calcext:value-type="float">
            <text:p>435205</text:p>
          </table:table-cell>
          <table:table-cell table:formula="of:=[.N8]-[.N7]" office:value-type="float" office:value="84177" calcext:value-type="float">
            <text:p>84177</text:p>
          </table:table-cell>
          <table:table-cell/>
          <table:table-cell table:formula="of:=AVERAGE([.C8];[.F8];[.I8];[.L8];[.O8])" office:value-type="float" office:value="86959.4" calcext:value-type="float">
            <text:p>86959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1318" calcext:value-type="float">
            <text:p>551318</text:p>
          </table:table-cell>
          <table:table-cell table:formula="of:=[.B9]-[.B8]" office:value-type="float" office:value="87352" calcext:value-type="float">
            <text:p>87352</text:p>
          </table:table-cell>
          <table:table-cell/>
          <table:table-cell office:value-type="float" office:value="544687" calcext:value-type="float">
            <text:p>544687</text:p>
          </table:table-cell>
          <table:table-cell table:formula="of:=[.E9]-[.E8]" office:value-type="float" office:value="87445" calcext:value-type="float">
            <text:p>87445</text:p>
          </table:table-cell>
          <table:table-cell/>
          <table:table-cell office:value-type="float" office:value="540839" calcext:value-type="float">
            <text:p>540839</text:p>
          </table:table-cell>
          <table:table-cell table:formula="of:=[.H9]-[.H8]" office:value-type="float" office:value="86985" calcext:value-type="float">
            <text:p>86985</text:p>
          </table:table-cell>
          <table:table-cell/>
          <table:table-cell office:value-type="float" office:value="529353" calcext:value-type="float">
            <text:p>529353</text:p>
          </table:table-cell>
          <table:table-cell table:formula="of:=[.K9]-[.K8]" office:value-type="float" office:value="84734" calcext:value-type="float">
            <text:p>84734</text:p>
          </table:table-cell>
          <table:table-cell/>
          <table:table-cell office:value-type="float" office:value="520569" calcext:value-type="float">
            <text:p>520569</text:p>
          </table:table-cell>
          <table:table-cell table:formula="of:=[.N9]-[.N8]" office:value-type="float" office:value="85364" calcext:value-type="float">
            <text:p>85364</text:p>
          </table:table-cell>
          <table:table-cell/>
          <table:table-cell table:formula="of:=AVERAGE([.C9];[.F9];[.I9];[.L9];[.O9])" office:value-type="float" office:value="86376" calcext:value-type="float">
            <text:p>86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6990" calcext:value-type="float">
            <text:p>636990</text:p>
          </table:table-cell>
          <table:table-cell table:formula="of:=[.B10]-[.B9]" office:value-type="float" office:value="85672" calcext:value-type="float">
            <text:p>85672</text:p>
          </table:table-cell>
          <table:table-cell/>
          <table:table-cell office:value-type="float" office:value="630400" calcext:value-type="float">
            <text:p>630400</text:p>
          </table:table-cell>
          <table:table-cell table:formula="of:=[.E10]-[.E9]" office:value-type="float" office:value="85713" calcext:value-type="float">
            <text:p>85713</text:p>
          </table:table-cell>
          <table:table-cell/>
          <table:table-cell office:value-type="float" office:value="626089" calcext:value-type="float">
            <text:p>626089</text:p>
          </table:table-cell>
          <table:table-cell table:formula="of:=[.H10]-[.H9]" office:value-type="float" office:value="85250" calcext:value-type="float">
            <text:p>85250</text:p>
          </table:table-cell>
          <table:table-cell/>
          <table:table-cell office:value-type="float" office:value="610440" calcext:value-type="float">
            <text:p>610440</text:p>
          </table:table-cell>
          <table:table-cell table:formula="of:=[.K10]-[.K9]" office:value-type="float" office:value="81087" calcext:value-type="float">
            <text:p>81087</text:p>
          </table:table-cell>
          <table:table-cell/>
          <table:table-cell office:value-type="float" office:value="611480" calcext:value-type="float">
            <text:p>611480</text:p>
          </table:table-cell>
          <table:table-cell table:formula="of:=[.N10]-[.N9]" office:value-type="float" office:value="90911" calcext:value-type="float">
            <text:p>90911</text:p>
          </table:table-cell>
          <table:table-cell/>
          <table:table-cell table:formula="of:=AVERAGE([.C10];[.F10];[.I10];[.L10];[.O10])" office:value-type="float" office:value="85726.6" calcext:value-type="float">
            <text:p>8572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1498" calcext:value-type="float">
            <text:p>721498</text:p>
          </table:table-cell>
          <table:table-cell table:formula="of:=[.B11]-[.B10]" office:value-type="float" office:value="84508" calcext:value-type="float">
            <text:p>84508</text:p>
          </table:table-cell>
          <table:table-cell/>
          <table:table-cell office:value-type="float" office:value="717872" calcext:value-type="float">
            <text:p>717872</text:p>
          </table:table-cell>
          <table:table-cell table:formula="of:=[.E11]-[.E10]" office:value-type="float" office:value="87472" calcext:value-type="float">
            <text:p>87472</text:p>
          </table:table-cell>
          <table:table-cell/>
          <table:table-cell office:value-type="float" office:value="708391" calcext:value-type="float">
            <text:p>708391</text:p>
          </table:table-cell>
          <table:table-cell table:formula="of:=[.H11]-[.H10]" office:value-type="float" office:value="82302" calcext:value-type="float">
            <text:p>82302</text:p>
          </table:table-cell>
          <table:table-cell/>
          <table:table-cell office:value-type="float" office:value="697655" calcext:value-type="float">
            <text:p>697655</text:p>
          </table:table-cell>
          <table:table-cell table:formula="of:=[.K11]-[.K10]" office:value-type="float" office:value="87215" calcext:value-type="float">
            <text:p>87215</text:p>
          </table:table-cell>
          <table:table-cell/>
          <table:table-cell office:value-type="float" office:value="699476" calcext:value-type="float">
            <text:p>699476</text:p>
          </table:table-cell>
          <table:table-cell table:formula="of:=[.N11]-[.N10]" office:value-type="float" office:value="87996" calcext:value-type="float">
            <text:p>87996</text:p>
          </table:table-cell>
          <table:table-cell/>
          <table:table-cell table:formula="of:=AVERAGE([.C11];[.F11];[.I11];[.L11];[.O11])" office:value-type="float" office:value="85898.6" calcext:value-type="float">
            <text:p>8589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8274" calcext:value-type="float">
            <text:p>808274</text:p>
          </table:table-cell>
          <table:table-cell table:formula="of:=[.B12]-[.B11]" office:value-type="float" office:value="86776" calcext:value-type="float">
            <text:p>86776</text:p>
          </table:table-cell>
          <table:table-cell/>
          <table:table-cell office:value-type="float" office:value="803802" calcext:value-type="float">
            <text:p>803802</text:p>
          </table:table-cell>
          <table:table-cell table:formula="of:=[.E12]-[.E11]" office:value-type="float" office:value="85930" calcext:value-type="float">
            <text:p>85930</text:p>
          </table:table-cell>
          <table:table-cell/>
          <table:table-cell office:value-type="float" office:value="791049" calcext:value-type="float">
            <text:p>791049</text:p>
          </table:table-cell>
          <table:table-cell table:formula="of:=[.H12]-[.H11]" office:value-type="float" office:value="82658" calcext:value-type="float">
            <text:p>82658</text:p>
          </table:table-cell>
          <table:table-cell/>
          <table:table-cell office:value-type="float" office:value="787651" calcext:value-type="float">
            <text:p>787651</text:p>
          </table:table-cell>
          <table:table-cell table:formula="of:=[.K12]-[.K11]" office:value-type="float" office:value="89996" calcext:value-type="float">
            <text:p>89996</text:p>
          </table:table-cell>
          <table:table-cell/>
          <table:table-cell office:value-type="float" office:value="785081" calcext:value-type="float">
            <text:p>785081</text:p>
          </table:table-cell>
          <table:table-cell table:formula="of:=[.N12]-[.N11]" office:value-type="float" office:value="85605" calcext:value-type="float">
            <text:p>85605</text:p>
          </table:table-cell>
          <table:table-cell/>
          <table:table-cell table:formula="of:=AVERAGE([.C12];[.F12];[.I12];[.L12];[.O12])" office:value-type="float" office:value="86193" calcext:value-type="float">
            <text:p>86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4983" calcext:value-type="float">
            <text:p>894983</text:p>
          </table:table-cell>
          <table:table-cell table:formula="of:=[.B13]-[.B12]" office:value-type="float" office:value="86709" calcext:value-type="float">
            <text:p>86709</text:p>
          </table:table-cell>
          <table:table-cell/>
          <table:table-cell office:value-type="float" office:value="886828" calcext:value-type="float">
            <text:p>886828</text:p>
          </table:table-cell>
          <table:table-cell table:formula="of:=[.E13]-[.E12]" office:value-type="float" office:value="83026" calcext:value-type="float">
            <text:p>83026</text:p>
          </table:table-cell>
          <table:table-cell/>
          <table:table-cell office:value-type="float" office:value="876621" calcext:value-type="float">
            <text:p>876621</text:p>
          </table:table-cell>
          <table:table-cell table:formula="of:=[.H13]-[.H12]" office:value-type="float" office:value="85572" calcext:value-type="float">
            <text:p>85572</text:p>
          </table:table-cell>
          <table:table-cell/>
          <table:table-cell office:value-type="float" office:value="880326" calcext:value-type="float">
            <text:p>880326</text:p>
          </table:table-cell>
          <table:table-cell table:formula="of:=[.K13]-[.K12]" office:value-type="float" office:value="92675" calcext:value-type="float">
            <text:p>92675</text:p>
          </table:table-cell>
          <table:table-cell/>
          <table:table-cell office:value-type="float" office:value="868170" calcext:value-type="float">
            <text:p>868170</text:p>
          </table:table-cell>
          <table:table-cell table:formula="of:=[.N13]-[.N12]" office:value-type="float" office:value="83089" calcext:value-type="float">
            <text:p>83089</text:p>
          </table:table-cell>
          <table:table-cell/>
          <table:table-cell table:formula="of:=AVERAGE([.C13];[.F13];[.I13];[.L13];[.O13])" office:value-type="float" office:value="86214.2" calcext:value-type="float">
            <text:p>86214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9457" calcext:value-type="float">
            <text:p>979457</text:p>
          </table:table-cell>
          <table:table-cell table:formula="of:=[.B14]-[.B13]" office:value-type="float" office:value="84474" calcext:value-type="float">
            <text:p>84474</text:p>
          </table:table-cell>
          <table:table-cell/>
          <table:table-cell office:value-type="float" office:value="974732" calcext:value-type="float">
            <text:p>974732</text:p>
          </table:table-cell>
          <table:table-cell table:formula="of:=[.E14]-[.E13]" office:value-type="float" office:value="87904" calcext:value-type="float">
            <text:p>87904</text:p>
          </table:table-cell>
          <table:table-cell/>
          <table:table-cell office:value-type="float" office:value="959232" calcext:value-type="float">
            <text:p>959232</text:p>
          </table:table-cell>
          <table:table-cell table:formula="of:=[.H14]-[.H13]" office:value-type="float" office:value="82611" calcext:value-type="float">
            <text:p>82611</text:p>
          </table:table-cell>
          <table:table-cell/>
          <table:table-cell office:value-type="float" office:value="971827" calcext:value-type="float">
            <text:p>971827</text:p>
          </table:table-cell>
          <table:table-cell table:formula="of:=[.K14]-[.K13]" office:value-type="float" office:value="91501" calcext:value-type="float">
            <text:p>91501</text:p>
          </table:table-cell>
          <table:table-cell/>
          <table:table-cell office:value-type="float" office:value="958741" calcext:value-type="float">
            <text:p>958741</text:p>
          </table:table-cell>
          <table:table-cell table:formula="of:=[.N14]-[.N13]" office:value-type="float" office:value="90571" calcext:value-type="float">
            <text:p>90571</text:p>
          </table:table-cell>
          <table:table-cell/>
          <table:table-cell table:formula="of:=AVERAGE([.C14];[.F14];[.I14];[.L14];[.O14])" office:value-type="float" office:value="87412.2" calcext:value-type="float">
            <text:p>87412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461" calcext:value-type="float">
            <text:p>1061461</text:p>
          </table:table-cell>
          <table:table-cell table:formula="of:=[.B15]-[.B14]" office:value-type="float" office:value="82004" calcext:value-type="float">
            <text:p>82004</text:p>
          </table:table-cell>
          <table:table-cell/>
          <table:table-cell office:value-type="float" office:value="1059987" calcext:value-type="float">
            <text:p>1059987</text:p>
          </table:table-cell>
          <table:table-cell table:formula="of:=[.E15]-[.E14]" office:value-type="float" office:value="85255" calcext:value-type="float">
            <text:p>85255</text:p>
          </table:table-cell>
          <table:table-cell/>
          <table:table-cell office:value-type="float" office:value="1046370" calcext:value-type="float">
            <text:p>1046370</text:p>
          </table:table-cell>
          <table:table-cell table:formula="of:=[.H15]-[.H14]" office:value-type="float" office:value="87138" calcext:value-type="float">
            <text:p>87138</text:p>
          </table:table-cell>
          <table:table-cell/>
          <table:table-cell office:value-type="float" office:value="1053997" calcext:value-type="float">
            <text:p>1053997</text:p>
          </table:table-cell>
          <table:table-cell table:formula="of:=[.K15]-[.K14]" office:value-type="float" office:value="82170" calcext:value-type="float">
            <text:p>82170</text:p>
          </table:table-cell>
          <table:table-cell/>
          <table:table-cell office:value-type="float" office:value="1051408" calcext:value-type="float">
            <text:p>1051408</text:p>
          </table:table-cell>
          <table:table-cell table:formula="of:=[.N15]-[.N14]" office:value-type="float" office:value="92667" calcext:value-type="float">
            <text:p>92667</text:p>
          </table:table-cell>
          <table:table-cell/>
          <table:table-cell table:formula="of:=AVERAGE([.C15];[.F15];[.I15];[.L15];[.O15])" office:value-type="float" office:value="85846.8" calcext:value-type="float">
            <text:p>8584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8542" calcext:value-type="float">
            <text:p>1148542</text:p>
          </table:table-cell>
          <table:table-cell table:formula="of:=[.B16]-[.B15]" office:value-type="float" office:value="87081" calcext:value-type="float">
            <text:p>87081</text:p>
          </table:table-cell>
          <table:table-cell/>
          <table:table-cell office:value-type="float" office:value="1145657" calcext:value-type="float">
            <text:p>1145657</text:p>
          </table:table-cell>
          <table:table-cell table:formula="of:=[.E16]-[.E15]" office:value-type="float" office:value="85670" calcext:value-type="float">
            <text:p>85670</text:p>
          </table:table-cell>
          <table:table-cell/>
          <table:table-cell office:value-type="float" office:value="1129133" calcext:value-type="float">
            <text:p>1129133</text:p>
          </table:table-cell>
          <table:table-cell table:formula="of:=[.H16]-[.H15]" office:value-type="float" office:value="82763" calcext:value-type="float">
            <text:p>82763</text:p>
          </table:table-cell>
          <table:table-cell/>
          <table:table-cell office:value-type="float" office:value="1137789" calcext:value-type="float">
            <text:p>1137789</text:p>
          </table:table-cell>
          <table:table-cell table:formula="of:=[.K16]-[.K15]" office:value-type="float" office:value="83792" calcext:value-type="float">
            <text:p>83792</text:p>
          </table:table-cell>
          <table:table-cell/>
          <table:table-cell office:value-type="float" office:value="1144547" calcext:value-type="float">
            <text:p>1144547</text:p>
          </table:table-cell>
          <table:table-cell table:formula="of:=[.N16]-[.N15]" office:value-type="float" office:value="93139" calcext:value-type="float">
            <text:p>93139</text:p>
          </table:table-cell>
          <table:table-cell/>
          <table:table-cell table:formula="of:=AVERAGE([.C16];[.F16];[.I16];[.L16];[.O16])" office:value-type="float" office:value="86489" calcext:value-type="float">
            <text:p>86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3409" calcext:value-type="float">
            <text:p>1233409</text:p>
          </table:table-cell>
          <table:table-cell table:formula="of:=[.B17]-[.B16]" office:value-type="float" office:value="84867" calcext:value-type="float">
            <text:p>84867</text:p>
          </table:table-cell>
          <table:table-cell/>
          <table:table-cell office:value-type="float" office:value="1230341" calcext:value-type="float">
            <text:p>1230341</text:p>
          </table:table-cell>
          <table:table-cell table:formula="of:=[.E17]-[.E16]" office:value-type="float" office:value="84684" calcext:value-type="float">
            <text:p>84684</text:p>
          </table:table-cell>
          <table:table-cell/>
          <table:table-cell office:value-type="float" office:value="1213470" calcext:value-type="float">
            <text:p>1213470</text:p>
          </table:table-cell>
          <table:table-cell table:formula="of:=[.H17]-[.H16]" office:value-type="float" office:value="84337" calcext:value-type="float">
            <text:p>84337</text:p>
          </table:table-cell>
          <table:table-cell/>
          <table:table-cell office:value-type="float" office:value="1227433" calcext:value-type="float">
            <text:p>1227433</text:p>
          </table:table-cell>
          <table:table-cell table:formula="of:=[.K17]-[.K16]" office:value-type="float" office:value="89644" calcext:value-type="float">
            <text:p>89644</text:p>
          </table:table-cell>
          <table:table-cell/>
          <table:table-cell office:value-type="float" office:value="1239544" calcext:value-type="float">
            <text:p>1239544</text:p>
          </table:table-cell>
          <table:table-cell table:formula="of:=[.N17]-[.N16]" office:value-type="float" office:value="94997" calcext:value-type="float">
            <text:p>94997</text:p>
          </table:table-cell>
          <table:table-cell/>
          <table:table-cell table:formula="of:=AVERAGE([.C17];[.F17];[.I17];[.L17];[.O17])" office:value-type="float" office:value="87705.8" calcext:value-type="float">
            <text:p>87705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19943" calcext:value-type="float">
            <text:p>1319943</text:p>
          </table:table-cell>
          <table:table-cell table:formula="of:=[.B18]-[.B17]" office:value-type="float" office:value="86534" calcext:value-type="float">
            <text:p>86534</text:p>
          </table:table-cell>
          <table:table-cell/>
          <table:table-cell office:value-type="float" office:value="1315574" calcext:value-type="float">
            <text:p>1315574</text:p>
          </table:table-cell>
          <table:table-cell table:formula="of:=[.E18]-[.E17]" office:value-type="float" office:value="85233" calcext:value-type="float">
            <text:p>85233</text:p>
          </table:table-cell>
          <table:table-cell/>
          <table:table-cell office:value-type="float" office:value="1301170" calcext:value-type="float">
            <text:p>1301170</text:p>
          </table:table-cell>
          <table:table-cell table:formula="of:=[.H18]-[.H17]" office:value-type="float" office:value="87700" calcext:value-type="float">
            <text:p>87700</text:p>
          </table:table-cell>
          <table:table-cell/>
          <table:table-cell office:value-type="float" office:value="1318775" calcext:value-type="float">
            <text:p>1318775</text:p>
          </table:table-cell>
          <table:table-cell table:formula="of:=[.K18]-[.K17]" office:value-type="float" office:value="91342" calcext:value-type="float">
            <text:p>91342</text:p>
          </table:table-cell>
          <table:table-cell/>
          <table:table-cell office:value-type="float" office:value="1329441" calcext:value-type="float">
            <text:p>1329441</text:p>
          </table:table-cell>
          <table:table-cell table:formula="of:=[.N18]-[.N17]" office:value-type="float" office:value="89897" calcext:value-type="float">
            <text:p>89897</text:p>
          </table:table-cell>
          <table:table-cell/>
          <table:table-cell table:formula="of:=AVERAGE([.C18];[.F18];[.I18];[.L18];[.O18])" office:value-type="float" office:value="88141.2" calcext:value-type="float">
            <text:p>8814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5359" calcext:value-type="float">
            <text:p>1405359</text:p>
          </table:table-cell>
          <table:table-cell table:formula="of:=[.B19]-[.B18]" office:value-type="float" office:value="85416" calcext:value-type="float">
            <text:p>85416</text:p>
          </table:table-cell>
          <table:table-cell/>
          <table:table-cell office:value-type="float" office:value="1402057" calcext:value-type="float">
            <text:p>1402057</text:p>
          </table:table-cell>
          <table:table-cell table:formula="of:=[.E19]-[.E18]" office:value-type="float" office:value="86483" calcext:value-type="float">
            <text:p>86483</text:p>
          </table:table-cell>
          <table:table-cell/>
          <table:table-cell office:value-type="float" office:value="1385823" calcext:value-type="float">
            <text:p>1385823</text:p>
          </table:table-cell>
          <table:table-cell table:formula="of:=[.H19]-[.H18]" office:value-type="float" office:value="84653" calcext:value-type="float">
            <text:p>84653</text:p>
          </table:table-cell>
          <table:table-cell/>
          <table:table-cell office:value-type="float" office:value="1409643" calcext:value-type="float">
            <text:p>1409643</text:p>
          </table:table-cell>
          <table:table-cell table:formula="of:=[.K19]-[.K18]" office:value-type="float" office:value="90868" calcext:value-type="float">
            <text:p>90868</text:p>
          </table:table-cell>
          <table:table-cell/>
          <table:table-cell office:value-type="float" office:value="1414914" calcext:value-type="float">
            <text:p>1414914</text:p>
          </table:table-cell>
          <table:table-cell table:formula="of:=[.N19]-[.N18]" office:value-type="float" office:value="85473" calcext:value-type="float">
            <text:p>85473</text:p>
          </table:table-cell>
          <table:table-cell/>
          <table:table-cell table:formula="of:=AVERAGE([.C19];[.F19];[.I19];[.L19];[.O19])" office:value-type="float" office:value="86578.6" calcext:value-type="float">
            <text:p>8657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88422" calcext:value-type="float">
            <text:p>1488422</text:p>
          </table:table-cell>
          <table:table-cell table:formula="of:=[.B20]-[.B19]" office:value-type="float" office:value="83063" calcext:value-type="float">
            <text:p>83063</text:p>
          </table:table-cell>
          <table:table-cell/>
          <table:table-cell office:value-type="float" office:value="1485141" calcext:value-type="float">
            <text:p>1485141</text:p>
          </table:table-cell>
          <table:table-cell table:formula="of:=[.E20]-[.E19]" office:value-type="float" office:value="83084" calcext:value-type="float">
            <text:p>83084</text:p>
          </table:table-cell>
          <table:table-cell/>
          <table:table-cell office:value-type="float" office:value="1470506" calcext:value-type="float">
            <text:p>1470506</text:p>
          </table:table-cell>
          <table:table-cell table:formula="of:=[.H20]-[.H19]" office:value-type="float" office:value="84683" calcext:value-type="float">
            <text:p>84683</text:p>
          </table:table-cell>
          <table:table-cell/>
          <table:table-cell office:value-type="float" office:value="1491563" calcext:value-type="float">
            <text:p>1491563</text:p>
          </table:table-cell>
          <table:table-cell table:formula="of:=[.K20]-[.K19]" office:value-type="float" office:value="81920" calcext:value-type="float">
            <text:p>81920</text:p>
          </table:table-cell>
          <table:table-cell/>
          <table:table-cell office:value-type="float" office:value="1502752" calcext:value-type="float">
            <text:p>1502752</text:p>
          </table:table-cell>
          <table:table-cell table:formula="of:=[.N20]-[.N19]" office:value-type="float" office:value="87838" calcext:value-type="float">
            <text:p>87838</text:p>
          </table:table-cell>
          <table:table-cell/>
          <table:table-cell table:formula="of:=AVERAGE([.C20];[.F20];[.I20];[.L20];[.O20])" office:value-type="float" office:value="84117.6" calcext:value-type="float">
            <text:p>84117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2141" calcext:value-type="float">
            <text:p>1572141</text:p>
          </table:table-cell>
          <table:table-cell table:formula="of:=[.B21]-[.B20]" office:value-type="float" office:value="83719" calcext:value-type="float">
            <text:p>83719</text:p>
          </table:table-cell>
          <table:table-cell/>
          <table:table-cell office:value-type="float" office:value="1570171" calcext:value-type="float">
            <text:p>1570171</text:p>
          </table:table-cell>
          <table:table-cell table:formula="of:=[.E21]-[.E20]" office:value-type="float" office:value="85030" calcext:value-type="float">
            <text:p>85030</text:p>
          </table:table-cell>
          <table:table-cell/>
          <table:table-cell office:value-type="float" office:value="1559258" calcext:value-type="float">
            <text:p>1559258</text:p>
          </table:table-cell>
          <table:table-cell table:formula="of:=[.H21]-[.H20]" office:value-type="float" office:value="88752" calcext:value-type="float">
            <text:p>88752</text:p>
          </table:table-cell>
          <table:table-cell/>
          <table:table-cell office:value-type="float" office:value="1575285" calcext:value-type="float">
            <text:p>1575285</text:p>
          </table:table-cell>
          <table:table-cell table:formula="of:=[.K21]-[.K20]" office:value-type="float" office:value="83722" calcext:value-type="float">
            <text:p>83722</text:p>
          </table:table-cell>
          <table:table-cell/>
          <table:table-cell office:value-type="float" office:value="1593929" calcext:value-type="float">
            <text:p>1593929</text:p>
          </table:table-cell>
          <table:table-cell table:formula="of:=[.N21]-[.N20]" office:value-type="float" office:value="91177" calcext:value-type="float">
            <text:p>91177</text:p>
          </table:table-cell>
          <table:table-cell/>
          <table:table-cell table:formula="of:=AVERAGE([.C21];[.F21];[.I21];[.L21];[.O21])" office:value-type="float" office:value="86480" calcext:value-type="float">
            <text:p>864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7099" calcext:value-type="float">
            <text:p>1657099</text:p>
          </table:table-cell>
          <table:table-cell table:formula="of:=[.B22]-[.B21]" office:value-type="float" office:value="84958" calcext:value-type="float">
            <text:p>84958</text:p>
          </table:table-cell>
          <table:table-cell/>
          <table:table-cell office:value-type="float" office:value="1655265" calcext:value-type="float">
            <text:p>1655265</text:p>
          </table:table-cell>
          <table:table-cell table:formula="of:=[.E22]-[.E21]" office:value-type="float" office:value="85094" calcext:value-type="float">
            <text:p>85094</text:p>
          </table:table-cell>
          <table:table-cell/>
          <table:table-cell office:value-type="float" office:value="1644624" calcext:value-type="float">
            <text:p>1644624</text:p>
          </table:table-cell>
          <table:table-cell table:formula="of:=[.H22]-[.H21]" office:value-type="float" office:value="85366" calcext:value-type="float">
            <text:p>85366</text:p>
          </table:table-cell>
          <table:table-cell/>
          <table:table-cell office:value-type="float" office:value="1669293" calcext:value-type="float">
            <text:p>1669293</text:p>
          </table:table-cell>
          <table:table-cell table:formula="of:=[.K22]-[.K21]" office:value-type="float" office:value="94008" calcext:value-type="float">
            <text:p>94008</text:p>
          </table:table-cell>
          <table:table-cell/>
          <table:table-cell office:value-type="float" office:value="1682457" calcext:value-type="float">
            <text:p>1682457</text:p>
          </table:table-cell>
          <table:table-cell table:formula="of:=[.N22]-[.N21]" office:value-type="float" office:value="88528" calcext:value-type="float">
            <text:p>88528</text:p>
          </table:table-cell>
          <table:table-cell/>
          <table:table-cell table:formula="of:=AVERAGE([.C22];[.F22];[.I22];[.L22];[.O22])" office:value-type="float" office:value="87590.8" calcext:value-type="float">
            <text:p>87590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39929" calcext:value-type="float">
            <text:p>1739929</text:p>
          </table:table-cell>
          <table:table-cell table:formula="of:=[.B23]-[.B22]" office:value-type="float" office:value="82830" calcext:value-type="float">
            <text:p>82830</text:p>
          </table:table-cell>
          <table:table-cell/>
          <table:table-cell office:value-type="float" office:value="1740369" calcext:value-type="float">
            <text:p>1740369</text:p>
          </table:table-cell>
          <table:table-cell table:formula="of:=[.E23]-[.E22]" office:value-type="float" office:value="85104" calcext:value-type="float">
            <text:p>85104</text:p>
          </table:table-cell>
          <table:table-cell/>
          <table:table-cell office:value-type="float" office:value="1730947" calcext:value-type="float">
            <text:p>1730947</text:p>
          </table:table-cell>
          <table:table-cell table:formula="of:=[.H23]-[.H22]" office:value-type="float" office:value="86323" calcext:value-type="float">
            <text:p>86323</text:p>
          </table:table-cell>
          <table:table-cell/>
          <table:table-cell office:value-type="float" office:value="1751771" calcext:value-type="float">
            <text:p>1751771</text:p>
          </table:table-cell>
          <table:table-cell table:formula="of:=[.K23]-[.K22]" office:value-type="float" office:value="82478" calcext:value-type="float">
            <text:p>82478</text:p>
          </table:table-cell>
          <table:table-cell/>
          <table:table-cell office:value-type="float" office:value="1767073" calcext:value-type="float">
            <text:p>1767073</text:p>
          </table:table-cell>
          <table:table-cell table:formula="of:=[.N23]-[.N22]" office:value-type="float" office:value="84616" calcext:value-type="float">
            <text:p>84616</text:p>
          </table:table-cell>
          <table:table-cell/>
          <table:table-cell table:formula="of:=AVERAGE([.C23];[.F23];[.I23];[.L23];[.O23])" office:value-type="float" office:value="84270.2" calcext:value-type="float">
            <text:p>84270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6666" calcext:value-type="float">
            <text:p>1826666</text:p>
          </table:table-cell>
          <table:table-cell table:formula="of:=[.B24]-[.B23]" office:value-type="float" office:value="86737" calcext:value-type="float">
            <text:p>86737</text:p>
          </table:table-cell>
          <table:table-cell/>
          <table:table-cell office:value-type="float" office:value="1826070" calcext:value-type="float">
            <text:p>1826070</text:p>
          </table:table-cell>
          <table:table-cell table:formula="of:=[.E24]-[.E23]" office:value-type="float" office:value="85701" calcext:value-type="float">
            <text:p>85701</text:p>
          </table:table-cell>
          <table:table-cell/>
          <table:table-cell office:value-type="float" office:value="1821480" calcext:value-type="float">
            <text:p>1821480</text:p>
          </table:table-cell>
          <table:table-cell table:formula="of:=[.H24]-[.H23]" office:value-type="float" office:value="90533" calcext:value-type="float">
            <text:p>90533</text:p>
          </table:table-cell>
          <table:table-cell/>
          <table:table-cell office:value-type="float" office:value="1838256" calcext:value-type="float">
            <text:p>1838256</text:p>
          </table:table-cell>
          <table:table-cell table:formula="of:=[.K24]-[.K23]" office:value-type="float" office:value="86485" calcext:value-type="float">
            <text:p>86485</text:p>
          </table:table-cell>
          <table:table-cell/>
          <table:table-cell office:value-type="float" office:value="1852198" calcext:value-type="float">
            <text:p>1852198</text:p>
          </table:table-cell>
          <table:table-cell table:formula="of:=[.N24]-[.N23]" office:value-type="float" office:value="85125" calcext:value-type="float">
            <text:p>85125</text:p>
          </table:table-cell>
          <table:table-cell/>
          <table:table-cell table:formula="of:=AVERAGE([.C24];[.F24];[.I24];[.L24];[.O24])" office:value-type="float" office:value="86916.2" calcext:value-type="float">
            <text:p>8691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10152" calcext:value-type="float">
            <text:p>1910152</text:p>
          </table:table-cell>
          <table:table-cell table:formula="of:=[.B25]-[.B24]" office:value-type="float" office:value="83486" calcext:value-type="float">
            <text:p>83486</text:p>
          </table:table-cell>
          <table:table-cell/>
          <table:table-cell office:value-type="float" office:value="1911297" calcext:value-type="float">
            <text:p>1911297</text:p>
          </table:table-cell>
          <table:table-cell table:formula="of:=[.E25]-[.E24]" office:value-type="float" office:value="85227" calcext:value-type="float">
            <text:p>85227</text:p>
          </table:table-cell>
          <table:table-cell/>
          <table:table-cell office:value-type="float" office:value="1905574" calcext:value-type="float">
            <text:p>1905574</text:p>
          </table:table-cell>
          <table:table-cell table:formula="of:=[.H25]-[.H24]" office:value-type="float" office:value="84094" calcext:value-type="float">
            <text:p>84094</text:p>
          </table:table-cell>
          <table:table-cell/>
          <table:table-cell office:value-type="float" office:value="1925626" calcext:value-type="float">
            <text:p>1925626</text:p>
          </table:table-cell>
          <table:table-cell table:formula="of:=[.K25]-[.K24]" office:value-type="float" office:value="87370" calcext:value-type="float">
            <text:p>87370</text:p>
          </table:table-cell>
          <table:table-cell/>
          <table:table-cell office:value-type="float" office:value="1937244" calcext:value-type="float">
            <text:p>1937244</text:p>
          </table:table-cell>
          <table:table-cell table:formula="of:=[.N25]-[.N24]" office:value-type="float" office:value="85046" calcext:value-type="float">
            <text:p>85046</text:p>
          </table:table-cell>
          <table:table-cell/>
          <table:table-cell table:formula="of:=AVERAGE([.C25];[.F25];[.I25];[.L25];[.O25])" office:value-type="float" office:value="85044.6" calcext:value-type="float">
            <text:p>85044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5822" calcext:value-type="float">
            <text:p>1995822</text:p>
          </table:table-cell>
          <table:table-cell table:formula="of:=[.B26]-[.B25]" office:value-type="float" office:value="85670" calcext:value-type="float">
            <text:p>85670</text:p>
          </table:table-cell>
          <table:table-cell/>
          <table:table-cell office:value-type="float" office:value="1996359" calcext:value-type="float">
            <text:p>1996359</text:p>
          </table:table-cell>
          <table:table-cell table:formula="of:=[.E26]-[.E25]" office:value-type="float" office:value="85062" calcext:value-type="float">
            <text:p>85062</text:p>
          </table:table-cell>
          <table:table-cell/>
          <table:table-cell office:value-type="float" office:value="1980787" calcext:value-type="float">
            <text:p>1980787</text:p>
          </table:table-cell>
          <table:table-cell table:formula="of:=[.H26]-[.H25]" office:value-type="float" office:value="75213" calcext:value-type="float">
            <text:p>75213</text:p>
          </table:table-cell>
          <table:table-cell/>
          <table:table-cell office:value-type="float" office:value="2014958" calcext:value-type="float">
            <text:p>2014958</text:p>
          </table:table-cell>
          <table:table-cell table:formula="of:=[.K26]-[.K25]" office:value-type="float" office:value="89332" calcext:value-type="float">
            <text:p>89332</text:p>
          </table:table-cell>
          <table:table-cell/>
          <table:table-cell office:value-type="float" office:value="2023273" calcext:value-type="float">
            <text:p>2023273</text:p>
          </table:table-cell>
          <table:table-cell table:formula="of:=[.N26]-[.N25]" office:value-type="float" office:value="86029" calcext:value-type="float">
            <text:p>86029</text:p>
          </table:table-cell>
          <table:table-cell/>
          <table:table-cell table:formula="of:=AVERAGE([.C26];[.F26];[.I26];[.L26];[.O26])" office:value-type="float" office:value="84261.2" calcext:value-type="float">
            <text:p>8426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81587" calcext:value-type="float">
            <text:p>2081587</text:p>
          </table:table-cell>
          <table:table-cell table:formula="of:=[.B27]-[.B26]" office:value-type="float" office:value="85765" calcext:value-type="float">
            <text:p>85765</text:p>
          </table:table-cell>
          <table:table-cell/>
          <table:table-cell office:value-type="float" office:value="2082070" calcext:value-type="float">
            <text:p>2082070</text:p>
          </table:table-cell>
          <table:table-cell table:formula="of:=[.E27]-[.E26]" office:value-type="float" office:value="85711" calcext:value-type="float">
            <text:p>85711</text:p>
          </table:table-cell>
          <table:table-cell/>
          <table:table-cell office:value-type="float" office:value="2065289" calcext:value-type="float">
            <text:p>2065289</text:p>
          </table:table-cell>
          <table:table-cell table:formula="of:=[.H27]-[.H26]" office:value-type="float" office:value="84502" calcext:value-type="float">
            <text:p>84502</text:p>
          </table:table-cell>
          <table:table-cell/>
          <table:table-cell office:value-type="float" office:value="2096758" calcext:value-type="float">
            <text:p>2096758</text:p>
          </table:table-cell>
          <table:table-cell table:formula="of:=[.K27]-[.K26]" office:value-type="float" office:value="81800" calcext:value-type="float">
            <text:p>81800</text:p>
          </table:table-cell>
          <table:table-cell/>
          <table:table-cell office:value-type="float" office:value="2116593" calcext:value-type="float">
            <text:p>2116593</text:p>
          </table:table-cell>
          <table:table-cell table:formula="of:=[.N27]-[.N26]" office:value-type="float" office:value="93320" calcext:value-type="float">
            <text:p>93320</text:p>
          </table:table-cell>
          <table:table-cell/>
          <table:table-cell table:formula="of:=AVERAGE([.C27];[.F27];[.I27];[.L27];[.O27])" office:value-type="float" office:value="86219.6" calcext:value-type="float">
            <text:p>86219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66989" calcext:value-type="float">
            <text:p>2166989</text:p>
          </table:table-cell>
          <table:table-cell table:formula="of:=[.B28]-[.B27]" office:value-type="float" office:value="85402" calcext:value-type="float">
            <text:p>85402</text:p>
          </table:table-cell>
          <table:table-cell/>
          <table:table-cell office:value-type="float" office:value="2165086" calcext:value-type="float">
            <text:p>2165086</text:p>
          </table:table-cell>
          <table:table-cell table:formula="of:=[.E28]-[.E27]" office:value-type="float" office:value="83016" calcext:value-type="float">
            <text:p>83016</text:p>
          </table:table-cell>
          <table:table-cell/>
          <table:table-cell office:value-type="float" office:value="2149899" calcext:value-type="float">
            <text:p>2149899</text:p>
          </table:table-cell>
          <table:table-cell table:formula="of:=[.H28]-[.H27]" office:value-type="float" office:value="84610" calcext:value-type="float">
            <text:p>84610</text:p>
          </table:table-cell>
          <table:table-cell/>
          <table:table-cell office:value-type="float" office:value="2183794" calcext:value-type="float">
            <text:p>2183794</text:p>
          </table:table-cell>
          <table:table-cell table:formula="of:=[.K28]-[.K27]" office:value-type="float" office:value="87036" calcext:value-type="float">
            <text:p>87036</text:p>
          </table:table-cell>
          <table:table-cell/>
          <table:table-cell office:value-type="float" office:value="2200707" calcext:value-type="float">
            <text:p>2200707</text:p>
          </table:table-cell>
          <table:table-cell table:formula="of:=[.N28]-[.N27]" office:value-type="float" office:value="84114" calcext:value-type="float">
            <text:p>84114</text:p>
          </table:table-cell>
          <table:table-cell/>
          <table:table-cell table:formula="of:=AVERAGE([.C28];[.F28];[.I28];[.L28];[.O28])" office:value-type="float" office:value="84835.6" calcext:value-type="float">
            <text:p>84835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49518" calcext:value-type="float">
            <text:p>2249518</text:p>
          </table:table-cell>
          <table:table-cell table:formula="of:=[.B29]-[.B28]" office:value-type="float" office:value="82529" calcext:value-type="float">
            <text:p>82529</text:p>
          </table:table-cell>
          <table:table-cell/>
          <table:table-cell office:value-type="float" office:value="2253700" calcext:value-type="float">
            <text:p>2253700</text:p>
          </table:table-cell>
          <table:table-cell table:formula="of:=[.E29]-[.E28]" office:value-type="float" office:value="88614" calcext:value-type="float">
            <text:p>88614</text:p>
          </table:table-cell>
          <table:table-cell/>
          <table:table-cell office:value-type="float" office:value="2238630" calcext:value-type="float">
            <text:p>2238630</text:p>
          </table:table-cell>
          <table:table-cell table:formula="of:=[.H29]-[.H28]" office:value-type="float" office:value="88731" calcext:value-type="float">
            <text:p>88731</text:p>
          </table:table-cell>
          <table:table-cell/>
          <table:table-cell office:value-type="float" office:value="2269363" calcext:value-type="float">
            <text:p>2269363</text:p>
          </table:table-cell>
          <table:table-cell table:formula="of:=[.K29]-[.K28]" office:value-type="float" office:value="85569" calcext:value-type="float">
            <text:p>85569</text:p>
          </table:table-cell>
          <table:table-cell/>
          <table:table-cell office:value-type="float" office:value="2288506" calcext:value-type="float">
            <text:p>2288506</text:p>
          </table:table-cell>
          <table:table-cell table:formula="of:=[.N29]-[.N28]" office:value-type="float" office:value="87799" calcext:value-type="float">
            <text:p>87799</text:p>
          </table:table-cell>
          <table:table-cell/>
          <table:table-cell table:formula="of:=AVERAGE([.C29];[.F29];[.I29];[.L29];[.O29])" office:value-type="float" office:value="86648.4" calcext:value-type="float">
            <text:p>86648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35855" calcext:value-type="float">
            <text:p>2335855</text:p>
          </table:table-cell>
          <table:table-cell table:formula="of:=[.B30]-[.B29]" office:value-type="float" office:value="86337" calcext:value-type="float">
            <text:p>86337</text:p>
          </table:table-cell>
          <table:table-cell/>
          <table:table-cell office:value-type="float" office:value="2338256" calcext:value-type="float">
            <text:p>2338256</text:p>
          </table:table-cell>
          <table:table-cell table:formula="of:=[.E30]-[.E29]" office:value-type="float" office:value="84556" calcext:value-type="float">
            <text:p>84556</text:p>
          </table:table-cell>
          <table:table-cell/>
          <table:table-cell office:value-type="float" office:value="2321602" calcext:value-type="float">
            <text:p>2321602</text:p>
          </table:table-cell>
          <table:table-cell table:formula="of:=[.H30]-[.H29]" office:value-type="float" office:value="82972" calcext:value-type="float">
            <text:p>82972</text:p>
          </table:table-cell>
          <table:table-cell/>
          <table:table-cell office:value-type="float" office:value="2358108" calcext:value-type="float">
            <text:p>2358108</text:p>
          </table:table-cell>
          <table:table-cell table:formula="of:=[.K30]-[.K29]" office:value-type="float" office:value="88745" calcext:value-type="float">
            <text:p>88745</text:p>
          </table:table-cell>
          <table:table-cell/>
          <table:table-cell office:value-type="float" office:value="2375744" calcext:value-type="float">
            <text:p>2375744</text:p>
          </table:table-cell>
          <table:table-cell table:formula="of:=[.N30]-[.N29]" office:value-type="float" office:value="87238" calcext:value-type="float">
            <text:p>87238</text:p>
          </table:table-cell>
          <table:table-cell/>
          <table:table-cell table:formula="of:=AVERAGE([.C30];[.F30];[.I30];[.L30];[.O30])" office:value-type="float" office:value="85969.6" calcext:value-type="float">
            <text:p>8596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21397" calcext:value-type="float">
            <text:p>2421397</text:p>
          </table:table-cell>
          <table:table-cell table:formula="of:=[.B31]-[.B30]" office:value-type="float" office:value="85542" calcext:value-type="float">
            <text:p>85542</text:p>
          </table:table-cell>
          <table:table-cell/>
          <table:table-cell office:value-type="float" office:value="2425731" calcext:value-type="float">
            <text:p>2425731</text:p>
          </table:table-cell>
          <table:table-cell table:formula="of:=[.E31]-[.E30]" office:value-type="float" office:value="87475" calcext:value-type="float">
            <text:p>87475</text:p>
          </table:table-cell>
          <table:table-cell/>
          <table:table-cell office:value-type="float" office:value="2406233" calcext:value-type="float">
            <text:p>2406233</text:p>
          </table:table-cell>
          <table:table-cell table:formula="of:=[.H31]-[.H30]" office:value-type="float" office:value="84631" calcext:value-type="float">
            <text:p>84631</text:p>
          </table:table-cell>
          <table:table-cell/>
          <table:table-cell office:value-type="float" office:value="2445972" calcext:value-type="float">
            <text:p>2445972</text:p>
          </table:table-cell>
          <table:table-cell table:formula="of:=[.K31]-[.K30]" office:value-type="float" office:value="87864" calcext:value-type="float">
            <text:p>87864</text:p>
          </table:table-cell>
          <table:table-cell/>
          <table:table-cell office:value-type="float" office:value="2468004" calcext:value-type="float">
            <text:p>2468004</text:p>
          </table:table-cell>
          <table:table-cell table:formula="of:=[.N31]-[.N30]" office:value-type="float" office:value="92260" calcext:value-type="float">
            <text:p>92260</text:p>
          </table:table-cell>
          <table:table-cell/>
          <table:table-cell table:formula="of:=AVERAGE([.C31];[.F31];[.I31];[.L31];[.O31])" office:value-type="float" office:value="87554.4" calcext:value-type="float">
            <text:p>87554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8025" calcext:value-type="float">
            <text:p>2508025</text:p>
          </table:table-cell>
          <table:table-cell table:formula="of:=[.B32]-[.B31]" office:value-type="float" office:value="86628" calcext:value-type="float">
            <text:p>86628</text:p>
          </table:table-cell>
          <table:table-cell/>
          <table:table-cell office:value-type="float" office:value="2511472" calcext:value-type="float">
            <text:p>2511472</text:p>
          </table:table-cell>
          <table:table-cell table:formula="of:=[.E32]-[.E31]" office:value-type="float" office:value="85741" calcext:value-type="float">
            <text:p>85741</text:p>
          </table:table-cell>
          <table:table-cell/>
          <table:table-cell office:value-type="float" office:value="2490477" calcext:value-type="float">
            <text:p>2490477</text:p>
          </table:table-cell>
          <table:table-cell table:formula="of:=[.H32]-[.H31]" office:value-type="float" office:value="84244" calcext:value-type="float">
            <text:p>84244</text:p>
          </table:table-cell>
          <table:table-cell/>
          <table:table-cell office:value-type="float" office:value="2536607" calcext:value-type="float">
            <text:p>2536607</text:p>
          </table:table-cell>
          <table:table-cell table:formula="of:=[.K32]-[.K31]" office:value-type="float" office:value="90635" calcext:value-type="float">
            <text:p>90635</text:p>
          </table:table-cell>
          <table:table-cell/>
          <table:table-cell office:value-type="float" office:value="2550135" calcext:value-type="float">
            <text:p>2550135</text:p>
          </table:table-cell>
          <table:table-cell table:formula="of:=[.N32]-[.N31]" office:value-type="float" office:value="82131" calcext:value-type="float">
            <text:p>82131</text:p>
          </table:table-cell>
          <table:table-cell/>
          <table:table-cell table:formula="of:=AVERAGE([.C32];[.F32];[.I32];[.L32];[.O32])" office:value-type="float" office:value="85875.8" calcext:value-type="float">
            <text:p>85875.8</text:p>
          </table:table-cell>
        </table:table-row>
      </table:table>
      <table:table table:name="Perfcake 2.1" table:style-name="ta1">
        <table:shapes>
          <draw:frame draw:z-index="0" draw:style-name="gr1" draw:text-style-name="P1" svg:width="9in" svg:height="4in" svg:x="2.8421in" svg:y="0in">
            <draw:object draw:notify-on-update-of-ranges="'Perfcake 2.1'.A1:'Perfcake 2.1'.A1 'Perfcake 2.1'.B1:'Perfcake 2.1'.B1 'Perfcake 2.1'.A2:'Perfcake 2.1'.A2 'Perfcake 2.1'.B2:'Perfcake 2.1'.B2 'Perfcake 2.1'.A3:'Perfcake 2.1'.A3 'Perfcake 2.1'.B3:'Perfcake 2.1'.B3 'Perfcake 2.1'.A4:'Perfcake 2.1'.A4 'Perfcake 2.1'.B4:'Perfcake 2.1'.B4 'Perfcake 2.1'.A5:'Perfcake 2.1'.A5 'Perfcake 2.1'.B5:'Perfcake 2.1'.B5 'Perfcake 2.1'.A6:'Perfcake 2.1'.A6 'Perfcake 2.1'.B6:'Perfcake 2.1'.B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4026177" calcext:value-type="float">
            <text:p>4026177</text:p>
          </table:table-cell>
          <table:table-cell table:formula="of:=[.B1]/300" office:value-type="float" office:value="13420.59" calcext:value-type="float">
            <text:p>13420.59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4203087" calcext:value-type="float">
            <text:p>4203087</text:p>
          </table:table-cell>
          <table:table-cell table:formula="of:=[.B2]/300" office:value-type="float" office:value="14010.29" calcext:value-type="float">
            <text:p>14010.2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175159" calcext:value-type="float">
            <text:p>4175159</text:p>
          </table:table-cell>
          <table:table-cell table:formula="of:=[.B3]/300" office:value-type="float" office:value="13917.1966666667" calcext:value-type="float">
            <text:p>13917.1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4057625" calcext:value-type="float">
            <text:p>4057625</text:p>
          </table:table-cell>
          <table:table-cell table:formula="of:=[.B4]/300" office:value-type="float" office:value="13525.4166666667" calcext:value-type="float">
            <text:p>13525.41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4172615" calcext:value-type="float">
            <text:p>4172615</text:p>
          </table:table-cell>
          <table:table-cell table:formula="of:=[.B5]/300" office:value-type="float" office:value="13908.7166666667" calcext:value-type="float">
            <text:p>13908.7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4126932.6" calcext:value-type="float">
            <text:p>4126932.6</text:p>
          </table:table-cell>
          <table:table-cell table:formula="of:=[.B6]/300" office:value-type="float" office:value="13756.442" calcext:value-type="float">
            <text:p>13756.44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76910" calcext:value-type="float">
            <text:p>176910</text:p>
          </table:table-cell>
          <table:table-cell table:style-name="Default"/>
        </table:table-row>
      </table:table>
      <table:table table:name="Perfcake 2.1 distr" table:style-name="ta1">
        <table:shapes>
          <draw:frame draw:z-index="0" draw:style-name="gr1" draw:text-style-name="P1" svg:width="9in" svg:height="4in" svg:x="5.6618in" svg:y="0.8862in">
            <draw:object draw:notify-on-update-of-ranges="'Perfcake 2.1 distr'.A2:'Perfcake 2.1 distr'.A32 'Perfcake 2.1 distr'.Q2:'Perfcake 2.1 distr'.Q32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556" calcext:value-type="float">
            <text:p>125556</text:p>
          </table:table-cell>
          <table:table-cell table:formula="of:=[.B3]-[.B2]" office:value-type="float" office:value="125556" calcext:value-type="float">
            <text:p>125556</text:p>
          </table:table-cell>
          <table:table-cell/>
          <table:table-cell office:value-type="float" office:value="147026" calcext:value-type="float">
            <text:p>147026</text:p>
          </table:table-cell>
          <table:table-cell table:formula="of:=[.E3]-[.E2]" office:value-type="float" office:value="147026" calcext:value-type="float">
            <text:p>147026</text:p>
          </table:table-cell>
          <table:table-cell/>
          <table:table-cell office:value-type="float" office:value="141423" calcext:value-type="float">
            <text:p>141423</text:p>
          </table:table-cell>
          <table:table-cell table:formula="of:=[.H3]-[.H2]" office:value-type="float" office:value="141423" calcext:value-type="float">
            <text:p>141423</text:p>
          </table:table-cell>
          <table:table-cell/>
          <table:table-cell office:value-type="float" office:value="136940" calcext:value-type="float">
            <text:p>136940</text:p>
          </table:table-cell>
          <table:table-cell table:formula="of:=[.K3]-[.K2]" office:value-type="float" office:value="136940" calcext:value-type="float">
            <text:p>136940</text:p>
          </table:table-cell>
          <table:table-cell/>
          <table:table-cell office:value-type="float" office:value="136838" calcext:value-type="float">
            <text:p>136838</text:p>
          </table:table-cell>
          <table:table-cell table:formula="of:=[.N3]-[.N2]" office:value-type="float" office:value="136838" calcext:value-type="float">
            <text:p>136838</text:p>
          </table:table-cell>
          <table:table-cell/>
          <table:table-cell table:formula="of:=AVERAGE([.C3];[.F3];[.I3];[.L3];[.O3])" office:value-type="float" office:value="137556.6" calcext:value-type="float">
            <text:p>13755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1927" calcext:value-type="float">
            <text:p>261927</text:p>
          </table:table-cell>
          <table:table-cell table:formula="of:=[.B4]-[.B3]" office:value-type="float" office:value="136371" calcext:value-type="float">
            <text:p>136371</text:p>
          </table:table-cell>
          <table:table-cell/>
          <table:table-cell office:value-type="float" office:value="288261" calcext:value-type="float">
            <text:p>288261</text:p>
          </table:table-cell>
          <table:table-cell table:formula="of:=[.E4]-[.E3]" office:value-type="float" office:value="141235" calcext:value-type="float">
            <text:p>141235</text:p>
          </table:table-cell>
          <table:table-cell/>
          <table:table-cell office:value-type="float" office:value="281243" calcext:value-type="float">
            <text:p>281243</text:p>
          </table:table-cell>
          <table:table-cell table:formula="of:=[.H4]-[.H3]" office:value-type="float" office:value="139820" calcext:value-type="float">
            <text:p>139820</text:p>
          </table:table-cell>
          <table:table-cell/>
          <table:table-cell office:value-type="float" office:value="273162" calcext:value-type="float">
            <text:p>273162</text:p>
          </table:table-cell>
          <table:table-cell table:formula="of:=[.K4]-[.K3]" office:value-type="float" office:value="136222" calcext:value-type="float">
            <text:p>136222</text:p>
          </table:table-cell>
          <table:table-cell/>
          <table:table-cell office:value-type="float" office:value="277219" calcext:value-type="float">
            <text:p>277219</text:p>
          </table:table-cell>
          <table:table-cell table:formula="of:=[.N4]-[.N3]" office:value-type="float" office:value="140381" calcext:value-type="float">
            <text:p>140381</text:p>
          </table:table-cell>
          <table:table-cell/>
          <table:table-cell table:formula="of:=AVERAGE([.C4];[.F4];[.I4];[.L4];[.O4])" office:value-type="float" office:value="138805.8" calcext:value-type="float">
            <text:p>138805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7957" calcext:value-type="float">
            <text:p>397957</text:p>
          </table:table-cell>
          <table:table-cell table:formula="of:=[.B5]-[.B4]" office:value-type="float" office:value="136030" calcext:value-type="float">
            <text:p>136030</text:p>
          </table:table-cell>
          <table:table-cell/>
          <table:table-cell office:value-type="float" office:value="427619" calcext:value-type="float">
            <text:p>427619</text:p>
          </table:table-cell>
          <table:table-cell table:formula="of:=[.E5]-[.E4]" office:value-type="float" office:value="139358" calcext:value-type="float">
            <text:p>139358</text:p>
          </table:table-cell>
          <table:table-cell/>
          <table:table-cell office:value-type="float" office:value="421574" calcext:value-type="float">
            <text:p>421574</text:p>
          </table:table-cell>
          <table:table-cell table:formula="of:=[.H5]-[.H4]" office:value-type="float" office:value="140331" calcext:value-type="float">
            <text:p>140331</text:p>
          </table:table-cell>
          <table:table-cell/>
          <table:table-cell office:value-type="float" office:value="411914" calcext:value-type="float">
            <text:p>411914</text:p>
          </table:table-cell>
          <table:table-cell table:formula="of:=[.K5]-[.K4]" office:value-type="float" office:value="138752" calcext:value-type="float">
            <text:p>138752</text:p>
          </table:table-cell>
          <table:table-cell/>
          <table:table-cell office:value-type="float" office:value="416398" calcext:value-type="float">
            <text:p>416398</text:p>
          </table:table-cell>
          <table:table-cell table:formula="of:=[.N5]-[.N4]" office:value-type="float" office:value="139179" calcext:value-type="float">
            <text:p>139179</text:p>
          </table:table-cell>
          <table:table-cell/>
          <table:table-cell table:formula="of:=AVERAGE([.C5];[.F5];[.I5];[.L5];[.O5])" office:value-type="float" office:value="138730" calcext:value-type="float">
            <text:p>1387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6010" calcext:value-type="float">
            <text:p>536010</text:p>
          </table:table-cell>
          <table:table-cell table:formula="of:=[.B6]-[.B5]" office:value-type="float" office:value="138053" calcext:value-type="float">
            <text:p>138053</text:p>
          </table:table-cell>
          <table:table-cell/>
          <table:table-cell office:value-type="float" office:value="569058" calcext:value-type="float">
            <text:p>569058</text:p>
          </table:table-cell>
          <table:table-cell table:formula="of:=[.E6]-[.E5]" office:value-type="float" office:value="141439" calcext:value-type="float">
            <text:p>141439</text:p>
          </table:table-cell>
          <table:table-cell/>
          <table:table-cell office:value-type="float" office:value="561688" calcext:value-type="float">
            <text:p>561688</text:p>
          </table:table-cell>
          <table:table-cell table:formula="of:=[.H6]-[.H5]" office:value-type="float" office:value="140114" calcext:value-type="float">
            <text:p>140114</text:p>
          </table:table-cell>
          <table:table-cell/>
          <table:table-cell office:value-type="float" office:value="546276" calcext:value-type="float">
            <text:p>546276</text:p>
          </table:table-cell>
          <table:table-cell table:formula="of:=[.K6]-[.K5]" office:value-type="float" office:value="134362" calcext:value-type="float">
            <text:p>134362</text:p>
          </table:table-cell>
          <table:table-cell/>
          <table:table-cell office:value-type="float" office:value="555974" calcext:value-type="float">
            <text:p>555974</text:p>
          </table:table-cell>
          <table:table-cell table:formula="of:=[.N6]-[.N5]" office:value-type="float" office:value="139576" calcext:value-type="float">
            <text:p>139576</text:p>
          </table:table-cell>
          <table:table-cell/>
          <table:table-cell table:formula="of:=AVERAGE([.C6];[.F6];[.I6];[.L6];[.O6])" office:value-type="float" office:value="138708.8" calcext:value-type="float">
            <text:p>138708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2156" calcext:value-type="float">
            <text:p>672156</text:p>
          </table:table-cell>
          <table:table-cell table:formula="of:=[.B7]-[.B6]" office:value-type="float" office:value="136146" calcext:value-type="float">
            <text:p>136146</text:p>
          </table:table-cell>
          <table:table-cell/>
          <table:table-cell office:value-type="float" office:value="709476" calcext:value-type="float">
            <text:p>709476</text:p>
          </table:table-cell>
          <table:table-cell table:formula="of:=[.E7]-[.E6]" office:value-type="float" office:value="140418" calcext:value-type="float">
            <text:p>140418</text:p>
          </table:table-cell>
          <table:table-cell/>
          <table:table-cell office:value-type="float" office:value="700967" calcext:value-type="float">
            <text:p>700967</text:p>
          </table:table-cell>
          <table:table-cell table:formula="of:=[.H7]-[.H6]" office:value-type="float" office:value="139279" calcext:value-type="float">
            <text:p>139279</text:p>
          </table:table-cell>
          <table:table-cell/>
          <table:table-cell office:value-type="float" office:value="680180" calcext:value-type="float">
            <text:p>680180</text:p>
          </table:table-cell>
          <table:table-cell table:formula="of:=[.K7]-[.K6]" office:value-type="float" office:value="133904" calcext:value-type="float">
            <text:p>133904</text:p>
          </table:table-cell>
          <table:table-cell/>
          <table:table-cell office:value-type="float" office:value="696374" calcext:value-type="float">
            <text:p>696374</text:p>
          </table:table-cell>
          <table:table-cell table:formula="of:=[.N7]-[.N6]" office:value-type="float" office:value="140400" calcext:value-type="float">
            <text:p>140400</text:p>
          </table:table-cell>
          <table:table-cell/>
          <table:table-cell table:formula="of:=AVERAGE([.C7];[.F7];[.I7];[.L7];[.O7])" office:value-type="float" office:value="138029.4" calcext:value-type="float">
            <text:p>138029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7518" calcext:value-type="float">
            <text:p>807518</text:p>
          </table:table-cell>
          <table:table-cell table:formula="of:=[.B8]-[.B7]" office:value-type="float" office:value="135362" calcext:value-type="float">
            <text:p>135362</text:p>
          </table:table-cell>
          <table:table-cell/>
          <table:table-cell office:value-type="float" office:value="849189" calcext:value-type="float">
            <text:p>849189</text:p>
          </table:table-cell>
          <table:table-cell table:formula="of:=[.E8]-[.E7]" office:value-type="float" office:value="139713" calcext:value-type="float">
            <text:p>139713</text:p>
          </table:table-cell>
          <table:table-cell/>
          <table:table-cell office:value-type="float" office:value="842380" calcext:value-type="float">
            <text:p>842380</text:p>
          </table:table-cell>
          <table:table-cell table:formula="of:=[.H8]-[.H7]" office:value-type="float" office:value="141413" calcext:value-type="float">
            <text:p>141413</text:p>
          </table:table-cell>
          <table:table-cell/>
          <table:table-cell office:value-type="float" office:value="814329" calcext:value-type="float">
            <text:p>814329</text:p>
          </table:table-cell>
          <table:table-cell table:formula="of:=[.K8]-[.K7]" office:value-type="float" office:value="134149" calcext:value-type="float">
            <text:p>134149</text:p>
          </table:table-cell>
          <table:table-cell/>
          <table:table-cell office:value-type="float" office:value="835658" calcext:value-type="float">
            <text:p>835658</text:p>
          </table:table-cell>
          <table:table-cell table:formula="of:=[.N8]-[.N7]" office:value-type="float" office:value="139284" calcext:value-type="float">
            <text:p>139284</text:p>
          </table:table-cell>
          <table:table-cell/>
          <table:table-cell table:formula="of:=AVERAGE([.C8];[.F8];[.I8];[.L8];[.O8])" office:value-type="float" office:value="137984.2" calcext:value-type="float">
            <text:p>137984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3936" calcext:value-type="float">
            <text:p>943936</text:p>
          </table:table-cell>
          <table:table-cell table:formula="of:=[.B9]-[.B8]" office:value-type="float" office:value="136418" calcext:value-type="float">
            <text:p>136418</text:p>
          </table:table-cell>
          <table:table-cell/>
          <table:table-cell office:value-type="float" office:value="990051" calcext:value-type="float">
            <text:p>990051</text:p>
          </table:table-cell>
          <table:table-cell table:formula="of:=[.E9]-[.E8]" office:value-type="float" office:value="140862" calcext:value-type="float">
            <text:p>140862</text:p>
          </table:table-cell>
          <table:table-cell/>
          <table:table-cell office:value-type="float" office:value="982996" calcext:value-type="float">
            <text:p>982996</text:p>
          </table:table-cell>
          <table:table-cell table:formula="of:=[.H9]-[.H8]" office:value-type="float" office:value="140616" calcext:value-type="float">
            <text:p>140616</text:p>
          </table:table-cell>
          <table:table-cell/>
          <table:table-cell office:value-type="float" office:value="950654" calcext:value-type="float">
            <text:p>950654</text:p>
          </table:table-cell>
          <table:table-cell table:formula="of:=[.K9]-[.K8]" office:value-type="float" office:value="136325" calcext:value-type="float">
            <text:p>136325</text:p>
          </table:table-cell>
          <table:table-cell/>
          <table:table-cell office:value-type="float" office:value="974514" calcext:value-type="float">
            <text:p>974514</text:p>
          </table:table-cell>
          <table:table-cell table:formula="of:=[.N9]-[.N8]" office:value-type="float" office:value="138856" calcext:value-type="float">
            <text:p>138856</text:p>
          </table:table-cell>
          <table:table-cell/>
          <table:table-cell table:formula="of:=AVERAGE([.C9];[.F9];[.I9];[.L9];[.O9])" office:value-type="float" office:value="138615.4" calcext:value-type="float">
            <text:p>138615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9609" calcext:value-type="float">
            <text:p>1079609</text:p>
          </table:table-cell>
          <table:table-cell table:formula="of:=[.B10]-[.B9]" office:value-type="float" office:value="135673" calcext:value-type="float">
            <text:p>135673</text:p>
          </table:table-cell>
          <table:table-cell/>
          <table:table-cell office:value-type="float" office:value="1130915" calcext:value-type="float">
            <text:p>1130915</text:p>
          </table:table-cell>
          <table:table-cell table:formula="of:=[.E10]-[.E9]" office:value-type="float" office:value="140864" calcext:value-type="float">
            <text:p>140864</text:p>
          </table:table-cell>
          <table:table-cell/>
          <table:table-cell office:value-type="float" office:value="1122764" calcext:value-type="float">
            <text:p>1122764</text:p>
          </table:table-cell>
          <table:table-cell table:formula="of:=[.H10]-[.H9]" office:value-type="float" office:value="139768" calcext:value-type="float">
            <text:p>139768</text:p>
          </table:table-cell>
          <table:table-cell/>
          <table:table-cell office:value-type="float" office:value="1086618" calcext:value-type="float">
            <text:p>1086618</text:p>
          </table:table-cell>
          <table:table-cell table:formula="of:=[.K10]-[.K9]" office:value-type="float" office:value="135964" calcext:value-type="float">
            <text:p>135964</text:p>
          </table:table-cell>
          <table:table-cell/>
          <table:table-cell office:value-type="float" office:value="1113619" calcext:value-type="float">
            <text:p>1113619</text:p>
          </table:table-cell>
          <table:table-cell table:formula="of:=[.N10]-[.N9]" office:value-type="float" office:value="139105" calcext:value-type="float">
            <text:p>139105</text:p>
          </table:table-cell>
          <table:table-cell/>
          <table:table-cell table:formula="of:=AVERAGE([.C10];[.F10];[.I10];[.L10];[.O10])" office:value-type="float" office:value="138274.8" calcext:value-type="float">
            <text:p>138274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4524" calcext:value-type="float">
            <text:p>1214524</text:p>
          </table:table-cell>
          <table:table-cell table:formula="of:=[.B11]-[.B10]" office:value-type="float" office:value="134915" calcext:value-type="float">
            <text:p>134915</text:p>
          </table:table-cell>
          <table:table-cell/>
          <table:table-cell office:value-type="float" office:value="1272260" calcext:value-type="float">
            <text:p>1272260</text:p>
          </table:table-cell>
          <table:table-cell table:formula="of:=[.E11]-[.E10]" office:value-type="float" office:value="141345" calcext:value-type="float">
            <text:p>141345</text:p>
          </table:table-cell>
          <table:table-cell/>
          <table:table-cell office:value-type="float" office:value="1263199" calcext:value-type="float">
            <text:p>1263199</text:p>
          </table:table-cell>
          <table:table-cell table:formula="of:=[.H11]-[.H10]" office:value-type="float" office:value="140435" calcext:value-type="float">
            <text:p>140435</text:p>
          </table:table-cell>
          <table:table-cell/>
          <table:table-cell office:value-type="float" office:value="1223005" calcext:value-type="float">
            <text:p>1223005</text:p>
          </table:table-cell>
          <table:table-cell table:formula="of:=[.K11]-[.K10]" office:value-type="float" office:value="136387" calcext:value-type="float">
            <text:p>136387</text:p>
          </table:table-cell>
          <table:table-cell/>
          <table:table-cell office:value-type="float" office:value="1252605" calcext:value-type="float">
            <text:p>1252605</text:p>
          </table:table-cell>
          <table:table-cell table:formula="of:=[.N11]-[.N10]" office:value-type="float" office:value="138986" calcext:value-type="float">
            <text:p>138986</text:p>
          </table:table-cell>
          <table:table-cell/>
          <table:table-cell table:formula="of:=AVERAGE([.C11];[.F11];[.I11];[.L11];[.O11])" office:value-type="float" office:value="138413.6" calcext:value-type="float">
            <text:p>13841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0360" calcext:value-type="float">
            <text:p>1350360</text:p>
          </table:table-cell>
          <table:table-cell table:formula="of:=[.B12]-[.B11]" office:value-type="float" office:value="135836" calcext:value-type="float">
            <text:p>135836</text:p>
          </table:table-cell>
          <table:table-cell/>
          <table:table-cell office:value-type="float" office:value="1412715" calcext:value-type="float">
            <text:p>1412715</text:p>
          </table:table-cell>
          <table:table-cell table:formula="of:=[.E12]-[.E11]" office:value-type="float" office:value="140455" calcext:value-type="float">
            <text:p>140455</text:p>
          </table:table-cell>
          <table:table-cell/>
          <table:table-cell office:value-type="float" office:value="1403934" calcext:value-type="float">
            <text:p>1403934</text:p>
          </table:table-cell>
          <table:table-cell table:formula="of:=[.H12]-[.H11]" office:value-type="float" office:value="140735" calcext:value-type="float">
            <text:p>140735</text:p>
          </table:table-cell>
          <table:table-cell/>
          <table:table-cell office:value-type="float" office:value="1357418" calcext:value-type="float">
            <text:p>1357418</text:p>
          </table:table-cell>
          <table:table-cell table:formula="of:=[.K12]-[.K11]" office:value-type="float" office:value="134413" calcext:value-type="float">
            <text:p>134413</text:p>
          </table:table-cell>
          <table:table-cell/>
          <table:table-cell office:value-type="float" office:value="1391755" calcext:value-type="float">
            <text:p>1391755</text:p>
          </table:table-cell>
          <table:table-cell table:formula="of:=[.N12]-[.N11]" office:value-type="float" office:value="139150" calcext:value-type="float">
            <text:p>139150</text:p>
          </table:table-cell>
          <table:table-cell/>
          <table:table-cell table:formula="of:=AVERAGE([.C12];[.F12];[.I12];[.L12];[.O12])" office:value-type="float" office:value="138117.8" calcext:value-type="float">
            <text:p>138117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85483" calcext:value-type="float">
            <text:p>1485483</text:p>
          </table:table-cell>
          <table:table-cell table:formula="of:=[.B13]-[.B12]" office:value-type="float" office:value="135123" calcext:value-type="float">
            <text:p>135123</text:p>
          </table:table-cell>
          <table:table-cell/>
          <table:table-cell office:value-type="float" office:value="1554158" calcext:value-type="float">
            <text:p>1554158</text:p>
          </table:table-cell>
          <table:table-cell table:formula="of:=[.E13]-[.E12]" office:value-type="float" office:value="141443" calcext:value-type="float">
            <text:p>141443</text:p>
          </table:table-cell>
          <table:table-cell/>
          <table:table-cell office:value-type="float" office:value="1544106" calcext:value-type="float">
            <text:p>1544106</text:p>
          </table:table-cell>
          <table:table-cell table:formula="of:=[.H13]-[.H12]" office:value-type="float" office:value="140172" calcext:value-type="float">
            <text:p>140172</text:p>
          </table:table-cell>
          <table:table-cell/>
          <table:table-cell office:value-type="float" office:value="1492680" calcext:value-type="float">
            <text:p>1492680</text:p>
          </table:table-cell>
          <table:table-cell table:formula="of:=[.K13]-[.K12]" office:value-type="float" office:value="135262" calcext:value-type="float">
            <text:p>135262</text:p>
          </table:table-cell>
          <table:table-cell/>
          <table:table-cell office:value-type="float" office:value="1532040" calcext:value-type="float">
            <text:p>1532040</text:p>
          </table:table-cell>
          <table:table-cell table:formula="of:=[.N13]-[.N12]" office:value-type="float" office:value="140285" calcext:value-type="float">
            <text:p>140285</text:p>
          </table:table-cell>
          <table:table-cell/>
          <table:table-cell table:formula="of:=AVERAGE([.C13];[.F13];[.I13];[.L13];[.O13])" office:value-type="float" office:value="138457" calcext:value-type="float">
            <text:p>1384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20746" calcext:value-type="float">
            <text:p>1620746</text:p>
          </table:table-cell>
          <table:table-cell table:formula="of:=[.B14]-[.B13]" office:value-type="float" office:value="135263" calcext:value-type="float">
            <text:p>135263</text:p>
          </table:table-cell>
          <table:table-cell/>
          <table:table-cell office:value-type="float" office:value="1694765" calcext:value-type="float">
            <text:p>1694765</text:p>
          </table:table-cell>
          <table:table-cell table:formula="of:=[.E14]-[.E13]" office:value-type="float" office:value="140607" calcext:value-type="float">
            <text:p>140607</text:p>
          </table:table-cell>
          <table:table-cell/>
          <table:table-cell office:value-type="float" office:value="1684182" calcext:value-type="float">
            <text:p>1684182</text:p>
          </table:table-cell>
          <table:table-cell table:formula="of:=[.H14]-[.H13]" office:value-type="float" office:value="140076" calcext:value-type="float">
            <text:p>140076</text:p>
          </table:table-cell>
          <table:table-cell/>
          <table:table-cell office:value-type="float" office:value="1630144" calcext:value-type="float">
            <text:p>1630144</text:p>
          </table:table-cell>
          <table:table-cell table:formula="of:=[.K14]-[.K13]" office:value-type="float" office:value="137464" calcext:value-type="float">
            <text:p>137464</text:p>
          </table:table-cell>
          <table:table-cell/>
          <table:table-cell office:value-type="float" office:value="1671357" calcext:value-type="float">
            <text:p>1671357</text:p>
          </table:table-cell>
          <table:table-cell table:formula="of:=[.N14]-[.N13]" office:value-type="float" office:value="139317" calcext:value-type="float">
            <text:p>139317</text:p>
          </table:table-cell>
          <table:table-cell/>
          <table:table-cell table:formula="of:=AVERAGE([.C14];[.F14];[.I14];[.L14];[.O14])" office:value-type="float" office:value="138545.4" calcext:value-type="float">
            <text:p>13854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53283" calcext:value-type="float">
            <text:p>1753283</text:p>
          </table:table-cell>
          <table:table-cell table:formula="of:=[.B15]-[.B14]" office:value-type="float" office:value="132537" calcext:value-type="float">
            <text:p>132537</text:p>
          </table:table-cell>
          <table:table-cell/>
          <table:table-cell office:value-type="float" office:value="1834305" calcext:value-type="float">
            <text:p>1834305</text:p>
          </table:table-cell>
          <table:table-cell table:formula="of:=[.E15]-[.E14]" office:value-type="float" office:value="139540" calcext:value-type="float">
            <text:p>139540</text:p>
          </table:table-cell>
          <table:table-cell/>
          <table:table-cell office:value-type="float" office:value="1824176" calcext:value-type="float">
            <text:p>1824176</text:p>
          </table:table-cell>
          <table:table-cell table:formula="of:=[.H15]-[.H14]" office:value-type="float" office:value="139994" calcext:value-type="float">
            <text:p>139994</text:p>
          </table:table-cell>
          <table:table-cell/>
          <table:table-cell office:value-type="float" office:value="1764776" calcext:value-type="float">
            <text:p>1764776</text:p>
          </table:table-cell>
          <table:table-cell table:formula="of:=[.K15]-[.K14]" office:value-type="float" office:value="134632" calcext:value-type="float">
            <text:p>134632</text:p>
          </table:table-cell>
          <table:table-cell/>
          <table:table-cell office:value-type="float" office:value="1811114" calcext:value-type="float">
            <text:p>1811114</text:p>
          </table:table-cell>
          <table:table-cell table:formula="of:=[.N15]-[.N14]" office:value-type="float" office:value="139757" calcext:value-type="float">
            <text:p>139757</text:p>
          </table:table-cell>
          <table:table-cell/>
          <table:table-cell table:formula="of:=AVERAGE([.C15];[.F15];[.I15];[.L15];[.O15])" office:value-type="float" office:value="137292" calcext:value-type="float">
            <text:p>1372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79097" calcext:value-type="float">
            <text:p>1879097</text:p>
          </table:table-cell>
          <table:table-cell table:formula="of:=[.B16]-[.B15]" office:value-type="float" office:value="125814" calcext:value-type="float">
            <text:p>125814</text:p>
          </table:table-cell>
          <table:table-cell/>
          <table:table-cell office:value-type="float" office:value="1974288" calcext:value-type="float">
            <text:p>1974288</text:p>
          </table:table-cell>
          <table:table-cell table:formula="of:=[.E16]-[.E15]" office:value-type="float" office:value="139983" calcext:value-type="float">
            <text:p>139983</text:p>
          </table:table-cell>
          <table:table-cell/>
          <table:table-cell office:value-type="float" office:value="1964684" calcext:value-type="float">
            <text:p>1964684</text:p>
          </table:table-cell>
          <table:table-cell table:formula="of:=[.H16]-[.H15]" office:value-type="float" office:value="140508" calcext:value-type="float">
            <text:p>140508</text:p>
          </table:table-cell>
          <table:table-cell/>
          <table:table-cell office:value-type="float" office:value="1901623" calcext:value-type="float">
            <text:p>1901623</text:p>
          </table:table-cell>
          <table:table-cell table:formula="of:=[.K16]-[.K15]" office:value-type="float" office:value="136847" calcext:value-type="float">
            <text:p>136847</text:p>
          </table:table-cell>
          <table:table-cell/>
          <table:table-cell office:value-type="float" office:value="1950316" calcext:value-type="float">
            <text:p>1950316</text:p>
          </table:table-cell>
          <table:table-cell table:formula="of:=[.N16]-[.N15]" office:value-type="float" office:value="139202" calcext:value-type="float">
            <text:p>139202</text:p>
          </table:table-cell>
          <table:table-cell/>
          <table:table-cell table:formula="of:=AVERAGE([.C16];[.F16];[.I16];[.L16];[.O16])" office:value-type="float" office:value="136470.8" calcext:value-type="float">
            <text:p>136470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736" calcext:value-type="float">
            <text:p>2014736</text:p>
          </table:table-cell>
          <table:table-cell table:formula="of:=[.B17]-[.B16]" office:value-type="float" office:value="135639" calcext:value-type="float">
            <text:p>135639</text:p>
          </table:table-cell>
          <table:table-cell/>
          <table:table-cell office:value-type="float" office:value="2114810" calcext:value-type="float">
            <text:p>2114810</text:p>
          </table:table-cell>
          <table:table-cell table:formula="of:=[.E17]-[.E16]" office:value-type="float" office:value="140522" calcext:value-type="float">
            <text:p>140522</text:p>
          </table:table-cell>
          <table:table-cell/>
          <table:table-cell office:value-type="float" office:value="2105342" calcext:value-type="float">
            <text:p>2105342</text:p>
          </table:table-cell>
          <table:table-cell table:formula="of:=[.H17]-[.H16]" office:value-type="float" office:value="140658" calcext:value-type="float">
            <text:p>140658</text:p>
          </table:table-cell>
          <table:table-cell/>
          <table:table-cell office:value-type="float" office:value="2038264" calcext:value-type="float">
            <text:p>2038264</text:p>
          </table:table-cell>
          <table:table-cell table:formula="of:=[.K17]-[.K16]" office:value-type="float" office:value="136641" calcext:value-type="float">
            <text:p>136641</text:p>
          </table:table-cell>
          <table:table-cell/>
          <table:table-cell office:value-type="float" office:value="2090119" calcext:value-type="float">
            <text:p>2090119</text:p>
          </table:table-cell>
          <table:table-cell table:formula="of:=[.N17]-[.N16]" office:value-type="float" office:value="139803" calcext:value-type="float">
            <text:p>139803</text:p>
          </table:table-cell>
          <table:table-cell/>
          <table:table-cell table:formula="of:=AVERAGE([.C17];[.F17];[.I17];[.L17];[.O17])" office:value-type="float" office:value="138652.6" calcext:value-type="float">
            <text:p>138652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48729" calcext:value-type="float">
            <text:p>2148729</text:p>
          </table:table-cell>
          <table:table-cell table:formula="of:=[.B18]-[.B17]" office:value-type="float" office:value="133993" calcext:value-type="float">
            <text:p>133993</text:p>
          </table:table-cell>
          <table:table-cell/>
          <table:table-cell office:value-type="float" office:value="2254648" calcext:value-type="float">
            <text:p>2254648</text:p>
          </table:table-cell>
          <table:table-cell table:formula="of:=[.E18]-[.E17]" office:value-type="float" office:value="139838" calcext:value-type="float">
            <text:p>139838</text:p>
          </table:table-cell>
          <table:table-cell/>
          <table:table-cell office:value-type="float" office:value="2245203" calcext:value-type="float">
            <text:p>2245203</text:p>
          </table:table-cell>
          <table:table-cell table:formula="of:=[.H18]-[.H17]" office:value-type="float" office:value="139861" calcext:value-type="float">
            <text:p>139861</text:p>
          </table:table-cell>
          <table:table-cell/>
          <table:table-cell office:value-type="float" office:value="2174131" calcext:value-type="float">
            <text:p>2174131</text:p>
          </table:table-cell>
          <table:table-cell table:formula="of:=[.K18]-[.K17]" office:value-type="float" office:value="135867" calcext:value-type="float">
            <text:p>135867</text:p>
          </table:table-cell>
          <table:table-cell/>
          <table:table-cell office:value-type="float" office:value="2229765" calcext:value-type="float">
            <text:p>2229765</text:p>
          </table:table-cell>
          <table:table-cell table:formula="of:=[.N18]-[.N17]" office:value-type="float" office:value="139646" calcext:value-type="float">
            <text:p>139646</text:p>
          </table:table-cell>
          <table:table-cell/>
          <table:table-cell table:formula="of:=AVERAGE([.C18];[.F18];[.I18];[.L18];[.O18])" office:value-type="float" office:value="137841" calcext:value-type="float">
            <text:p>1378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77002" calcext:value-type="float">
            <text:p>2277002</text:p>
          </table:table-cell>
          <table:table-cell table:formula="of:=[.B19]-[.B18]" office:value-type="float" office:value="128273" calcext:value-type="float">
            <text:p>128273</text:p>
          </table:table-cell>
          <table:table-cell/>
          <table:table-cell office:value-type="float" office:value="2396111" calcext:value-type="float">
            <text:p>2396111</text:p>
          </table:table-cell>
          <table:table-cell table:formula="of:=[.E19]-[.E18]" office:value-type="float" office:value="141463" calcext:value-type="float">
            <text:p>141463</text:p>
          </table:table-cell>
          <table:table-cell/>
          <table:table-cell office:value-type="float" office:value="2386109" calcext:value-type="float">
            <text:p>2386109</text:p>
          </table:table-cell>
          <table:table-cell table:formula="of:=[.H19]-[.H18]" office:value-type="float" office:value="140906" calcext:value-type="float">
            <text:p>140906</text:p>
          </table:table-cell>
          <table:table-cell/>
          <table:table-cell office:value-type="float" office:value="2310080" calcext:value-type="float">
            <text:p>2310080</text:p>
          </table:table-cell>
          <table:table-cell table:formula="of:=[.K19]-[.K18]" office:value-type="float" office:value="135949" calcext:value-type="float">
            <text:p>135949</text:p>
          </table:table-cell>
          <table:table-cell/>
          <table:table-cell office:value-type="float" office:value="2368231" calcext:value-type="float">
            <text:p>2368231</text:p>
          </table:table-cell>
          <table:table-cell table:formula="of:=[.N19]-[.N18]" office:value-type="float" office:value="138466" calcext:value-type="float">
            <text:p>138466</text:p>
          </table:table-cell>
          <table:table-cell/>
          <table:table-cell table:formula="of:=AVERAGE([.C19];[.F19];[.I19];[.L19];[.O19])" office:value-type="float" office:value="137011.4" calcext:value-type="float">
            <text:p>137011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12015" calcext:value-type="float">
            <text:p>2412015</text:p>
          </table:table-cell>
          <table:table-cell table:formula="of:=[.B20]-[.B19]" office:value-type="float" office:value="135013" calcext:value-type="float">
            <text:p>135013</text:p>
          </table:table-cell>
          <table:table-cell/>
          <table:table-cell office:value-type="float" office:value="2535084" calcext:value-type="float">
            <text:p>2535084</text:p>
          </table:table-cell>
          <table:table-cell table:formula="of:=[.E20]-[.E19]" office:value-type="float" office:value="138973" calcext:value-type="float">
            <text:p>138973</text:p>
          </table:table-cell>
          <table:table-cell/>
          <table:table-cell office:value-type="float" office:value="2526317" calcext:value-type="float">
            <text:p>2526317</text:p>
          </table:table-cell>
          <table:table-cell table:formula="of:=[.H20]-[.H19]" office:value-type="float" office:value="140208" calcext:value-type="float">
            <text:p>140208</text:p>
          </table:table-cell>
          <table:table-cell/>
          <table:table-cell office:value-type="float" office:value="2443967" calcext:value-type="float">
            <text:p>2443967</text:p>
          </table:table-cell>
          <table:table-cell table:formula="of:=[.K20]-[.K19]" office:value-type="float" office:value="133887" calcext:value-type="float">
            <text:p>133887</text:p>
          </table:table-cell>
          <table:table-cell/>
          <table:table-cell office:value-type="float" office:value="2507210" calcext:value-type="float">
            <text:p>2507210</text:p>
          </table:table-cell>
          <table:table-cell table:formula="of:=[.N20]-[.N19]" office:value-type="float" office:value="138979" calcext:value-type="float">
            <text:p>138979</text:p>
          </table:table-cell>
          <table:table-cell/>
          <table:table-cell table:formula="of:=AVERAGE([.C20];[.F20];[.I20];[.L20];[.O20])" office:value-type="float" office:value="137412" calcext:value-type="float">
            <text:p>1374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45835" calcext:value-type="float">
            <text:p>2545835</text:p>
          </table:table-cell>
          <table:table-cell table:formula="of:=[.B21]-[.B20]" office:value-type="float" office:value="133820" calcext:value-type="float">
            <text:p>133820</text:p>
          </table:table-cell>
          <table:table-cell/>
          <table:table-cell office:value-type="float" office:value="2675278" calcext:value-type="float">
            <text:p>2675278</text:p>
          </table:table-cell>
          <table:table-cell table:formula="of:=[.E21]-[.E20]" office:value-type="float" office:value="140194" calcext:value-type="float">
            <text:p>140194</text:p>
          </table:table-cell>
          <table:table-cell/>
          <table:table-cell office:value-type="float" office:value="2664904" calcext:value-type="float">
            <text:p>2664904</text:p>
          </table:table-cell>
          <table:table-cell table:formula="of:=[.H21]-[.H20]" office:value-type="float" office:value="138587" calcext:value-type="float">
            <text:p>138587</text:p>
          </table:table-cell>
          <table:table-cell/>
          <table:table-cell office:value-type="float" office:value="2579902" calcext:value-type="float">
            <text:p>2579902</text:p>
          </table:table-cell>
          <table:table-cell table:formula="of:=[.K21]-[.K20]" office:value-type="float" office:value="135935" calcext:value-type="float">
            <text:p>135935</text:p>
          </table:table-cell>
          <table:table-cell/>
          <table:table-cell office:value-type="float" office:value="2647728" calcext:value-type="float">
            <text:p>2647728</text:p>
          </table:table-cell>
          <table:table-cell table:formula="of:=[.N21]-[.N20]" office:value-type="float" office:value="140518" calcext:value-type="float">
            <text:p>140518</text:p>
          </table:table-cell>
          <table:table-cell/>
          <table:table-cell table:formula="of:=AVERAGE([.C21];[.F21];[.I21];[.L21];[.O21])" office:value-type="float" office:value="137810.8" calcext:value-type="float">
            <text:p>13781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227" calcext:value-type="float">
            <text:p>2680227</text:p>
          </table:table-cell>
          <table:table-cell table:formula="of:=[.B22]-[.B21]" office:value-type="float" office:value="134392" calcext:value-type="float">
            <text:p>134392</text:p>
          </table:table-cell>
          <table:table-cell/>
          <table:table-cell office:value-type="float" office:value="2815981" calcext:value-type="float">
            <text:p>2815981</text:p>
          </table:table-cell>
          <table:table-cell table:formula="of:=[.E22]-[.E21]" office:value-type="float" office:value="140703" calcext:value-type="float">
            <text:p>140703</text:p>
          </table:table-cell>
          <table:table-cell/>
          <table:table-cell office:value-type="float" office:value="2805861" calcext:value-type="float">
            <text:p>2805861</text:p>
          </table:table-cell>
          <table:table-cell table:formula="of:=[.H22]-[.H21]" office:value-type="float" office:value="140957" calcext:value-type="float">
            <text:p>140957</text:p>
          </table:table-cell>
          <table:table-cell/>
          <table:table-cell office:value-type="float" office:value="2714950" calcext:value-type="float">
            <text:p>2714950</text:p>
          </table:table-cell>
          <table:table-cell table:formula="of:=[.K22]-[.K21]" office:value-type="float" office:value="135048" calcext:value-type="float">
            <text:p>135048</text:p>
          </table:table-cell>
          <table:table-cell/>
          <table:table-cell office:value-type="float" office:value="2788616" calcext:value-type="float">
            <text:p>2788616</text:p>
          </table:table-cell>
          <table:table-cell table:formula="of:=[.N22]-[.N21]" office:value-type="float" office:value="140888" calcext:value-type="float">
            <text:p>140888</text:p>
          </table:table-cell>
          <table:table-cell/>
          <table:table-cell table:formula="of:=AVERAGE([.C22];[.F22];[.I22];[.L22];[.O22])" office:value-type="float" office:value="138397.6" calcext:value-type="float">
            <text:p>138397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14428" calcext:value-type="float">
            <text:p>2814428</text:p>
          </table:table-cell>
          <table:table-cell table:formula="of:=[.B23]-[.B22]" office:value-type="float" office:value="134201" calcext:value-type="float">
            <text:p>134201</text:p>
          </table:table-cell>
          <table:table-cell/>
          <table:table-cell office:value-type="float" office:value="2956474" calcext:value-type="float">
            <text:p>2956474</text:p>
          </table:table-cell>
          <table:table-cell table:formula="of:=[.E23]-[.E22]" office:value-type="float" office:value="140493" calcext:value-type="float">
            <text:p>140493</text:p>
          </table:table-cell>
          <table:table-cell/>
          <table:table-cell office:value-type="float" office:value="2946074" calcext:value-type="float">
            <text:p>2946074</text:p>
          </table:table-cell>
          <table:table-cell table:formula="of:=[.H23]-[.H22]" office:value-type="float" office:value="140213" calcext:value-type="float">
            <text:p>140213</text:p>
          </table:table-cell>
          <table:table-cell/>
          <table:table-cell office:value-type="float" office:value="2849072" calcext:value-type="float">
            <text:p>2849072</text:p>
          </table:table-cell>
          <table:table-cell table:formula="of:=[.K23]-[.K22]" office:value-type="float" office:value="134122" calcext:value-type="float">
            <text:p>134122</text:p>
          </table:table-cell>
          <table:table-cell/>
          <table:table-cell office:value-type="float" office:value="2927622" calcext:value-type="float">
            <text:p>2927622</text:p>
          </table:table-cell>
          <table:table-cell table:formula="of:=[.N23]-[.N22]" office:value-type="float" office:value="139006" calcext:value-type="float">
            <text:p>139006</text:p>
          </table:table-cell>
          <table:table-cell/>
          <table:table-cell table:formula="of:=AVERAGE([.C23];[.F23];[.I23];[.L23];[.O23])" office:value-type="float" office:value="137607" calcext:value-type="float">
            <text:p>1376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49488" calcext:value-type="float">
            <text:p>2949488</text:p>
          </table:table-cell>
          <table:table-cell table:formula="of:=[.B24]-[.B23]" office:value-type="float" office:value="135060" calcext:value-type="float">
            <text:p>135060</text:p>
          </table:table-cell>
          <table:table-cell/>
          <table:table-cell office:value-type="float" office:value="3097167" calcext:value-type="float">
            <text:p>3097167</text:p>
          </table:table-cell>
          <table:table-cell table:formula="of:=[.E24]-[.E23]" office:value-type="float" office:value="140693" calcext:value-type="float">
            <text:p>140693</text:p>
          </table:table-cell>
          <table:table-cell/>
          <table:table-cell office:value-type="float" office:value="3085489" calcext:value-type="float">
            <text:p>3085489</text:p>
          </table:table-cell>
          <table:table-cell table:formula="of:=[.H24]-[.H23]" office:value-type="float" office:value="139415" calcext:value-type="float">
            <text:p>139415</text:p>
          </table:table-cell>
          <table:table-cell/>
          <table:table-cell office:value-type="float" office:value="2983305" calcext:value-type="float">
            <text:p>2983305</text:p>
          </table:table-cell>
          <table:table-cell table:formula="of:=[.K24]-[.K23]" office:value-type="float" office:value="134233" calcext:value-type="float">
            <text:p>134233</text:p>
          </table:table-cell>
          <table:table-cell/>
          <table:table-cell office:value-type="float" office:value="3067213" calcext:value-type="float">
            <text:p>3067213</text:p>
          </table:table-cell>
          <table:table-cell table:formula="of:=[.N24]-[.N23]" office:value-type="float" office:value="139591" calcext:value-type="float">
            <text:p>139591</text:p>
          </table:table-cell>
          <table:table-cell/>
          <table:table-cell table:formula="of:=AVERAGE([.C24];[.F24];[.I24];[.L24];[.O24])" office:value-type="float" office:value="137798.4" calcext:value-type="float">
            <text:p>13779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83318" calcext:value-type="float">
            <text:p>3083318</text:p>
          </table:table-cell>
          <table:table-cell table:formula="of:=[.B25]-[.B24]" office:value-type="float" office:value="133830" calcext:value-type="float">
            <text:p>133830</text:p>
          </table:table-cell>
          <table:table-cell/>
          <table:table-cell office:value-type="float" office:value="3238334" calcext:value-type="float">
            <text:p>3238334</text:p>
          </table:table-cell>
          <table:table-cell table:formula="of:=[.E25]-[.E24]" office:value-type="float" office:value="141167" calcext:value-type="float">
            <text:p>141167</text:p>
          </table:table-cell>
          <table:table-cell/>
          <table:table-cell office:value-type="float" office:value="3226058" calcext:value-type="float">
            <text:p>3226058</text:p>
          </table:table-cell>
          <table:table-cell table:formula="of:=[.H25]-[.H24]" office:value-type="float" office:value="140569" calcext:value-type="float">
            <text:p>140569</text:p>
          </table:table-cell>
          <table:table-cell/>
          <table:table-cell office:value-type="float" office:value="3120496" calcext:value-type="float">
            <text:p>3120496</text:p>
          </table:table-cell>
          <table:table-cell table:formula="of:=[.K25]-[.K24]" office:value-type="float" office:value="137191" calcext:value-type="float">
            <text:p>137191</text:p>
          </table:table-cell>
          <table:table-cell/>
          <table:table-cell office:value-type="float" office:value="3206390" calcext:value-type="float">
            <text:p>3206390</text:p>
          </table:table-cell>
          <table:table-cell table:formula="of:=[.N25]-[.N24]" office:value-type="float" office:value="139177" calcext:value-type="float">
            <text:p>139177</text:p>
          </table:table-cell>
          <table:table-cell/>
          <table:table-cell table:formula="of:=AVERAGE([.C25];[.F25];[.I25];[.L25];[.O25])" office:value-type="float" office:value="138386.8" calcext:value-type="float">
            <text:p>138386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18428" calcext:value-type="float">
            <text:p>3218428</text:p>
          </table:table-cell>
          <table:table-cell table:formula="of:=[.B26]-[.B25]" office:value-type="float" office:value="135110" calcext:value-type="float">
            <text:p>135110</text:p>
          </table:table-cell>
          <table:table-cell/>
          <table:table-cell office:value-type="float" office:value="3378501" calcext:value-type="float">
            <text:p>3378501</text:p>
          </table:table-cell>
          <table:table-cell table:formula="of:=[.E26]-[.E25]" office:value-type="float" office:value="140167" calcext:value-type="float">
            <text:p>140167</text:p>
          </table:table-cell>
          <table:table-cell/>
          <table:table-cell office:value-type="float" office:value="3343819" calcext:value-type="float">
            <text:p>3343819</text:p>
          </table:table-cell>
          <table:table-cell table:formula="of:=[.H26]-[.H25]" office:value-type="float" office:value="117761" calcext:value-type="float">
            <text:p>117761</text:p>
          </table:table-cell>
          <table:table-cell/>
          <table:table-cell office:value-type="float" office:value="3255736" calcext:value-type="float">
            <text:p>3255736</text:p>
          </table:table-cell>
          <table:table-cell table:formula="of:=[.K26]-[.K25]" office:value-type="float" office:value="135240" calcext:value-type="float">
            <text:p>135240</text:p>
          </table:table-cell>
          <table:table-cell/>
          <table:table-cell office:value-type="float" office:value="3344378" calcext:value-type="float">
            <text:p>3344378</text:p>
          </table:table-cell>
          <table:table-cell table:formula="of:=[.N26]-[.N25]" office:value-type="float" office:value="137988" calcext:value-type="float">
            <text:p>137988</text:p>
          </table:table-cell>
          <table:table-cell/>
          <table:table-cell table:formula="of:=AVERAGE([.C26];[.F26];[.I26];[.L26];[.O26])" office:value-type="float" office:value="133253.2" calcext:value-type="float">
            <text:p>13325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54859" calcext:value-type="float">
            <text:p>3354859</text:p>
          </table:table-cell>
          <table:table-cell table:formula="of:=[.B27]-[.B26]" office:value-type="float" office:value="136431" calcext:value-type="float">
            <text:p>136431</text:p>
          </table:table-cell>
          <table:table-cell/>
          <table:table-cell office:value-type="float" office:value="3517949" calcext:value-type="float">
            <text:p>3517949</text:p>
          </table:table-cell>
          <table:table-cell table:formula="of:=[.E27]-[.E26]" office:value-type="float" office:value="139448" calcext:value-type="float">
            <text:p>139448</text:p>
          </table:table-cell>
          <table:table-cell/>
          <table:table-cell office:value-type="float" office:value="3483927" calcext:value-type="float">
            <text:p>3483927</text:p>
          </table:table-cell>
          <table:table-cell table:formula="of:=[.H27]-[.H26]" office:value-type="float" office:value="140108" calcext:value-type="float">
            <text:p>140108</text:p>
          </table:table-cell>
          <table:table-cell/>
          <table:table-cell office:value-type="float" office:value="3390468" calcext:value-type="float">
            <text:p>3390468</text:p>
          </table:table-cell>
          <table:table-cell table:formula="of:=[.K27]-[.K26]" office:value-type="float" office:value="134732" calcext:value-type="float">
            <text:p>134732</text:p>
          </table:table-cell>
          <table:table-cell/>
          <table:table-cell office:value-type="float" office:value="3484037" calcext:value-type="float">
            <text:p>3484037</text:p>
          </table:table-cell>
          <table:table-cell table:formula="of:=[.N27]-[.N26]" office:value-type="float" office:value="139659" calcext:value-type="float">
            <text:p>139659</text:p>
          </table:table-cell>
          <table:table-cell/>
          <table:table-cell table:formula="of:=AVERAGE([.C27];[.F27];[.I27];[.L27];[.O27])" office:value-type="float" office:value="138075.6" calcext:value-type="float">
            <text:p>138075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92303" calcext:value-type="float">
            <text:p>3492303</text:p>
          </table:table-cell>
          <table:table-cell table:formula="of:=[.B28]-[.B27]" office:value-type="float" office:value="137444" calcext:value-type="float">
            <text:p>137444</text:p>
          </table:table-cell>
          <table:table-cell/>
          <table:table-cell office:value-type="float" office:value="3658491" calcext:value-type="float">
            <text:p>3658491</text:p>
          </table:table-cell>
          <table:table-cell table:formula="of:=[.E28]-[.E27]" office:value-type="float" office:value="140542" calcext:value-type="float">
            <text:p>140542</text:p>
          </table:table-cell>
          <table:table-cell/>
          <table:table-cell office:value-type="float" office:value="3623721" calcext:value-type="float">
            <text:p>3623721</text:p>
          </table:table-cell>
          <table:table-cell table:formula="of:=[.H28]-[.H27]" office:value-type="float" office:value="139794" calcext:value-type="float">
            <text:p>139794</text:p>
          </table:table-cell>
          <table:table-cell/>
          <table:table-cell office:value-type="float" office:value="3526334" calcext:value-type="float">
            <text:p>3526334</text:p>
          </table:table-cell>
          <table:table-cell table:formula="of:=[.K28]-[.K27]" office:value-type="float" office:value="135866" calcext:value-type="float">
            <text:p>135866</text:p>
          </table:table-cell>
          <table:table-cell/>
          <table:table-cell office:value-type="float" office:value="3624516" calcext:value-type="float">
            <text:p>3624516</text:p>
          </table:table-cell>
          <table:table-cell table:formula="of:=[.N28]-[.N27]" office:value-type="float" office:value="140479" calcext:value-type="float">
            <text:p>140479</text:p>
          </table:table-cell>
          <table:table-cell/>
          <table:table-cell table:formula="of:=AVERAGE([.C28];[.F28];[.I28];[.L28];[.O28])" office:value-type="float" office:value="138825" calcext:value-type="float">
            <text:p>1388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28530" calcext:value-type="float">
            <text:p>3628530</text:p>
          </table:table-cell>
          <table:table-cell table:formula="of:=[.B29]-[.B28]" office:value-type="float" office:value="136227" calcext:value-type="float">
            <text:p>136227</text:p>
          </table:table-cell>
          <table:table-cell/>
          <table:table-cell office:value-type="float" office:value="3799104" calcext:value-type="float">
            <text:p>3799104</text:p>
          </table:table-cell>
          <table:table-cell table:formula="of:=[.E29]-[.E28]" office:value-type="float" office:value="140613" calcext:value-type="float">
            <text:p>140613</text:p>
          </table:table-cell>
          <table:table-cell/>
          <table:table-cell office:value-type="float" office:value="3763679" calcext:value-type="float">
            <text:p>3763679</text:p>
          </table:table-cell>
          <table:table-cell table:formula="of:=[.H29]-[.H28]" office:value-type="float" office:value="139958" calcext:value-type="float">
            <text:p>139958</text:p>
          </table:table-cell>
          <table:table-cell/>
          <table:table-cell office:value-type="float" office:value="3662590" calcext:value-type="float">
            <text:p>3662590</text:p>
          </table:table-cell>
          <table:table-cell table:formula="of:=[.K29]-[.K28]" office:value-type="float" office:value="136256" calcext:value-type="float">
            <text:p>136256</text:p>
          </table:table-cell>
          <table:table-cell/>
          <table:table-cell office:value-type="float" office:value="3763171" calcext:value-type="float">
            <text:p>3763171</text:p>
          </table:table-cell>
          <table:table-cell table:formula="of:=[.N29]-[.N28]" office:value-type="float" office:value="138655" calcext:value-type="float">
            <text:p>138655</text:p>
          </table:table-cell>
          <table:table-cell/>
          <table:table-cell table:formula="of:=AVERAGE([.C29];[.F29];[.I29];[.L29];[.O29])" office:value-type="float" office:value="138341.8" calcext:value-type="float">
            <text:p>138341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763897" calcext:value-type="float">
            <text:p>3763897</text:p>
          </table:table-cell>
          <table:table-cell table:formula="of:=[.B30]-[.B29]" office:value-type="float" office:value="135367" calcext:value-type="float">
            <text:p>135367</text:p>
          </table:table-cell>
          <table:table-cell/>
          <table:table-cell office:value-type="float" office:value="3938919" calcext:value-type="float">
            <text:p>3938919</text:p>
          </table:table-cell>
          <table:table-cell table:formula="of:=[.E30]-[.E29]" office:value-type="float" office:value="139815" calcext:value-type="float">
            <text:p>139815</text:p>
          </table:table-cell>
          <table:table-cell/>
          <table:table-cell office:value-type="float" office:value="3904452" calcext:value-type="float">
            <text:p>3904452</text:p>
          </table:table-cell>
          <table:table-cell table:formula="of:=[.H30]-[.H29]" office:value-type="float" office:value="140773" calcext:value-type="float">
            <text:p>140773</text:p>
          </table:table-cell>
          <table:table-cell/>
          <table:table-cell office:value-type="float" office:value="3799744" calcext:value-type="float">
            <text:p>3799744</text:p>
          </table:table-cell>
          <table:table-cell table:formula="of:=[.K30]-[.K29]" office:value-type="float" office:value="137154" calcext:value-type="float">
            <text:p>137154</text:p>
          </table:table-cell>
          <table:table-cell/>
          <table:table-cell office:value-type="float" office:value="3902898" calcext:value-type="float">
            <text:p>3902898</text:p>
          </table:table-cell>
          <table:table-cell table:formula="of:=[.N30]-[.N29]" office:value-type="float" office:value="139727" calcext:value-type="float">
            <text:p>139727</text:p>
          </table:table-cell>
          <table:table-cell/>
          <table:table-cell table:formula="of:=AVERAGE([.C30];[.F30];[.I30];[.L30];[.O30])" office:value-type="float" office:value="138567.2" calcext:value-type="float">
            <text:p>138567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00562" calcext:value-type="float">
            <text:p>3900562</text:p>
          </table:table-cell>
          <table:table-cell table:formula="of:=[.B31]-[.B30]" office:value-type="float" office:value="136665" calcext:value-type="float">
            <text:p>136665</text:p>
          </table:table-cell>
          <table:table-cell/>
          <table:table-cell office:value-type="float" office:value="4079386" calcext:value-type="float">
            <text:p>4079386</text:p>
          </table:table-cell>
          <table:table-cell table:formula="of:=[.E31]-[.E30]" office:value-type="float" office:value="140467" calcext:value-type="float">
            <text:p>140467</text:p>
          </table:table-cell>
          <table:table-cell/>
          <table:table-cell office:value-type="float" office:value="4044623" calcext:value-type="float">
            <text:p>4044623</text:p>
          </table:table-cell>
          <table:table-cell table:formula="of:=[.H31]-[.H30]" office:value-type="float" office:value="140171" calcext:value-type="float">
            <text:p>140171</text:p>
          </table:table-cell>
          <table:table-cell/>
          <table:table-cell office:value-type="float" office:value="3933766" calcext:value-type="float">
            <text:p>3933766</text:p>
          </table:table-cell>
          <table:table-cell table:formula="of:=[.K31]-[.K30]" office:value-type="float" office:value="134022" calcext:value-type="float">
            <text:p>134022</text:p>
          </table:table-cell>
          <table:table-cell/>
          <table:table-cell office:value-type="float" office:value="4043305" calcext:value-type="float">
            <text:p>4043305</text:p>
          </table:table-cell>
          <table:table-cell table:formula="of:=[.N31]-[.N30]" office:value-type="float" office:value="140407" calcext:value-type="float">
            <text:p>140407</text:p>
          </table:table-cell>
          <table:table-cell/>
          <table:table-cell table:formula="of:=AVERAGE([.C31];[.F31];[.I31];[.L31];[.O31])" office:value-type="float" office:value="138346.4" calcext:value-type="float">
            <text:p>13834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26177" calcext:value-type="float">
            <text:p>4026177</text:p>
          </table:table-cell>
          <table:table-cell table:formula="of:=[.B32]-[.B31]" office:value-type="float" office:value="125615" calcext:value-type="float">
            <text:p>125615</text:p>
          </table:table-cell>
          <table:table-cell/>
          <table:table-cell office:value-type="float" office:value="4203087" calcext:value-type="float">
            <text:p>4203087</text:p>
          </table:table-cell>
          <table:table-cell table:formula="of:=[.E32]-[.E31]" office:value-type="float" office:value="123701" calcext:value-type="float">
            <text:p>123701</text:p>
          </table:table-cell>
          <table:table-cell/>
          <table:table-cell office:value-type="float" office:value="4175159" calcext:value-type="float">
            <text:p>4175159</text:p>
          </table:table-cell>
          <table:table-cell table:formula="of:=[.H32]-[.H31]" office:value-type="float" office:value="130536" calcext:value-type="float">
            <text:p>130536</text:p>
          </table:table-cell>
          <table:table-cell/>
          <table:table-cell office:value-type="float" office:value="4057625" calcext:value-type="float">
            <text:p>4057625</text:p>
          </table:table-cell>
          <table:table-cell table:formula="of:=[.K32]-[.K31]" office:value-type="float" office:value="123859" calcext:value-type="float">
            <text:p>123859</text:p>
          </table:table-cell>
          <table:table-cell/>
          <table:table-cell office:value-type="float" office:value="4172615" calcext:value-type="float">
            <text:p>4172615</text:p>
          </table:table-cell>
          <table:table-cell table:formula="of:=[.N32]-[.N31]" office:value-type="float" office:value="129310" calcext:value-type="float">
            <text:p>129310</text:p>
          </table:table-cell>
          <table:table-cell/>
          <table:table-cell table:formula="of:=AVERAGE([.C32];[.F32];[.I32];[.L32];[.O32])" office:value-type="float" office:value="126604.2" calcext:value-type="float">
            <text:p>126604.2</text:p>
          </table:table-cell>
        </table:table-row>
      </table:table>
      <table:table table:name="Perfcake 2.2" table:style-name="ta1">
        <table:shapes>
          <draw:frame draw:z-index="0" draw:style-name="gr1" draw:text-style-name="P1" svg:width="9in" svg:height="4in" svg:x="2.6665in" svg:y="0in">
            <draw:object draw:notify-on-update-of-ranges="'Perfcake 2.2'.A1:'Perfcake 2.2'.A1 'Perfcake 2.2'.B1:'Perfcake 2.2'.B1 'Perfcake 2.2'.A2:'Perfcake 2.2'.A2 'Perfcake 2.2'.B2:'Perfcake 2.2'.B2 'Perfcake 2.2'.A3:'Perfcake 2.2'.A3 'Perfcake 2.2'.B3:'Perfcake 2.2'.B3 'Perfcake 2.2'.A4:'Perfcake 2.2'.A4 'Perfcake 2.2'.B4:'Perfcake 2.2'.B4 'Perfcake 2.2'.A5:'Perfcake 2.2'.A5 'Perfcake 2.2'.B5:'Perfcake 2.2'.B5 'Perfcake 2.2'.A6:'Perfcake 2.2'.A6 'Perfcake 2.2'.B6:'Perfcake 2.2'.B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44723" calcext:value-type="float">
            <text:p>3144723</text:p>
          </table:table-cell>
          <table:table-cell table:formula="of:=[.B1]/300" office:value-type="float" office:value="10482.41" calcext:value-type="float">
            <text:p>10482.41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52899" calcext:value-type="float">
            <text:p>3252899</text:p>
          </table:table-cell>
          <table:table-cell table:formula="of:=[.B2]/300" office:value-type="float" office:value="10842.9966666667" calcext:value-type="float">
            <text:p>10842.99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16230" calcext:value-type="float">
            <text:p>3116230</text:p>
          </table:table-cell>
          <table:table-cell table:formula="of:=[.B3]/300" office:value-type="float" office:value="10387.4333333333" calcext:value-type="float">
            <text:p>10387.43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66764" calcext:value-type="float">
            <text:p>3266764</text:p>
          </table:table-cell>
          <table:table-cell table:formula="of:=[.B4]/300" office:value-type="float" office:value="10889.2133333333" calcext:value-type="float">
            <text:p>10889.2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37289" calcext:value-type="float">
            <text:p>3237289</text:p>
          </table:table-cell>
          <table:table-cell table:formula="of:=[.B5]/300" office:value-type="float" office:value="10790.9633333333" calcext:value-type="float">
            <text:p>10790.9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03581" calcext:value-type="float">
            <text:p>3203581</text:p>
          </table:table-cell>
          <table:table-cell table:formula="of:=[.B6]/300" office:value-type="float" office:value="10678.6033333333" calcext:value-type="float">
            <text:p>10678.60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50534" calcext:value-type="float">
            <text:p>150534</text:p>
          </table:table-cell>
          <table:table-cell table:style-name="Default"/>
        </table:table-row>
      </table:table>
      <table:table table:name="Perfcake 2.2 distr" table:style-name="ta1">
        <table:shapes>
          <draw:frame draw:z-index="0" draw:style-name="gr1" draw:text-style-name="P1" svg:width="9in" svg:height="4in" svg:x="3.7358in" svg:y="2.9929in">
            <draw:object draw:notify-on-update-of-ranges="'Perfcake 2.2 distr'.A2:'Perfcake 2.2 distr'.A32 'Perfcake 2.2 distr'.Q2:'Perfcake 2.2 distr'.Q3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519" calcext:value-type="float">
            <text:p>106519</text:p>
          </table:table-cell>
          <table:table-cell table:formula="of:=[.B3]-[.B2]" office:value-type="float" office:value="106519" calcext:value-type="float">
            <text:p>106519</text:p>
          </table:table-cell>
          <table:table-cell/>
          <table:table-cell office:value-type="float" office:value="120032" calcext:value-type="float">
            <text:p>120032</text:p>
          </table:table-cell>
          <table:table-cell table:formula="of:=[.E3]-[.E2]" office:value-type="float" office:value="120032" calcext:value-type="float">
            <text:p>120032</text:p>
          </table:table-cell>
          <table:table-cell/>
          <table:table-cell office:value-type="float" office:value="112535" calcext:value-type="float">
            <text:p>112535</text:p>
          </table:table-cell>
          <table:table-cell table:formula="of:=[.H3]-[.H2]" office:value-type="float" office:value="112535" calcext:value-type="float">
            <text:p>112535</text:p>
          </table:table-cell>
          <table:table-cell/>
          <table:table-cell office:value-type="float" office:value="137621" calcext:value-type="float">
            <text:p>137621</text:p>
          </table:table-cell>
          <table:table-cell table:formula="of:=[.K3]-[.K2]" office:value-type="float" office:value="137621" calcext:value-type="float">
            <text:p>137621</text:p>
          </table:table-cell>
          <table:table-cell/>
          <table:table-cell office:value-type="float" office:value="118850" calcext:value-type="float">
            <text:p>118850</text:p>
          </table:table-cell>
          <table:table-cell table:formula="of:=[.N3]-[.N2]" office:value-type="float" office:value="118850" calcext:value-type="float">
            <text:p>118850</text:p>
          </table:table-cell>
          <table:table-cell/>
          <table:table-cell table:formula="of:=AVERAGE([.C3];[.F3];[.I3];[.L3];[.O3])" office:value-type="float" office:value="119111.4" calcext:value-type="float">
            <text:p>11911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729" calcext:value-type="float">
            <text:p>211729</text:p>
          </table:table-cell>
          <table:table-cell table:formula="of:=[.B4]-[.B3]" office:value-type="float" office:value="105210" calcext:value-type="float">
            <text:p>105210</text:p>
          </table:table-cell>
          <table:table-cell/>
          <table:table-cell office:value-type="float" office:value="228072" calcext:value-type="float">
            <text:p>228072</text:p>
          </table:table-cell>
          <table:table-cell table:formula="of:=[.E4]-[.E3]" office:value-type="float" office:value="108040" calcext:value-type="float">
            <text:p>108040</text:p>
          </table:table-cell>
          <table:table-cell/>
          <table:table-cell office:value-type="float" office:value="217797" calcext:value-type="float">
            <text:p>217797</text:p>
          </table:table-cell>
          <table:table-cell table:formula="of:=[.H4]-[.H3]" office:value-type="float" office:value="105262" calcext:value-type="float">
            <text:p>105262</text:p>
          </table:table-cell>
          <table:table-cell/>
          <table:table-cell office:value-type="float" office:value="246675" calcext:value-type="float">
            <text:p>246675</text:p>
          </table:table-cell>
          <table:table-cell table:formula="of:=[.K4]-[.K3]" office:value-type="float" office:value="109054" calcext:value-type="float">
            <text:p>109054</text:p>
          </table:table-cell>
          <table:table-cell/>
          <table:table-cell office:value-type="float" office:value="226984" calcext:value-type="float">
            <text:p>226984</text:p>
          </table:table-cell>
          <table:table-cell table:formula="of:=[.N4]-[.N3]" office:value-type="float" office:value="108134" calcext:value-type="float">
            <text:p>108134</text:p>
          </table:table-cell>
          <table:table-cell/>
          <table:table-cell table:formula="of:=AVERAGE([.C4];[.F4];[.I4];[.L4];[.O4])" office:value-type="float" office:value="107140" calcext:value-type="float">
            <text:p>107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7387" calcext:value-type="float">
            <text:p>317387</text:p>
          </table:table-cell>
          <table:table-cell table:formula="of:=[.B5]-[.B4]" office:value-type="float" office:value="105658" calcext:value-type="float">
            <text:p>105658</text:p>
          </table:table-cell>
          <table:table-cell/>
          <table:table-cell office:value-type="float" office:value="336810" calcext:value-type="float">
            <text:p>336810</text:p>
          </table:table-cell>
          <table:table-cell table:formula="of:=[.E5]-[.E4]" office:value-type="float" office:value="108738" calcext:value-type="float">
            <text:p>108738</text:p>
          </table:table-cell>
          <table:table-cell/>
          <table:table-cell office:value-type="float" office:value="322192" calcext:value-type="float">
            <text:p>322192</text:p>
          </table:table-cell>
          <table:table-cell table:formula="of:=[.H5]-[.H4]" office:value-type="float" office:value="104395" calcext:value-type="float">
            <text:p>104395</text:p>
          </table:table-cell>
          <table:table-cell/>
          <table:table-cell office:value-type="float" office:value="355455" calcext:value-type="float">
            <text:p>355455</text:p>
          </table:table-cell>
          <table:table-cell table:formula="of:=[.K5]-[.K4]" office:value-type="float" office:value="108780" calcext:value-type="float">
            <text:p>108780</text:p>
          </table:table-cell>
          <table:table-cell/>
          <table:table-cell office:value-type="float" office:value="334583" calcext:value-type="float">
            <text:p>334583</text:p>
          </table:table-cell>
          <table:table-cell table:formula="of:=[.N5]-[.N4]" office:value-type="float" office:value="107599" calcext:value-type="float">
            <text:p>107599</text:p>
          </table:table-cell>
          <table:table-cell/>
          <table:table-cell table:formula="of:=AVERAGE([.C5];[.F5];[.I5];[.L5];[.O5])" office:value-type="float" office:value="107034" calcext:value-type="float">
            <text:p>107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232" calcext:value-type="float">
            <text:p>422232</text:p>
          </table:table-cell>
          <table:table-cell table:formula="of:=[.B6]-[.B5]" office:value-type="float" office:value="104845" calcext:value-type="float">
            <text:p>104845</text:p>
          </table:table-cell>
          <table:table-cell/>
          <table:table-cell office:value-type="float" office:value="444657" calcext:value-type="float">
            <text:p>444657</text:p>
          </table:table-cell>
          <table:table-cell table:formula="of:=[.E6]-[.E5]" office:value-type="float" office:value="107847" calcext:value-type="float">
            <text:p>107847</text:p>
          </table:table-cell>
          <table:table-cell/>
          <table:table-cell office:value-type="float" office:value="425541" calcext:value-type="float">
            <text:p>425541</text:p>
          </table:table-cell>
          <table:table-cell table:formula="of:=[.H6]-[.H5]" office:value-type="float" office:value="103349" calcext:value-type="float">
            <text:p>103349</text:p>
          </table:table-cell>
          <table:table-cell/>
          <table:table-cell office:value-type="float" office:value="464253" calcext:value-type="float">
            <text:p>464253</text:p>
          </table:table-cell>
          <table:table-cell table:formula="of:=[.K6]-[.K5]" office:value-type="float" office:value="108798" calcext:value-type="float">
            <text:p>108798</text:p>
          </table:table-cell>
          <table:table-cell/>
          <table:table-cell office:value-type="float" office:value="442635" calcext:value-type="float">
            <text:p>442635</text:p>
          </table:table-cell>
          <table:table-cell table:formula="of:=[.N6]-[.N5]" office:value-type="float" office:value="108052" calcext:value-type="float">
            <text:p>108052</text:p>
          </table:table-cell>
          <table:table-cell/>
          <table:table-cell table:formula="of:=AVERAGE([.C6];[.F6];[.I6];[.L6];[.O6])" office:value-type="float" office:value="106578.2" calcext:value-type="float">
            <text:p>106578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077" calcext:value-type="float">
            <text:p>527077</text:p>
          </table:table-cell>
          <table:table-cell table:formula="of:=[.B7]-[.B6]" office:value-type="float" office:value="104845" calcext:value-type="float">
            <text:p>104845</text:p>
          </table:table-cell>
          <table:table-cell/>
          <table:table-cell office:value-type="float" office:value="552645" calcext:value-type="float">
            <text:p>552645</text:p>
          </table:table-cell>
          <table:table-cell table:formula="of:=[.E7]-[.E6]" office:value-type="float" office:value="107988" calcext:value-type="float">
            <text:p>107988</text:p>
          </table:table-cell>
          <table:table-cell/>
          <table:table-cell office:value-type="float" office:value="529498" calcext:value-type="float">
            <text:p>529498</text:p>
          </table:table-cell>
          <table:table-cell table:formula="of:=[.H7]-[.H6]" office:value-type="float" office:value="103957" calcext:value-type="float">
            <text:p>103957</text:p>
          </table:table-cell>
          <table:table-cell/>
          <table:table-cell office:value-type="float" office:value="573570" calcext:value-type="float">
            <text:p>573570</text:p>
          </table:table-cell>
          <table:table-cell table:formula="of:=[.K7]-[.K6]" office:value-type="float" office:value="109317" calcext:value-type="float">
            <text:p>109317</text:p>
          </table:table-cell>
          <table:table-cell/>
          <table:table-cell office:value-type="float" office:value="551107" calcext:value-type="float">
            <text:p>551107</text:p>
          </table:table-cell>
          <table:table-cell table:formula="of:=[.N7]-[.N6]" office:value-type="float" office:value="108472" calcext:value-type="float">
            <text:p>108472</text:p>
          </table:table-cell>
          <table:table-cell/>
          <table:table-cell table:formula="of:=AVERAGE([.C7];[.F7];[.I7];[.L7];[.O7])" office:value-type="float" office:value="106915.8" calcext:value-type="float">
            <text:p>106915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2139" calcext:value-type="float">
            <text:p>632139</text:p>
          </table:table-cell>
          <table:table-cell table:formula="of:=[.B8]-[.B7]" office:value-type="float" office:value="105062" calcext:value-type="float">
            <text:p>105062</text:p>
          </table:table-cell>
          <table:table-cell/>
          <table:table-cell office:value-type="float" office:value="661532" calcext:value-type="float">
            <text:p>661532</text:p>
          </table:table-cell>
          <table:table-cell table:formula="of:=[.E8]-[.E7]" office:value-type="float" office:value="108887" calcext:value-type="float">
            <text:p>108887</text:p>
          </table:table-cell>
          <table:table-cell/>
          <table:table-cell office:value-type="float" office:value="633773" calcext:value-type="float">
            <text:p>633773</text:p>
          </table:table-cell>
          <table:table-cell table:formula="of:=[.H8]-[.H7]" office:value-type="float" office:value="104275" calcext:value-type="float">
            <text:p>104275</text:p>
          </table:table-cell>
          <table:table-cell/>
          <table:table-cell office:value-type="float" office:value="681667" calcext:value-type="float">
            <text:p>681667</text:p>
          </table:table-cell>
          <table:table-cell table:formula="of:=[.K8]-[.K7]" office:value-type="float" office:value="108097" calcext:value-type="float">
            <text:p>108097</text:p>
          </table:table-cell>
          <table:table-cell/>
          <table:table-cell office:value-type="float" office:value="659625" calcext:value-type="float">
            <text:p>659625</text:p>
          </table:table-cell>
          <table:table-cell table:formula="of:=[.N8]-[.N7]" office:value-type="float" office:value="108518" calcext:value-type="float">
            <text:p>108518</text:p>
          </table:table-cell>
          <table:table-cell/>
          <table:table-cell table:formula="of:=AVERAGE([.C8];[.F8];[.I8];[.L8];[.O8])" office:value-type="float" office:value="106967.8" calcext:value-type="float">
            <text:p>106967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7352" calcext:value-type="float">
            <text:p>737352</text:p>
          </table:table-cell>
          <table:table-cell table:formula="of:=[.B9]-[.B8]" office:value-type="float" office:value="105213" calcext:value-type="float">
            <text:p>105213</text:p>
          </table:table-cell>
          <table:table-cell/>
          <table:table-cell office:value-type="float" office:value="770769" calcext:value-type="float">
            <text:p>770769</text:p>
          </table:table-cell>
          <table:table-cell table:formula="of:=[.E9]-[.E8]" office:value-type="float" office:value="109237" calcext:value-type="float">
            <text:p>109237</text:p>
          </table:table-cell>
          <table:table-cell/>
          <table:table-cell office:value-type="float" office:value="737638" calcext:value-type="float">
            <text:p>737638</text:p>
          </table:table-cell>
          <table:table-cell table:formula="of:=[.H9]-[.H8]" office:value-type="float" office:value="103865" calcext:value-type="float">
            <text:p>103865</text:p>
          </table:table-cell>
          <table:table-cell/>
          <table:table-cell office:value-type="float" office:value="790201" calcext:value-type="float">
            <text:p>790201</text:p>
          </table:table-cell>
          <table:table-cell table:formula="of:=[.K9]-[.K8]" office:value-type="float" office:value="108534" calcext:value-type="float">
            <text:p>108534</text:p>
          </table:table-cell>
          <table:table-cell/>
          <table:table-cell office:value-type="float" office:value="767707" calcext:value-type="float">
            <text:p>767707</text:p>
          </table:table-cell>
          <table:table-cell table:formula="of:=[.N9]-[.N8]" office:value-type="float" office:value="108082" calcext:value-type="float">
            <text:p>108082</text:p>
          </table:table-cell>
          <table:table-cell/>
          <table:table-cell table:formula="of:=AVERAGE([.C9];[.F9];[.I9];[.L9];[.O9])" office:value-type="float" office:value="106986.2" calcext:value-type="float">
            <text:p>10698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1769" calcext:value-type="float">
            <text:p>841769</text:p>
          </table:table-cell>
          <table:table-cell table:formula="of:=[.B10]-[.B9]" office:value-type="float" office:value="104417" calcext:value-type="float">
            <text:p>104417</text:p>
          </table:table-cell>
          <table:table-cell/>
          <table:table-cell office:value-type="float" office:value="878670" calcext:value-type="float">
            <text:p>878670</text:p>
          </table:table-cell>
          <table:table-cell table:formula="of:=[.E10]-[.E9]" office:value-type="float" office:value="107901" calcext:value-type="float">
            <text:p>107901</text:p>
          </table:table-cell>
          <table:table-cell/>
          <table:table-cell office:value-type="float" office:value="842094" calcext:value-type="float">
            <text:p>842094</text:p>
          </table:table-cell>
          <table:table-cell table:formula="of:=[.H10]-[.H9]" office:value-type="float" office:value="104456" calcext:value-type="float">
            <text:p>104456</text:p>
          </table:table-cell>
          <table:table-cell/>
          <table:table-cell office:value-type="float" office:value="898334" calcext:value-type="float">
            <text:p>898334</text:p>
          </table:table-cell>
          <table:table-cell table:formula="of:=[.K10]-[.K9]" office:value-type="float" office:value="108133" calcext:value-type="float">
            <text:p>108133</text:p>
          </table:table-cell>
          <table:table-cell/>
          <table:table-cell office:value-type="float" office:value="875951" calcext:value-type="float">
            <text:p>875951</text:p>
          </table:table-cell>
          <table:table-cell table:formula="of:=[.N10]-[.N9]" office:value-type="float" office:value="108244" calcext:value-type="float">
            <text:p>108244</text:p>
          </table:table-cell>
          <table:table-cell/>
          <table:table-cell table:formula="of:=AVERAGE([.C10];[.F10];[.I10];[.L10];[.O10])" office:value-type="float" office:value="106630.2" calcext:value-type="float">
            <text:p>106630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7185" calcext:value-type="float">
            <text:p>947185</text:p>
          </table:table-cell>
          <table:table-cell table:formula="of:=[.B11]-[.B10]" office:value-type="float" office:value="105416" calcext:value-type="float">
            <text:p>105416</text:p>
          </table:table-cell>
          <table:table-cell/>
          <table:table-cell office:value-type="float" office:value="987322" calcext:value-type="float">
            <text:p>987322</text:p>
          </table:table-cell>
          <table:table-cell table:formula="of:=[.E11]-[.E10]" office:value-type="float" office:value="108652" calcext:value-type="float">
            <text:p>108652</text:p>
          </table:table-cell>
          <table:table-cell/>
          <table:table-cell office:value-type="float" office:value="946687" calcext:value-type="float">
            <text:p>946687</text:p>
          </table:table-cell>
          <table:table-cell table:formula="of:=[.H11]-[.H10]" office:value-type="float" office:value="104593" calcext:value-type="float">
            <text:p>104593</text:p>
          </table:table-cell>
          <table:table-cell/>
          <table:table-cell office:value-type="float" office:value="1005742" calcext:value-type="float">
            <text:p>1005742</text:p>
          </table:table-cell>
          <table:table-cell table:formula="of:=[.K11]-[.K10]" office:value-type="float" office:value="107408" calcext:value-type="float">
            <text:p>107408</text:p>
          </table:table-cell>
          <table:table-cell/>
          <table:table-cell office:value-type="float" office:value="983644" calcext:value-type="float">
            <text:p>983644</text:p>
          </table:table-cell>
          <table:table-cell table:formula="of:=[.N11]-[.N10]" office:value-type="float" office:value="107693" calcext:value-type="float">
            <text:p>107693</text:p>
          </table:table-cell>
          <table:table-cell/>
          <table:table-cell table:formula="of:=AVERAGE([.C11];[.F11];[.I11];[.L11];[.O11])" office:value-type="float" office:value="106752.4" calcext:value-type="float">
            <text:p>106752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2006" calcext:value-type="float">
            <text:p>1052006</text:p>
          </table:table-cell>
          <table:table-cell table:formula="of:=[.B12]-[.B11]" office:value-type="float" office:value="104821" calcext:value-type="float">
            <text:p>104821</text:p>
          </table:table-cell>
          <table:table-cell/>
          <table:table-cell office:value-type="float" office:value="1095169" calcext:value-type="float">
            <text:p>1095169</text:p>
          </table:table-cell>
          <table:table-cell table:formula="of:=[.E12]-[.E11]" office:value-type="float" office:value="107847" calcext:value-type="float">
            <text:p>107847</text:p>
          </table:table-cell>
          <table:table-cell/>
          <table:table-cell office:value-type="float" office:value="1051025" calcext:value-type="float">
            <text:p>1051025</text:p>
          </table:table-cell>
          <table:table-cell table:formula="of:=[.H12]-[.H11]" office:value-type="float" office:value="104338" calcext:value-type="float">
            <text:p>104338</text:p>
          </table:table-cell>
          <table:table-cell/>
          <table:table-cell office:value-type="float" office:value="1113915" calcext:value-type="float">
            <text:p>1113915</text:p>
          </table:table-cell>
          <table:table-cell table:formula="of:=[.K12]-[.K11]" office:value-type="float" office:value="108173" calcext:value-type="float">
            <text:p>108173</text:p>
          </table:table-cell>
          <table:table-cell/>
          <table:table-cell office:value-type="float" office:value="1091840" calcext:value-type="float">
            <text:p>1091840</text:p>
          </table:table-cell>
          <table:table-cell table:formula="of:=[.N12]-[.N11]" office:value-type="float" office:value="108196" calcext:value-type="float">
            <text:p>108196</text:p>
          </table:table-cell>
          <table:table-cell/>
          <table:table-cell table:formula="of:=AVERAGE([.C12];[.F12];[.I12];[.L12];[.O12])" office:value-type="float" office:value="106675" calcext:value-type="float">
            <text:p>1066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56620" calcext:value-type="float">
            <text:p>1156620</text:p>
          </table:table-cell>
          <table:table-cell table:formula="of:=[.B13]-[.B12]" office:value-type="float" office:value="104614" calcext:value-type="float">
            <text:p>104614</text:p>
          </table:table-cell>
          <table:table-cell/>
          <table:table-cell office:value-type="float" office:value="1203513" calcext:value-type="float">
            <text:p>1203513</text:p>
          </table:table-cell>
          <table:table-cell table:formula="of:=[.E13]-[.E12]" office:value-type="float" office:value="108344" calcext:value-type="float">
            <text:p>108344</text:p>
          </table:table-cell>
          <table:table-cell/>
          <table:table-cell office:value-type="float" office:value="1155872" calcext:value-type="float">
            <text:p>1155872</text:p>
          </table:table-cell>
          <table:table-cell table:formula="of:=[.H13]-[.H12]" office:value-type="float" office:value="104847" calcext:value-type="float">
            <text:p>104847</text:p>
          </table:table-cell>
          <table:table-cell/>
          <table:table-cell office:value-type="float" office:value="1222519" calcext:value-type="float">
            <text:p>1222519</text:p>
          </table:table-cell>
          <table:table-cell table:formula="of:=[.K13]-[.K12]" office:value-type="float" office:value="108604" calcext:value-type="float">
            <text:p>108604</text:p>
          </table:table-cell>
          <table:table-cell/>
          <table:table-cell office:value-type="float" office:value="1200006" calcext:value-type="float">
            <text:p>1200006</text:p>
          </table:table-cell>
          <table:table-cell table:formula="of:=[.N13]-[.N12]" office:value-type="float" office:value="108166" calcext:value-type="float">
            <text:p>108166</text:p>
          </table:table-cell>
          <table:table-cell/>
          <table:table-cell table:formula="of:=AVERAGE([.C13];[.F13];[.I13];[.L13];[.O13])" office:value-type="float" office:value="106915" calcext:value-type="float">
            <text:p>1069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1474" calcext:value-type="float">
            <text:p>1261474</text:p>
          </table:table-cell>
          <table:table-cell table:formula="of:=[.B14]-[.B13]" office:value-type="float" office:value="104854" calcext:value-type="float">
            <text:p>104854</text:p>
          </table:table-cell>
          <table:table-cell/>
          <table:table-cell office:value-type="float" office:value="1311688" calcext:value-type="float">
            <text:p>1311688</text:p>
          </table:table-cell>
          <table:table-cell table:formula="of:=[.E14]-[.E13]" office:value-type="float" office:value="108175" calcext:value-type="float">
            <text:p>108175</text:p>
          </table:table-cell>
          <table:table-cell/>
          <table:table-cell office:value-type="float" office:value="1260418" calcext:value-type="float">
            <text:p>1260418</text:p>
          </table:table-cell>
          <table:table-cell table:formula="of:=[.H14]-[.H13]" office:value-type="float" office:value="104546" calcext:value-type="float">
            <text:p>104546</text:p>
          </table:table-cell>
          <table:table-cell/>
          <table:table-cell office:value-type="float" office:value="1331120" calcext:value-type="float">
            <text:p>1331120</text:p>
          </table:table-cell>
          <table:table-cell table:formula="of:=[.K14]-[.K13]" office:value-type="float" office:value="108601" calcext:value-type="float">
            <text:p>108601</text:p>
          </table:table-cell>
          <table:table-cell/>
          <table:table-cell office:value-type="float" office:value="1307956" calcext:value-type="float">
            <text:p>1307956</text:p>
          </table:table-cell>
          <table:table-cell table:formula="of:=[.N14]-[.N13]" office:value-type="float" office:value="107950" calcext:value-type="float">
            <text:p>107950</text:p>
          </table:table-cell>
          <table:table-cell/>
          <table:table-cell table:formula="of:=AVERAGE([.C14];[.F14];[.I14];[.L14];[.O14])" office:value-type="float" office:value="106825.2" calcext:value-type="float">
            <text:p>106825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6171" calcext:value-type="float">
            <text:p>1366171</text:p>
          </table:table-cell>
          <table:table-cell table:formula="of:=[.B15]-[.B14]" office:value-type="float" office:value="104697" calcext:value-type="float">
            <text:p>104697</text:p>
          </table:table-cell>
          <table:table-cell/>
          <table:table-cell office:value-type="float" office:value="1419479" calcext:value-type="float">
            <text:p>1419479</text:p>
          </table:table-cell>
          <table:table-cell table:formula="of:=[.E15]-[.E14]" office:value-type="float" office:value="107791" calcext:value-type="float">
            <text:p>107791</text:p>
          </table:table-cell>
          <table:table-cell/>
          <table:table-cell office:value-type="float" office:value="1363584" calcext:value-type="float">
            <text:p>1363584</text:p>
          </table:table-cell>
          <table:table-cell table:formula="of:=[.H15]-[.H14]" office:value-type="float" office:value="103166" calcext:value-type="float">
            <text:p>103166</text:p>
          </table:table-cell>
          <table:table-cell/>
          <table:table-cell office:value-type="float" office:value="1440327" calcext:value-type="float">
            <text:p>1440327</text:p>
          </table:table-cell>
          <table:table-cell table:formula="of:=[.K15]-[.K14]" office:value-type="float" office:value="109207" calcext:value-type="float">
            <text:p>109207</text:p>
          </table:table-cell>
          <table:table-cell/>
          <table:table-cell office:value-type="float" office:value="1415107" calcext:value-type="float">
            <text:p>1415107</text:p>
          </table:table-cell>
          <table:table-cell table:formula="of:=[.N15]-[.N14]" office:value-type="float" office:value="107151" calcext:value-type="float">
            <text:p>107151</text:p>
          </table:table-cell>
          <table:table-cell/>
          <table:table-cell table:formula="of:=AVERAGE([.C15];[.F15];[.I15];[.L15];[.O15])" office:value-type="float" office:value="106402.4" calcext:value-type="float">
            <text:p>106402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1075" calcext:value-type="float">
            <text:p>1471075</text:p>
          </table:table-cell>
          <table:table-cell table:formula="of:=[.B16]-[.B15]" office:value-type="float" office:value="104904" calcext:value-type="float">
            <text:p>104904</text:p>
          </table:table-cell>
          <table:table-cell/>
          <table:table-cell office:value-type="float" office:value="1527978" calcext:value-type="float">
            <text:p>1527978</text:p>
          </table:table-cell>
          <table:table-cell table:formula="of:=[.E16]-[.E15]" office:value-type="float" office:value="108499" calcext:value-type="float">
            <text:p>108499</text:p>
          </table:table-cell>
          <table:table-cell/>
          <table:table-cell office:value-type="float" office:value="1467453" calcext:value-type="float">
            <text:p>1467453</text:p>
          </table:table-cell>
          <table:table-cell table:formula="of:=[.H16]-[.H15]" office:value-type="float" office:value="103869" calcext:value-type="float">
            <text:p>103869</text:p>
          </table:table-cell>
          <table:table-cell/>
          <table:table-cell office:value-type="float" office:value="1548493" calcext:value-type="float">
            <text:p>1548493</text:p>
          </table:table-cell>
          <table:table-cell table:formula="of:=[.K16]-[.K15]" office:value-type="float" office:value="108166" calcext:value-type="float">
            <text:p>108166</text:p>
          </table:table-cell>
          <table:table-cell/>
          <table:table-cell office:value-type="float" office:value="1522501" calcext:value-type="float">
            <text:p>1522501</text:p>
          </table:table-cell>
          <table:table-cell table:formula="of:=[.N16]-[.N15]" office:value-type="float" office:value="107394" calcext:value-type="float">
            <text:p>107394</text:p>
          </table:table-cell>
          <table:table-cell/>
          <table:table-cell table:formula="of:=AVERAGE([.C16];[.F16];[.I16];[.L16];[.O16])" office:value-type="float" office:value="106566.4" calcext:value-type="float">
            <text:p>106566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6591" calcext:value-type="float">
            <text:p>1576591</text:p>
          </table:table-cell>
          <table:table-cell table:formula="of:=[.B17]-[.B16]" office:value-type="float" office:value="105516" calcext:value-type="float">
            <text:p>105516</text:p>
          </table:table-cell>
          <table:table-cell/>
          <table:table-cell office:value-type="float" office:value="1636242" calcext:value-type="float">
            <text:p>1636242</text:p>
          </table:table-cell>
          <table:table-cell table:formula="of:=[.E17]-[.E16]" office:value-type="float" office:value="108264" calcext:value-type="float">
            <text:p>108264</text:p>
          </table:table-cell>
          <table:table-cell/>
          <table:table-cell office:value-type="float" office:value="1571667" calcext:value-type="float">
            <text:p>1571667</text:p>
          </table:table-cell>
          <table:table-cell table:formula="of:=[.H17]-[.H16]" office:value-type="float" office:value="104214" calcext:value-type="float">
            <text:p>104214</text:p>
          </table:table-cell>
          <table:table-cell/>
          <table:table-cell office:value-type="float" office:value="1656512" calcext:value-type="float">
            <text:p>1656512</text:p>
          </table:table-cell>
          <table:table-cell table:formula="of:=[.K17]-[.K16]" office:value-type="float" office:value="108019" calcext:value-type="float">
            <text:p>108019</text:p>
          </table:table-cell>
          <table:table-cell/>
          <table:table-cell office:value-type="float" office:value="1629103" calcext:value-type="float">
            <text:p>1629103</text:p>
          </table:table-cell>
          <table:table-cell table:formula="of:=[.N17]-[.N16]" office:value-type="float" office:value="106602" calcext:value-type="float">
            <text:p>106602</text:p>
          </table:table-cell>
          <table:table-cell/>
          <table:table-cell table:formula="of:=AVERAGE([.C17];[.F17];[.I17];[.L17];[.O17])" office:value-type="float" office:value="106523" calcext:value-type="float">
            <text:p>1065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80961" calcext:value-type="float">
            <text:p>1680961</text:p>
          </table:table-cell>
          <table:table-cell table:formula="of:=[.B18]-[.B17]" office:value-type="float" office:value="104370" calcext:value-type="float">
            <text:p>104370</text:p>
          </table:table-cell>
          <table:table-cell/>
          <table:table-cell office:value-type="float" office:value="1744578" calcext:value-type="float">
            <text:p>1744578</text:p>
          </table:table-cell>
          <table:table-cell table:formula="of:=[.E18]-[.E17]" office:value-type="float" office:value="108336" calcext:value-type="float">
            <text:p>108336</text:p>
          </table:table-cell>
          <table:table-cell/>
          <table:table-cell office:value-type="float" office:value="1674742" calcext:value-type="float">
            <text:p>1674742</text:p>
          </table:table-cell>
          <table:table-cell table:formula="of:=[.H18]-[.H17]" office:value-type="float" office:value="103075" calcext:value-type="float">
            <text:p>103075</text:p>
          </table:table-cell>
          <table:table-cell/>
          <table:table-cell office:value-type="float" office:value="1764014" calcext:value-type="float">
            <text:p>1764014</text:p>
          </table:table-cell>
          <table:table-cell table:formula="of:=[.K18]-[.K17]" office:value-type="float" office:value="107502" calcext:value-type="float">
            <text:p>107502</text:p>
          </table:table-cell>
          <table:table-cell/>
          <table:table-cell office:value-type="float" office:value="1736388" calcext:value-type="float">
            <text:p>1736388</text:p>
          </table:table-cell>
          <table:table-cell table:formula="of:=[.N18]-[.N17]" office:value-type="float" office:value="107285" calcext:value-type="float">
            <text:p>107285</text:p>
          </table:table-cell>
          <table:table-cell/>
          <table:table-cell table:formula="of:=AVERAGE([.C18];[.F18];[.I18];[.L18];[.O18])" office:value-type="float" office:value="106113.6" calcext:value-type="float">
            <text:p>106113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86305" calcext:value-type="float">
            <text:p>1786305</text:p>
          </table:table-cell>
          <table:table-cell table:formula="of:=[.B19]-[.B18]" office:value-type="float" office:value="105344" calcext:value-type="float">
            <text:p>105344</text:p>
          </table:table-cell>
          <table:table-cell/>
          <table:table-cell office:value-type="float" office:value="1853957" calcext:value-type="float">
            <text:p>1853957</text:p>
          </table:table-cell>
          <table:table-cell table:formula="of:=[.E19]-[.E18]" office:value-type="float" office:value="109379" calcext:value-type="float">
            <text:p>109379</text:p>
          </table:table-cell>
          <table:table-cell/>
          <table:table-cell office:value-type="float" office:value="1778958" calcext:value-type="float">
            <text:p>1778958</text:p>
          </table:table-cell>
          <table:table-cell table:formula="of:=[.H19]-[.H18]" office:value-type="float" office:value="104216" calcext:value-type="float">
            <text:p>104216</text:p>
          </table:table-cell>
          <table:table-cell/>
          <table:table-cell office:value-type="float" office:value="1872660" calcext:value-type="float">
            <text:p>1872660</text:p>
          </table:table-cell>
          <table:table-cell table:formula="of:=[.K19]-[.K18]" office:value-type="float" office:value="108646" calcext:value-type="float">
            <text:p>108646</text:p>
          </table:table-cell>
          <table:table-cell/>
          <table:table-cell office:value-type="float" office:value="1844599" calcext:value-type="float">
            <text:p>1844599</text:p>
          </table:table-cell>
          <table:table-cell table:formula="of:=[.N19]-[.N18]" office:value-type="float" office:value="108211" calcext:value-type="float">
            <text:p>108211</text:p>
          </table:table-cell>
          <table:table-cell/>
          <table:table-cell table:formula="of:=AVERAGE([.C19];[.F19];[.I19];[.L19];[.O19])" office:value-type="float" office:value="107159.2" calcext:value-type="float">
            <text:p>107159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1466" calcext:value-type="float">
            <text:p>1891466</text:p>
          </table:table-cell>
          <table:table-cell table:formula="of:=[.B20]-[.B19]" office:value-type="float" office:value="105161" calcext:value-type="float">
            <text:p>105161</text:p>
          </table:table-cell>
          <table:table-cell/>
          <table:table-cell office:value-type="float" office:value="1961631" calcext:value-type="float">
            <text:p>1961631</text:p>
          </table:table-cell>
          <table:table-cell table:formula="of:=[.E20]-[.E19]" office:value-type="float" office:value="107674" calcext:value-type="float">
            <text:p>107674</text:p>
          </table:table-cell>
          <table:table-cell/>
          <table:table-cell office:value-type="float" office:value="1882264" calcext:value-type="float">
            <text:p>1882264</text:p>
          </table:table-cell>
          <table:table-cell table:formula="of:=[.H20]-[.H19]" office:value-type="float" office:value="103306" calcext:value-type="float">
            <text:p>103306</text:p>
          </table:table-cell>
          <table:table-cell/>
          <table:table-cell office:value-type="float" office:value="1981230" calcext:value-type="float">
            <text:p>1981230</text:p>
          </table:table-cell>
          <table:table-cell table:formula="of:=[.K20]-[.K19]" office:value-type="float" office:value="108570" calcext:value-type="float">
            <text:p>108570</text:p>
          </table:table-cell>
          <table:table-cell/>
          <table:table-cell office:value-type="float" office:value="1953551" calcext:value-type="float">
            <text:p>1953551</text:p>
          </table:table-cell>
          <table:table-cell table:formula="of:=[.N20]-[.N19]" office:value-type="float" office:value="108952" calcext:value-type="float">
            <text:p>108952</text:p>
          </table:table-cell>
          <table:table-cell/>
          <table:table-cell table:formula="of:=AVERAGE([.C20];[.F20];[.I20];[.L20];[.O20])" office:value-type="float" office:value="106732.6" calcext:value-type="float">
            <text:p>106732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6670" calcext:value-type="float">
            <text:p>1996670</text:p>
          </table:table-cell>
          <table:table-cell table:formula="of:=[.B21]-[.B20]" office:value-type="float" office:value="105204" calcext:value-type="float">
            <text:p>105204</text:p>
          </table:table-cell>
          <table:table-cell/>
          <table:table-cell office:value-type="float" office:value="2070154" calcext:value-type="float">
            <text:p>2070154</text:p>
          </table:table-cell>
          <table:table-cell table:formula="of:=[.E21]-[.E20]" office:value-type="float" office:value="108523" calcext:value-type="float">
            <text:p>108523</text:p>
          </table:table-cell>
          <table:table-cell/>
          <table:table-cell office:value-type="float" office:value="1986220" calcext:value-type="float">
            <text:p>1986220</text:p>
          </table:table-cell>
          <table:table-cell table:formula="of:=[.H21]-[.H20]" office:value-type="float" office:value="103956" calcext:value-type="float">
            <text:p>103956</text:p>
          </table:table-cell>
          <table:table-cell/>
          <table:table-cell office:value-type="float" office:value="2089952" calcext:value-type="float">
            <text:p>2089952</text:p>
          </table:table-cell>
          <table:table-cell table:formula="of:=[.K21]-[.K20]" office:value-type="float" office:value="108722" calcext:value-type="float">
            <text:p>108722</text:p>
          </table:table-cell>
          <table:table-cell/>
          <table:table-cell office:value-type="float" office:value="2061298" calcext:value-type="float">
            <text:p>2061298</text:p>
          </table:table-cell>
          <table:table-cell table:formula="of:=[.N21]-[.N20]" office:value-type="float" office:value="107747" calcext:value-type="float">
            <text:p>107747</text:p>
          </table:table-cell>
          <table:table-cell/>
          <table:table-cell table:formula="of:=AVERAGE([.C21];[.F21];[.I21];[.L21];[.O21])" office:value-type="float" office:value="106830.4" calcext:value-type="float">
            <text:p>10683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01136" calcext:value-type="float">
            <text:p>2101136</text:p>
          </table:table-cell>
          <table:table-cell table:formula="of:=[.B22]-[.B21]" office:value-type="float" office:value="104466" calcext:value-type="float">
            <text:p>104466</text:p>
          </table:table-cell>
          <table:table-cell/>
          <table:table-cell office:value-type="float" office:value="2178445" calcext:value-type="float">
            <text:p>2178445</text:p>
          </table:table-cell>
          <table:table-cell table:formula="of:=[.E22]-[.E21]" office:value-type="float" office:value="108291" calcext:value-type="float">
            <text:p>108291</text:p>
          </table:table-cell>
          <table:table-cell/>
          <table:table-cell office:value-type="float" office:value="2089431" calcext:value-type="float">
            <text:p>2089431</text:p>
          </table:table-cell>
          <table:table-cell table:formula="of:=[.H22]-[.H21]" office:value-type="float" office:value="103211" calcext:value-type="float">
            <text:p>103211</text:p>
          </table:table-cell>
          <table:table-cell/>
          <table:table-cell office:value-type="float" office:value="2198359" calcext:value-type="float">
            <text:p>2198359</text:p>
          </table:table-cell>
          <table:table-cell table:formula="of:=[.K22]-[.K21]" office:value-type="float" office:value="108407" calcext:value-type="float">
            <text:p>108407</text:p>
          </table:table-cell>
          <table:table-cell/>
          <table:table-cell office:value-type="float" office:value="2169386" calcext:value-type="float">
            <text:p>2169386</text:p>
          </table:table-cell>
          <table:table-cell table:formula="of:=[.N22]-[.N21]" office:value-type="float" office:value="108088" calcext:value-type="float">
            <text:p>108088</text:p>
          </table:table-cell>
          <table:table-cell/>
          <table:table-cell table:formula="of:=AVERAGE([.C22];[.F22];[.I22];[.L22];[.O22])" office:value-type="float" office:value="106492.6" calcext:value-type="float">
            <text:p>10649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5613" calcext:value-type="float">
            <text:p>2205613</text:p>
          </table:table-cell>
          <table:table-cell table:formula="of:=[.B23]-[.B22]" office:value-type="float" office:value="104477" calcext:value-type="float">
            <text:p>104477</text:p>
          </table:table-cell>
          <table:table-cell/>
          <table:table-cell office:value-type="float" office:value="2286985" calcext:value-type="float">
            <text:p>2286985</text:p>
          </table:table-cell>
          <table:table-cell table:formula="of:=[.E23]-[.E22]" office:value-type="float" office:value="108540" calcext:value-type="float">
            <text:p>108540</text:p>
          </table:table-cell>
          <table:table-cell/>
          <table:table-cell office:value-type="float" office:value="2193465" calcext:value-type="float">
            <text:p>2193465</text:p>
          </table:table-cell>
          <table:table-cell table:formula="of:=[.H23]-[.H22]" office:value-type="float" office:value="104034" calcext:value-type="float">
            <text:p>104034</text:p>
          </table:table-cell>
          <table:table-cell/>
          <table:table-cell office:value-type="float" office:value="2306686" calcext:value-type="float">
            <text:p>2306686</text:p>
          </table:table-cell>
          <table:table-cell table:formula="of:=[.K23]-[.K22]" office:value-type="float" office:value="108327" calcext:value-type="float">
            <text:p>108327</text:p>
          </table:table-cell>
          <table:table-cell/>
          <table:table-cell office:value-type="float" office:value="2277582" calcext:value-type="float">
            <text:p>2277582</text:p>
          </table:table-cell>
          <table:table-cell table:formula="of:=[.N23]-[.N22]" office:value-type="float" office:value="108196" calcext:value-type="float">
            <text:p>108196</text:p>
          </table:table-cell>
          <table:table-cell/>
          <table:table-cell table:formula="of:=AVERAGE([.C23];[.F23];[.I23];[.L23];[.O23])" office:value-type="float" office:value="106714.8" calcext:value-type="float">
            <text:p>106714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0666" calcext:value-type="float">
            <text:p>2310666</text:p>
          </table:table-cell>
          <table:table-cell table:formula="of:=[.B24]-[.B23]" office:value-type="float" office:value="105053" calcext:value-type="float">
            <text:p>105053</text:p>
          </table:table-cell>
          <table:table-cell/>
          <table:table-cell office:value-type="float" office:value="2395859" calcext:value-type="float">
            <text:p>2395859</text:p>
          </table:table-cell>
          <table:table-cell table:formula="of:=[.E24]-[.E23]" office:value-type="float" office:value="108874" calcext:value-type="float">
            <text:p>108874</text:p>
          </table:table-cell>
          <table:table-cell/>
          <table:table-cell office:value-type="float" office:value="2297637" calcext:value-type="float">
            <text:p>2297637</text:p>
          </table:table-cell>
          <table:table-cell table:formula="of:=[.H24]-[.H23]" office:value-type="float" office:value="104172" calcext:value-type="float">
            <text:p>104172</text:p>
          </table:table-cell>
          <table:table-cell/>
          <table:table-cell office:value-type="float" office:value="2414794" calcext:value-type="float">
            <text:p>2414794</text:p>
          </table:table-cell>
          <table:table-cell table:formula="of:=[.K24]-[.K23]" office:value-type="float" office:value="108108" calcext:value-type="float">
            <text:p>108108</text:p>
          </table:table-cell>
          <table:table-cell/>
          <table:table-cell office:value-type="float" office:value="2385109" calcext:value-type="float">
            <text:p>2385109</text:p>
          </table:table-cell>
          <table:table-cell table:formula="of:=[.N24]-[.N23]" office:value-type="float" office:value="107527" calcext:value-type="float">
            <text:p>107527</text:p>
          </table:table-cell>
          <table:table-cell/>
          <table:table-cell table:formula="of:=AVERAGE([.C24];[.F24];[.I24];[.L24];[.O24])" office:value-type="float" office:value="106746.8" calcext:value-type="float">
            <text:p>106746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15816" calcext:value-type="float">
            <text:p>2415816</text:p>
          </table:table-cell>
          <table:table-cell table:formula="of:=[.B25]-[.B24]" office:value-type="float" office:value="105150" calcext:value-type="float">
            <text:p>105150</text:p>
          </table:table-cell>
          <table:table-cell/>
          <table:table-cell office:value-type="float" office:value="2503641" calcext:value-type="float">
            <text:p>2503641</text:p>
          </table:table-cell>
          <table:table-cell table:formula="of:=[.E25]-[.E24]" office:value-type="float" office:value="107782" calcext:value-type="float">
            <text:p>107782</text:p>
          </table:table-cell>
          <table:table-cell/>
          <table:table-cell office:value-type="float" office:value="2399829" calcext:value-type="float">
            <text:p>2399829</text:p>
          </table:table-cell>
          <table:table-cell table:formula="of:=[.H25]-[.H24]" office:value-type="float" office:value="102192" calcext:value-type="float">
            <text:p>102192</text:p>
          </table:table-cell>
          <table:table-cell/>
          <table:table-cell office:value-type="float" office:value="2522697" calcext:value-type="float">
            <text:p>2522697</text:p>
          </table:table-cell>
          <table:table-cell table:formula="of:=[.K25]-[.K24]" office:value-type="float" office:value="107903" calcext:value-type="float">
            <text:p>107903</text:p>
          </table:table-cell>
          <table:table-cell/>
          <table:table-cell office:value-type="float" office:value="2491599" calcext:value-type="float">
            <text:p>2491599</text:p>
          </table:table-cell>
          <table:table-cell table:formula="of:=[.N25]-[.N24]" office:value-type="float" office:value="106490" calcext:value-type="float">
            <text:p>106490</text:p>
          </table:table-cell>
          <table:table-cell/>
          <table:table-cell table:formula="of:=AVERAGE([.C25];[.F25];[.I25];[.L25];[.O25])" office:value-type="float" office:value="105903.4" calcext:value-type="float">
            <text:p>105903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21058" calcext:value-type="float">
            <text:p>2521058</text:p>
          </table:table-cell>
          <table:table-cell table:formula="of:=[.B26]-[.B25]" office:value-type="float" office:value="105242" calcext:value-type="float">
            <text:p>105242</text:p>
          </table:table-cell>
          <table:table-cell/>
          <table:table-cell office:value-type="float" office:value="2612310" calcext:value-type="float">
            <text:p>2612310</text:p>
          </table:table-cell>
          <table:table-cell table:formula="of:=[.E26]-[.E25]" office:value-type="float" office:value="108669" calcext:value-type="float">
            <text:p>108669</text:p>
          </table:table-cell>
          <table:table-cell/>
          <table:table-cell office:value-type="float" office:value="2503449" calcext:value-type="float">
            <text:p>2503449</text:p>
          </table:table-cell>
          <table:table-cell table:formula="of:=[.H26]-[.H25]" office:value-type="float" office:value="103620" calcext:value-type="float">
            <text:p>103620</text:p>
          </table:table-cell>
          <table:table-cell/>
          <table:table-cell office:value-type="float" office:value="2630626" calcext:value-type="float">
            <text:p>2630626</text:p>
          </table:table-cell>
          <table:table-cell table:formula="of:=[.K26]-[.K25]" office:value-type="float" office:value="107929" calcext:value-type="float">
            <text:p>107929</text:p>
          </table:table-cell>
          <table:table-cell/>
          <table:table-cell office:value-type="float" office:value="2600140" calcext:value-type="float">
            <text:p>2600140</text:p>
          </table:table-cell>
          <table:table-cell table:formula="of:=[.N26]-[.N25]" office:value-type="float" office:value="108541" calcext:value-type="float">
            <text:p>108541</text:p>
          </table:table-cell>
          <table:table-cell/>
          <table:table-cell table:formula="of:=AVERAGE([.C26];[.F26];[.I26];[.L26];[.O26])" office:value-type="float" office:value="106800.2" calcext:value-type="float">
            <text:p>106800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26313" calcext:value-type="float">
            <text:p>2626313</text:p>
          </table:table-cell>
          <table:table-cell table:formula="of:=[.B27]-[.B26]" office:value-type="float" office:value="105255" calcext:value-type="float">
            <text:p>105255</text:p>
          </table:table-cell>
          <table:table-cell/>
          <table:table-cell office:value-type="float" office:value="2720424" calcext:value-type="float">
            <text:p>2720424</text:p>
          </table:table-cell>
          <table:table-cell table:formula="of:=[.E27]-[.E26]" office:value-type="float" office:value="108114" calcext:value-type="float">
            <text:p>108114</text:p>
          </table:table-cell>
          <table:table-cell/>
          <table:table-cell office:value-type="float" office:value="2606902" calcext:value-type="float">
            <text:p>2606902</text:p>
          </table:table-cell>
          <table:table-cell table:formula="of:=[.H27]-[.H26]" office:value-type="float" office:value="103453" calcext:value-type="float">
            <text:p>103453</text:p>
          </table:table-cell>
          <table:table-cell/>
          <table:table-cell office:value-type="float" office:value="2738577" calcext:value-type="float">
            <text:p>2738577</text:p>
          </table:table-cell>
          <table:table-cell table:formula="of:=[.K27]-[.K26]" office:value-type="float" office:value="107951" calcext:value-type="float">
            <text:p>107951</text:p>
          </table:table-cell>
          <table:table-cell/>
          <table:table-cell office:value-type="float" office:value="2707797" calcext:value-type="float">
            <text:p>2707797</text:p>
          </table:table-cell>
          <table:table-cell table:formula="of:=[.N27]-[.N26]" office:value-type="float" office:value="107657" calcext:value-type="float">
            <text:p>107657</text:p>
          </table:table-cell>
          <table:table-cell/>
          <table:table-cell table:formula="of:=AVERAGE([.C27];[.F27];[.I27];[.L27];[.O27])" office:value-type="float" office:value="106486" calcext:value-type="float">
            <text:p>1064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32026" calcext:value-type="float">
            <text:p>2732026</text:p>
          </table:table-cell>
          <table:table-cell table:formula="of:=[.B28]-[.B27]" office:value-type="float" office:value="105713" calcext:value-type="float">
            <text:p>105713</text:p>
          </table:table-cell>
          <table:table-cell/>
          <table:table-cell office:value-type="float" office:value="2828559" calcext:value-type="float">
            <text:p>2828559</text:p>
          </table:table-cell>
          <table:table-cell table:formula="of:=[.E28]-[.E27]" office:value-type="float" office:value="108135" calcext:value-type="float">
            <text:p>108135</text:p>
          </table:table-cell>
          <table:table-cell/>
          <table:table-cell office:value-type="float" office:value="2709880" calcext:value-type="float">
            <text:p>2709880</text:p>
          </table:table-cell>
          <table:table-cell table:formula="of:=[.H28]-[.H27]" office:value-type="float" office:value="102978" calcext:value-type="float">
            <text:p>102978</text:p>
          </table:table-cell>
          <table:table-cell/>
          <table:table-cell office:value-type="float" office:value="2847112" calcext:value-type="float">
            <text:p>2847112</text:p>
          </table:table-cell>
          <table:table-cell table:formula="of:=[.K28]-[.K27]" office:value-type="float" office:value="108535" calcext:value-type="float">
            <text:p>108535</text:p>
          </table:table-cell>
          <table:table-cell/>
          <table:table-cell office:value-type="float" office:value="2815560" calcext:value-type="float">
            <text:p>2815560</text:p>
          </table:table-cell>
          <table:table-cell table:formula="of:=[.N28]-[.N27]" office:value-type="float" office:value="107763" calcext:value-type="float">
            <text:p>107763</text:p>
          </table:table-cell>
          <table:table-cell/>
          <table:table-cell table:formula="of:=AVERAGE([.C28];[.F28];[.I28];[.L28];[.O28])" office:value-type="float" office:value="106624.8" calcext:value-type="float">
            <text:p>106624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37845" calcext:value-type="float">
            <text:p>2837845</text:p>
          </table:table-cell>
          <table:table-cell table:formula="of:=[.B29]-[.B28]" office:value-type="float" office:value="105819" calcext:value-type="float">
            <text:p>105819</text:p>
          </table:table-cell>
          <table:table-cell/>
          <table:table-cell office:value-type="float" office:value="2936537" calcext:value-type="float">
            <text:p>2936537</text:p>
          </table:table-cell>
          <table:table-cell table:formula="of:=[.E29]-[.E28]" office:value-type="float" office:value="107978" calcext:value-type="float">
            <text:p>107978</text:p>
          </table:table-cell>
          <table:table-cell/>
          <table:table-cell office:value-type="float" office:value="2813412" calcext:value-type="float">
            <text:p>2813412</text:p>
          </table:table-cell>
          <table:table-cell table:formula="of:=[.H29]-[.H28]" office:value-type="float" office:value="103532" calcext:value-type="float">
            <text:p>103532</text:p>
          </table:table-cell>
          <table:table-cell/>
          <table:table-cell office:value-type="float" office:value="2955718" calcext:value-type="float">
            <text:p>2955718</text:p>
          </table:table-cell>
          <table:table-cell table:formula="of:=[.K29]-[.K28]" office:value-type="float" office:value="108606" calcext:value-type="float">
            <text:p>108606</text:p>
          </table:table-cell>
          <table:table-cell/>
          <table:table-cell office:value-type="float" office:value="2923561" calcext:value-type="float">
            <text:p>2923561</text:p>
          </table:table-cell>
          <table:table-cell table:formula="of:=[.N29]-[.N28]" office:value-type="float" office:value="108001" calcext:value-type="float">
            <text:p>108001</text:p>
          </table:table-cell>
          <table:table-cell/>
          <table:table-cell table:formula="of:=AVERAGE([.C29];[.F29];[.I29];[.L29];[.O29])" office:value-type="float" office:value="106787.2" calcext:value-type="float">
            <text:p>106787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43114" calcext:value-type="float">
            <text:p>2943114</text:p>
          </table:table-cell>
          <table:table-cell table:formula="of:=[.B30]-[.B29]" office:value-type="float" office:value="105269" calcext:value-type="float">
            <text:p>105269</text:p>
          </table:table-cell>
          <table:table-cell/>
          <table:table-cell office:value-type="float" office:value="3044301" calcext:value-type="float">
            <text:p>3044301</text:p>
          </table:table-cell>
          <table:table-cell table:formula="of:=[.E30]-[.E29]" office:value-type="float" office:value="107764" calcext:value-type="float">
            <text:p>107764</text:p>
          </table:table-cell>
          <table:table-cell/>
          <table:table-cell office:value-type="float" office:value="2916304" calcext:value-type="float">
            <text:p>2916304</text:p>
          </table:table-cell>
          <table:table-cell table:formula="of:=[.H30]-[.H29]" office:value-type="float" office:value="102892" calcext:value-type="float">
            <text:p>102892</text:p>
          </table:table-cell>
          <table:table-cell/>
          <table:table-cell office:value-type="float" office:value="3064002" calcext:value-type="float">
            <text:p>3064002</text:p>
          </table:table-cell>
          <table:table-cell table:formula="of:=[.K30]-[.K29]" office:value-type="float" office:value="108284" calcext:value-type="float">
            <text:p>108284</text:p>
          </table:table-cell>
          <table:table-cell/>
          <table:table-cell office:value-type="float" office:value="3031214" calcext:value-type="float">
            <text:p>3031214</text:p>
          </table:table-cell>
          <table:table-cell table:formula="of:=[.N30]-[.N29]" office:value-type="float" office:value="107653" calcext:value-type="float">
            <text:p>107653</text:p>
          </table:table-cell>
          <table:table-cell/>
          <table:table-cell table:formula="of:=AVERAGE([.C30];[.F30];[.I30];[.L30];[.O30])" office:value-type="float" office:value="106372.4" calcext:value-type="float">
            <text:p>10637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48166" calcext:value-type="float">
            <text:p>3048166</text:p>
          </table:table-cell>
          <table:table-cell table:formula="of:=[.B31]-[.B30]" office:value-type="float" office:value="105052" calcext:value-type="float">
            <text:p>105052</text:p>
          </table:table-cell>
          <table:table-cell/>
          <table:table-cell office:value-type="float" office:value="3152730" calcext:value-type="float">
            <text:p>3152730</text:p>
          </table:table-cell>
          <table:table-cell table:formula="of:=[.E31]-[.E30]" office:value-type="float" office:value="108429" calcext:value-type="float">
            <text:p>108429</text:p>
          </table:table-cell>
          <table:table-cell/>
          <table:table-cell office:value-type="float" office:value="3020237" calcext:value-type="float">
            <text:p>3020237</text:p>
          </table:table-cell>
          <table:table-cell table:formula="of:=[.H31]-[.H30]" office:value-type="float" office:value="103933" calcext:value-type="float">
            <text:p>103933</text:p>
          </table:table-cell>
          <table:table-cell/>
          <table:table-cell office:value-type="float" office:value="3172861" calcext:value-type="float">
            <text:p>3172861</text:p>
          </table:table-cell>
          <table:table-cell table:formula="of:=[.K31]-[.K30]" office:value-type="float" office:value="108859" calcext:value-type="float">
            <text:p>108859</text:p>
          </table:table-cell>
          <table:table-cell/>
          <table:table-cell office:value-type="float" office:value="3138954" calcext:value-type="float">
            <text:p>3138954</text:p>
          </table:table-cell>
          <table:table-cell table:formula="of:=[.N31]-[.N30]" office:value-type="float" office:value="107740" calcext:value-type="float">
            <text:p>107740</text:p>
          </table:table-cell>
          <table:table-cell/>
          <table:table-cell table:formula="of:=AVERAGE([.C31];[.F31];[.I31];[.L31];[.O31])" office:value-type="float" office:value="106802.6" calcext:value-type="float">
            <text:p>106802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44723" calcext:value-type="float">
            <text:p>3144723</text:p>
          </table:table-cell>
          <table:table-cell table:formula="of:=[.B32]-[.B31]" office:value-type="float" office:value="96557" calcext:value-type="float">
            <text:p>96557</text:p>
          </table:table-cell>
          <table:table-cell/>
          <table:table-cell office:value-type="float" office:value="3252899" calcext:value-type="float">
            <text:p>3252899</text:p>
          </table:table-cell>
          <table:table-cell table:formula="of:=[.E32]-[.E31]" office:value-type="float" office:value="100169" calcext:value-type="float">
            <text:p>100169</text:p>
          </table:table-cell>
          <table:table-cell/>
          <table:table-cell office:value-type="float" office:value="3116230" calcext:value-type="float">
            <text:p>3116230</text:p>
          </table:table-cell>
          <table:table-cell table:formula="of:=[.H32]-[.H31]" office:value-type="float" office:value="95993" calcext:value-type="float">
            <text:p>95993</text:p>
          </table:table-cell>
          <table:table-cell/>
          <table:table-cell office:value-type="float" office:value="3266764" calcext:value-type="float">
            <text:p>3266764</text:p>
          </table:table-cell>
          <table:table-cell table:formula="of:=[.K32]-[.K31]" office:value-type="float" office:value="93903" calcext:value-type="float">
            <text:p>93903</text:p>
          </table:table-cell>
          <table:table-cell/>
          <table:table-cell office:value-type="float" office:value="3237289" calcext:value-type="float">
            <text:p>3237289</text:p>
          </table:table-cell>
          <table:table-cell table:formula="of:=[.N32]-[.N31]" office:value-type="float" office:value="98335" calcext:value-type="float">
            <text:p>98335</text:p>
          </table:table-cell>
          <table:table-cell/>
          <table:table-cell table:formula="of:=AVERAGE([.C32];[.F32];[.I32];[.L32];[.O32])" office:value-type="float" office:value="96991.4" calcext:value-type="float">
            <text:p>96991.4</text:p>
          </table:table-cell>
        </table:table-row>
      </table:table>
      <table:table table:name="Perfcake 2.3" table:style-name="ta1">
        <table:shapes>
          <draw:frame draw:z-index="0" draw:style-name="gr1" draw:text-style-name="P1" svg:width="9in" svg:height="4in" svg:x="2.6665in" svg:y="0in">
            <draw:object draw:notify-on-update-of-ranges="'Perfcake 2.3'.A1:'Perfcake 2.3'.A1 'Perfcake 2.3'.B1:'Perfcake 2.3'.B1 'Perfcake 2.3'.A2:'Perfcake 2.3'.A2 'Perfcake 2.3'.B2:'Perfcake 2.3'.B2 'Perfcake 2.3'.A3:'Perfcake 2.3'.A3 'Perfcake 2.3'.B3:'Perfcake 2.3'.B3 'Perfcake 2.3'.A4:'Perfcake 2.3'.A4 'Perfcake 2.3'.B4:'Perfcake 2.3'.B4 'Perfcake 2.3'.A5:'Perfcake 2.3'.A5 'Perfcake 2.3'.B5:'Perfcake 2.3'.B5 'Perfcake 2.3'.A6:'Perfcake 2.3'.A6 'Perfcake 2.3'.B6:'Perfcake 2.3'.B6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92183" calcext:value-type="float">
            <text:p>3292183</text:p>
          </table:table-cell>
          <table:table-cell table:formula="of:=[.B1]/300" office:value-type="float" office:value="10973.9433333333" calcext:value-type="float">
            <text:p>10973.94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38117" calcext:value-type="float">
            <text:p>3138117</text:p>
          </table:table-cell>
          <table:table-cell table:formula="of:=[.B2]/300" office:value-type="float" office:value="10460.39" calcext:value-type="float">
            <text:p>10460.3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45793" calcext:value-type="float">
            <text:p>3345793</text:p>
          </table:table-cell>
          <table:table-cell table:formula="of:=[.B3]/300" office:value-type="float" office:value="11152.6433333333" calcext:value-type="float">
            <text:p>11152.6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10665" calcext:value-type="float">
            <text:p>3210665</text:p>
          </table:table-cell>
          <table:table-cell table:formula="of:=[.B4]/300" office:value-type="float" office:value="10702.2166666667" calcext:value-type="float">
            <text:p>10702.21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58665" calcext:value-type="float">
            <text:p>3258665</text:p>
          </table:table-cell>
          <table:table-cell table:formula="of:=[.B5]/300" office:value-type="float" office:value="10862.2166666667" calcext:value-type="float">
            <text:p>10862.2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49084.6" calcext:value-type="float">
            <text:p>3249084.6</text:p>
          </table:table-cell>
          <table:table-cell table:formula="of:=[.B6]/300" office:value-type="float" office:value="10830.282" calcext:value-type="float">
            <text:p>10830.28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07676" calcext:value-type="float">
            <text:p>207676</text:p>
          </table:table-cell>
          <table:table-cell table:style-name="Default"/>
        </table:table-row>
      </table:table>
      <table:table table:name="Perfcake 2.3 distr" table:style-name="ta1">
        <table:shapes>
          <draw:frame draw:z-index="0" draw:style-name="gr1" draw:text-style-name="P1" svg:width="9in" svg:height="4in" svg:x="3.1579in" svg:y="0.928in">
            <draw:object draw:notify-on-update-of-ranges="'Perfcake 2.3 distr'.A2:'Perfcake 2.3 distr'.A32 'Perfcake 2.3 distr'.Q2:'Perfcake 2.3 distr'.Q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187" calcext:value-type="float">
            <text:p>79187</text:p>
          </table:table-cell>
          <table:table-cell table:formula="of:=[.B3]-[.B2]" office:value-type="float" office:value="79187" calcext:value-type="float">
            <text:p>79187</text:p>
          </table:table-cell>
          <table:table-cell/>
          <table:table-cell office:value-type="float" office:value="110850" calcext:value-type="float">
            <text:p>110850</text:p>
          </table:table-cell>
          <table:table-cell table:formula="of:=[.E3]-[.E2]" office:value-type="float" office:value="110850" calcext:value-type="float">
            <text:p>110850</text:p>
          </table:table-cell>
          <table:table-cell/>
          <table:table-cell office:value-type="float" office:value="129978" calcext:value-type="float">
            <text:p>129978</text:p>
          </table:table-cell>
          <table:table-cell table:formula="of:=[.H3]-[.H2]" office:value-type="float" office:value="129978" calcext:value-type="float">
            <text:p>129978</text:p>
          </table:table-cell>
          <table:table-cell/>
          <table:table-cell office:value-type="float" office:value="78271" calcext:value-type="float">
            <text:p>78271</text:p>
          </table:table-cell>
          <table:table-cell table:formula="of:=[.K3]-[.K2]" office:value-type="float" office:value="78271" calcext:value-type="float">
            <text:p>78271</text:p>
          </table:table-cell>
          <table:table-cell/>
          <table:table-cell office:value-type="float" office:value="110811" calcext:value-type="float">
            <text:p>110811</text:p>
          </table:table-cell>
          <table:table-cell table:formula="of:=[.N3]-[.N2]" office:value-type="float" office:value="110811" calcext:value-type="float">
            <text:p>110811</text:p>
          </table:table-cell>
          <table:table-cell/>
          <table:table-cell table:formula="of:=AVERAGE([.C3];[.F3];[.I3];[.L3];[.O3])" office:value-type="float" office:value="101819.4" calcext:value-type="float">
            <text:p>10181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7511" calcext:value-type="float">
            <text:p>197511</text:p>
          </table:table-cell>
          <table:table-cell table:formula="of:=[.B4]-[.B3]" office:value-type="float" office:value="118324" calcext:value-type="float">
            <text:p>118324</text:p>
          </table:table-cell>
          <table:table-cell/>
          <table:table-cell office:value-type="float" office:value="215901" calcext:value-type="float">
            <text:p>215901</text:p>
          </table:table-cell>
          <table:table-cell table:formula="of:=[.E4]-[.E3]" office:value-type="float" office:value="105051" calcext:value-type="float">
            <text:p>105051</text:p>
          </table:table-cell>
          <table:table-cell/>
          <table:table-cell office:value-type="float" office:value="260710" calcext:value-type="float">
            <text:p>260710</text:p>
          </table:table-cell>
          <table:table-cell table:formula="of:=[.H4]-[.H3]" office:value-type="float" office:value="130732" calcext:value-type="float">
            <text:p>130732</text:p>
          </table:table-cell>
          <table:table-cell/>
          <table:table-cell office:value-type="float" office:value="168123" calcext:value-type="float">
            <text:p>168123</text:p>
          </table:table-cell>
          <table:table-cell table:formula="of:=[.K4]-[.K3]" office:value-type="float" office:value="89852" calcext:value-type="float">
            <text:p>89852</text:p>
          </table:table-cell>
          <table:table-cell/>
          <table:table-cell office:value-type="float" office:value="218719" calcext:value-type="float">
            <text:p>218719</text:p>
          </table:table-cell>
          <table:table-cell table:formula="of:=[.N4]-[.N3]" office:value-type="float" office:value="107908" calcext:value-type="float">
            <text:p>107908</text:p>
          </table:table-cell>
          <table:table-cell/>
          <table:table-cell table:formula="of:=AVERAGE([.C4];[.F4];[.I4];[.L4];[.O4])" office:value-type="float" office:value="110373.4" calcext:value-type="float">
            <text:p>11037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9025" calcext:value-type="float">
            <text:p>309025</text:p>
          </table:table-cell>
          <table:table-cell table:formula="of:=[.B5]-[.B4]" office:value-type="float" office:value="111514" calcext:value-type="float">
            <text:p>111514</text:p>
          </table:table-cell>
          <table:table-cell/>
          <table:table-cell office:value-type="float" office:value="320132" calcext:value-type="float">
            <text:p>320132</text:p>
          </table:table-cell>
          <table:table-cell table:formula="of:=[.E5]-[.E4]" office:value-type="float" office:value="104231" calcext:value-type="float">
            <text:p>104231</text:p>
          </table:table-cell>
          <table:table-cell/>
          <table:table-cell office:value-type="float" office:value="386555" calcext:value-type="float">
            <text:p>386555</text:p>
          </table:table-cell>
          <table:table-cell table:formula="of:=[.H5]-[.H4]" office:value-type="float" office:value="125845" calcext:value-type="float">
            <text:p>125845</text:p>
          </table:table-cell>
          <table:table-cell/>
          <table:table-cell office:value-type="float" office:value="276797" calcext:value-type="float">
            <text:p>276797</text:p>
          </table:table-cell>
          <table:table-cell table:formula="of:=[.K5]-[.K4]" office:value-type="float" office:value="108674" calcext:value-type="float">
            <text:p>108674</text:p>
          </table:table-cell>
          <table:table-cell/>
          <table:table-cell office:value-type="float" office:value="327383" calcext:value-type="float">
            <text:p>327383</text:p>
          </table:table-cell>
          <table:table-cell table:formula="of:=[.N5]-[.N4]" office:value-type="float" office:value="108664" calcext:value-type="float">
            <text:p>108664</text:p>
          </table:table-cell>
          <table:table-cell/>
          <table:table-cell table:formula="of:=AVERAGE([.C5];[.F5];[.I5];[.L5];[.O5])" office:value-type="float" office:value="111785.6" calcext:value-type="float">
            <text:p>111785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354" calcext:value-type="float">
            <text:p>421354</text:p>
          </table:table-cell>
          <table:table-cell table:formula="of:=[.B6]-[.B5]" office:value-type="float" office:value="112329" calcext:value-type="float">
            <text:p>112329</text:p>
          </table:table-cell>
          <table:table-cell/>
          <table:table-cell office:value-type="float" office:value="425663" calcext:value-type="float">
            <text:p>425663</text:p>
          </table:table-cell>
          <table:table-cell table:formula="of:=[.E6]-[.E5]" office:value-type="float" office:value="105531" calcext:value-type="float">
            <text:p>105531</text:p>
          </table:table-cell>
          <table:table-cell/>
          <table:table-cell office:value-type="float" office:value="497802" calcext:value-type="float">
            <text:p>497802</text:p>
          </table:table-cell>
          <table:table-cell table:formula="of:=[.H6]-[.H5]" office:value-type="float" office:value="111247" calcext:value-type="float">
            <text:p>111247</text:p>
          </table:table-cell>
          <table:table-cell/>
          <table:table-cell office:value-type="float" office:value="385781" calcext:value-type="float">
            <text:p>385781</text:p>
          </table:table-cell>
          <table:table-cell table:formula="of:=[.K6]-[.K5]" office:value-type="float" office:value="108984" calcext:value-type="float">
            <text:p>108984</text:p>
          </table:table-cell>
          <table:table-cell/>
          <table:table-cell office:value-type="float" office:value="437028" calcext:value-type="float">
            <text:p>437028</text:p>
          </table:table-cell>
          <table:table-cell table:formula="of:=[.N6]-[.N5]" office:value-type="float" office:value="109645" calcext:value-type="float">
            <text:p>109645</text:p>
          </table:table-cell>
          <table:table-cell/>
          <table:table-cell table:formula="of:=AVERAGE([.C6];[.F6];[.I6];[.L6];[.O6])" office:value-type="float" office:value="109547.2" calcext:value-type="float">
            <text:p>109547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3085" calcext:value-type="float">
            <text:p>533085</text:p>
          </table:table-cell>
          <table:table-cell table:formula="of:=[.B7]-[.B6]" office:value-type="float" office:value="111731" calcext:value-type="float">
            <text:p>111731</text:p>
          </table:table-cell>
          <table:table-cell/>
          <table:table-cell office:value-type="float" office:value="530543" calcext:value-type="float">
            <text:p>530543</text:p>
          </table:table-cell>
          <table:table-cell table:formula="of:=[.E7]-[.E6]" office:value-type="float" office:value="104880" calcext:value-type="float">
            <text:p>104880</text:p>
          </table:table-cell>
          <table:table-cell/>
          <table:table-cell office:value-type="float" office:value="607732" calcext:value-type="float">
            <text:p>607732</text:p>
          </table:table-cell>
          <table:table-cell table:formula="of:=[.H7]-[.H6]" office:value-type="float" office:value="109930" calcext:value-type="float">
            <text:p>109930</text:p>
          </table:table-cell>
          <table:table-cell/>
          <table:table-cell office:value-type="float" office:value="494372" calcext:value-type="float">
            <text:p>494372</text:p>
          </table:table-cell>
          <table:table-cell table:formula="of:=[.K7]-[.K6]" office:value-type="float" office:value="108591" calcext:value-type="float">
            <text:p>108591</text:p>
          </table:table-cell>
          <table:table-cell/>
          <table:table-cell office:value-type="float" office:value="546742" calcext:value-type="float">
            <text:p>546742</text:p>
          </table:table-cell>
          <table:table-cell table:formula="of:=[.N7]-[.N6]" office:value-type="float" office:value="109714" calcext:value-type="float">
            <text:p>109714</text:p>
          </table:table-cell>
          <table:table-cell/>
          <table:table-cell table:formula="of:=AVERAGE([.C7];[.F7];[.I7];[.L7];[.O7])" office:value-type="float" office:value="108969.2" calcext:value-type="float">
            <text:p>108969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3833" calcext:value-type="float">
            <text:p>643833</text:p>
          </table:table-cell>
          <table:table-cell table:formula="of:=[.B8]-[.B7]" office:value-type="float" office:value="110748" calcext:value-type="float">
            <text:p>110748</text:p>
          </table:table-cell>
          <table:table-cell/>
          <table:table-cell office:value-type="float" office:value="635540" calcext:value-type="float">
            <text:p>635540</text:p>
          </table:table-cell>
          <table:table-cell table:formula="of:=[.E8]-[.E7]" office:value-type="float" office:value="104997" calcext:value-type="float">
            <text:p>104997</text:p>
          </table:table-cell>
          <table:table-cell/>
          <table:table-cell office:value-type="float" office:value="717818" calcext:value-type="float">
            <text:p>717818</text:p>
          </table:table-cell>
          <table:table-cell table:formula="of:=[.H8]-[.H7]" office:value-type="float" office:value="110086" calcext:value-type="float">
            <text:p>110086</text:p>
          </table:table-cell>
          <table:table-cell/>
          <table:table-cell office:value-type="float" office:value="603702" calcext:value-type="float">
            <text:p>603702</text:p>
          </table:table-cell>
          <table:table-cell table:formula="of:=[.K8]-[.K7]" office:value-type="float" office:value="109330" calcext:value-type="float">
            <text:p>109330</text:p>
          </table:table-cell>
          <table:table-cell/>
          <table:table-cell office:value-type="float" office:value="655665" calcext:value-type="float">
            <text:p>655665</text:p>
          </table:table-cell>
          <table:table-cell table:formula="of:=[.N8]-[.N7]" office:value-type="float" office:value="108923" calcext:value-type="float">
            <text:p>108923</text:p>
          </table:table-cell>
          <table:table-cell/>
          <table:table-cell table:formula="of:=AVERAGE([.C8];[.F8];[.I8];[.L8];[.O8])" office:value-type="float" office:value="108816.8" calcext:value-type="float">
            <text:p>108816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5073" calcext:value-type="float">
            <text:p>755073</text:p>
          </table:table-cell>
          <table:table-cell table:formula="of:=[.B9]-[.B8]" office:value-type="float" office:value="111240" calcext:value-type="float">
            <text:p>111240</text:p>
          </table:table-cell>
          <table:table-cell/>
          <table:table-cell office:value-type="float" office:value="740533" calcext:value-type="float">
            <text:p>740533</text:p>
          </table:table-cell>
          <table:table-cell table:formula="of:=[.E9]-[.E8]" office:value-type="float" office:value="104993" calcext:value-type="float">
            <text:p>104993</text:p>
          </table:table-cell>
          <table:table-cell/>
          <table:table-cell office:value-type="float" office:value="828161" calcext:value-type="float">
            <text:p>828161</text:p>
          </table:table-cell>
          <table:table-cell table:formula="of:=[.H9]-[.H8]" office:value-type="float" office:value="110343" calcext:value-type="float">
            <text:p>110343</text:p>
          </table:table-cell>
          <table:table-cell/>
          <table:table-cell office:value-type="float" office:value="713330" calcext:value-type="float">
            <text:p>713330</text:p>
          </table:table-cell>
          <table:table-cell table:formula="of:=[.K9]-[.K8]" office:value-type="float" office:value="109628" calcext:value-type="float">
            <text:p>109628</text:p>
          </table:table-cell>
          <table:table-cell/>
          <table:table-cell office:value-type="float" office:value="764336" calcext:value-type="float">
            <text:p>764336</text:p>
          </table:table-cell>
          <table:table-cell table:formula="of:=[.N9]-[.N8]" office:value-type="float" office:value="108671" calcext:value-type="float">
            <text:p>108671</text:p>
          </table:table-cell>
          <table:table-cell/>
          <table:table-cell table:formula="of:=AVERAGE([.C9];[.F9];[.I9];[.L9];[.O9])" office:value-type="float" office:value="108975" calcext:value-type="float">
            <text:p>1089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6890" calcext:value-type="float">
            <text:p>866890</text:p>
          </table:table-cell>
          <table:table-cell table:formula="of:=[.B10]-[.B9]" office:value-type="float" office:value="111817" calcext:value-type="float">
            <text:p>111817</text:p>
          </table:table-cell>
          <table:table-cell/>
          <table:table-cell office:value-type="float" office:value="844910" calcext:value-type="float">
            <text:p>844910</text:p>
          </table:table-cell>
          <table:table-cell table:formula="of:=[.E10]-[.E9]" office:value-type="float" office:value="104377" calcext:value-type="float">
            <text:p>104377</text:p>
          </table:table-cell>
          <table:table-cell/>
          <table:table-cell office:value-type="float" office:value="937748" calcext:value-type="float">
            <text:p>937748</text:p>
          </table:table-cell>
          <table:table-cell table:formula="of:=[.H10]-[.H9]" office:value-type="float" office:value="109587" calcext:value-type="float">
            <text:p>109587</text:p>
          </table:table-cell>
          <table:table-cell/>
          <table:table-cell office:value-type="float" office:value="823122" calcext:value-type="float">
            <text:p>823122</text:p>
          </table:table-cell>
          <table:table-cell table:formula="of:=[.K10]-[.K9]" office:value-type="float" office:value="109792" calcext:value-type="float">
            <text:p>109792</text:p>
          </table:table-cell>
          <table:table-cell/>
          <table:table-cell office:value-type="float" office:value="872762" calcext:value-type="float">
            <text:p>872762</text:p>
          </table:table-cell>
          <table:table-cell table:formula="of:=[.N10]-[.N9]" office:value-type="float" office:value="108426" calcext:value-type="float">
            <text:p>108426</text:p>
          </table:table-cell>
          <table:table-cell/>
          <table:table-cell table:formula="of:=AVERAGE([.C10];[.F10];[.I10];[.L10];[.O10])" office:value-type="float" office:value="108799.8" calcext:value-type="float">
            <text:p>108799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8440" calcext:value-type="float">
            <text:p>978440</text:p>
          </table:table-cell>
          <table:table-cell table:formula="of:=[.B11]-[.B10]" office:value-type="float" office:value="111550" calcext:value-type="float">
            <text:p>111550</text:p>
          </table:table-cell>
          <table:table-cell/>
          <table:table-cell office:value-type="float" office:value="948649" calcext:value-type="float">
            <text:p>948649</text:p>
          </table:table-cell>
          <table:table-cell table:formula="of:=[.E11]-[.E10]" office:value-type="float" office:value="103739" calcext:value-type="float">
            <text:p>103739</text:p>
          </table:table-cell>
          <table:table-cell/>
          <table:table-cell office:value-type="float" office:value="1048286" calcext:value-type="float">
            <text:p>1048286</text:p>
          </table:table-cell>
          <table:table-cell table:formula="of:=[.H11]-[.H10]" office:value-type="float" office:value="110538" calcext:value-type="float">
            <text:p>110538</text:p>
          </table:table-cell>
          <table:table-cell/>
          <table:table-cell office:value-type="float" office:value="932359" calcext:value-type="float">
            <text:p>932359</text:p>
          </table:table-cell>
          <table:table-cell table:formula="of:=[.K11]-[.K10]" office:value-type="float" office:value="109237" calcext:value-type="float">
            <text:p>109237</text:p>
          </table:table-cell>
          <table:table-cell/>
          <table:table-cell office:value-type="float" office:value="982175" calcext:value-type="float">
            <text:p>982175</text:p>
          </table:table-cell>
          <table:table-cell table:formula="of:=[.N11]-[.N10]" office:value-type="float" office:value="109413" calcext:value-type="float">
            <text:p>109413</text:p>
          </table:table-cell>
          <table:table-cell/>
          <table:table-cell table:formula="of:=AVERAGE([.C11];[.F11];[.I11];[.L11];[.O11])" office:value-type="float" office:value="108895.4" calcext:value-type="float">
            <text:p>108895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0146" calcext:value-type="float">
            <text:p>1090146</text:p>
          </table:table-cell>
          <table:table-cell table:formula="of:=[.B12]-[.B11]" office:value-type="float" office:value="111706" calcext:value-type="float">
            <text:p>111706</text:p>
          </table:table-cell>
          <table:table-cell/>
          <table:table-cell office:value-type="float" office:value="1053907" calcext:value-type="float">
            <text:p>1053907</text:p>
          </table:table-cell>
          <table:table-cell table:formula="of:=[.E12]-[.E11]" office:value-type="float" office:value="105258" calcext:value-type="float">
            <text:p>105258</text:p>
          </table:table-cell>
          <table:table-cell/>
          <table:table-cell office:value-type="float" office:value="1156972" calcext:value-type="float">
            <text:p>1156972</text:p>
          </table:table-cell>
          <table:table-cell table:formula="of:=[.H12]-[.H11]" office:value-type="float" office:value="108686" calcext:value-type="float">
            <text:p>108686</text:p>
          </table:table-cell>
          <table:table-cell/>
          <table:table-cell office:value-type="float" office:value="1041440" calcext:value-type="float">
            <text:p>1041440</text:p>
          </table:table-cell>
          <table:table-cell table:formula="of:=[.K12]-[.K11]" office:value-type="float" office:value="109081" calcext:value-type="float">
            <text:p>109081</text:p>
          </table:table-cell>
          <table:table-cell/>
          <table:table-cell office:value-type="float" office:value="1092542" calcext:value-type="float">
            <text:p>1092542</text:p>
          </table:table-cell>
          <table:table-cell table:formula="of:=[.N12]-[.N11]" office:value-type="float" office:value="110367" calcext:value-type="float">
            <text:p>110367</text:p>
          </table:table-cell>
          <table:table-cell/>
          <table:table-cell table:formula="of:=AVERAGE([.C12];[.F12];[.I12];[.L12];[.O12])" office:value-type="float" office:value="109019.6" calcext:value-type="float">
            <text:p>10901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1523" calcext:value-type="float">
            <text:p>1201523</text:p>
          </table:table-cell>
          <table:table-cell table:formula="of:=[.B13]-[.B12]" office:value-type="float" office:value="111377" calcext:value-type="float">
            <text:p>111377</text:p>
          </table:table-cell>
          <table:table-cell/>
          <table:table-cell office:value-type="float" office:value="1160296" calcext:value-type="float">
            <text:p>1160296</text:p>
          </table:table-cell>
          <table:table-cell table:formula="of:=[.E13]-[.E12]" office:value-type="float" office:value="106389" calcext:value-type="float">
            <text:p>106389</text:p>
          </table:table-cell>
          <table:table-cell/>
          <table:table-cell office:value-type="float" office:value="1267246" calcext:value-type="float">
            <text:p>1267246</text:p>
          </table:table-cell>
          <table:table-cell table:formula="of:=[.H13]-[.H12]" office:value-type="float" office:value="110274" calcext:value-type="float">
            <text:p>110274</text:p>
          </table:table-cell>
          <table:table-cell/>
          <table:table-cell office:value-type="float" office:value="1150196" calcext:value-type="float">
            <text:p>1150196</text:p>
          </table:table-cell>
          <table:table-cell table:formula="of:=[.K13]-[.K12]" office:value-type="float" office:value="108756" calcext:value-type="float">
            <text:p>108756</text:p>
          </table:table-cell>
          <table:table-cell/>
          <table:table-cell office:value-type="float" office:value="1201424" calcext:value-type="float">
            <text:p>1201424</text:p>
          </table:table-cell>
          <table:table-cell table:formula="of:=[.N13]-[.N12]" office:value-type="float" office:value="108882" calcext:value-type="float">
            <text:p>108882</text:p>
          </table:table-cell>
          <table:table-cell/>
          <table:table-cell table:formula="of:=AVERAGE([.C13];[.F13];[.I13];[.L13];[.O13])" office:value-type="float" office:value="109135.6" calcext:value-type="float">
            <text:p>109135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2613" calcext:value-type="float">
            <text:p>1312613</text:p>
          </table:table-cell>
          <table:table-cell table:formula="of:=[.B14]-[.B13]" office:value-type="float" office:value="111090" calcext:value-type="float">
            <text:p>111090</text:p>
          </table:table-cell>
          <table:table-cell/>
          <table:table-cell office:value-type="float" office:value="1265823" calcext:value-type="float">
            <text:p>1265823</text:p>
          </table:table-cell>
          <table:table-cell table:formula="of:=[.E14]-[.E13]" office:value-type="float" office:value="105527" calcext:value-type="float">
            <text:p>105527</text:p>
          </table:table-cell>
          <table:table-cell/>
          <table:table-cell office:value-type="float" office:value="1377563" calcext:value-type="float">
            <text:p>1377563</text:p>
          </table:table-cell>
          <table:table-cell table:formula="of:=[.H14]-[.H13]" office:value-type="float" office:value="110317" calcext:value-type="float">
            <text:p>110317</text:p>
          </table:table-cell>
          <table:table-cell/>
          <table:table-cell office:value-type="float" office:value="1259921" calcext:value-type="float">
            <text:p>1259921</text:p>
          </table:table-cell>
          <table:table-cell table:formula="of:=[.K14]-[.K13]" office:value-type="float" office:value="109725" calcext:value-type="float">
            <text:p>109725</text:p>
          </table:table-cell>
          <table:table-cell/>
          <table:table-cell office:value-type="float" office:value="1310732" calcext:value-type="float">
            <text:p>1310732</text:p>
          </table:table-cell>
          <table:table-cell table:formula="of:=[.N14]-[.N13]" office:value-type="float" office:value="109308" calcext:value-type="float">
            <text:p>109308</text:p>
          </table:table-cell>
          <table:table-cell/>
          <table:table-cell table:formula="of:=AVERAGE([.C14];[.F14];[.I14];[.L14];[.O14])" office:value-type="float" office:value="109193.4" calcext:value-type="float">
            <text:p>109193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23640" calcext:value-type="float">
            <text:p>1423640</text:p>
          </table:table-cell>
          <table:table-cell table:formula="of:=[.B15]-[.B14]" office:value-type="float" office:value="111027" calcext:value-type="float">
            <text:p>111027</text:p>
          </table:table-cell>
          <table:table-cell/>
          <table:table-cell office:value-type="float" office:value="1370977" calcext:value-type="float">
            <text:p>1370977</text:p>
          </table:table-cell>
          <table:table-cell table:formula="of:=[.E15]-[.E14]" office:value-type="float" office:value="105154" calcext:value-type="float">
            <text:p>105154</text:p>
          </table:table-cell>
          <table:table-cell/>
          <table:table-cell office:value-type="float" office:value="1486569" calcext:value-type="float">
            <text:p>1486569</text:p>
          </table:table-cell>
          <table:table-cell table:formula="of:=[.H15]-[.H14]" office:value-type="float" office:value="109006" calcext:value-type="float">
            <text:p>109006</text:p>
          </table:table-cell>
          <table:table-cell/>
          <table:table-cell office:value-type="float" office:value="1368491" calcext:value-type="float">
            <text:p>1368491</text:p>
          </table:table-cell>
          <table:table-cell table:formula="of:=[.K15]-[.K14]" office:value-type="float" office:value="108570" calcext:value-type="float">
            <text:p>108570</text:p>
          </table:table-cell>
          <table:table-cell/>
          <table:table-cell office:value-type="float" office:value="1419862" calcext:value-type="float">
            <text:p>1419862</text:p>
          </table:table-cell>
          <table:table-cell table:formula="of:=[.N15]-[.N14]" office:value-type="float" office:value="109130" calcext:value-type="float">
            <text:p>109130</text:p>
          </table:table-cell>
          <table:table-cell/>
          <table:table-cell table:formula="of:=AVERAGE([.C15];[.F15];[.I15];[.L15];[.O15])" office:value-type="float" office:value="108577.4" calcext:value-type="float">
            <text:p>108577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5392" calcext:value-type="float">
            <text:p>1535392</text:p>
          </table:table-cell>
          <table:table-cell table:formula="of:=[.B16]-[.B15]" office:value-type="float" office:value="111752" calcext:value-type="float">
            <text:p>111752</text:p>
          </table:table-cell>
          <table:table-cell/>
          <table:table-cell office:value-type="float" office:value="1475119" calcext:value-type="float">
            <text:p>1475119</text:p>
          </table:table-cell>
          <table:table-cell table:formula="of:=[.E16]-[.E15]" office:value-type="float" office:value="104142" calcext:value-type="float">
            <text:p>104142</text:p>
          </table:table-cell>
          <table:table-cell/>
          <table:table-cell office:value-type="float" office:value="1596495" calcext:value-type="float">
            <text:p>1596495</text:p>
          </table:table-cell>
          <table:table-cell table:formula="of:=[.H16]-[.H15]" office:value-type="float" office:value="109926" calcext:value-type="float">
            <text:p>109926</text:p>
          </table:table-cell>
          <table:table-cell/>
          <table:table-cell office:value-type="float" office:value="1477643" calcext:value-type="float">
            <text:p>1477643</text:p>
          </table:table-cell>
          <table:table-cell table:formula="of:=[.K16]-[.K15]" office:value-type="float" office:value="109152" calcext:value-type="float">
            <text:p>109152</text:p>
          </table:table-cell>
          <table:table-cell/>
          <table:table-cell office:value-type="float" office:value="1529115" calcext:value-type="float">
            <text:p>1529115</text:p>
          </table:table-cell>
          <table:table-cell table:formula="of:=[.N16]-[.N15]" office:value-type="float" office:value="109253" calcext:value-type="float">
            <text:p>109253</text:p>
          </table:table-cell>
          <table:table-cell/>
          <table:table-cell table:formula="of:=AVERAGE([.C16];[.F16];[.I16];[.L16];[.O16])" office:value-type="float" office:value="108845" calcext:value-type="float">
            <text:p>108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46997" calcext:value-type="float">
            <text:p>1646997</text:p>
          </table:table-cell>
          <table:table-cell table:formula="of:=[.B17]-[.B16]" office:value-type="float" office:value="111605" calcext:value-type="float">
            <text:p>111605</text:p>
          </table:table-cell>
          <table:table-cell/>
          <table:table-cell office:value-type="float" office:value="1579508" calcext:value-type="float">
            <text:p>1579508</text:p>
          </table:table-cell>
          <table:table-cell table:formula="of:=[.E17]-[.E16]" office:value-type="float" office:value="104389" calcext:value-type="float">
            <text:p>104389</text:p>
          </table:table-cell>
          <table:table-cell/>
          <table:table-cell office:value-type="float" office:value="1706431" calcext:value-type="float">
            <text:p>1706431</text:p>
          </table:table-cell>
          <table:table-cell table:formula="of:=[.H17]-[.H16]" office:value-type="float" office:value="109936" calcext:value-type="float">
            <text:p>109936</text:p>
          </table:table-cell>
          <table:table-cell/>
          <table:table-cell office:value-type="float" office:value="1587117" calcext:value-type="float">
            <text:p>1587117</text:p>
          </table:table-cell>
          <table:table-cell table:formula="of:=[.K17]-[.K16]" office:value-type="float" office:value="109474" calcext:value-type="float">
            <text:p>109474</text:p>
          </table:table-cell>
          <table:table-cell/>
          <table:table-cell office:value-type="float" office:value="1637389" calcext:value-type="float">
            <text:p>1637389</text:p>
          </table:table-cell>
          <table:table-cell table:formula="of:=[.N17]-[.N16]" office:value-type="float" office:value="108274" calcext:value-type="float">
            <text:p>108274</text:p>
          </table:table-cell>
          <table:table-cell/>
          <table:table-cell table:formula="of:=AVERAGE([.C17];[.F17];[.I17];[.L17];[.O17])" office:value-type="float" office:value="108735.6" calcext:value-type="float">
            <text:p>108735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58959" calcext:value-type="float">
            <text:p>1758959</text:p>
          </table:table-cell>
          <table:table-cell table:formula="of:=[.B18]-[.B17]" office:value-type="float" office:value="111962" calcext:value-type="float">
            <text:p>111962</text:p>
          </table:table-cell>
          <table:table-cell/>
          <table:table-cell office:value-type="float" office:value="1685714" calcext:value-type="float">
            <text:p>1685714</text:p>
          </table:table-cell>
          <table:table-cell table:formula="of:=[.E18]-[.E17]" office:value-type="float" office:value="106206" calcext:value-type="float">
            <text:p>106206</text:p>
          </table:table-cell>
          <table:table-cell/>
          <table:table-cell office:value-type="float" office:value="1816961" calcext:value-type="float">
            <text:p>1816961</text:p>
          </table:table-cell>
          <table:table-cell table:formula="of:=[.H18]-[.H17]" office:value-type="float" office:value="110530" calcext:value-type="float">
            <text:p>110530</text:p>
          </table:table-cell>
          <table:table-cell/>
          <table:table-cell office:value-type="float" office:value="1696093" calcext:value-type="float">
            <text:p>1696093</text:p>
          </table:table-cell>
          <table:table-cell table:formula="of:=[.K18]-[.K17]" office:value-type="float" office:value="108976" calcext:value-type="float">
            <text:p>108976</text:p>
          </table:table-cell>
          <table:table-cell/>
          <table:table-cell office:value-type="float" office:value="1746717" calcext:value-type="float">
            <text:p>1746717</text:p>
          </table:table-cell>
          <table:table-cell table:formula="of:=[.N18]-[.N17]" office:value-type="float" office:value="109328" calcext:value-type="float">
            <text:p>109328</text:p>
          </table:table-cell>
          <table:table-cell/>
          <table:table-cell table:formula="of:=AVERAGE([.C18];[.F18];[.I18];[.L18];[.O18])" office:value-type="float" office:value="109400.4" calcext:value-type="float">
            <text:p>109400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70762" calcext:value-type="float">
            <text:p>1870762</text:p>
          </table:table-cell>
          <table:table-cell table:formula="of:=[.B19]-[.B18]" office:value-type="float" office:value="111803" calcext:value-type="float">
            <text:p>111803</text:p>
          </table:table-cell>
          <table:table-cell/>
          <table:table-cell office:value-type="float" office:value="1790256" calcext:value-type="float">
            <text:p>1790256</text:p>
          </table:table-cell>
          <table:table-cell table:formula="of:=[.E19]-[.E18]" office:value-type="float" office:value="104542" calcext:value-type="float">
            <text:p>104542</text:p>
          </table:table-cell>
          <table:table-cell/>
          <table:table-cell office:value-type="float" office:value="1927114" calcext:value-type="float">
            <text:p>1927114</text:p>
          </table:table-cell>
          <table:table-cell table:formula="of:=[.H19]-[.H18]" office:value-type="float" office:value="110153" calcext:value-type="float">
            <text:p>110153</text:p>
          </table:table-cell>
          <table:table-cell/>
          <table:table-cell office:value-type="float" office:value="1804813" calcext:value-type="float">
            <text:p>1804813</text:p>
          </table:table-cell>
          <table:table-cell table:formula="of:=[.K19]-[.K18]" office:value-type="float" office:value="108720" calcext:value-type="float">
            <text:p>108720</text:p>
          </table:table-cell>
          <table:table-cell/>
          <table:table-cell office:value-type="float" office:value="1855564" calcext:value-type="float">
            <text:p>1855564</text:p>
          </table:table-cell>
          <table:table-cell table:formula="of:=[.N19]-[.N18]" office:value-type="float" office:value="108847" calcext:value-type="float">
            <text:p>108847</text:p>
          </table:table-cell>
          <table:table-cell/>
          <table:table-cell table:formula="of:=AVERAGE([.C19];[.F19];[.I19];[.L19];[.O19])" office:value-type="float" office:value="108813" calcext:value-type="float">
            <text:p>1088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81736" calcext:value-type="float">
            <text:p>1981736</text:p>
          </table:table-cell>
          <table:table-cell table:formula="of:=[.B20]-[.B19]" office:value-type="float" office:value="110974" calcext:value-type="float">
            <text:p>110974</text:p>
          </table:table-cell>
          <table:table-cell/>
          <table:table-cell office:value-type="float" office:value="1895476" calcext:value-type="float">
            <text:p>1895476</text:p>
          </table:table-cell>
          <table:table-cell table:formula="of:=[.E20]-[.E19]" office:value-type="float" office:value="105220" calcext:value-type="float">
            <text:p>105220</text:p>
          </table:table-cell>
          <table:table-cell/>
          <table:table-cell office:value-type="float" office:value="2037512" calcext:value-type="float">
            <text:p>2037512</text:p>
          </table:table-cell>
          <table:table-cell table:formula="of:=[.H20]-[.H19]" office:value-type="float" office:value="110398" calcext:value-type="float">
            <text:p>110398</text:p>
          </table:table-cell>
          <table:table-cell/>
          <table:table-cell office:value-type="float" office:value="1913889" calcext:value-type="float">
            <text:p>1913889</text:p>
          </table:table-cell>
          <table:table-cell table:formula="of:=[.K20]-[.K19]" office:value-type="float" office:value="109076" calcext:value-type="float">
            <text:p>109076</text:p>
          </table:table-cell>
          <table:table-cell/>
          <table:table-cell office:value-type="float" office:value="1965026" calcext:value-type="float">
            <text:p>1965026</text:p>
          </table:table-cell>
          <table:table-cell table:formula="of:=[.N20]-[.N19]" office:value-type="float" office:value="109462" calcext:value-type="float">
            <text:p>109462</text:p>
          </table:table-cell>
          <table:table-cell/>
          <table:table-cell table:formula="of:=AVERAGE([.C20];[.F20];[.I20];[.L20];[.O20])" office:value-type="float" office:value="109026" calcext:value-type="float">
            <text:p>1090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90817" calcext:value-type="float">
            <text:p>2090817</text:p>
          </table:table-cell>
          <table:table-cell table:formula="of:=[.B21]-[.B20]" office:value-type="float" office:value="109081" calcext:value-type="float">
            <text:p>109081</text:p>
          </table:table-cell>
          <table:table-cell/>
          <table:table-cell office:value-type="float" office:value="2000500" calcext:value-type="float">
            <text:p>2000500</text:p>
          </table:table-cell>
          <table:table-cell table:formula="of:=[.E21]-[.E20]" office:value-type="float" office:value="105024" calcext:value-type="float">
            <text:p>105024</text:p>
          </table:table-cell>
          <table:table-cell/>
          <table:table-cell office:value-type="float" office:value="2147102" calcext:value-type="float">
            <text:p>2147102</text:p>
          </table:table-cell>
          <table:table-cell table:formula="of:=[.H21]-[.H20]" office:value-type="float" office:value="109590" calcext:value-type="float">
            <text:p>109590</text:p>
          </table:table-cell>
          <table:table-cell/>
          <table:table-cell office:value-type="float" office:value="2023734" calcext:value-type="float">
            <text:p>2023734</text:p>
          </table:table-cell>
          <table:table-cell table:formula="of:=[.K21]-[.K20]" office:value-type="float" office:value="109845" calcext:value-type="float">
            <text:p>109845</text:p>
          </table:table-cell>
          <table:table-cell/>
          <table:table-cell office:value-type="float" office:value="2074217" calcext:value-type="float">
            <text:p>2074217</text:p>
          </table:table-cell>
          <table:table-cell table:formula="of:=[.N21]-[.N20]" office:value-type="float" office:value="109191" calcext:value-type="float">
            <text:p>109191</text:p>
          </table:table-cell>
          <table:table-cell/>
          <table:table-cell table:formula="of:=AVERAGE([.C21];[.F21];[.I21];[.L21];[.O21])" office:value-type="float" office:value="108546.2" calcext:value-type="float">
            <text:p>108546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1579" calcext:value-type="float">
            <text:p>2201579</text:p>
          </table:table-cell>
          <table:table-cell table:formula="of:=[.B22]-[.B21]" office:value-type="float" office:value="110762" calcext:value-type="float">
            <text:p>110762</text:p>
          </table:table-cell>
          <table:table-cell/>
          <table:table-cell office:value-type="float" office:value="2104868" calcext:value-type="float">
            <text:p>2104868</text:p>
          </table:table-cell>
          <table:table-cell table:formula="of:=[.E22]-[.E21]" office:value-type="float" office:value="104368" calcext:value-type="float">
            <text:p>104368</text:p>
          </table:table-cell>
          <table:table-cell/>
          <table:table-cell office:value-type="float" office:value="2256688" calcext:value-type="float">
            <text:p>2256688</text:p>
          </table:table-cell>
          <table:table-cell table:formula="of:=[.H22]-[.H21]" office:value-type="float" office:value="109586" calcext:value-type="float">
            <text:p>109586</text:p>
          </table:table-cell>
          <table:table-cell/>
          <table:table-cell office:value-type="float" office:value="2131515" calcext:value-type="float">
            <text:p>2131515</text:p>
          </table:table-cell>
          <table:table-cell table:formula="of:=[.K22]-[.K21]" office:value-type="float" office:value="107781" calcext:value-type="float">
            <text:p>107781</text:p>
          </table:table-cell>
          <table:table-cell/>
          <table:table-cell office:value-type="float" office:value="2182499" calcext:value-type="float">
            <text:p>2182499</text:p>
          </table:table-cell>
          <table:table-cell table:formula="of:=[.N22]-[.N21]" office:value-type="float" office:value="108282" calcext:value-type="float">
            <text:p>108282</text:p>
          </table:table-cell>
          <table:table-cell/>
          <table:table-cell table:formula="of:=AVERAGE([.C22];[.F22];[.I22];[.L22];[.O22])" office:value-type="float" office:value="108155.8" calcext:value-type="float">
            <text:p>108155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11479" calcext:value-type="float">
            <text:p>2311479</text:p>
          </table:table-cell>
          <table:table-cell table:formula="of:=[.B23]-[.B22]" office:value-type="float" office:value="109900" calcext:value-type="float">
            <text:p>109900</text:p>
          </table:table-cell>
          <table:table-cell/>
          <table:table-cell office:value-type="float" office:value="2209083" calcext:value-type="float">
            <text:p>2209083</text:p>
          </table:table-cell>
          <table:table-cell table:formula="of:=[.E23]-[.E22]" office:value-type="float" office:value="104215" calcext:value-type="float">
            <text:p>104215</text:p>
          </table:table-cell>
          <table:table-cell/>
          <table:table-cell office:value-type="float" office:value="2367073" calcext:value-type="float">
            <text:p>2367073</text:p>
          </table:table-cell>
          <table:table-cell table:formula="of:=[.H23]-[.H22]" office:value-type="float" office:value="110385" calcext:value-type="float">
            <text:p>110385</text:p>
          </table:table-cell>
          <table:table-cell/>
          <table:table-cell office:value-type="float" office:value="2241043" calcext:value-type="float">
            <text:p>2241043</text:p>
          </table:table-cell>
          <table:table-cell table:formula="of:=[.K23]-[.K22]" office:value-type="float" office:value="109528" calcext:value-type="float">
            <text:p>109528</text:p>
          </table:table-cell>
          <table:table-cell/>
          <table:table-cell office:value-type="float" office:value="2290630" calcext:value-type="float">
            <text:p>2290630</text:p>
          </table:table-cell>
          <table:table-cell table:formula="of:=[.N23]-[.N22]" office:value-type="float" office:value="108131" calcext:value-type="float">
            <text:p>108131</text:p>
          </table:table-cell>
          <table:table-cell/>
          <table:table-cell table:formula="of:=AVERAGE([.C23];[.F23];[.I23];[.L23];[.O23])" office:value-type="float" office:value="108431.8" calcext:value-type="float">
            <text:p>10843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24161" calcext:value-type="float">
            <text:p>2424161</text:p>
          </table:table-cell>
          <table:table-cell table:formula="of:=[.B24]-[.B23]" office:value-type="float" office:value="112682" calcext:value-type="float">
            <text:p>112682</text:p>
          </table:table-cell>
          <table:table-cell/>
          <table:table-cell office:value-type="float" office:value="2314460" calcext:value-type="float">
            <text:p>2314460</text:p>
          </table:table-cell>
          <table:table-cell table:formula="of:=[.E24]-[.E23]" office:value-type="float" office:value="105377" calcext:value-type="float">
            <text:p>105377</text:p>
          </table:table-cell>
          <table:table-cell/>
          <table:table-cell office:value-type="float" office:value="2477269" calcext:value-type="float">
            <text:p>2477269</text:p>
          </table:table-cell>
          <table:table-cell table:formula="of:=[.H24]-[.H23]" office:value-type="float" office:value="110196" calcext:value-type="float">
            <text:p>110196</text:p>
          </table:table-cell>
          <table:table-cell/>
          <table:table-cell office:value-type="float" office:value="2349505" calcext:value-type="float">
            <text:p>2349505</text:p>
          </table:table-cell>
          <table:table-cell table:formula="of:=[.K24]-[.K23]" office:value-type="float" office:value="108462" calcext:value-type="float">
            <text:p>108462</text:p>
          </table:table-cell>
          <table:table-cell/>
          <table:table-cell office:value-type="float" office:value="2399516" calcext:value-type="float">
            <text:p>2399516</text:p>
          </table:table-cell>
          <table:table-cell table:formula="of:=[.N24]-[.N23]" office:value-type="float" office:value="108886" calcext:value-type="float">
            <text:p>108886</text:p>
          </table:table-cell>
          <table:table-cell/>
          <table:table-cell table:formula="of:=AVERAGE([.C24];[.F24];[.I24];[.L24];[.O24])" office:value-type="float" office:value="109120.6" calcext:value-type="float">
            <text:p>109120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36114" calcext:value-type="float">
            <text:p>2536114</text:p>
          </table:table-cell>
          <table:table-cell table:formula="of:=[.B25]-[.B24]" office:value-type="float" office:value="111953" calcext:value-type="float">
            <text:p>111953</text:p>
          </table:table-cell>
          <table:table-cell/>
          <table:table-cell office:value-type="float" office:value="2419436" calcext:value-type="float">
            <text:p>2419436</text:p>
          </table:table-cell>
          <table:table-cell table:formula="of:=[.E25]-[.E24]" office:value-type="float" office:value="104976" calcext:value-type="float">
            <text:p>104976</text:p>
          </table:table-cell>
          <table:table-cell/>
          <table:table-cell office:value-type="float" office:value="2586117" calcext:value-type="float">
            <text:p>2586117</text:p>
          </table:table-cell>
          <table:table-cell table:formula="of:=[.H25]-[.H24]" office:value-type="float" office:value="108848" calcext:value-type="float">
            <text:p>108848</text:p>
          </table:table-cell>
          <table:table-cell/>
          <table:table-cell office:value-type="float" office:value="2458555" calcext:value-type="float">
            <text:p>2458555</text:p>
          </table:table-cell>
          <table:table-cell table:formula="of:=[.K25]-[.K24]" office:value-type="float" office:value="109050" calcext:value-type="float">
            <text:p>109050</text:p>
          </table:table-cell>
          <table:table-cell/>
          <table:table-cell office:value-type="float" office:value="2508443" calcext:value-type="float">
            <text:p>2508443</text:p>
          </table:table-cell>
          <table:table-cell table:formula="of:=[.N25]-[.N24]" office:value-type="float" office:value="108927" calcext:value-type="float">
            <text:p>108927</text:p>
          </table:table-cell>
          <table:table-cell/>
          <table:table-cell table:formula="of:=AVERAGE([.C25];[.F25];[.I25];[.L25];[.O25])" office:value-type="float" office:value="108750.8" calcext:value-type="float">
            <text:p>10875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44550" calcext:value-type="float">
            <text:p>2644550</text:p>
          </table:table-cell>
          <table:table-cell table:formula="of:=[.B26]-[.B25]" office:value-type="float" office:value="108436" calcext:value-type="float">
            <text:p>108436</text:p>
          </table:table-cell>
          <table:table-cell/>
          <table:table-cell office:value-type="float" office:value="2524761" calcext:value-type="float">
            <text:p>2524761</text:p>
          </table:table-cell>
          <table:table-cell table:formula="of:=[.E26]-[.E25]" office:value-type="float" office:value="105325" calcext:value-type="float">
            <text:p>105325</text:p>
          </table:table-cell>
          <table:table-cell/>
          <table:table-cell office:value-type="float" office:value="2696240" calcext:value-type="float">
            <text:p>2696240</text:p>
          </table:table-cell>
          <table:table-cell table:formula="of:=[.H26]-[.H25]" office:value-type="float" office:value="110123" calcext:value-type="float">
            <text:p>110123</text:p>
          </table:table-cell>
          <table:table-cell/>
          <table:table-cell office:value-type="float" office:value="2567543" calcext:value-type="float">
            <text:p>2567543</text:p>
          </table:table-cell>
          <table:table-cell table:formula="of:=[.K26]-[.K25]" office:value-type="float" office:value="108988" calcext:value-type="float">
            <text:p>108988</text:p>
          </table:table-cell>
          <table:table-cell/>
          <table:table-cell office:value-type="float" office:value="2618376" calcext:value-type="float">
            <text:p>2618376</text:p>
          </table:table-cell>
          <table:table-cell table:formula="of:=[.N26]-[.N25]" office:value-type="float" office:value="109933" calcext:value-type="float">
            <text:p>109933</text:p>
          </table:table-cell>
          <table:table-cell/>
          <table:table-cell table:formula="of:=AVERAGE([.C26];[.F26];[.I26];[.L26];[.O26])" office:value-type="float" office:value="108561" calcext:value-type="float">
            <text:p>1085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54968" calcext:value-type="float">
            <text:p>2754968</text:p>
          </table:table-cell>
          <table:table-cell table:formula="of:=[.B27]-[.B26]" office:value-type="float" office:value="110418" calcext:value-type="float">
            <text:p>110418</text:p>
          </table:table-cell>
          <table:table-cell/>
          <table:table-cell office:value-type="float" office:value="2629102" calcext:value-type="float">
            <text:p>2629102</text:p>
          </table:table-cell>
          <table:table-cell table:formula="of:=[.E27]-[.E26]" office:value-type="float" office:value="104341" calcext:value-type="float">
            <text:p>104341</text:p>
          </table:table-cell>
          <table:table-cell/>
          <table:table-cell office:value-type="float" office:value="2806178" calcext:value-type="float">
            <text:p>2806178</text:p>
          </table:table-cell>
          <table:table-cell table:formula="of:=[.H27]-[.H26]" office:value-type="float" office:value="109938" calcext:value-type="float">
            <text:p>109938</text:p>
          </table:table-cell>
          <table:table-cell/>
          <table:table-cell office:value-type="float" office:value="2676932" calcext:value-type="float">
            <text:p>2676932</text:p>
          </table:table-cell>
          <table:table-cell table:formula="of:=[.K27]-[.K26]" office:value-type="float" office:value="109389" calcext:value-type="float">
            <text:p>109389</text:p>
          </table:table-cell>
          <table:table-cell/>
          <table:table-cell office:value-type="float" office:value="2727789" calcext:value-type="float">
            <text:p>2727789</text:p>
          </table:table-cell>
          <table:table-cell table:formula="of:=[.N27]-[.N26]" office:value-type="float" office:value="109413" calcext:value-type="float">
            <text:p>109413</text:p>
          </table:table-cell>
          <table:table-cell/>
          <table:table-cell table:formula="of:=AVERAGE([.C27];[.F27];[.I27];[.L27];[.O27])" office:value-type="float" office:value="108699.8" calcext:value-type="float">
            <text:p>108699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65800" calcext:value-type="float">
            <text:p>2865800</text:p>
          </table:table-cell>
          <table:table-cell table:formula="of:=[.B28]-[.B27]" office:value-type="float" office:value="110832" calcext:value-type="float">
            <text:p>110832</text:p>
          </table:table-cell>
          <table:table-cell/>
          <table:table-cell office:value-type="float" office:value="2733561" calcext:value-type="float">
            <text:p>2733561</text:p>
          </table:table-cell>
          <table:table-cell table:formula="of:=[.E28]-[.E27]" office:value-type="float" office:value="104459" calcext:value-type="float">
            <text:p>104459</text:p>
          </table:table-cell>
          <table:table-cell/>
          <table:table-cell office:value-type="float" office:value="2916321" calcext:value-type="float">
            <text:p>2916321</text:p>
          </table:table-cell>
          <table:table-cell table:formula="of:=[.H28]-[.H27]" office:value-type="float" office:value="110143" calcext:value-type="float">
            <text:p>110143</text:p>
          </table:table-cell>
          <table:table-cell/>
          <table:table-cell office:value-type="float" office:value="2786150" calcext:value-type="float">
            <text:p>2786150</text:p>
          </table:table-cell>
          <table:table-cell table:formula="of:=[.K28]-[.K27]" office:value-type="float" office:value="109218" calcext:value-type="float">
            <text:p>109218</text:p>
          </table:table-cell>
          <table:table-cell/>
          <table:table-cell office:value-type="float" office:value="2834726" calcext:value-type="float">
            <text:p>2834726</text:p>
          </table:table-cell>
          <table:table-cell table:formula="of:=[.N28]-[.N27]" office:value-type="float" office:value="106937" calcext:value-type="float">
            <text:p>106937</text:p>
          </table:table-cell>
          <table:table-cell/>
          <table:table-cell table:formula="of:=AVERAGE([.C28];[.F28];[.I28];[.L28];[.O28])" office:value-type="float" office:value="108317.8" calcext:value-type="float">
            <text:p>108317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978029" calcext:value-type="float">
            <text:p>2978029</text:p>
          </table:table-cell>
          <table:table-cell table:formula="of:=[.B29]-[.B28]" office:value-type="float" office:value="112229" calcext:value-type="float">
            <text:p>112229</text:p>
          </table:table-cell>
          <table:table-cell/>
          <table:table-cell office:value-type="float" office:value="2838320" calcext:value-type="float">
            <text:p>2838320</text:p>
          </table:table-cell>
          <table:table-cell table:formula="of:=[.E29]-[.E28]" office:value-type="float" office:value="104759" calcext:value-type="float">
            <text:p>104759</text:p>
          </table:table-cell>
          <table:table-cell/>
          <table:table-cell office:value-type="float" office:value="3026493" calcext:value-type="float">
            <text:p>3026493</text:p>
          </table:table-cell>
          <table:table-cell table:formula="of:=[.H29]-[.H28]" office:value-type="float" office:value="110172" calcext:value-type="float">
            <text:p>110172</text:p>
          </table:table-cell>
          <table:table-cell/>
          <table:table-cell office:value-type="float" office:value="2894047" calcext:value-type="float">
            <text:p>2894047</text:p>
          </table:table-cell>
          <table:table-cell table:formula="of:=[.K29]-[.K28]" office:value-type="float" office:value="107897" calcext:value-type="float">
            <text:p>107897</text:p>
          </table:table-cell>
          <table:table-cell/>
          <table:table-cell office:value-type="float" office:value="2943811" calcext:value-type="float">
            <text:p>2943811</text:p>
          </table:table-cell>
          <table:table-cell table:formula="of:=[.N29]-[.N28]" office:value-type="float" office:value="109085" calcext:value-type="float">
            <text:p>109085</text:p>
          </table:table-cell>
          <table:table-cell/>
          <table:table-cell table:formula="of:=AVERAGE([.C29];[.F29];[.I29];[.L29];[.O29])" office:value-type="float" office:value="108828.4" calcext:value-type="float">
            <text:p>108828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9014" calcext:value-type="float">
            <text:p>3089014</text:p>
          </table:table-cell>
          <table:table-cell table:formula="of:=[.B30]-[.B29]" office:value-type="float" office:value="110985" calcext:value-type="float">
            <text:p>110985</text:p>
          </table:table-cell>
          <table:table-cell/>
          <table:table-cell office:value-type="float" office:value="2943221" calcext:value-type="float">
            <text:p>2943221</text:p>
          </table:table-cell>
          <table:table-cell table:formula="of:=[.E30]-[.E29]" office:value-type="float" office:value="104901" calcext:value-type="float">
            <text:p>104901</text:p>
          </table:table-cell>
          <table:table-cell/>
          <table:table-cell office:value-type="float" office:value="3136512" calcext:value-type="float">
            <text:p>3136512</text:p>
          </table:table-cell>
          <table:table-cell table:formula="of:=[.H30]-[.H29]" office:value-type="float" office:value="110019" calcext:value-type="float">
            <text:p>110019</text:p>
          </table:table-cell>
          <table:table-cell/>
          <table:table-cell office:value-type="float" office:value="3002914" calcext:value-type="float">
            <text:p>3002914</text:p>
          </table:table-cell>
          <table:table-cell table:formula="of:=[.K30]-[.K29]" office:value-type="float" office:value="108867" calcext:value-type="float">
            <text:p>108867</text:p>
          </table:table-cell>
          <table:table-cell/>
          <table:table-cell office:value-type="float" office:value="3052414" calcext:value-type="float">
            <text:p>3052414</text:p>
          </table:table-cell>
          <table:table-cell table:formula="of:=[.N30]-[.N29]" office:value-type="float" office:value="108603" calcext:value-type="float">
            <text:p>108603</text:p>
          </table:table-cell>
          <table:table-cell/>
          <table:table-cell table:formula="of:=AVERAGE([.C30];[.F30];[.I30];[.L30];[.O30])" office:value-type="float" office:value="108675" calcext:value-type="float">
            <text:p>1086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00706" calcext:value-type="float">
            <text:p>3200706</text:p>
          </table:table-cell>
          <table:table-cell table:formula="of:=[.B31]-[.B30]" office:value-type="float" office:value="111692" calcext:value-type="float">
            <text:p>111692</text:p>
          </table:table-cell>
          <table:table-cell/>
          <table:table-cell office:value-type="float" office:value="3047237" calcext:value-type="float">
            <text:p>3047237</text:p>
          </table:table-cell>
          <table:table-cell table:formula="of:=[.E31]-[.E30]" office:value-type="float" office:value="104016" calcext:value-type="float">
            <text:p>104016</text:p>
          </table:table-cell>
          <table:table-cell/>
          <table:table-cell office:value-type="float" office:value="3246476" calcext:value-type="float">
            <text:p>3246476</text:p>
          </table:table-cell>
          <table:table-cell table:formula="of:=[.H31]-[.H30]" office:value-type="float" office:value="109964" calcext:value-type="float">
            <text:p>109964</text:p>
          </table:table-cell>
          <table:table-cell/>
          <table:table-cell office:value-type="float" office:value="3112008" calcext:value-type="float">
            <text:p>3112008</text:p>
          </table:table-cell>
          <table:table-cell table:formula="of:=[.K31]-[.K30]" office:value-type="float" office:value="109094" calcext:value-type="float">
            <text:p>109094</text:p>
          </table:table-cell>
          <table:table-cell/>
          <table:table-cell office:value-type="float" office:value="3160356" calcext:value-type="float">
            <text:p>3160356</text:p>
          </table:table-cell>
          <table:table-cell table:formula="of:=[.N31]-[.N30]" office:value-type="float" office:value="107942" calcext:value-type="float">
            <text:p>107942</text:p>
          </table:table-cell>
          <table:table-cell/>
          <table:table-cell table:formula="of:=AVERAGE([.C31];[.F31];[.I31];[.L31];[.O31])" office:value-type="float" office:value="108541.6" calcext:value-type="float">
            <text:p>10854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92183" calcext:value-type="float">
            <text:p>3292183</text:p>
          </table:table-cell>
          <table:table-cell table:formula="of:=[.B32]-[.B31]" office:value-type="float" office:value="91477" calcext:value-type="float">
            <text:p>91477</text:p>
          </table:table-cell>
          <table:table-cell/>
          <table:table-cell office:value-type="float" office:value="3138117" calcext:value-type="float">
            <text:p>3138117</text:p>
          </table:table-cell>
          <table:table-cell table:formula="of:=[.E32]-[.E31]" office:value-type="float" office:value="90880" calcext:value-type="float">
            <text:p>90880</text:p>
          </table:table-cell>
          <table:table-cell/>
          <table:table-cell office:value-type="float" office:value="3345793" calcext:value-type="float">
            <text:p>3345793</text:p>
          </table:table-cell>
          <table:table-cell table:formula="of:=[.H32]-[.H31]" office:value-type="float" office:value="99317" calcext:value-type="float">
            <text:p>99317</text:p>
          </table:table-cell>
          <table:table-cell/>
          <table:table-cell office:value-type="float" office:value="3210665" calcext:value-type="float">
            <text:p>3210665</text:p>
          </table:table-cell>
          <table:table-cell table:formula="of:=[.K32]-[.K31]" office:value-type="float" office:value="98657" calcext:value-type="float">
            <text:p>98657</text:p>
          </table:table-cell>
          <table:table-cell/>
          <table:table-cell office:value-type="float" office:value="3258665" calcext:value-type="float">
            <text:p>3258665</text:p>
          </table:table-cell>
          <table:table-cell table:formula="of:=[.N32]-[.N31]" office:value-type="float" office:value="98309" calcext:value-type="float">
            <text:p>98309</text:p>
          </table:table-cell>
          <table:table-cell/>
          <table:table-cell table:formula="of:=AVERAGE([.C32];[.F32];[.I32];[.L32];[.O32])" office:value-type="float" office:value="95728" calcext:value-type="float">
            <text:p>95728</text:p>
          </table:table-cell>
        </table:table-row>
      </table:table>
      <table:table table:name="Perfcake 2.4" table:style-name="ta1">
        <table:shapes>
          <draw:frame draw:z-index="0" draw:style-name="gr1" draw:text-style-name="P1" svg:width="9in" svg:height="4in" svg:x="2.6665in" svg:y="0in">
            <draw:object draw:notify-on-update-of-ranges="'Perfcake 2.4'.A1:'Perfcake 2.4'.A1 'Perfcake 2.4'.B1:'Perfcake 2.4'.B1 'Perfcake 2.4'.A2:'Perfcake 2.4'.A2 'Perfcake 2.4'.B2:'Perfcake 2.4'.B2 'Perfcake 2.4'.A3:'Perfcake 2.4'.A3 'Perfcake 2.4'.B3:'Perfcake 2.4'.B3 'Perfcake 2.4'.A4:'Perfcake 2.4'.A4 'Perfcake 2.4'.B4:'Perfcake 2.4'.B4 'Perfcake 2.4'.A5:'Perfcake 2.4'.A5 'Perfcake 2.4'.B5:'Perfcake 2.4'.B5 'Perfcake 2.4'.A6:'Perfcake 2.4'.A6 'Perfcake 2.4'.B6:'Perfcake 2.4'.B6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07975" calcext:value-type="float">
            <text:p>3307975</text:p>
          </table:table-cell>
          <table:table-cell table:formula="of:=[.B1]/300" office:value-type="float" office:value="11026.5833333333" calcext:value-type="float">
            <text:p>11026.5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41591" calcext:value-type="float">
            <text:p>3341591</text:p>
          </table:table-cell>
          <table:table-cell table:formula="of:=[.B2]/300" office:value-type="float" office:value="11138.6366666667" calcext:value-type="float">
            <text:p>11138.6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48483" calcext:value-type="float">
            <text:p>3148483</text:p>
          </table:table-cell>
          <table:table-cell table:formula="of:=[.B3]/300" office:value-type="float" office:value="10494.9433333333" calcext:value-type="float">
            <text:p>10494.9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32159" calcext:value-type="float">
            <text:p>3232159</text:p>
          </table:table-cell>
          <table:table-cell table:formula="of:=[.B4]/300" office:value-type="float" office:value="10773.8633333333" calcext:value-type="float">
            <text:p>10773.8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60903" calcext:value-type="float">
            <text:p>3160903</text:p>
          </table:table-cell>
          <table:table-cell table:formula="of:=[.B5]/300" office:value-type="float" office:value="10536.3433333333" calcext:value-type="float">
            <text:p>10536.34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38222.2" calcext:value-type="float">
            <text:p>3238222.2</text:p>
          </table:table-cell>
          <table:table-cell table:formula="of:=[.B6]/300" office:value-type="float" office:value="10794.074" calcext:value-type="float">
            <text:p>10794.07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93108" calcext:value-type="float">
            <text:p>193108</text:p>
          </table:table-cell>
          <table:table-cell table:style-name="Default"/>
        </table:table-row>
      </table:table>
      <table:table table:name="Perfcake 2.4 distr" table:style-name="ta1">
        <table:shapes>
          <draw:frame draw:z-index="0" draw:style-name="gr1" draw:text-style-name="P1" svg:width="9in" svg:height="4in" svg:x="2.9413in" svg:y="3.1843in">
            <draw:object draw:notify-on-update-of-ranges="'Perfcake 2.4 distr'.A2:'Perfcake 2.4 distr'.A32 'Perfcake 2.4 distr'.Q2:'Perfcake 2.4 distr'.Q32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856" calcext:value-type="float">
            <text:p>126856</text:p>
          </table:table-cell>
          <table:table-cell table:formula="of:=[.B3]-[.B2]" office:value-type="float" office:value="126856" calcext:value-type="float">
            <text:p>126856</text:p>
          </table:table-cell>
          <table:table-cell/>
          <table:table-cell office:value-type="float" office:value="134955" calcext:value-type="float">
            <text:p>134955</text:p>
          </table:table-cell>
          <table:table-cell table:formula="of:=[.E3]-[.E2]" office:value-type="float" office:value="134955" calcext:value-type="float">
            <text:p>134955</text:p>
          </table:table-cell>
          <table:table-cell/>
          <table:table-cell office:value-type="float" office:value="53954" calcext:value-type="float">
            <text:p>53954</text:p>
          </table:table-cell>
          <table:table-cell table:formula="of:=[.H3]-[.H2]" office:value-type="float" office:value="53954" calcext:value-type="float">
            <text:p>53954</text:p>
          </table:table-cell>
          <table:table-cell/>
          <table:table-cell office:value-type="float" office:value="77247" calcext:value-type="float">
            <text:p>77247</text:p>
          </table:table-cell>
          <table:table-cell table:formula="of:=[.K3]-[.K2]" office:value-type="float" office:value="77247" calcext:value-type="float">
            <text:p>77247</text:p>
          </table:table-cell>
          <table:table-cell/>
          <table:table-cell office:value-type="float" office:value="77705" calcext:value-type="float">
            <text:p>77705</text:p>
          </table:table-cell>
          <table:table-cell table:formula="of:=[.N3]-[.N2]" office:value-type="float" office:value="77705" calcext:value-type="float">
            <text:p>77705</text:p>
          </table:table-cell>
          <table:table-cell/>
          <table:table-cell table:formula="of:=AVERAGE([.C3];[.F3];[.I3];[.L3];[.O3])" office:value-type="float" office:value="94143.4" calcext:value-type="float">
            <text:p>94143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657" calcext:value-type="float">
            <text:p>252657</text:p>
          </table:table-cell>
          <table:table-cell table:formula="of:=[.B4]-[.B3]" office:value-type="float" office:value="125801" calcext:value-type="float">
            <text:p>125801</text:p>
          </table:table-cell>
          <table:table-cell/>
          <table:table-cell office:value-type="float" office:value="248233" calcext:value-type="float">
            <text:p>248233</text:p>
          </table:table-cell>
          <table:table-cell table:formula="of:=[.E4]-[.E3]" office:value-type="float" office:value="113278" calcext:value-type="float">
            <text:p>113278</text:p>
          </table:table-cell>
          <table:table-cell/>
          <table:table-cell office:value-type="float" office:value="111896" calcext:value-type="float">
            <text:p>111896</text:p>
          </table:table-cell>
          <table:table-cell table:formula="of:=[.H4]-[.H3]" office:value-type="float" office:value="57942" calcext:value-type="float">
            <text:p>57942</text:p>
          </table:table-cell>
          <table:table-cell/>
          <table:table-cell office:value-type="float" office:value="152792" calcext:value-type="float">
            <text:p>152792</text:p>
          </table:table-cell>
          <table:table-cell table:formula="of:=[.K4]-[.K3]" office:value-type="float" office:value="75545" calcext:value-type="float">
            <text:p>75545</text:p>
          </table:table-cell>
          <table:table-cell/>
          <table:table-cell office:value-type="float" office:value="152182" calcext:value-type="float">
            <text:p>152182</text:p>
          </table:table-cell>
          <table:table-cell table:formula="of:=[.N4]-[.N3]" office:value-type="float" office:value="74477" calcext:value-type="float">
            <text:p>74477</text:p>
          </table:table-cell>
          <table:table-cell/>
          <table:table-cell table:formula="of:=AVERAGE([.C4];[.F4];[.I4];[.L4];[.O4])" office:value-type="float" office:value="89408.6" calcext:value-type="float">
            <text:p>89408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4565" calcext:value-type="float">
            <text:p>364565</text:p>
          </table:table-cell>
          <table:table-cell table:formula="of:=[.B5]-[.B4]" office:value-type="float" office:value="111908" calcext:value-type="float">
            <text:p>111908</text:p>
          </table:table-cell>
          <table:table-cell/>
          <table:table-cell office:value-type="float" office:value="359369" calcext:value-type="float">
            <text:p>359369</text:p>
          </table:table-cell>
          <table:table-cell table:formula="of:=[.E5]-[.E4]" office:value-type="float" office:value="111136" calcext:value-type="float">
            <text:p>111136</text:p>
          </table:table-cell>
          <table:table-cell/>
          <table:table-cell office:value-type="float" office:value="184340" calcext:value-type="float">
            <text:p>184340</text:p>
          </table:table-cell>
          <table:table-cell table:formula="of:=[.H5]-[.H4]" office:value-type="float" office:value="72444" calcext:value-type="float">
            <text:p>72444</text:p>
          </table:table-cell>
          <table:table-cell/>
          <table:table-cell office:value-type="float" office:value="232303" calcext:value-type="float">
            <text:p>232303</text:p>
          </table:table-cell>
          <table:table-cell table:formula="of:=[.K5]-[.K4]" office:value-type="float" office:value="79511" calcext:value-type="float">
            <text:p>79511</text:p>
          </table:table-cell>
          <table:table-cell/>
          <table:table-cell office:value-type="float" office:value="228432" calcext:value-type="float">
            <text:p>228432</text:p>
          </table:table-cell>
          <table:table-cell table:formula="of:=[.N5]-[.N4]" office:value-type="float" office:value="76250" calcext:value-type="float">
            <text:p>76250</text:p>
          </table:table-cell>
          <table:table-cell/>
          <table:table-cell table:formula="of:=AVERAGE([.C5];[.F5];[.I5];[.L5];[.O5])" office:value-type="float" office:value="90249.8" calcext:value-type="float">
            <text:p>90249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7461" calcext:value-type="float">
            <text:p>477461</text:p>
          </table:table-cell>
          <table:table-cell table:formula="of:=[.B6]-[.B5]" office:value-type="float" office:value="112896" calcext:value-type="float">
            <text:p>112896</text:p>
          </table:table-cell>
          <table:table-cell/>
          <table:table-cell office:value-type="float" office:value="471917" calcext:value-type="float">
            <text:p>471917</text:p>
          </table:table-cell>
          <table:table-cell table:formula="of:=[.E6]-[.E5]" office:value-type="float" office:value="112548" calcext:value-type="float">
            <text:p>112548</text:p>
          </table:table-cell>
          <table:table-cell/>
          <table:table-cell office:value-type="float" office:value="274106" calcext:value-type="float">
            <text:p>274106</text:p>
          </table:table-cell>
          <table:table-cell table:formula="of:=[.H6]-[.H5]" office:value-type="float" office:value="89766" calcext:value-type="float">
            <text:p>89766</text:p>
          </table:table-cell>
          <table:table-cell/>
          <table:table-cell office:value-type="float" office:value="359385" calcext:value-type="float">
            <text:p>359385</text:p>
          </table:table-cell>
          <table:table-cell table:formula="of:=[.K6]-[.K5]" office:value-type="float" office:value="127082" calcext:value-type="float">
            <text:p>127082</text:p>
          </table:table-cell>
          <table:table-cell/>
          <table:table-cell office:value-type="float" office:value="318305" calcext:value-type="float">
            <text:p>318305</text:p>
          </table:table-cell>
          <table:table-cell table:formula="of:=[.N6]-[.N5]" office:value-type="float" office:value="89873" calcext:value-type="float">
            <text:p>89873</text:p>
          </table:table-cell>
          <table:table-cell/>
          <table:table-cell table:formula="of:=AVERAGE([.C6];[.F6];[.I6];[.L6];[.O6])" office:value-type="float" office:value="106433" calcext:value-type="float">
            <text:p>1064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8527" calcext:value-type="float">
            <text:p>588527</text:p>
          </table:table-cell>
          <table:table-cell table:formula="of:=[.B7]-[.B6]" office:value-type="float" office:value="111066" calcext:value-type="float">
            <text:p>111066</text:p>
          </table:table-cell>
          <table:table-cell/>
          <table:table-cell office:value-type="float" office:value="583036" calcext:value-type="float">
            <text:p>583036</text:p>
          </table:table-cell>
          <table:table-cell table:formula="of:=[.E7]-[.E6]" office:value-type="float" office:value="111119" calcext:value-type="float">
            <text:p>111119</text:p>
          </table:table-cell>
          <table:table-cell/>
          <table:table-cell office:value-type="float" office:value="394802" calcext:value-type="float">
            <text:p>394802</text:p>
          </table:table-cell>
          <table:table-cell table:formula="of:=[.H7]-[.H6]" office:value-type="float" office:value="120696" calcext:value-type="float">
            <text:p>120696</text:p>
          </table:table-cell>
          <table:table-cell/>
          <table:table-cell office:value-type="float" office:value="481324" calcext:value-type="float">
            <text:p>481324</text:p>
          </table:table-cell>
          <table:table-cell table:formula="of:=[.K7]-[.K6]" office:value-type="float" office:value="121939" calcext:value-type="float">
            <text:p>121939</text:p>
          </table:table-cell>
          <table:table-cell/>
          <table:table-cell office:value-type="float" office:value="428541" calcext:value-type="float">
            <text:p>428541</text:p>
          </table:table-cell>
          <table:table-cell table:formula="of:=[.N7]-[.N6]" office:value-type="float" office:value="110236" calcext:value-type="float">
            <text:p>110236</text:p>
          </table:table-cell>
          <table:table-cell/>
          <table:table-cell table:formula="of:=AVERAGE([.C7];[.F7];[.I7];[.L7];[.O7])" office:value-type="float" office:value="115011.2" calcext:value-type="float">
            <text:p>115011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1292" calcext:value-type="float">
            <text:p>701292</text:p>
          </table:table-cell>
          <table:table-cell table:formula="of:=[.B8]-[.B7]" office:value-type="float" office:value="112765" calcext:value-type="float">
            <text:p>112765</text:p>
          </table:table-cell>
          <table:table-cell/>
          <table:table-cell office:value-type="float" office:value="692525" calcext:value-type="float">
            <text:p>692525</text:p>
          </table:table-cell>
          <table:table-cell table:formula="of:=[.E8]-[.E7]" office:value-type="float" office:value="109489" calcext:value-type="float">
            <text:p>109489</text:p>
          </table:table-cell>
          <table:table-cell/>
          <table:table-cell office:value-type="float" office:value="520065" calcext:value-type="float">
            <text:p>520065</text:p>
          </table:table-cell>
          <table:table-cell table:formula="of:=[.H8]-[.H7]" office:value-type="float" office:value="125263" calcext:value-type="float">
            <text:p>125263</text:p>
          </table:table-cell>
          <table:table-cell/>
          <table:table-cell office:value-type="float" office:value="597213" calcext:value-type="float">
            <text:p>597213</text:p>
          </table:table-cell>
          <table:table-cell table:formula="of:=[.K8]-[.K7]" office:value-type="float" office:value="115889" calcext:value-type="float">
            <text:p>115889</text:p>
          </table:table-cell>
          <table:table-cell/>
          <table:table-cell office:value-type="float" office:value="538978" calcext:value-type="float">
            <text:p>538978</text:p>
          </table:table-cell>
          <table:table-cell table:formula="of:=[.N8]-[.N7]" office:value-type="float" office:value="110437" calcext:value-type="float">
            <text:p>110437</text:p>
          </table:table-cell>
          <table:table-cell/>
          <table:table-cell table:formula="of:=AVERAGE([.C8];[.F8];[.I8];[.L8];[.O8])" office:value-type="float" office:value="114768.6" calcext:value-type="float">
            <text:p>114768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2233" calcext:value-type="float">
            <text:p>812233</text:p>
          </table:table-cell>
          <table:table-cell table:formula="of:=[.B9]-[.B8]" office:value-type="float" office:value="110941" calcext:value-type="float">
            <text:p>110941</text:p>
          </table:table-cell>
          <table:table-cell/>
          <table:table-cell office:value-type="float" office:value="803167" calcext:value-type="float">
            <text:p>803167</text:p>
          </table:table-cell>
          <table:table-cell table:formula="of:=[.E9]-[.E8]" office:value-type="float" office:value="110642" calcext:value-type="float">
            <text:p>110642</text:p>
          </table:table-cell>
          <table:table-cell/>
          <table:table-cell office:value-type="float" office:value="632784" calcext:value-type="float">
            <text:p>632784</text:p>
          </table:table-cell>
          <table:table-cell table:formula="of:=[.H9]-[.H8]" office:value-type="float" office:value="112719" calcext:value-type="float">
            <text:p>112719</text:p>
          </table:table-cell>
          <table:table-cell/>
          <table:table-cell office:value-type="float" office:value="709953" calcext:value-type="float">
            <text:p>709953</text:p>
          </table:table-cell>
          <table:table-cell table:formula="of:=[.K9]-[.K8]" office:value-type="float" office:value="112740" calcext:value-type="float">
            <text:p>112740</text:p>
          </table:table-cell>
          <table:table-cell/>
          <table:table-cell office:value-type="float" office:value="649427" calcext:value-type="float">
            <text:p>649427</text:p>
          </table:table-cell>
          <table:table-cell table:formula="of:=[.N9]-[.N8]" office:value-type="float" office:value="110449" calcext:value-type="float">
            <text:p>110449</text:p>
          </table:table-cell>
          <table:table-cell/>
          <table:table-cell table:formula="of:=AVERAGE([.C9];[.F9];[.I9];[.L9];[.O9])" office:value-type="float" office:value="111498.2" calcext:value-type="float">
            <text:p>111498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3329" calcext:value-type="float">
            <text:p>923329</text:p>
          </table:table-cell>
          <table:table-cell table:formula="of:=[.B10]-[.B9]" office:value-type="float" office:value="111096" calcext:value-type="float">
            <text:p>111096</text:p>
          </table:table-cell>
          <table:table-cell/>
          <table:table-cell office:value-type="float" office:value="914864" calcext:value-type="float">
            <text:p>914864</text:p>
          </table:table-cell>
          <table:table-cell table:formula="of:=[.E10]-[.E9]" office:value-type="float" office:value="111697" calcext:value-type="float">
            <text:p>111697</text:p>
          </table:table-cell>
          <table:table-cell/>
          <table:table-cell office:value-type="float" office:value="744071" calcext:value-type="float">
            <text:p>744071</text:p>
          </table:table-cell>
          <table:table-cell table:formula="of:=[.H10]-[.H9]" office:value-type="float" office:value="111287" calcext:value-type="float">
            <text:p>111287</text:p>
          </table:table-cell>
          <table:table-cell/>
          <table:table-cell office:value-type="float" office:value="821047" calcext:value-type="float">
            <text:p>821047</text:p>
          </table:table-cell>
          <table:table-cell table:formula="of:=[.K10]-[.K9]" office:value-type="float" office:value="111094" calcext:value-type="float">
            <text:p>111094</text:p>
          </table:table-cell>
          <table:table-cell/>
          <table:table-cell office:value-type="float" office:value="760765" calcext:value-type="float">
            <text:p>760765</text:p>
          </table:table-cell>
          <table:table-cell table:formula="of:=[.N10]-[.N9]" office:value-type="float" office:value="111338" calcext:value-type="float">
            <text:p>111338</text:p>
          </table:table-cell>
          <table:table-cell/>
          <table:table-cell table:formula="of:=AVERAGE([.C10];[.F10];[.I10];[.L10];[.O10])" office:value-type="float" office:value="111302.4" calcext:value-type="float">
            <text:p>111302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6153" calcext:value-type="float">
            <text:p>1036153</text:p>
          </table:table-cell>
          <table:table-cell table:formula="of:=[.B11]-[.B10]" office:value-type="float" office:value="112824" calcext:value-type="float">
            <text:p>112824</text:p>
          </table:table-cell>
          <table:table-cell/>
          <table:table-cell office:value-type="float" office:value="1023421" calcext:value-type="float">
            <text:p>1023421</text:p>
          </table:table-cell>
          <table:table-cell table:formula="of:=[.E11]-[.E10]" office:value-type="float" office:value="108557" calcext:value-type="float">
            <text:p>108557</text:p>
          </table:table-cell>
          <table:table-cell/>
          <table:table-cell office:value-type="float" office:value="855680" calcext:value-type="float">
            <text:p>855680</text:p>
          </table:table-cell>
          <table:table-cell table:formula="of:=[.H11]-[.H10]" office:value-type="float" office:value="111609" calcext:value-type="float">
            <text:p>111609</text:p>
          </table:table-cell>
          <table:table-cell/>
          <table:table-cell office:value-type="float" office:value="930568" calcext:value-type="float">
            <text:p>930568</text:p>
          </table:table-cell>
          <table:table-cell table:formula="of:=[.K11]-[.K10]" office:value-type="float" office:value="109521" calcext:value-type="float">
            <text:p>109521</text:p>
          </table:table-cell>
          <table:table-cell/>
          <table:table-cell office:value-type="float" office:value="871338" calcext:value-type="float">
            <text:p>871338</text:p>
          </table:table-cell>
          <table:table-cell table:formula="of:=[.N11]-[.N10]" office:value-type="float" office:value="110573" calcext:value-type="float">
            <text:p>110573</text:p>
          </table:table-cell>
          <table:table-cell/>
          <table:table-cell table:formula="of:=AVERAGE([.C11];[.F11];[.I11];[.L11];[.O11])" office:value-type="float" office:value="110616.8" calcext:value-type="float">
            <text:p>11061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6062" calcext:value-type="float">
            <text:p>1146062</text:p>
          </table:table-cell>
          <table:table-cell table:formula="of:=[.B12]-[.B11]" office:value-type="float" office:value="109909" calcext:value-type="float">
            <text:p>109909</text:p>
          </table:table-cell>
          <table:table-cell/>
          <table:table-cell office:value-type="float" office:value="1135124" calcext:value-type="float">
            <text:p>1135124</text:p>
          </table:table-cell>
          <table:table-cell table:formula="of:=[.E12]-[.E11]" office:value-type="float" office:value="111703" calcext:value-type="float">
            <text:p>111703</text:p>
          </table:table-cell>
          <table:table-cell/>
          <table:table-cell office:value-type="float" office:value="965746" calcext:value-type="float">
            <text:p>965746</text:p>
          </table:table-cell>
          <table:table-cell table:formula="of:=[.H12]-[.H11]" office:value-type="float" office:value="110066" calcext:value-type="float">
            <text:p>110066</text:p>
          </table:table-cell>
          <table:table-cell/>
          <table:table-cell office:value-type="float" office:value="1041494" calcext:value-type="float">
            <text:p>1041494</text:p>
          </table:table-cell>
          <table:table-cell table:formula="of:=[.K12]-[.K11]" office:value-type="float" office:value="110926" calcext:value-type="float">
            <text:p>110926</text:p>
          </table:table-cell>
          <table:table-cell/>
          <table:table-cell office:value-type="float" office:value="982584" calcext:value-type="float">
            <text:p>982584</text:p>
          </table:table-cell>
          <table:table-cell table:formula="of:=[.N12]-[.N11]" office:value-type="float" office:value="111246" calcext:value-type="float">
            <text:p>111246</text:p>
          </table:table-cell>
          <table:table-cell/>
          <table:table-cell table:formula="of:=AVERAGE([.C12];[.F12];[.I12];[.L12];[.O12])" office:value-type="float" office:value="110770" calcext:value-type="float">
            <text:p>1107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7483" calcext:value-type="float">
            <text:p>1257483</text:p>
          </table:table-cell>
          <table:table-cell table:formula="of:=[.B13]-[.B12]" office:value-type="float" office:value="111421" calcext:value-type="float">
            <text:p>111421</text:p>
          </table:table-cell>
          <table:table-cell/>
          <table:table-cell office:value-type="float" office:value="1247231" calcext:value-type="float">
            <text:p>1247231</text:p>
          </table:table-cell>
          <table:table-cell table:formula="of:=[.E13]-[.E12]" office:value-type="float" office:value="112107" calcext:value-type="float">
            <text:p>112107</text:p>
          </table:table-cell>
          <table:table-cell/>
          <table:table-cell office:value-type="float" office:value="1074762" calcext:value-type="float">
            <text:p>1074762</text:p>
          </table:table-cell>
          <table:table-cell table:formula="of:=[.H13]-[.H12]" office:value-type="float" office:value="109016" calcext:value-type="float">
            <text:p>109016</text:p>
          </table:table-cell>
          <table:table-cell/>
          <table:table-cell office:value-type="float" office:value="1152938" calcext:value-type="float">
            <text:p>1152938</text:p>
          </table:table-cell>
          <table:table-cell table:formula="of:=[.K13]-[.K12]" office:value-type="float" office:value="111444" calcext:value-type="float">
            <text:p>111444</text:p>
          </table:table-cell>
          <table:table-cell/>
          <table:table-cell office:value-type="float" office:value="1092175" calcext:value-type="float">
            <text:p>1092175</text:p>
          </table:table-cell>
          <table:table-cell table:formula="of:=[.N13]-[.N12]" office:value-type="float" office:value="109591" calcext:value-type="float">
            <text:p>109591</text:p>
          </table:table-cell>
          <table:table-cell/>
          <table:table-cell table:formula="of:=AVERAGE([.C13];[.F13];[.I13];[.L13];[.O13])" office:value-type="float" office:value="110715.8" calcext:value-type="float">
            <text:p>110715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68791" calcext:value-type="float">
            <text:p>1368791</text:p>
          </table:table-cell>
          <table:table-cell table:formula="of:=[.B14]-[.B13]" office:value-type="float" office:value="111308" calcext:value-type="float">
            <text:p>111308</text:p>
          </table:table-cell>
          <table:table-cell/>
          <table:table-cell office:value-type="float" office:value="1358696" calcext:value-type="float">
            <text:p>1358696</text:p>
          </table:table-cell>
          <table:table-cell table:formula="of:=[.E14]-[.E13]" office:value-type="float" office:value="111465" calcext:value-type="float">
            <text:p>111465</text:p>
          </table:table-cell>
          <table:table-cell/>
          <table:table-cell office:value-type="float" office:value="1184570" calcext:value-type="float">
            <text:p>1184570</text:p>
          </table:table-cell>
          <table:table-cell table:formula="of:=[.H14]-[.H13]" office:value-type="float" office:value="109808" calcext:value-type="float">
            <text:p>109808</text:p>
          </table:table-cell>
          <table:table-cell/>
          <table:table-cell office:value-type="float" office:value="1263820" calcext:value-type="float">
            <text:p>1263820</text:p>
          </table:table-cell>
          <table:table-cell table:formula="of:=[.K14]-[.K13]" office:value-type="float" office:value="110882" calcext:value-type="float">
            <text:p>110882</text:p>
          </table:table-cell>
          <table:table-cell/>
          <table:table-cell office:value-type="float" office:value="1202047" calcext:value-type="float">
            <text:p>1202047</text:p>
          </table:table-cell>
          <table:table-cell table:formula="of:=[.N14]-[.N13]" office:value-type="float" office:value="109872" calcext:value-type="float">
            <text:p>109872</text:p>
          </table:table-cell>
          <table:table-cell/>
          <table:table-cell table:formula="of:=AVERAGE([.C14];[.F14];[.I14];[.L14];[.O14])" office:value-type="float" office:value="110667" calcext:value-type="float">
            <text:p>110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80571" calcext:value-type="float">
            <text:p>1480571</text:p>
          </table:table-cell>
          <table:table-cell table:formula="of:=[.B15]-[.B14]" office:value-type="float" office:value="111780" calcext:value-type="float">
            <text:p>111780</text:p>
          </table:table-cell>
          <table:table-cell/>
          <table:table-cell office:value-type="float" office:value="1471375" calcext:value-type="float">
            <text:p>1471375</text:p>
          </table:table-cell>
          <table:table-cell table:formula="of:=[.E15]-[.E14]" office:value-type="float" office:value="112679" calcext:value-type="float">
            <text:p>112679</text:p>
          </table:table-cell>
          <table:table-cell/>
          <table:table-cell office:value-type="float" office:value="1295032" calcext:value-type="float">
            <text:p>1295032</text:p>
          </table:table-cell>
          <table:table-cell table:formula="of:=[.H15]-[.H14]" office:value-type="float" office:value="110462" calcext:value-type="float">
            <text:p>110462</text:p>
          </table:table-cell>
          <table:table-cell/>
          <table:table-cell office:value-type="float" office:value="1373744" calcext:value-type="float">
            <text:p>1373744</text:p>
          </table:table-cell>
          <table:table-cell table:formula="of:=[.K15]-[.K14]" office:value-type="float" office:value="109924" calcext:value-type="float">
            <text:p>109924</text:p>
          </table:table-cell>
          <table:table-cell/>
          <table:table-cell office:value-type="float" office:value="1312436" calcext:value-type="float">
            <text:p>1312436</text:p>
          </table:table-cell>
          <table:table-cell table:formula="of:=[.N15]-[.N14]" office:value-type="float" office:value="110389" calcext:value-type="float">
            <text:p>110389</text:p>
          </table:table-cell>
          <table:table-cell/>
          <table:table-cell table:formula="of:=AVERAGE([.C15];[.F15];[.I15];[.L15];[.O15])" office:value-type="float" office:value="111046.8" calcext:value-type="float">
            <text:p>11104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1467" calcext:value-type="float">
            <text:p>1591467</text:p>
          </table:table-cell>
          <table:table-cell table:formula="of:=[.B16]-[.B15]" office:value-type="float" office:value="110896" calcext:value-type="float">
            <text:p>110896</text:p>
          </table:table-cell>
          <table:table-cell/>
          <table:table-cell office:value-type="float" office:value="1581927" calcext:value-type="float">
            <text:p>1581927</text:p>
          </table:table-cell>
          <table:table-cell table:formula="of:=[.E16]-[.E15]" office:value-type="float" office:value="110552" calcext:value-type="float">
            <text:p>110552</text:p>
          </table:table-cell>
          <table:table-cell/>
          <table:table-cell office:value-type="float" office:value="1406126" calcext:value-type="float">
            <text:p>1406126</text:p>
          </table:table-cell>
          <table:table-cell table:formula="of:=[.H16]-[.H15]" office:value-type="float" office:value="111094" calcext:value-type="float">
            <text:p>111094</text:p>
          </table:table-cell>
          <table:table-cell/>
          <table:table-cell office:value-type="float" office:value="1484861" calcext:value-type="float">
            <text:p>1484861</text:p>
          </table:table-cell>
          <table:table-cell table:formula="of:=[.K16]-[.K15]" office:value-type="float" office:value="111117" calcext:value-type="float">
            <text:p>111117</text:p>
          </table:table-cell>
          <table:table-cell/>
          <table:table-cell office:value-type="float" office:value="1422560" calcext:value-type="float">
            <text:p>1422560</text:p>
          </table:table-cell>
          <table:table-cell table:formula="of:=[.N16]-[.N15]" office:value-type="float" office:value="110124" calcext:value-type="float">
            <text:p>110124</text:p>
          </table:table-cell>
          <table:table-cell/>
          <table:table-cell table:formula="of:=AVERAGE([.C16];[.F16];[.I16];[.L16];[.O16])" office:value-type="float" office:value="110756.6" calcext:value-type="float">
            <text:p>110756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1730" calcext:value-type="float">
            <text:p>1701730</text:p>
          </table:table-cell>
          <table:table-cell table:formula="of:=[.B17]-[.B16]" office:value-type="float" office:value="110263" calcext:value-type="float">
            <text:p>110263</text:p>
          </table:table-cell>
          <table:table-cell/>
          <table:table-cell office:value-type="float" office:value="1693796" calcext:value-type="float">
            <text:p>1693796</text:p>
          </table:table-cell>
          <table:table-cell table:formula="of:=[.E17]-[.E16]" office:value-type="float" office:value="111869" calcext:value-type="float">
            <text:p>111869</text:p>
          </table:table-cell>
          <table:table-cell/>
          <table:table-cell office:value-type="float" office:value="1516787" calcext:value-type="float">
            <text:p>1516787</text:p>
          </table:table-cell>
          <table:table-cell table:formula="of:=[.H17]-[.H16]" office:value-type="float" office:value="110661" calcext:value-type="float">
            <text:p>110661</text:p>
          </table:table-cell>
          <table:table-cell/>
          <table:table-cell office:value-type="float" office:value="1596363" calcext:value-type="float">
            <text:p>1596363</text:p>
          </table:table-cell>
          <table:table-cell table:formula="of:=[.K17]-[.K16]" office:value-type="float" office:value="111502" calcext:value-type="float">
            <text:p>111502</text:p>
          </table:table-cell>
          <table:table-cell/>
          <table:table-cell office:value-type="float" office:value="1533076" calcext:value-type="float">
            <text:p>1533076</text:p>
          </table:table-cell>
          <table:table-cell table:formula="of:=[.N17]-[.N16]" office:value-type="float" office:value="110516" calcext:value-type="float">
            <text:p>110516</text:p>
          </table:table-cell>
          <table:table-cell/>
          <table:table-cell table:formula="of:=AVERAGE([.C17];[.F17];[.I17];[.L17];[.O17])" office:value-type="float" office:value="110962.2" calcext:value-type="float">
            <text:p>11096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12193" calcext:value-type="float">
            <text:p>1812193</text:p>
          </table:table-cell>
          <table:table-cell table:formula="of:=[.B18]-[.B17]" office:value-type="float" office:value="110463" calcext:value-type="float">
            <text:p>110463</text:p>
          </table:table-cell>
          <table:table-cell/>
          <table:table-cell office:value-type="float" office:value="1806315" calcext:value-type="float">
            <text:p>1806315</text:p>
          </table:table-cell>
          <table:table-cell table:formula="of:=[.E18]-[.E17]" office:value-type="float" office:value="112519" calcext:value-type="float">
            <text:p>112519</text:p>
          </table:table-cell>
          <table:table-cell/>
          <table:table-cell office:value-type="float" office:value="1628056" calcext:value-type="float">
            <text:p>1628056</text:p>
          </table:table-cell>
          <table:table-cell table:formula="of:=[.H18]-[.H17]" office:value-type="float" office:value="111269" calcext:value-type="float">
            <text:p>111269</text:p>
          </table:table-cell>
          <table:table-cell/>
          <table:table-cell office:value-type="float" office:value="1706811" calcext:value-type="float">
            <text:p>1706811</text:p>
          </table:table-cell>
          <table:table-cell table:formula="of:=[.K18]-[.K17]" office:value-type="float" office:value="110448" calcext:value-type="float">
            <text:p>110448</text:p>
          </table:table-cell>
          <table:table-cell/>
          <table:table-cell office:value-type="float" office:value="1643531" calcext:value-type="float">
            <text:p>1643531</text:p>
          </table:table-cell>
          <table:table-cell table:formula="of:=[.N18]-[.N17]" office:value-type="float" office:value="110455" calcext:value-type="float">
            <text:p>110455</text:p>
          </table:table-cell>
          <table:table-cell/>
          <table:table-cell table:formula="of:=AVERAGE([.C18];[.F18];[.I18];[.L18];[.O18])" office:value-type="float" office:value="111030.8" calcext:value-type="float">
            <text:p>111030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23815" calcext:value-type="float">
            <text:p>1923815</text:p>
          </table:table-cell>
          <table:table-cell table:formula="of:=[.B19]-[.B18]" office:value-type="float" office:value="111622" calcext:value-type="float">
            <text:p>111622</text:p>
          </table:table-cell>
          <table:table-cell/>
          <table:table-cell office:value-type="float" office:value="1918248" calcext:value-type="float">
            <text:p>1918248</text:p>
          </table:table-cell>
          <table:table-cell table:formula="of:=[.E19]-[.E18]" office:value-type="float" office:value="111933" calcext:value-type="float">
            <text:p>111933</text:p>
          </table:table-cell>
          <table:table-cell/>
          <table:table-cell office:value-type="float" office:value="1739233" calcext:value-type="float">
            <text:p>1739233</text:p>
          </table:table-cell>
          <table:table-cell table:formula="of:=[.H19]-[.H18]" office:value-type="float" office:value="111177" calcext:value-type="float">
            <text:p>111177</text:p>
          </table:table-cell>
          <table:table-cell/>
          <table:table-cell office:value-type="float" office:value="1816875" calcext:value-type="float">
            <text:p>1816875</text:p>
          </table:table-cell>
          <table:table-cell table:formula="of:=[.K19]-[.K18]" office:value-type="float" office:value="110064" calcext:value-type="float">
            <text:p>110064</text:p>
          </table:table-cell>
          <table:table-cell/>
          <table:table-cell office:value-type="float" office:value="1752953" calcext:value-type="float">
            <text:p>1752953</text:p>
          </table:table-cell>
          <table:table-cell table:formula="of:=[.N19]-[.N18]" office:value-type="float" office:value="109422" calcext:value-type="float">
            <text:p>109422</text:p>
          </table:table-cell>
          <table:table-cell/>
          <table:table-cell table:formula="of:=AVERAGE([.C19];[.F19];[.I19];[.L19];[.O19])" office:value-type="float" office:value="110843.6" calcext:value-type="float">
            <text:p>110843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4750" calcext:value-type="float">
            <text:p>2034750</text:p>
          </table:table-cell>
          <table:table-cell table:formula="of:=[.B20]-[.B19]" office:value-type="float" office:value="110935" calcext:value-type="float">
            <text:p>110935</text:p>
          </table:table-cell>
          <table:table-cell/>
          <table:table-cell office:value-type="float" office:value="2029391" calcext:value-type="float">
            <text:p>2029391</text:p>
          </table:table-cell>
          <table:table-cell table:formula="of:=[.E20]-[.E19]" office:value-type="float" office:value="111143" calcext:value-type="float">
            <text:p>111143</text:p>
          </table:table-cell>
          <table:table-cell/>
          <table:table-cell office:value-type="float" office:value="1849807" calcext:value-type="float">
            <text:p>1849807</text:p>
          </table:table-cell>
          <table:table-cell table:formula="of:=[.H20]-[.H19]" office:value-type="float" office:value="110574" calcext:value-type="float">
            <text:p>110574</text:p>
          </table:table-cell>
          <table:table-cell/>
          <table:table-cell office:value-type="float" office:value="1928214" calcext:value-type="float">
            <text:p>1928214</text:p>
          </table:table-cell>
          <table:table-cell table:formula="of:=[.K20]-[.K19]" office:value-type="float" office:value="111339" calcext:value-type="float">
            <text:p>111339</text:p>
          </table:table-cell>
          <table:table-cell/>
          <table:table-cell office:value-type="float" office:value="1863175" calcext:value-type="float">
            <text:p>1863175</text:p>
          </table:table-cell>
          <table:table-cell table:formula="of:=[.N20]-[.N19]" office:value-type="float" office:value="110222" calcext:value-type="float">
            <text:p>110222</text:p>
          </table:table-cell>
          <table:table-cell/>
          <table:table-cell table:formula="of:=AVERAGE([.C20];[.F20];[.I20];[.L20];[.O20])" office:value-type="float" office:value="110842.6" calcext:value-type="float">
            <text:p>110842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45946" calcext:value-type="float">
            <text:p>2145946</text:p>
          </table:table-cell>
          <table:table-cell table:formula="of:=[.B21]-[.B20]" office:value-type="float" office:value="111196" calcext:value-type="float">
            <text:p>111196</text:p>
          </table:table-cell>
          <table:table-cell/>
          <table:table-cell office:value-type="float" office:value="2141291" calcext:value-type="float">
            <text:p>2141291</text:p>
          </table:table-cell>
          <table:table-cell table:formula="of:=[.E21]-[.E20]" office:value-type="float" office:value="111900" calcext:value-type="float">
            <text:p>111900</text:p>
          </table:table-cell>
          <table:table-cell/>
          <table:table-cell office:value-type="float" office:value="1958299" calcext:value-type="float">
            <text:p>1958299</text:p>
          </table:table-cell>
          <table:table-cell table:formula="of:=[.H21]-[.H20]" office:value-type="float" office:value="108492" calcext:value-type="float">
            <text:p>108492</text:p>
          </table:table-cell>
          <table:table-cell/>
          <table:table-cell office:value-type="float" office:value="2038589" calcext:value-type="float">
            <text:p>2038589</text:p>
          </table:table-cell>
          <table:table-cell table:formula="of:=[.K21]-[.K20]" office:value-type="float" office:value="110375" calcext:value-type="float">
            <text:p>110375</text:p>
          </table:table-cell>
          <table:table-cell/>
          <table:table-cell office:value-type="float" office:value="1973673" calcext:value-type="float">
            <text:p>1973673</text:p>
          </table:table-cell>
          <table:table-cell table:formula="of:=[.N21]-[.N20]" office:value-type="float" office:value="110498" calcext:value-type="float">
            <text:p>110498</text:p>
          </table:table-cell>
          <table:table-cell/>
          <table:table-cell table:formula="of:=AVERAGE([.C21];[.F21];[.I21];[.L21];[.O21])" office:value-type="float" office:value="110492.2" calcext:value-type="float">
            <text:p>110492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6449" calcext:value-type="float">
            <text:p>2256449</text:p>
          </table:table-cell>
          <table:table-cell table:formula="of:=[.B22]-[.B21]" office:value-type="float" office:value="110503" calcext:value-type="float">
            <text:p>110503</text:p>
          </table:table-cell>
          <table:table-cell/>
          <table:table-cell office:value-type="float" office:value="2253530" calcext:value-type="float">
            <text:p>2253530</text:p>
          </table:table-cell>
          <table:table-cell table:formula="of:=[.E22]-[.E21]" office:value-type="float" office:value="112239" calcext:value-type="float">
            <text:p>112239</text:p>
          </table:table-cell>
          <table:table-cell/>
          <table:table-cell office:value-type="float" office:value="2068896" calcext:value-type="float">
            <text:p>2068896</text:p>
          </table:table-cell>
          <table:table-cell table:formula="of:=[.H22]-[.H21]" office:value-type="float" office:value="110597" calcext:value-type="float">
            <text:p>110597</text:p>
          </table:table-cell>
          <table:table-cell/>
          <table:table-cell office:value-type="float" office:value="2149841" calcext:value-type="float">
            <text:p>2149841</text:p>
          </table:table-cell>
          <table:table-cell table:formula="of:=[.K22]-[.K21]" office:value-type="float" office:value="111252" calcext:value-type="float">
            <text:p>111252</text:p>
          </table:table-cell>
          <table:table-cell/>
          <table:table-cell office:value-type="float" office:value="2084081" calcext:value-type="float">
            <text:p>2084081</text:p>
          </table:table-cell>
          <table:table-cell table:formula="of:=[.N22]-[.N21]" office:value-type="float" office:value="110408" calcext:value-type="float">
            <text:p>110408</text:p>
          </table:table-cell>
          <table:table-cell/>
          <table:table-cell table:formula="of:=AVERAGE([.C22];[.F22];[.I22];[.L22];[.O22])" office:value-type="float" office:value="110999.8" calcext:value-type="float">
            <text:p>110999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67521" calcext:value-type="float">
            <text:p>2367521</text:p>
          </table:table-cell>
          <table:table-cell table:formula="of:=[.B23]-[.B22]" office:value-type="float" office:value="111072" calcext:value-type="float">
            <text:p>111072</text:p>
          </table:table-cell>
          <table:table-cell/>
          <table:table-cell office:value-type="float" office:value="2363181" calcext:value-type="float">
            <text:p>2363181</text:p>
          </table:table-cell>
          <table:table-cell table:formula="of:=[.E23]-[.E22]" office:value-type="float" office:value="109651" calcext:value-type="float">
            <text:p>109651</text:p>
          </table:table-cell>
          <table:table-cell/>
          <table:table-cell office:value-type="float" office:value="2179174" calcext:value-type="float">
            <text:p>2179174</text:p>
          </table:table-cell>
          <table:table-cell table:formula="of:=[.H23]-[.H22]" office:value-type="float" office:value="110278" calcext:value-type="float">
            <text:p>110278</text:p>
          </table:table-cell>
          <table:table-cell/>
          <table:table-cell office:value-type="float" office:value="2260355" calcext:value-type="float">
            <text:p>2260355</text:p>
          </table:table-cell>
          <table:table-cell table:formula="of:=[.K23]-[.K22]" office:value-type="float" office:value="110514" calcext:value-type="float">
            <text:p>110514</text:p>
          </table:table-cell>
          <table:table-cell/>
          <table:table-cell office:value-type="float" office:value="2194294" calcext:value-type="float">
            <text:p>2194294</text:p>
          </table:table-cell>
          <table:table-cell table:formula="of:=[.N23]-[.N22]" office:value-type="float" office:value="110213" calcext:value-type="float">
            <text:p>110213</text:p>
          </table:table-cell>
          <table:table-cell/>
          <table:table-cell table:formula="of:=AVERAGE([.C23];[.F23];[.I23];[.L23];[.O23])" office:value-type="float" office:value="110345.6" calcext:value-type="float">
            <text:p>110345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78625" calcext:value-type="float">
            <text:p>2478625</text:p>
          </table:table-cell>
          <table:table-cell table:formula="of:=[.B24]-[.B23]" office:value-type="float" office:value="111104" calcext:value-type="float">
            <text:p>111104</text:p>
          </table:table-cell>
          <table:table-cell/>
          <table:table-cell office:value-type="float" office:value="2475182" calcext:value-type="float">
            <text:p>2475182</text:p>
          </table:table-cell>
          <table:table-cell table:formula="of:=[.E24]-[.E23]" office:value-type="float" office:value="112001" calcext:value-type="float">
            <text:p>112001</text:p>
          </table:table-cell>
          <table:table-cell/>
          <table:table-cell office:value-type="float" office:value="2290902" calcext:value-type="float">
            <text:p>2290902</text:p>
          </table:table-cell>
          <table:table-cell table:formula="of:=[.H24]-[.H23]" office:value-type="float" office:value="111728" calcext:value-type="float">
            <text:p>111728</text:p>
          </table:table-cell>
          <table:table-cell/>
          <table:table-cell office:value-type="float" office:value="2371505" calcext:value-type="float">
            <text:p>2371505</text:p>
          </table:table-cell>
          <table:table-cell table:formula="of:=[.K24]-[.K23]" office:value-type="float" office:value="111150" calcext:value-type="float">
            <text:p>111150</text:p>
          </table:table-cell>
          <table:table-cell/>
          <table:table-cell office:value-type="float" office:value="2305261" calcext:value-type="float">
            <text:p>2305261</text:p>
          </table:table-cell>
          <table:table-cell table:formula="of:=[.N24]-[.N23]" office:value-type="float" office:value="110967" calcext:value-type="float">
            <text:p>110967</text:p>
          </table:table-cell>
          <table:table-cell/>
          <table:table-cell table:formula="of:=AVERAGE([.C24];[.F24];[.I24];[.L24];[.O24])" office:value-type="float" office:value="111390" calcext:value-type="float">
            <text:p>11139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81518" calcext:value-type="float">
            <text:p>2581518</text:p>
          </table:table-cell>
          <table:table-cell table:formula="of:=[.B25]-[.B24]" office:value-type="float" office:value="102893" calcext:value-type="float">
            <text:p>102893</text:p>
          </table:table-cell>
          <table:table-cell/>
          <table:table-cell office:value-type="float" office:value="2585760" calcext:value-type="float">
            <text:p>2585760</text:p>
          </table:table-cell>
          <table:table-cell table:formula="of:=[.E25]-[.E24]" office:value-type="float" office:value="110578" calcext:value-type="float">
            <text:p>110578</text:p>
          </table:table-cell>
          <table:table-cell/>
          <table:table-cell office:value-type="float" office:value="2400827" calcext:value-type="float">
            <text:p>2400827</text:p>
          </table:table-cell>
          <table:table-cell table:formula="of:=[.H25]-[.H24]" office:value-type="float" office:value="109925" calcext:value-type="float">
            <text:p>109925</text:p>
          </table:table-cell>
          <table:table-cell/>
          <table:table-cell office:value-type="float" office:value="2483324" calcext:value-type="float">
            <text:p>2483324</text:p>
          </table:table-cell>
          <table:table-cell table:formula="of:=[.K25]-[.K24]" office:value-type="float" office:value="111819" calcext:value-type="float">
            <text:p>111819</text:p>
          </table:table-cell>
          <table:table-cell/>
          <table:table-cell office:value-type="float" office:value="2414741" calcext:value-type="float">
            <text:p>2414741</text:p>
          </table:table-cell>
          <table:table-cell table:formula="of:=[.N25]-[.N24]" office:value-type="float" office:value="109480" calcext:value-type="float">
            <text:p>109480</text:p>
          </table:table-cell>
          <table:table-cell/>
          <table:table-cell table:formula="of:=AVERAGE([.C25];[.F25];[.I25];[.L25];[.O25])" office:value-type="float" office:value="108939" calcext:value-type="float">
            <text:p>1089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88336" calcext:value-type="float">
            <text:p>2688336</text:p>
          </table:table-cell>
          <table:table-cell table:formula="of:=[.B26]-[.B25]" office:value-type="float" office:value="106818" calcext:value-type="float">
            <text:p>106818</text:p>
          </table:table-cell>
          <table:table-cell/>
          <table:table-cell office:value-type="float" office:value="2694982" calcext:value-type="float">
            <text:p>2694982</text:p>
          </table:table-cell>
          <table:table-cell table:formula="of:=[.E26]-[.E25]" office:value-type="float" office:value="109222" calcext:value-type="float">
            <text:p>109222</text:p>
          </table:table-cell>
          <table:table-cell/>
          <table:table-cell office:value-type="float" office:value="2511594" calcext:value-type="float">
            <text:p>2511594</text:p>
          </table:table-cell>
          <table:table-cell table:formula="of:=[.H26]-[.H25]" office:value-type="float" office:value="110767" calcext:value-type="float">
            <text:p>110767</text:p>
          </table:table-cell>
          <table:table-cell/>
          <table:table-cell office:value-type="float" office:value="2591694" calcext:value-type="float">
            <text:p>2591694</text:p>
          </table:table-cell>
          <table:table-cell table:formula="of:=[.K26]-[.K25]" office:value-type="float" office:value="108370" calcext:value-type="float">
            <text:p>108370</text:p>
          </table:table-cell>
          <table:table-cell/>
          <table:table-cell office:value-type="float" office:value="2524965" calcext:value-type="float">
            <text:p>2524965</text:p>
          </table:table-cell>
          <table:table-cell table:formula="of:=[.N26]-[.N25]" office:value-type="float" office:value="110224" calcext:value-type="float">
            <text:p>110224</text:p>
          </table:table-cell>
          <table:table-cell/>
          <table:table-cell table:formula="of:=AVERAGE([.C26];[.F26];[.I26];[.L26];[.O26])" office:value-type="float" office:value="109080.2" calcext:value-type="float">
            <text:p>109080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94129" calcext:value-type="float">
            <text:p>2794129</text:p>
          </table:table-cell>
          <table:table-cell table:formula="of:=[.B27]-[.B26]" office:value-type="float" office:value="105793" calcext:value-type="float">
            <text:p>105793</text:p>
          </table:table-cell>
          <table:table-cell/>
          <table:table-cell office:value-type="float" office:value="2805067" calcext:value-type="float">
            <text:p>2805067</text:p>
          </table:table-cell>
          <table:table-cell table:formula="of:=[.E27]-[.E26]" office:value-type="float" office:value="110085" calcext:value-type="float">
            <text:p>110085</text:p>
          </table:table-cell>
          <table:table-cell/>
          <table:table-cell office:value-type="float" office:value="2622610" calcext:value-type="float">
            <text:p>2622610</text:p>
          </table:table-cell>
          <table:table-cell table:formula="of:=[.H27]-[.H26]" office:value-type="float" office:value="111016" calcext:value-type="float">
            <text:p>111016</text:p>
          </table:table-cell>
          <table:table-cell/>
          <table:table-cell office:value-type="float" office:value="2702575" calcext:value-type="float">
            <text:p>2702575</text:p>
          </table:table-cell>
          <table:table-cell table:formula="of:=[.K27]-[.K26]" office:value-type="float" office:value="110881" calcext:value-type="float">
            <text:p>110881</text:p>
          </table:table-cell>
          <table:table-cell/>
          <table:table-cell office:value-type="float" office:value="2635366" calcext:value-type="float">
            <text:p>2635366</text:p>
          </table:table-cell>
          <table:table-cell table:formula="of:=[.N27]-[.N26]" office:value-type="float" office:value="110401" calcext:value-type="float">
            <text:p>110401</text:p>
          </table:table-cell>
          <table:table-cell/>
          <table:table-cell table:formula="of:=AVERAGE([.C27];[.F27];[.I27];[.L27];[.O27])" office:value-type="float" office:value="109635.2" calcext:value-type="float">
            <text:p>109635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9747" calcext:value-type="float">
            <text:p>2899747</text:p>
          </table:table-cell>
          <table:table-cell table:formula="of:=[.B28]-[.B27]" office:value-type="float" office:value="105618" calcext:value-type="float">
            <text:p>105618</text:p>
          </table:table-cell>
          <table:table-cell/>
          <table:table-cell office:value-type="float" office:value="2916521" calcext:value-type="float">
            <text:p>2916521</text:p>
          </table:table-cell>
          <table:table-cell table:formula="of:=[.E28]-[.E27]" office:value-type="float" office:value="111454" calcext:value-type="float">
            <text:p>111454</text:p>
          </table:table-cell>
          <table:table-cell/>
          <table:table-cell office:value-type="float" office:value="2733384" calcext:value-type="float">
            <text:p>2733384</text:p>
          </table:table-cell>
          <table:table-cell table:formula="of:=[.H28]-[.H27]" office:value-type="float" office:value="110774" calcext:value-type="float">
            <text:p>110774</text:p>
          </table:table-cell>
          <table:table-cell/>
          <table:table-cell office:value-type="float" office:value="2812479" calcext:value-type="float">
            <text:p>2812479</text:p>
          </table:table-cell>
          <table:table-cell table:formula="of:=[.K28]-[.K27]" office:value-type="float" office:value="109904" calcext:value-type="float">
            <text:p>109904</text:p>
          </table:table-cell>
          <table:table-cell/>
          <table:table-cell office:value-type="float" office:value="2745770" calcext:value-type="float">
            <text:p>2745770</text:p>
          </table:table-cell>
          <table:table-cell table:formula="of:=[.N28]-[.N27]" office:value-type="float" office:value="110404" calcext:value-type="float">
            <text:p>110404</text:p>
          </table:table-cell>
          <table:table-cell/>
          <table:table-cell table:formula="of:=AVERAGE([.C28];[.F28];[.I28];[.L28];[.O28])" office:value-type="float" office:value="109630.8" calcext:value-type="float">
            <text:p>109630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5848" calcext:value-type="float">
            <text:p>3005848</text:p>
          </table:table-cell>
          <table:table-cell table:formula="of:=[.B29]-[.B28]" office:value-type="float" office:value="106101" calcext:value-type="float">
            <text:p>106101</text:p>
          </table:table-cell>
          <table:table-cell/>
          <table:table-cell office:value-type="float" office:value="3027615" calcext:value-type="float">
            <text:p>3027615</text:p>
          </table:table-cell>
          <table:table-cell table:formula="of:=[.E29]-[.E28]" office:value-type="float" office:value="111094" calcext:value-type="float">
            <text:p>111094</text:p>
          </table:table-cell>
          <table:table-cell/>
          <table:table-cell office:value-type="float" office:value="2839919" calcext:value-type="float">
            <text:p>2839919</text:p>
          </table:table-cell>
          <table:table-cell table:formula="of:=[.H29]-[.H28]" office:value-type="float" office:value="106535" calcext:value-type="float">
            <text:p>106535</text:p>
          </table:table-cell>
          <table:table-cell/>
          <table:table-cell office:value-type="float" office:value="2923482" calcext:value-type="float">
            <text:p>2923482</text:p>
          </table:table-cell>
          <table:table-cell table:formula="of:=[.K29]-[.K28]" office:value-type="float" office:value="111003" calcext:value-type="float">
            <text:p>111003</text:p>
          </table:table-cell>
          <table:table-cell/>
          <table:table-cell office:value-type="float" office:value="2856334" calcext:value-type="float">
            <text:p>2856334</text:p>
          </table:table-cell>
          <table:table-cell table:formula="of:=[.N29]-[.N28]" office:value-type="float" office:value="110564" calcext:value-type="float">
            <text:p>110564</text:p>
          </table:table-cell>
          <table:table-cell/>
          <table:table-cell table:formula="of:=AVERAGE([.C29];[.F29];[.I29];[.L29];[.O29])" office:value-type="float" office:value="109059.4" calcext:value-type="float">
            <text:p>109059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1586" calcext:value-type="float">
            <text:p>3111586</text:p>
          </table:table-cell>
          <table:table-cell table:formula="of:=[.B30]-[.B29]" office:value-type="float" office:value="105738" calcext:value-type="float">
            <text:p>105738</text:p>
          </table:table-cell>
          <table:table-cell/>
          <table:table-cell office:value-type="float" office:value="3138663" calcext:value-type="float">
            <text:p>3138663</text:p>
          </table:table-cell>
          <table:table-cell table:formula="of:=[.E30]-[.E29]" office:value-type="float" office:value="111048" calcext:value-type="float">
            <text:p>111048</text:p>
          </table:table-cell>
          <table:table-cell/>
          <table:table-cell office:value-type="float" office:value="2946396" calcext:value-type="float">
            <text:p>2946396</text:p>
          </table:table-cell>
          <table:table-cell table:formula="of:=[.H30]-[.H29]" office:value-type="float" office:value="106477" calcext:value-type="float">
            <text:p>106477</text:p>
          </table:table-cell>
          <table:table-cell/>
          <table:table-cell office:value-type="float" office:value="3036036" calcext:value-type="float">
            <text:p>3036036</text:p>
          </table:table-cell>
          <table:table-cell table:formula="of:=[.K30]-[.K29]" office:value-type="float" office:value="112554" calcext:value-type="float">
            <text:p>112554</text:p>
          </table:table-cell>
          <table:table-cell/>
          <table:table-cell office:value-type="float" office:value="2962847" calcext:value-type="float">
            <text:p>2962847</text:p>
          </table:table-cell>
          <table:table-cell table:formula="of:=[.N30]-[.N29]" office:value-type="float" office:value="106513" calcext:value-type="float">
            <text:p>106513</text:p>
          </table:table-cell>
          <table:table-cell/>
          <table:table-cell table:formula="of:=AVERAGE([.C30];[.F30];[.I30];[.L30];[.O30])" office:value-type="float" office:value="108466" calcext:value-type="float">
            <text:p>1084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17248" calcext:value-type="float">
            <text:p>3217248</text:p>
          </table:table-cell>
          <table:table-cell table:formula="of:=[.B31]-[.B30]" office:value-type="float" office:value="105662" calcext:value-type="float">
            <text:p>105662</text:p>
          </table:table-cell>
          <table:table-cell/>
          <table:table-cell office:value-type="float" office:value="3249953" calcext:value-type="float">
            <text:p>3249953</text:p>
          </table:table-cell>
          <table:table-cell table:formula="of:=[.E31]-[.E30]" office:value-type="float" office:value="111290" calcext:value-type="float">
            <text:p>111290</text:p>
          </table:table-cell>
          <table:table-cell/>
          <table:table-cell office:value-type="float" office:value="3052703" calcext:value-type="float">
            <text:p>3052703</text:p>
          </table:table-cell>
          <table:table-cell table:formula="of:=[.H31]-[.H30]" office:value-type="float" office:value="106307" calcext:value-type="float">
            <text:p>106307</text:p>
          </table:table-cell>
          <table:table-cell/>
          <table:table-cell office:value-type="float" office:value="3145856" calcext:value-type="float">
            <text:p>3145856</text:p>
          </table:table-cell>
          <table:table-cell table:formula="of:=[.K31]-[.K30]" office:value-type="float" office:value="109820" calcext:value-type="float">
            <text:p>109820</text:p>
          </table:table-cell>
          <table:table-cell/>
          <table:table-cell office:value-type="float" office:value="3073225" calcext:value-type="float">
            <text:p>3073225</text:p>
          </table:table-cell>
          <table:table-cell table:formula="of:=[.N31]-[.N30]" office:value-type="float" office:value="110378" calcext:value-type="float">
            <text:p>110378</text:p>
          </table:table-cell>
          <table:table-cell/>
          <table:table-cell table:formula="of:=AVERAGE([.C31];[.F31];[.I31];[.L31];[.O31])" office:value-type="float" office:value="108691.4" calcext:value-type="float">
            <text:p>10869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07975" calcext:value-type="float">
            <text:p>3307975</text:p>
          </table:table-cell>
          <table:table-cell table:formula="of:=[.B32]-[.B31]" office:value-type="float" office:value="90727" calcext:value-type="float">
            <text:p>90727</text:p>
          </table:table-cell>
          <table:table-cell/>
          <table:table-cell office:value-type="float" office:value="3341591" calcext:value-type="float">
            <text:p>3341591</text:p>
          </table:table-cell>
          <table:table-cell table:formula="of:=[.E32]-[.E31]" office:value-type="float" office:value="91638" calcext:value-type="float">
            <text:p>91638</text:p>
          </table:table-cell>
          <table:table-cell/>
          <table:table-cell office:value-type="float" office:value="3148483" calcext:value-type="float">
            <text:p>3148483</text:p>
          </table:table-cell>
          <table:table-cell table:formula="of:=[.H32]-[.H31]" office:value-type="float" office:value="95780" calcext:value-type="float">
            <text:p>95780</text:p>
          </table:table-cell>
          <table:table-cell/>
          <table:table-cell office:value-type="float" office:value="3232159" calcext:value-type="float">
            <text:p>3232159</text:p>
          </table:table-cell>
          <table:table-cell table:formula="of:=[.K32]-[.K31]" office:value-type="float" office:value="86303" calcext:value-type="float">
            <text:p>86303</text:p>
          </table:table-cell>
          <table:table-cell/>
          <table:table-cell office:value-type="float" office:value="3160903" calcext:value-type="float">
            <text:p>3160903</text:p>
          </table:table-cell>
          <table:table-cell table:formula="of:=[.N32]-[.N31]" office:value-type="float" office:value="87678" calcext:value-type="float">
            <text:p>87678</text:p>
          </table:table-cell>
          <table:table-cell/>
          <table:table-cell table:formula="of:=AVERAGE([.C32];[.F32];[.I32];[.L32];[.O32])" office:value-type="float" office:value="90425.2" calcext:value-type="float">
            <text:p>90425.2</text:p>
          </table:table-cell>
        </table:table-row>
      </table:table>
      <table:table table:name="Perfcake 2.5" table:style-name="ta1">
        <table:shapes>
          <draw:frame draw:z-index="0" draw:style-name="gr1" draw:text-style-name="P1" svg:width="9in" svg:height="4in" svg:x="2.9898in" svg:y="0in">
            <draw:object draw:notify-on-update-of-ranges="'Perfcake 2.5'.A1:'Perfcake 2.5'.A1 'Perfcake 2.5'.B1:'Perfcake 2.5'.B1 'Perfcake 2.5'.A2:'Perfcake 2.5'.A2 'Perfcake 2.5'.B2:'Perfcake 2.5'.B2 'Perfcake 2.5'.A3:'Perfcake 2.5'.A3 'Perfcake 2.5'.B3:'Perfcake 2.5'.B3 'Perfcake 2.5'.A4:'Perfcake 2.5'.A4 'Perfcake 2.5'.B4:'Perfcake 2.5'.B4 'Perfcake 2.5'.A5:'Perfcake 2.5'.A5 'Perfcake 2.5'.B5:'Perfcake 2.5'.B5 'Perfcake 2.5'.A6:'Perfcake 2.5'.A6 'Perfcake 2.5'.B6:'Perfcake 2.5'.B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07211" calcext:value-type="float">
            <text:p>3107211</text:p>
          </table:table-cell>
          <table:table-cell table:formula="of:=[.B1]/300" office:value-type="float" office:value="10357.37" calcext:value-type="float">
            <text:p>10357.37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18662" calcext:value-type="float">
            <text:p>3118662</text:p>
          </table:table-cell>
          <table:table-cell table:formula="of:=[.B2]/300" office:value-type="float" office:value="10395.54" calcext:value-type="float">
            <text:p>10395.5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88449" calcext:value-type="float">
            <text:p>3188449</text:p>
          </table:table-cell>
          <table:table-cell table:formula="of:=[.B3]/300" office:value-type="float" office:value="10628.1633333333" calcext:value-type="float">
            <text:p>10628.1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77340" calcext:value-type="float">
            <text:p>3277340</text:p>
          </table:table-cell>
          <table:table-cell table:formula="of:=[.B4]/300" office:value-type="float" office:value="10924.4666666667" calcext:value-type="float">
            <text:p>10924.4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50709" calcext:value-type="float">
            <text:p>3250709</text:p>
          </table:table-cell>
          <table:table-cell table:formula="of:=[.B5]/300" office:value-type="float" office:value="10835.6966666667" calcext:value-type="float">
            <text:p>10835.6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88474.2" calcext:value-type="float">
            <text:p>3188474.2</text:p>
          </table:table-cell>
          <table:table-cell table:formula="of:=[.B6]/300" office:value-type="float" office:value="10628.2473333333" calcext:value-type="float">
            <text:p>10628.2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70129" calcext:value-type="float">
            <text:p>170129</text:p>
          </table:table-cell>
          <table:table-cell table:style-name="Default"/>
        </table:table-row>
      </table:table>
      <table:table table:name="Perfcake 2.5 distr" table:style-name="ta1">
        <table:shapes>
          <draw:frame draw:z-index="0" draw:style-name="gr1" draw:text-style-name="P1" svg:width="9in" svg:height="4in" svg:x="3.3854in" svg:y="3.7591in">
            <draw:object draw:notify-on-update-of-ranges="'Perfcake 2.5 distr'.A2:'Perfcake 2.5 distr'.A32 'Perfcake 2.5 distr'.Q2:'Perfcake 2.5 distr'.Q32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498" calcext:value-type="float">
            <text:p>68498</text:p>
          </table:table-cell>
          <table:table-cell table:formula="of:=[.B3]-[.B2]" office:value-type="float" office:value="68498" calcext:value-type="float">
            <text:p>68498</text:p>
          </table:table-cell>
          <table:table-cell/>
          <table:table-cell office:value-type="float" office:value="71780" calcext:value-type="float">
            <text:p>71780</text:p>
          </table:table-cell>
          <table:table-cell table:formula="of:=[.E3]-[.E2]" office:value-type="float" office:value="71780" calcext:value-type="float">
            <text:p>71780</text:p>
          </table:table-cell>
          <table:table-cell/>
          <table:table-cell office:value-type="float" office:value="83745" calcext:value-type="float">
            <text:p>83745</text:p>
          </table:table-cell>
          <table:table-cell table:formula="of:=[.H3]-[.H2]" office:value-type="float" office:value="83745" calcext:value-type="float">
            <text:p>83745</text:p>
          </table:table-cell>
          <table:table-cell/>
          <table:table-cell office:value-type="float" office:value="121791" calcext:value-type="float">
            <text:p>121791</text:p>
          </table:table-cell>
          <table:table-cell table:formula="of:=[.K3]-[.K2]" office:value-type="float" office:value="121791" calcext:value-type="float">
            <text:p>121791</text:p>
          </table:table-cell>
          <table:table-cell/>
          <table:table-cell office:value-type="float" office:value="113482" calcext:value-type="float">
            <text:p>113482</text:p>
          </table:table-cell>
          <table:table-cell table:formula="of:=[.N3]-[.N2]" office:value-type="float" office:value="113482" calcext:value-type="float">
            <text:p>113482</text:p>
          </table:table-cell>
          <table:table-cell/>
          <table:table-cell table:formula="of:=AVERAGE([.C3];[.F3];[.I3];[.L3];[.O3])" office:value-type="float" office:value="91859.2" calcext:value-type="float">
            <text:p>91859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488" calcext:value-type="float">
            <text:p>140488</text:p>
          </table:table-cell>
          <table:table-cell table:formula="of:=[.B4]-[.B3]" office:value-type="float" office:value="71990" calcext:value-type="float">
            <text:p>71990</text:p>
          </table:table-cell>
          <table:table-cell/>
          <table:table-cell office:value-type="float" office:value="150740" calcext:value-type="float">
            <text:p>150740</text:p>
          </table:table-cell>
          <table:table-cell table:formula="of:=[.E4]-[.E3]" office:value-type="float" office:value="78960" calcext:value-type="float">
            <text:p>78960</text:p>
          </table:table-cell>
          <table:table-cell/>
          <table:table-cell office:value-type="float" office:value="166286" calcext:value-type="float">
            <text:p>166286</text:p>
          </table:table-cell>
          <table:table-cell table:formula="of:=[.H4]-[.H3]" office:value-type="float" office:value="82541" calcext:value-type="float">
            <text:p>82541</text:p>
          </table:table-cell>
          <table:table-cell/>
          <table:table-cell office:value-type="float" office:value="232607" calcext:value-type="float">
            <text:p>232607</text:p>
          </table:table-cell>
          <table:table-cell table:formula="of:=[.K4]-[.K3]" office:value-type="float" office:value="110816" calcext:value-type="float">
            <text:p>110816</text:p>
          </table:table-cell>
          <table:table-cell/>
          <table:table-cell office:value-type="float" office:value="219478" calcext:value-type="float">
            <text:p>219478</text:p>
          </table:table-cell>
          <table:table-cell table:formula="of:=[.N4]-[.N3]" office:value-type="float" office:value="105996" calcext:value-type="float">
            <text:p>105996</text:p>
          </table:table-cell>
          <table:table-cell/>
          <table:table-cell table:formula="of:=AVERAGE([.C4];[.F4];[.I4];[.L4];[.O4])" office:value-type="float" office:value="90060.6" calcext:value-type="float">
            <text:p>9006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497" calcext:value-type="float">
            <text:p>216497</text:p>
          </table:table-cell>
          <table:table-cell table:formula="of:=[.B5]-[.B4]" office:value-type="float" office:value="76009" calcext:value-type="float">
            <text:p>76009</text:p>
          </table:table-cell>
          <table:table-cell/>
          <table:table-cell office:value-type="float" office:value="233606" calcext:value-type="float">
            <text:p>233606</text:p>
          </table:table-cell>
          <table:table-cell table:formula="of:=[.E5]-[.E4]" office:value-type="float" office:value="82866" calcext:value-type="float">
            <text:p>82866</text:p>
          </table:table-cell>
          <table:table-cell/>
          <table:table-cell office:value-type="float" office:value="261749" calcext:value-type="float">
            <text:p>261749</text:p>
          </table:table-cell>
          <table:table-cell table:formula="of:=[.H5]-[.H4]" office:value-type="float" office:value="95463" calcext:value-type="float">
            <text:p>95463</text:p>
          </table:table-cell>
          <table:table-cell/>
          <table:table-cell office:value-type="float" office:value="340250" calcext:value-type="float">
            <text:p>340250</text:p>
          </table:table-cell>
          <table:table-cell table:formula="of:=[.K5]-[.K4]" office:value-type="float" office:value="107643" calcext:value-type="float">
            <text:p>107643</text:p>
          </table:table-cell>
          <table:table-cell/>
          <table:table-cell office:value-type="float" office:value="325334" calcext:value-type="float">
            <text:p>325334</text:p>
          </table:table-cell>
          <table:table-cell table:formula="of:=[.N5]-[.N4]" office:value-type="float" office:value="105856" calcext:value-type="float">
            <text:p>105856</text:p>
          </table:table-cell>
          <table:table-cell/>
          <table:table-cell table:formula="of:=AVERAGE([.C5];[.F5];[.I5];[.L5];[.O5])" office:value-type="float" office:value="93567.4" calcext:value-type="float">
            <text:p>93567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2535" calcext:value-type="float">
            <text:p>302535</text:p>
          </table:table-cell>
          <table:table-cell table:formula="of:=[.B6]-[.B5]" office:value-type="float" office:value="86038" calcext:value-type="float">
            <text:p>86038</text:p>
          </table:table-cell>
          <table:table-cell/>
          <table:table-cell office:value-type="float" office:value="320905" calcext:value-type="float">
            <text:p>320905</text:p>
          </table:table-cell>
          <table:table-cell table:formula="of:=[.E6]-[.E5]" office:value-type="float" office:value="87299" calcext:value-type="float">
            <text:p>87299</text:p>
          </table:table-cell>
          <table:table-cell/>
          <table:table-cell office:value-type="float" office:value="373943" calcext:value-type="float">
            <text:p>373943</text:p>
          </table:table-cell>
          <table:table-cell table:formula="of:=[.H6]-[.H5]" office:value-type="float" office:value="112194" calcext:value-type="float">
            <text:p>112194</text:p>
          </table:table-cell>
          <table:table-cell/>
          <table:table-cell office:value-type="float" office:value="448428" calcext:value-type="float">
            <text:p>448428</text:p>
          </table:table-cell>
          <table:table-cell table:formula="of:=[.K6]-[.K5]" office:value-type="float" office:value="108178" calcext:value-type="float">
            <text:p>108178</text:p>
          </table:table-cell>
          <table:table-cell/>
          <table:table-cell office:value-type="float" office:value="431516" calcext:value-type="float">
            <text:p>431516</text:p>
          </table:table-cell>
          <table:table-cell table:formula="of:=[.N6]-[.N5]" office:value-type="float" office:value="106182" calcext:value-type="float">
            <text:p>106182</text:p>
          </table:table-cell>
          <table:table-cell/>
          <table:table-cell table:formula="of:=AVERAGE([.C6];[.F6];[.I6];[.L6];[.O6])" office:value-type="float" office:value="99978.2" calcext:value-type="float">
            <text:p>99978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0734" calcext:value-type="float">
            <text:p>420734</text:p>
          </table:table-cell>
          <table:table-cell table:formula="of:=[.B7]-[.B6]" office:value-type="float" office:value="118199" calcext:value-type="float">
            <text:p>118199</text:p>
          </table:table-cell>
          <table:table-cell/>
          <table:table-cell office:value-type="float" office:value="422475" calcext:value-type="float">
            <text:p>422475</text:p>
          </table:table-cell>
          <table:table-cell table:formula="of:=[.E7]-[.E6]" office:value-type="float" office:value="101570" calcext:value-type="float">
            <text:p>101570</text:p>
          </table:table-cell>
          <table:table-cell/>
          <table:table-cell office:value-type="float" office:value="484853" calcext:value-type="float">
            <text:p>484853</text:p>
          </table:table-cell>
          <table:table-cell table:formula="of:=[.H7]-[.H6]" office:value-type="float" office:value="110910" calcext:value-type="float">
            <text:p>110910</text:p>
          </table:table-cell>
          <table:table-cell/>
          <table:table-cell office:value-type="float" office:value="554562" calcext:value-type="float">
            <text:p>554562</text:p>
          </table:table-cell>
          <table:table-cell table:formula="of:=[.K7]-[.K6]" office:value-type="float" office:value="106134" calcext:value-type="float">
            <text:p>106134</text:p>
          </table:table-cell>
          <table:table-cell/>
          <table:table-cell office:value-type="float" office:value="539085" calcext:value-type="float">
            <text:p>539085</text:p>
          </table:table-cell>
          <table:table-cell table:formula="of:=[.N7]-[.N6]" office:value-type="float" office:value="107569" calcext:value-type="float">
            <text:p>107569</text:p>
          </table:table-cell>
          <table:table-cell/>
          <table:table-cell table:formula="of:=AVERAGE([.C7];[.F7];[.I7];[.L7];[.O7])" office:value-type="float" office:value="108876.4" calcext:value-type="float">
            <text:p>108876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1746" calcext:value-type="float">
            <text:p>541746</text:p>
          </table:table-cell>
          <table:table-cell table:formula="of:=[.B8]-[.B7]" office:value-type="float" office:value="121012" calcext:value-type="float">
            <text:p>121012</text:p>
          </table:table-cell>
          <table:table-cell/>
          <table:table-cell office:value-type="float" office:value="531136" calcext:value-type="float">
            <text:p>531136</text:p>
          </table:table-cell>
          <table:table-cell table:formula="of:=[.E8]-[.E7]" office:value-type="float" office:value="108661" calcext:value-type="float">
            <text:p>108661</text:p>
          </table:table-cell>
          <table:table-cell/>
          <table:table-cell office:value-type="float" office:value="594863" calcext:value-type="float">
            <text:p>594863</text:p>
          </table:table-cell>
          <table:table-cell table:formula="of:=[.H8]-[.H7]" office:value-type="float" office:value="110010" calcext:value-type="float">
            <text:p>110010</text:p>
          </table:table-cell>
          <table:table-cell/>
          <table:table-cell office:value-type="float" office:value="662161" calcext:value-type="float">
            <text:p>662161</text:p>
          </table:table-cell>
          <table:table-cell table:formula="of:=[.K8]-[.K7]" office:value-type="float" office:value="107599" calcext:value-type="float">
            <text:p>107599</text:p>
          </table:table-cell>
          <table:table-cell/>
          <table:table-cell office:value-type="float" office:value="644869" calcext:value-type="float">
            <text:p>644869</text:p>
          </table:table-cell>
          <table:table-cell table:formula="of:=[.N8]-[.N7]" office:value-type="float" office:value="105784" calcext:value-type="float">
            <text:p>105784</text:p>
          </table:table-cell>
          <table:table-cell/>
          <table:table-cell table:formula="of:=AVERAGE([.C8];[.F8];[.I8];[.L8];[.O8])" office:value-type="float" office:value="110613.2" calcext:value-type="float">
            <text:p>110613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0090" calcext:value-type="float">
            <text:p>650090</text:p>
          </table:table-cell>
          <table:table-cell table:formula="of:=[.B9]-[.B8]" office:value-type="float" office:value="108344" calcext:value-type="float">
            <text:p>108344</text:p>
          </table:table-cell>
          <table:table-cell/>
          <table:table-cell office:value-type="float" office:value="639454" calcext:value-type="float">
            <text:p>639454</text:p>
          </table:table-cell>
          <table:table-cell table:formula="of:=[.E9]-[.E8]" office:value-type="float" office:value="108318" calcext:value-type="float">
            <text:p>108318</text:p>
          </table:table-cell>
          <table:table-cell/>
          <table:table-cell office:value-type="float" office:value="705432" calcext:value-type="float">
            <text:p>705432</text:p>
          </table:table-cell>
          <table:table-cell table:formula="of:=[.H9]-[.H8]" office:value-type="float" office:value="110569" calcext:value-type="float">
            <text:p>110569</text:p>
          </table:table-cell>
          <table:table-cell/>
          <table:table-cell office:value-type="float" office:value="769712" calcext:value-type="float">
            <text:p>769712</text:p>
          </table:table-cell>
          <table:table-cell table:formula="of:=[.K9]-[.K8]" office:value-type="float" office:value="107551" calcext:value-type="float">
            <text:p>107551</text:p>
          </table:table-cell>
          <table:table-cell/>
          <table:table-cell office:value-type="float" office:value="751829" calcext:value-type="float">
            <text:p>751829</text:p>
          </table:table-cell>
          <table:table-cell table:formula="of:=[.N9]-[.N8]" office:value-type="float" office:value="106960" calcext:value-type="float">
            <text:p>106960</text:p>
          </table:table-cell>
          <table:table-cell/>
          <table:table-cell table:formula="of:=AVERAGE([.C9];[.F9];[.I9];[.L9];[.O9])" office:value-type="float" office:value="108348.4" calcext:value-type="float">
            <text:p>108348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5787" calcext:value-type="float">
            <text:p>755787</text:p>
          </table:table-cell>
          <table:table-cell table:formula="of:=[.B10]-[.B9]" office:value-type="float" office:value="105697" calcext:value-type="float">
            <text:p>105697</text:p>
          </table:table-cell>
          <table:table-cell/>
          <table:table-cell office:value-type="float" office:value="748369" calcext:value-type="float">
            <text:p>748369</text:p>
          </table:table-cell>
          <table:table-cell table:formula="of:=[.E10]-[.E9]" office:value-type="float" office:value="108915" calcext:value-type="float">
            <text:p>108915</text:p>
          </table:table-cell>
          <table:table-cell/>
          <table:table-cell office:value-type="float" office:value="817373" calcext:value-type="float">
            <text:p>817373</text:p>
          </table:table-cell>
          <table:table-cell table:formula="of:=[.H10]-[.H9]" office:value-type="float" office:value="111941" calcext:value-type="float">
            <text:p>111941</text:p>
          </table:table-cell>
          <table:table-cell/>
          <table:table-cell office:value-type="float" office:value="875527" calcext:value-type="float">
            <text:p>875527</text:p>
          </table:table-cell>
          <table:table-cell table:formula="of:=[.K10]-[.K9]" office:value-type="float" office:value="105815" calcext:value-type="float">
            <text:p>105815</text:p>
          </table:table-cell>
          <table:table-cell/>
          <table:table-cell office:value-type="float" office:value="858129" calcext:value-type="float">
            <text:p>858129</text:p>
          </table:table-cell>
          <table:table-cell table:formula="of:=[.N10]-[.N9]" office:value-type="float" office:value="106300" calcext:value-type="float">
            <text:p>106300</text:p>
          </table:table-cell>
          <table:table-cell/>
          <table:table-cell table:formula="of:=AVERAGE([.C10];[.F10];[.I10];[.L10];[.O10])" office:value-type="float" office:value="107733.6" calcext:value-type="float">
            <text:p>107733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4157" calcext:value-type="float">
            <text:p>864157</text:p>
          </table:table-cell>
          <table:table-cell table:formula="of:=[.B11]-[.B10]" office:value-type="float" office:value="108370" calcext:value-type="float">
            <text:p>108370</text:p>
          </table:table-cell>
          <table:table-cell/>
          <table:table-cell office:value-type="float" office:value="855474" calcext:value-type="float">
            <text:p>855474</text:p>
          </table:table-cell>
          <table:table-cell table:formula="of:=[.E11]-[.E10]" office:value-type="float" office:value="107105" calcext:value-type="float">
            <text:p>107105</text:p>
          </table:table-cell>
          <table:table-cell/>
          <table:table-cell office:value-type="float" office:value="928396" calcext:value-type="float">
            <text:p>928396</text:p>
          </table:table-cell>
          <table:table-cell table:formula="of:=[.H11]-[.H10]" office:value-type="float" office:value="111023" calcext:value-type="float">
            <text:p>111023</text:p>
          </table:table-cell>
          <table:table-cell/>
          <table:table-cell office:value-type="float" office:value="982980" calcext:value-type="float">
            <text:p>982980</text:p>
          </table:table-cell>
          <table:table-cell table:formula="of:=[.K11]-[.K10]" office:value-type="float" office:value="107453" calcext:value-type="float">
            <text:p>107453</text:p>
          </table:table-cell>
          <table:table-cell/>
          <table:table-cell office:value-type="float" office:value="964275" calcext:value-type="float">
            <text:p>964275</text:p>
          </table:table-cell>
          <table:table-cell table:formula="of:=[.N11]-[.N10]" office:value-type="float" office:value="106146" calcext:value-type="float">
            <text:p>106146</text:p>
          </table:table-cell>
          <table:table-cell/>
          <table:table-cell table:formula="of:=AVERAGE([.C11];[.F11];[.I11];[.L11];[.O11])" office:value-type="float" office:value="108019.4" calcext:value-type="float">
            <text:p>108019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0422" calcext:value-type="float">
            <text:p>970422</text:p>
          </table:table-cell>
          <table:table-cell table:formula="of:=[.B12]-[.B11]" office:value-type="float" office:value="106265" calcext:value-type="float">
            <text:p>106265</text:p>
          </table:table-cell>
          <table:table-cell/>
          <table:table-cell office:value-type="float" office:value="962873" calcext:value-type="float">
            <text:p>962873</text:p>
          </table:table-cell>
          <table:table-cell table:formula="of:=[.E12]-[.E11]" office:value-type="float" office:value="107399" calcext:value-type="float">
            <text:p>107399</text:p>
          </table:table-cell>
          <table:table-cell/>
          <table:table-cell office:value-type="float" office:value="1039064" calcext:value-type="float">
            <text:p>1039064</text:p>
          </table:table-cell>
          <table:table-cell table:formula="of:=[.H12]-[.H11]" office:value-type="float" office:value="110668" calcext:value-type="float">
            <text:p>110668</text:p>
          </table:table-cell>
          <table:table-cell/>
          <table:table-cell office:value-type="float" office:value="1089983" calcext:value-type="float">
            <text:p>1089983</text:p>
          </table:table-cell>
          <table:table-cell table:formula="of:=[.K12]-[.K11]" office:value-type="float" office:value="107003" calcext:value-type="float">
            <text:p>107003</text:p>
          </table:table-cell>
          <table:table-cell/>
          <table:table-cell office:value-type="float" office:value="1070688" calcext:value-type="float">
            <text:p>1070688</text:p>
          </table:table-cell>
          <table:table-cell table:formula="of:=[.N12]-[.N11]" office:value-type="float" office:value="106413" calcext:value-type="float">
            <text:p>106413</text:p>
          </table:table-cell>
          <table:table-cell/>
          <table:table-cell table:formula="of:=AVERAGE([.C12];[.F12];[.I12];[.L12];[.O12])" office:value-type="float" office:value="107549.6" calcext:value-type="float">
            <text:p>10754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8870" calcext:value-type="float">
            <text:p>1078870</text:p>
          </table:table-cell>
          <table:table-cell table:formula="of:=[.B13]-[.B12]" office:value-type="float" office:value="108448" calcext:value-type="float">
            <text:p>108448</text:p>
          </table:table-cell>
          <table:table-cell/>
          <table:table-cell office:value-type="float" office:value="1071841" calcext:value-type="float">
            <text:p>1071841</text:p>
          </table:table-cell>
          <table:table-cell table:formula="of:=[.E13]-[.E12]" office:value-type="float" office:value="108968" calcext:value-type="float">
            <text:p>108968</text:p>
          </table:table-cell>
          <table:table-cell/>
          <table:table-cell office:value-type="float" office:value="1149613" calcext:value-type="float">
            <text:p>1149613</text:p>
          </table:table-cell>
          <table:table-cell table:formula="of:=[.H13]-[.H12]" office:value-type="float" office:value="110549" calcext:value-type="float">
            <text:p>110549</text:p>
          </table:table-cell>
          <table:table-cell/>
          <table:table-cell office:value-type="float" office:value="1194735" calcext:value-type="float">
            <text:p>1194735</text:p>
          </table:table-cell>
          <table:table-cell table:formula="of:=[.K13]-[.K12]" office:value-type="float" office:value="104752" calcext:value-type="float">
            <text:p>104752</text:p>
          </table:table-cell>
          <table:table-cell/>
          <table:table-cell office:value-type="float" office:value="1176309" calcext:value-type="float">
            <text:p>1176309</text:p>
          </table:table-cell>
          <table:table-cell table:formula="of:=[.N13]-[.N12]" office:value-type="float" office:value="105621" calcext:value-type="float">
            <text:p>105621</text:p>
          </table:table-cell>
          <table:table-cell/>
          <table:table-cell table:formula="of:=AVERAGE([.C13];[.F13];[.I13];[.L13];[.O13])" office:value-type="float" office:value="107667.6" calcext:value-type="float">
            <text:p>107667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5102" calcext:value-type="float">
            <text:p>1185102</text:p>
          </table:table-cell>
          <table:table-cell table:formula="of:=[.B14]-[.B13]" office:value-type="float" office:value="106232" calcext:value-type="float">
            <text:p>106232</text:p>
          </table:table-cell>
          <table:table-cell/>
          <table:table-cell office:value-type="float" office:value="1180055" calcext:value-type="float">
            <text:p>1180055</text:p>
          </table:table-cell>
          <table:table-cell table:formula="of:=[.E14]-[.E13]" office:value-type="float" office:value="108214" calcext:value-type="float">
            <text:p>108214</text:p>
          </table:table-cell>
          <table:table-cell/>
          <table:table-cell office:value-type="float" office:value="1260975" calcext:value-type="float">
            <text:p>1260975</text:p>
          </table:table-cell>
          <table:table-cell table:formula="of:=[.H14]-[.H13]" office:value-type="float" office:value="111362" calcext:value-type="float">
            <text:p>111362</text:p>
          </table:table-cell>
          <table:table-cell/>
          <table:table-cell office:value-type="float" office:value="1300709" calcext:value-type="float">
            <text:p>1300709</text:p>
          </table:table-cell>
          <table:table-cell table:formula="of:=[.K14]-[.K13]" office:value-type="float" office:value="105974" calcext:value-type="float">
            <text:p>105974</text:p>
          </table:table-cell>
          <table:table-cell/>
          <table:table-cell office:value-type="float" office:value="1283110" calcext:value-type="float">
            <text:p>1283110</text:p>
          </table:table-cell>
          <table:table-cell table:formula="of:=[.N14]-[.N13]" office:value-type="float" office:value="106801" calcext:value-type="float">
            <text:p>106801</text:p>
          </table:table-cell>
          <table:table-cell/>
          <table:table-cell table:formula="of:=AVERAGE([.C14];[.F14];[.I14];[.L14];[.O14])" office:value-type="float" office:value="107716.6" calcext:value-type="float">
            <text:p>107716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1812" calcext:value-type="float">
            <text:p>1291812</text:p>
          </table:table-cell>
          <table:table-cell table:formula="of:=[.B15]-[.B14]" office:value-type="float" office:value="106710" calcext:value-type="float">
            <text:p>106710</text:p>
          </table:table-cell>
          <table:table-cell/>
          <table:table-cell office:value-type="float" office:value="1289527" calcext:value-type="float">
            <text:p>1289527</text:p>
          </table:table-cell>
          <table:table-cell table:formula="of:=[.E15]-[.E14]" office:value-type="float" office:value="109472" calcext:value-type="float">
            <text:p>109472</text:p>
          </table:table-cell>
          <table:table-cell/>
          <table:table-cell office:value-type="float" office:value="1373069" calcext:value-type="float">
            <text:p>1373069</text:p>
          </table:table-cell>
          <table:table-cell table:formula="of:=[.H15]-[.H14]" office:value-type="float" office:value="112094" calcext:value-type="float">
            <text:p>112094</text:p>
          </table:table-cell>
          <table:table-cell/>
          <table:table-cell office:value-type="float" office:value="1406710" calcext:value-type="float">
            <text:p>1406710</text:p>
          </table:table-cell>
          <table:table-cell table:formula="of:=[.K15]-[.K14]" office:value-type="float" office:value="106001" calcext:value-type="float">
            <text:p>106001</text:p>
          </table:table-cell>
          <table:table-cell/>
          <table:table-cell office:value-type="float" office:value="1387672" calcext:value-type="float">
            <text:p>1387672</text:p>
          </table:table-cell>
          <table:table-cell table:formula="of:=[.N15]-[.N14]" office:value-type="float" office:value="104562" calcext:value-type="float">
            <text:p>104562</text:p>
          </table:table-cell>
          <table:table-cell/>
          <table:table-cell table:formula="of:=AVERAGE([.C15];[.F15];[.I15];[.L15];[.O15])" office:value-type="float" office:value="107767.8" calcext:value-type="float">
            <text:p>107767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8620" calcext:value-type="float">
            <text:p>1398620</text:p>
          </table:table-cell>
          <table:table-cell table:formula="of:=[.B16]-[.B15]" office:value-type="float" office:value="106808" calcext:value-type="float">
            <text:p>106808</text:p>
          </table:table-cell>
          <table:table-cell/>
          <table:table-cell office:value-type="float" office:value="1398354" calcext:value-type="float">
            <text:p>1398354</text:p>
          </table:table-cell>
          <table:table-cell table:formula="of:=[.E16]-[.E15]" office:value-type="float" office:value="108827" calcext:value-type="float">
            <text:p>108827</text:p>
          </table:table-cell>
          <table:table-cell/>
          <table:table-cell office:value-type="float" office:value="1485173" calcext:value-type="float">
            <text:p>1485173</text:p>
          </table:table-cell>
          <table:table-cell table:formula="of:=[.H16]-[.H15]" office:value-type="float" office:value="112104" calcext:value-type="float">
            <text:p>112104</text:p>
          </table:table-cell>
          <table:table-cell/>
          <table:table-cell office:value-type="float" office:value="1513664" calcext:value-type="float">
            <text:p>1513664</text:p>
          </table:table-cell>
          <table:table-cell table:formula="of:=[.K16]-[.K15]" office:value-type="float" office:value="106954" calcext:value-type="float">
            <text:p>106954</text:p>
          </table:table-cell>
          <table:table-cell/>
          <table:table-cell office:value-type="float" office:value="1498984" calcext:value-type="float">
            <text:p>1498984</text:p>
          </table:table-cell>
          <table:table-cell table:formula="of:=[.N16]-[.N15]" office:value-type="float" office:value="111312" calcext:value-type="float">
            <text:p>111312</text:p>
          </table:table-cell>
          <table:table-cell/>
          <table:table-cell table:formula="of:=AVERAGE([.C16];[.F16];[.I16];[.L16];[.O16])" office:value-type="float" office:value="109201" calcext:value-type="float">
            <text:p>109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4878" calcext:value-type="float">
            <text:p>1504878</text:p>
          </table:table-cell>
          <table:table-cell table:formula="of:=[.B17]-[.B16]" office:value-type="float" office:value="106258" calcext:value-type="float">
            <text:p>106258</text:p>
          </table:table-cell>
          <table:table-cell/>
          <table:table-cell office:value-type="float" office:value="1507005" calcext:value-type="float">
            <text:p>1507005</text:p>
          </table:table-cell>
          <table:table-cell table:formula="of:=[.E17]-[.E16]" office:value-type="float" office:value="108651" calcext:value-type="float">
            <text:p>108651</text:p>
          </table:table-cell>
          <table:table-cell/>
          <table:table-cell office:value-type="float" office:value="1596077" calcext:value-type="float">
            <text:p>1596077</text:p>
          </table:table-cell>
          <table:table-cell table:formula="of:=[.H17]-[.H16]" office:value-type="float" office:value="110904" calcext:value-type="float">
            <text:p>110904</text:p>
          </table:table-cell>
          <table:table-cell/>
          <table:table-cell office:value-type="float" office:value="1619290" calcext:value-type="float">
            <text:p>1619290</text:p>
          </table:table-cell>
          <table:table-cell table:formula="of:=[.K17]-[.K16]" office:value-type="float" office:value="105626" calcext:value-type="float">
            <text:p>105626</text:p>
          </table:table-cell>
          <table:table-cell/>
          <table:table-cell office:value-type="float" office:value="1609115" calcext:value-type="float">
            <text:p>1609115</text:p>
          </table:table-cell>
          <table:table-cell table:formula="of:=[.N17]-[.N16]" office:value-type="float" office:value="110131" calcext:value-type="float">
            <text:p>110131</text:p>
          </table:table-cell>
          <table:table-cell/>
          <table:table-cell table:formula="of:=AVERAGE([.C17];[.F17];[.I17];[.L17];[.O17])" office:value-type="float" office:value="108314" calcext:value-type="float">
            <text:p>1083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2450" calcext:value-type="float">
            <text:p>1612450</text:p>
          </table:table-cell>
          <table:table-cell table:formula="of:=[.B18]-[.B17]" office:value-type="float" office:value="107572" calcext:value-type="float">
            <text:p>107572</text:p>
          </table:table-cell>
          <table:table-cell/>
          <table:table-cell office:value-type="float" office:value="1614059" calcext:value-type="float">
            <text:p>1614059</text:p>
          </table:table-cell>
          <table:table-cell table:formula="of:=[.E18]-[.E17]" office:value-type="float" office:value="107054" calcext:value-type="float">
            <text:p>107054</text:p>
          </table:table-cell>
          <table:table-cell/>
          <table:table-cell office:value-type="float" office:value="1707666" calcext:value-type="float">
            <text:p>1707666</text:p>
          </table:table-cell>
          <table:table-cell table:formula="of:=[.H18]-[.H17]" office:value-type="float" office:value="111589" calcext:value-type="float">
            <text:p>111589</text:p>
          </table:table-cell>
          <table:table-cell/>
          <table:table-cell office:value-type="float" office:value="1730939" calcext:value-type="float">
            <text:p>1730939</text:p>
          </table:table-cell>
          <table:table-cell table:formula="of:=[.K18]-[.K17]" office:value-type="float" office:value="111649" calcext:value-type="float">
            <text:p>111649</text:p>
          </table:table-cell>
          <table:table-cell/>
          <table:table-cell office:value-type="float" office:value="1720136" calcext:value-type="float">
            <text:p>1720136</text:p>
          </table:table-cell>
          <table:table-cell table:formula="of:=[.N18]-[.N17]" office:value-type="float" office:value="111021" calcext:value-type="float">
            <text:p>111021</text:p>
          </table:table-cell>
          <table:table-cell/>
          <table:table-cell table:formula="of:=AVERAGE([.C18];[.F18];[.I18];[.L18];[.O18])" office:value-type="float" office:value="109777" calcext:value-type="float">
            <text:p>1097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20176" calcext:value-type="float">
            <text:p>1720176</text:p>
          </table:table-cell>
          <table:table-cell table:formula="of:=[.B19]-[.B18]" office:value-type="float" office:value="107726" calcext:value-type="float">
            <text:p>107726</text:p>
          </table:table-cell>
          <table:table-cell/>
          <table:table-cell office:value-type="float" office:value="1723738" calcext:value-type="float">
            <text:p>1723738</text:p>
          </table:table-cell>
          <table:table-cell table:formula="of:=[.E19]-[.E18]" office:value-type="float" office:value="109679" calcext:value-type="float">
            <text:p>109679</text:p>
          </table:table-cell>
          <table:table-cell/>
          <table:table-cell office:value-type="float" office:value="1819031" calcext:value-type="float">
            <text:p>1819031</text:p>
          </table:table-cell>
          <table:table-cell table:formula="of:=[.H19]-[.H18]" office:value-type="float" office:value="111365" calcext:value-type="float">
            <text:p>111365</text:p>
          </table:table-cell>
          <table:table-cell/>
          <table:table-cell office:value-type="float" office:value="1843016" calcext:value-type="float">
            <text:p>1843016</text:p>
          </table:table-cell>
          <table:table-cell table:formula="of:=[.K19]-[.K18]" office:value-type="float" office:value="112077" calcext:value-type="float">
            <text:p>112077</text:p>
          </table:table-cell>
          <table:table-cell/>
          <table:table-cell office:value-type="float" office:value="1831186" calcext:value-type="float">
            <text:p>1831186</text:p>
          </table:table-cell>
          <table:table-cell table:formula="of:=[.N19]-[.N18]" office:value-type="float" office:value="111050" calcext:value-type="float">
            <text:p>111050</text:p>
          </table:table-cell>
          <table:table-cell/>
          <table:table-cell table:formula="of:=AVERAGE([.C19];[.F19];[.I19];[.L19];[.O19])" office:value-type="float" office:value="110379.4" calcext:value-type="float">
            <text:p>110379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27267" calcext:value-type="float">
            <text:p>1827267</text:p>
          </table:table-cell>
          <table:table-cell table:formula="of:=[.B20]-[.B19]" office:value-type="float" office:value="107091" calcext:value-type="float">
            <text:p>107091</text:p>
          </table:table-cell>
          <table:table-cell/>
          <table:table-cell office:value-type="float" office:value="1828731" calcext:value-type="float">
            <text:p>1828731</text:p>
          </table:table-cell>
          <table:table-cell table:formula="of:=[.E20]-[.E19]" office:value-type="float" office:value="104993" calcext:value-type="float">
            <text:p>104993</text:p>
          </table:table-cell>
          <table:table-cell/>
          <table:table-cell office:value-type="float" office:value="1925953" calcext:value-type="float">
            <text:p>1925953</text:p>
          </table:table-cell>
          <table:table-cell table:formula="of:=[.H20]-[.H19]" office:value-type="float" office:value="106922" calcext:value-type="float">
            <text:p>106922</text:p>
          </table:table-cell>
          <table:table-cell/>
          <table:table-cell office:value-type="float" office:value="1953574" calcext:value-type="float">
            <text:p>1953574</text:p>
          </table:table-cell>
          <table:table-cell table:formula="of:=[.K20]-[.K19]" office:value-type="float" office:value="110558" calcext:value-type="float">
            <text:p>110558</text:p>
          </table:table-cell>
          <table:table-cell/>
          <table:table-cell office:value-type="float" office:value="1941933" calcext:value-type="float">
            <text:p>1941933</text:p>
          </table:table-cell>
          <table:table-cell table:formula="of:=[.N20]-[.N19]" office:value-type="float" office:value="110747" calcext:value-type="float">
            <text:p>110747</text:p>
          </table:table-cell>
          <table:table-cell/>
          <table:table-cell table:formula="of:=AVERAGE([.C20];[.F20];[.I20];[.L20];[.O20])" office:value-type="float" office:value="108062.2" calcext:value-type="float">
            <text:p>108062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33899" calcext:value-type="float">
            <text:p>1933899</text:p>
          </table:table-cell>
          <table:table-cell table:formula="of:=[.B21]-[.B20]" office:value-type="float" office:value="106632" calcext:value-type="float">
            <text:p>106632</text:p>
          </table:table-cell>
          <table:table-cell/>
          <table:table-cell office:value-type="float" office:value="1937644" calcext:value-type="float">
            <text:p>1937644</text:p>
          </table:table-cell>
          <table:table-cell table:formula="of:=[.E21]-[.E20]" office:value-type="float" office:value="108913" calcext:value-type="float">
            <text:p>108913</text:p>
          </table:table-cell>
          <table:table-cell/>
          <table:table-cell office:value-type="float" office:value="2032746" calcext:value-type="float">
            <text:p>2032746</text:p>
          </table:table-cell>
          <table:table-cell table:formula="of:=[.H21]-[.H20]" office:value-type="float" office:value="106793" calcext:value-type="float">
            <text:p>106793</text:p>
          </table:table-cell>
          <table:table-cell/>
          <table:table-cell office:value-type="float" office:value="2064672" calcext:value-type="float">
            <text:p>2064672</text:p>
          </table:table-cell>
          <table:table-cell table:formula="of:=[.K21]-[.K20]" office:value-type="float" office:value="111098" calcext:value-type="float">
            <text:p>111098</text:p>
          </table:table-cell>
          <table:table-cell/>
          <table:table-cell office:value-type="float" office:value="2052620" calcext:value-type="float">
            <text:p>2052620</text:p>
          </table:table-cell>
          <table:table-cell table:formula="of:=[.N21]-[.N20]" office:value-type="float" office:value="110687" calcext:value-type="float">
            <text:p>110687</text:p>
          </table:table-cell>
          <table:table-cell/>
          <table:table-cell table:formula="of:=AVERAGE([.C21];[.F21];[.I21];[.L21];[.O21])" office:value-type="float" office:value="108824.6" calcext:value-type="float">
            <text:p>10882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38300" calcext:value-type="float">
            <text:p>2038300</text:p>
          </table:table-cell>
          <table:table-cell table:formula="of:=[.B22]-[.B21]" office:value-type="float" office:value="104401" calcext:value-type="float">
            <text:p>104401</text:p>
          </table:table-cell>
          <table:table-cell/>
          <table:table-cell office:value-type="float" office:value="2045871" calcext:value-type="float">
            <text:p>2045871</text:p>
          </table:table-cell>
          <table:table-cell table:formula="of:=[.E22]-[.E21]" office:value-type="float" office:value="108227" calcext:value-type="float">
            <text:p>108227</text:p>
          </table:table-cell>
          <table:table-cell/>
          <table:table-cell office:value-type="float" office:value="2138762" calcext:value-type="float">
            <text:p>2138762</text:p>
          </table:table-cell>
          <table:table-cell table:formula="of:=[.H22]-[.H21]" office:value-type="float" office:value="106016" calcext:value-type="float">
            <text:p>106016</text:p>
          </table:table-cell>
          <table:table-cell/>
          <table:table-cell office:value-type="float" office:value="2175863" calcext:value-type="float">
            <text:p>2175863</text:p>
          </table:table-cell>
          <table:table-cell table:formula="of:=[.K22]-[.K21]" office:value-type="float" office:value="111191" calcext:value-type="float">
            <text:p>111191</text:p>
          </table:table-cell>
          <table:table-cell/>
          <table:table-cell office:value-type="float" office:value="2162564" calcext:value-type="float">
            <text:p>2162564</text:p>
          </table:table-cell>
          <table:table-cell table:formula="of:=[.N22]-[.N21]" office:value-type="float" office:value="109944" calcext:value-type="float">
            <text:p>109944</text:p>
          </table:table-cell>
          <table:table-cell/>
          <table:table-cell table:formula="of:=AVERAGE([.C22];[.F22];[.I22];[.L22];[.O22])" office:value-type="float" office:value="107955.8" calcext:value-type="float">
            <text:p>107955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47577" calcext:value-type="float">
            <text:p>2147577</text:p>
          </table:table-cell>
          <table:table-cell table:formula="of:=[.B23]-[.B22]" office:value-type="float" office:value="109277" calcext:value-type="float">
            <text:p>109277</text:p>
          </table:table-cell>
          <table:table-cell/>
          <table:table-cell office:value-type="float" office:value="2154861" calcext:value-type="float">
            <text:p>2154861</text:p>
          </table:table-cell>
          <table:table-cell table:formula="of:=[.E23]-[.E22]" office:value-type="float" office:value="108990" calcext:value-type="float">
            <text:p>108990</text:p>
          </table:table-cell>
          <table:table-cell/>
          <table:table-cell office:value-type="float" office:value="2245586" calcext:value-type="float">
            <text:p>2245586</text:p>
          </table:table-cell>
          <table:table-cell table:formula="of:=[.H23]-[.H22]" office:value-type="float" office:value="106824" calcext:value-type="float">
            <text:p>106824</text:p>
          </table:table-cell>
          <table:table-cell/>
          <table:table-cell office:value-type="float" office:value="2286213" calcext:value-type="float">
            <text:p>2286213</text:p>
          </table:table-cell>
          <table:table-cell table:formula="of:=[.K23]-[.K22]" office:value-type="float" office:value="110350" calcext:value-type="float">
            <text:p>110350</text:p>
          </table:table-cell>
          <table:table-cell/>
          <table:table-cell office:value-type="float" office:value="2274052" calcext:value-type="float">
            <text:p>2274052</text:p>
          </table:table-cell>
          <table:table-cell table:formula="of:=[.N23]-[.N22]" office:value-type="float" office:value="111488" calcext:value-type="float">
            <text:p>111488</text:p>
          </table:table-cell>
          <table:table-cell/>
          <table:table-cell table:formula="of:=AVERAGE([.C23];[.F23];[.I23];[.L23];[.O23])" office:value-type="float" office:value="109385.8" calcext:value-type="float">
            <text:p>109385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810" calcext:value-type="float">
            <text:p>2254810</text:p>
          </table:table-cell>
          <table:table-cell table:formula="of:=[.B24]-[.B23]" office:value-type="float" office:value="107233" calcext:value-type="float">
            <text:p>107233</text:p>
          </table:table-cell>
          <table:table-cell/>
          <table:table-cell office:value-type="float" office:value="2262778" calcext:value-type="float">
            <text:p>2262778</text:p>
          </table:table-cell>
          <table:table-cell table:formula="of:=[.E24]-[.E23]" office:value-type="float" office:value="107917" calcext:value-type="float">
            <text:p>107917</text:p>
          </table:table-cell>
          <table:table-cell/>
          <table:table-cell office:value-type="float" office:value="2352271" calcext:value-type="float">
            <text:p>2352271</text:p>
          </table:table-cell>
          <table:table-cell table:formula="of:=[.H24]-[.H23]" office:value-type="float" office:value="106685" calcext:value-type="float">
            <text:p>106685</text:p>
          </table:table-cell>
          <table:table-cell/>
          <table:table-cell office:value-type="float" office:value="2397729" calcext:value-type="float">
            <text:p>2397729</text:p>
          </table:table-cell>
          <table:table-cell table:formula="of:=[.K24]-[.K23]" office:value-type="float" office:value="111516" calcext:value-type="float">
            <text:p>111516</text:p>
          </table:table-cell>
          <table:table-cell/>
          <table:table-cell office:value-type="float" office:value="2385081" calcext:value-type="float">
            <text:p>2385081</text:p>
          </table:table-cell>
          <table:table-cell table:formula="of:=[.N24]-[.N23]" office:value-type="float" office:value="111029" calcext:value-type="float">
            <text:p>111029</text:p>
          </table:table-cell>
          <table:table-cell/>
          <table:table-cell table:formula="of:=AVERAGE([.C24];[.F24];[.I24];[.L24];[.O24])" office:value-type="float" office:value="108876" calcext:value-type="float">
            <text:p>1088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63492" calcext:value-type="float">
            <text:p>2363492</text:p>
          </table:table-cell>
          <table:table-cell table:formula="of:=[.B25]-[.B24]" office:value-type="float" office:value="108682" calcext:value-type="float">
            <text:p>108682</text:p>
          </table:table-cell>
          <table:table-cell/>
          <table:table-cell office:value-type="float" office:value="2371244" calcext:value-type="float">
            <text:p>2371244</text:p>
          </table:table-cell>
          <table:table-cell table:formula="of:=[.E25]-[.E24]" office:value-type="float" office:value="108466" calcext:value-type="float">
            <text:p>108466</text:p>
          </table:table-cell>
          <table:table-cell/>
          <table:table-cell office:value-type="float" office:value="2459226" calcext:value-type="float">
            <text:p>2459226</text:p>
          </table:table-cell>
          <table:table-cell table:formula="of:=[.H25]-[.H24]" office:value-type="float" office:value="106955" calcext:value-type="float">
            <text:p>106955</text:p>
          </table:table-cell>
          <table:table-cell/>
          <table:table-cell office:value-type="float" office:value="2508942" calcext:value-type="float">
            <text:p>2508942</text:p>
          </table:table-cell>
          <table:table-cell table:formula="of:=[.K25]-[.K24]" office:value-type="float" office:value="111213" calcext:value-type="float">
            <text:p>111213</text:p>
          </table:table-cell>
          <table:table-cell/>
          <table:table-cell office:value-type="float" office:value="2495715" calcext:value-type="float">
            <text:p>2495715</text:p>
          </table:table-cell>
          <table:table-cell table:formula="of:=[.N25]-[.N24]" office:value-type="float" office:value="110634" calcext:value-type="float">
            <text:p>110634</text:p>
          </table:table-cell>
          <table:table-cell/>
          <table:table-cell table:formula="of:=AVERAGE([.C25];[.F25];[.I25];[.L25];[.O25])" office:value-type="float" office:value="109190" calcext:value-type="float">
            <text:p>10919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3768" calcext:value-type="float">
            <text:p>2473768</text:p>
          </table:table-cell>
          <table:table-cell table:formula="of:=[.B26]-[.B25]" office:value-type="float" office:value="110276" calcext:value-type="float">
            <text:p>110276</text:p>
          </table:table-cell>
          <table:table-cell/>
          <table:table-cell office:value-type="float" office:value="2479523" calcext:value-type="float">
            <text:p>2479523</text:p>
          </table:table-cell>
          <table:table-cell table:formula="of:=[.E26]-[.E25]" office:value-type="float" office:value="108279" calcext:value-type="float">
            <text:p>108279</text:p>
          </table:table-cell>
          <table:table-cell/>
          <table:table-cell office:value-type="float" office:value="2565244" calcext:value-type="float">
            <text:p>2565244</text:p>
          </table:table-cell>
          <table:table-cell table:formula="of:=[.H26]-[.H25]" office:value-type="float" office:value="106018" calcext:value-type="float">
            <text:p>106018</text:p>
          </table:table-cell>
          <table:table-cell/>
          <table:table-cell office:value-type="float" office:value="2620254" calcext:value-type="float">
            <text:p>2620254</text:p>
          </table:table-cell>
          <table:table-cell table:formula="of:=[.K26]-[.K25]" office:value-type="float" office:value="111312" calcext:value-type="float">
            <text:p>111312</text:p>
          </table:table-cell>
          <table:table-cell/>
          <table:table-cell office:value-type="float" office:value="2606326" calcext:value-type="float">
            <text:p>2606326</text:p>
          </table:table-cell>
          <table:table-cell table:formula="of:=[.N26]-[.N25]" office:value-type="float" office:value="110611" calcext:value-type="float">
            <text:p>110611</text:p>
          </table:table-cell>
          <table:table-cell/>
          <table:table-cell table:formula="of:=AVERAGE([.C26];[.F26];[.I26];[.L26];[.O26])" office:value-type="float" office:value="109299.2" calcext:value-type="float">
            <text:p>10929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81998" calcext:value-type="float">
            <text:p>2581998</text:p>
          </table:table-cell>
          <table:table-cell table:formula="of:=[.B27]-[.B26]" office:value-type="float" office:value="108230" calcext:value-type="float">
            <text:p>108230</text:p>
          </table:table-cell>
          <table:table-cell/>
          <table:table-cell office:value-type="float" office:value="2587745" calcext:value-type="float">
            <text:p>2587745</text:p>
          </table:table-cell>
          <table:table-cell table:formula="of:=[.E27]-[.E26]" office:value-type="float" office:value="108222" calcext:value-type="float">
            <text:p>108222</text:p>
          </table:table-cell>
          <table:table-cell/>
          <table:table-cell office:value-type="float" office:value="2671906" calcext:value-type="float">
            <text:p>2671906</text:p>
          </table:table-cell>
          <table:table-cell table:formula="of:=[.H27]-[.H26]" office:value-type="float" office:value="106662" calcext:value-type="float">
            <text:p>106662</text:p>
          </table:table-cell>
          <table:table-cell/>
          <table:table-cell office:value-type="float" office:value="2731902" calcext:value-type="float">
            <text:p>2731902</text:p>
          </table:table-cell>
          <table:table-cell table:formula="of:=[.K27]-[.K26]" office:value-type="float" office:value="111648" calcext:value-type="float">
            <text:p>111648</text:p>
          </table:table-cell>
          <table:table-cell/>
          <table:table-cell office:value-type="float" office:value="2716638" calcext:value-type="float">
            <text:p>2716638</text:p>
          </table:table-cell>
          <table:table-cell table:formula="of:=[.N27]-[.N26]" office:value-type="float" office:value="110312" calcext:value-type="float">
            <text:p>110312</text:p>
          </table:table-cell>
          <table:table-cell/>
          <table:table-cell table:formula="of:=AVERAGE([.C27];[.F27];[.I27];[.L27];[.O27])" office:value-type="float" office:value="109014.8" calcext:value-type="float">
            <text:p>109014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90525" calcext:value-type="float">
            <text:p>2690525</text:p>
          </table:table-cell>
          <table:table-cell table:formula="of:=[.B28]-[.B27]" office:value-type="float" office:value="108527" calcext:value-type="float">
            <text:p>108527</text:p>
          </table:table-cell>
          <table:table-cell/>
          <table:table-cell office:value-type="float" office:value="2695280" calcext:value-type="float">
            <text:p>2695280</text:p>
          </table:table-cell>
          <table:table-cell table:formula="of:=[.E28]-[.E27]" office:value-type="float" office:value="107535" calcext:value-type="float">
            <text:p>107535</text:p>
          </table:table-cell>
          <table:table-cell/>
          <table:table-cell office:value-type="float" office:value="2778630" calcext:value-type="float">
            <text:p>2778630</text:p>
          </table:table-cell>
          <table:table-cell table:formula="of:=[.H28]-[.H27]" office:value-type="float" office:value="106724" calcext:value-type="float">
            <text:p>106724</text:p>
          </table:table-cell>
          <table:table-cell/>
          <table:table-cell office:value-type="float" office:value="2842254" calcext:value-type="float">
            <text:p>2842254</text:p>
          </table:table-cell>
          <table:table-cell table:formula="of:=[.K28]-[.K27]" office:value-type="float" office:value="110352" calcext:value-type="float">
            <text:p>110352</text:p>
          </table:table-cell>
          <table:table-cell/>
          <table:table-cell office:value-type="float" office:value="2826856" calcext:value-type="float">
            <text:p>2826856</text:p>
          </table:table-cell>
          <table:table-cell table:formula="of:=[.N28]-[.N27]" office:value-type="float" office:value="110218" calcext:value-type="float">
            <text:p>110218</text:p>
          </table:table-cell>
          <table:table-cell/>
          <table:table-cell table:formula="of:=AVERAGE([.C28];[.F28];[.I28];[.L28];[.O28])" office:value-type="float" office:value="108671.2" calcext:value-type="float">
            <text:p>108671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98640" calcext:value-type="float">
            <text:p>2798640</text:p>
          </table:table-cell>
          <table:table-cell table:formula="of:=[.B29]-[.B28]" office:value-type="float" office:value="108115" calcext:value-type="float">
            <text:p>108115</text:p>
          </table:table-cell>
          <table:table-cell/>
          <table:table-cell office:value-type="float" office:value="2803639" calcext:value-type="float">
            <text:p>2803639</text:p>
          </table:table-cell>
          <table:table-cell table:formula="of:=[.E29]-[.E28]" office:value-type="float" office:value="108359" calcext:value-type="float">
            <text:p>108359</text:p>
          </table:table-cell>
          <table:table-cell/>
          <table:table-cell office:value-type="float" office:value="2886164" calcext:value-type="float">
            <text:p>2886164</text:p>
          </table:table-cell>
          <table:table-cell table:formula="of:=[.H29]-[.H28]" office:value-type="float" office:value="107534" calcext:value-type="float">
            <text:p>107534</text:p>
          </table:table-cell>
          <table:table-cell/>
          <table:table-cell office:value-type="float" office:value="2953728" calcext:value-type="float">
            <text:p>2953728</text:p>
          </table:table-cell>
          <table:table-cell table:formula="of:=[.K29]-[.K28]" office:value-type="float" office:value="111474" calcext:value-type="float">
            <text:p>111474</text:p>
          </table:table-cell>
          <table:table-cell/>
          <table:table-cell office:value-type="float" office:value="2938164" calcext:value-type="float">
            <text:p>2938164</text:p>
          </table:table-cell>
          <table:table-cell table:formula="of:=[.N29]-[.N28]" office:value-type="float" office:value="111308" calcext:value-type="float">
            <text:p>111308</text:p>
          </table:table-cell>
          <table:table-cell/>
          <table:table-cell table:formula="of:=AVERAGE([.C29];[.F29];[.I29];[.L29];[.O29])" office:value-type="float" office:value="109358" calcext:value-type="float">
            <text:p>1093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06325" calcext:value-type="float">
            <text:p>2906325</text:p>
          </table:table-cell>
          <table:table-cell table:formula="of:=[.B30]-[.B29]" office:value-type="float" office:value="107685" calcext:value-type="float">
            <text:p>107685</text:p>
          </table:table-cell>
          <table:table-cell/>
          <table:table-cell office:value-type="float" office:value="2912759" calcext:value-type="float">
            <text:p>2912759</text:p>
          </table:table-cell>
          <table:table-cell table:formula="of:=[.E30]-[.E29]" office:value-type="float" office:value="109120" calcext:value-type="float">
            <text:p>109120</text:p>
          </table:table-cell>
          <table:table-cell/>
          <table:table-cell office:value-type="float" office:value="2993481" calcext:value-type="float">
            <text:p>2993481</text:p>
          </table:table-cell>
          <table:table-cell table:formula="of:=[.H30]-[.H29]" office:value-type="float" office:value="107317" calcext:value-type="float">
            <text:p>107317</text:p>
          </table:table-cell>
          <table:table-cell/>
          <table:table-cell office:value-type="float" office:value="3067598" calcext:value-type="float">
            <text:p>3067598</text:p>
          </table:table-cell>
          <table:table-cell table:formula="of:=[.K30]-[.K29]" office:value-type="float" office:value="113870" calcext:value-type="float">
            <text:p>113870</text:p>
          </table:table-cell>
          <table:table-cell/>
          <table:table-cell office:value-type="float" office:value="3048717" calcext:value-type="float">
            <text:p>3048717</text:p>
          </table:table-cell>
          <table:table-cell table:formula="of:=[.N30]-[.N29]" office:value-type="float" office:value="110553" calcext:value-type="float">
            <text:p>110553</text:p>
          </table:table-cell>
          <table:table-cell/>
          <table:table-cell table:formula="of:=AVERAGE([.C30];[.F30];[.I30];[.L30];[.O30])" office:value-type="float" office:value="109709" calcext:value-type="float">
            <text:p>1097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12899" calcext:value-type="float">
            <text:p>3012899</text:p>
          </table:table-cell>
          <table:table-cell table:formula="of:=[.B31]-[.B30]" office:value-type="float" office:value="106574" calcext:value-type="float">
            <text:p>106574</text:p>
          </table:table-cell>
          <table:table-cell/>
          <table:table-cell office:value-type="float" office:value="3021246" calcext:value-type="float">
            <text:p>3021246</text:p>
          </table:table-cell>
          <table:table-cell table:formula="of:=[.E31]-[.E30]" office:value-type="float" office:value="108487" calcext:value-type="float">
            <text:p>108487</text:p>
          </table:table-cell>
          <table:table-cell/>
          <table:table-cell office:value-type="float" office:value="3099596" calcext:value-type="float">
            <text:p>3099596</text:p>
          </table:table-cell>
          <table:table-cell table:formula="of:=[.H31]-[.H30]" office:value-type="float" office:value="106115" calcext:value-type="float">
            <text:p>106115</text:p>
          </table:table-cell>
          <table:table-cell/>
          <table:table-cell office:value-type="float" office:value="3179356" calcext:value-type="float">
            <text:p>3179356</text:p>
          </table:table-cell>
          <table:table-cell table:formula="of:=[.K31]-[.K30]" office:value-type="float" office:value="111758" calcext:value-type="float">
            <text:p>111758</text:p>
          </table:table-cell>
          <table:table-cell/>
          <table:table-cell office:value-type="float" office:value="3159287" calcext:value-type="float">
            <text:p>3159287</text:p>
          </table:table-cell>
          <table:table-cell table:formula="of:=[.N31]-[.N30]" office:value-type="float" office:value="110570" calcext:value-type="float">
            <text:p>110570</text:p>
          </table:table-cell>
          <table:table-cell/>
          <table:table-cell table:formula="of:=AVERAGE([.C31];[.F31];[.I31];[.L31];[.O31])" office:value-type="float" office:value="108700.8" calcext:value-type="float">
            <text:p>108700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07211" calcext:value-type="float">
            <text:p>3107211</text:p>
          </table:table-cell>
          <table:table-cell table:formula="of:=[.B32]-[.B31]" office:value-type="float" office:value="94312" calcext:value-type="float">
            <text:p>94312</text:p>
          </table:table-cell>
          <table:table-cell/>
          <table:table-cell office:value-type="float" office:value="3118662" calcext:value-type="float">
            <text:p>3118662</text:p>
          </table:table-cell>
          <table:table-cell table:formula="of:=[.E32]-[.E31]" office:value-type="float" office:value="97416" calcext:value-type="float">
            <text:p>97416</text:p>
          </table:table-cell>
          <table:table-cell/>
          <table:table-cell office:value-type="float" office:value="3188449" calcext:value-type="float">
            <text:p>3188449</text:p>
          </table:table-cell>
          <table:table-cell table:formula="of:=[.H32]-[.H31]" office:value-type="float" office:value="88853" calcext:value-type="float">
            <text:p>88853</text:p>
          </table:table-cell>
          <table:table-cell/>
          <table:table-cell office:value-type="float" office:value="3277340" calcext:value-type="float">
            <text:p>3277340</text:p>
          </table:table-cell>
          <table:table-cell table:formula="of:=[.K32]-[.K31]" office:value-type="float" office:value="97984" calcext:value-type="float">
            <text:p>97984</text:p>
          </table:table-cell>
          <table:table-cell/>
          <table:table-cell office:value-type="float" office:value="3250709" calcext:value-type="float">
            <text:p>3250709</text:p>
          </table:table-cell>
          <table:table-cell table:formula="of:=[.N32]-[.N31]" office:value-type="float" office:value="91422" calcext:value-type="float">
            <text:p>91422</text:p>
          </table:table-cell>
          <table:table-cell/>
          <table:table-cell table:formula="of:=AVERAGE([.C32];[.F32];[.I32];[.L32];[.O32])" office:value-type="float" office:value="93997.4" calcext:value-type="float">
            <text:p>9399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47:07.530902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13:30.622333727</meta:creation-date>
    <dc:date>2015-01-05T21:18:37.861112643</dc:date>
    <meta:editing-duration>PT14H58M19S</meta:editing-duration>
    <meta:editing-cycles>14</meta:editing-cycles>
    <meta:generator>LibreOffice/4.2.7.2$Linux_X86_64 LibreOffice_project/420m0$Build-2</meta:generator>
    <meta:document-statistic meta:table-count="35" meta:cell-count="5173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8cm" svg:height="10.932cm" xlink:href=".." xlink:type="simple" chart:class="chart:bar" chart:style-name="ch1">
        <chart:legend chart:legend-position="end" svg:x="20.29cm" svg:y="3.922cm" style:legend-expansion="high" chart:style-name="ch2"/>
        <chart:plot-area chart:style-name="ch3" table:cell-range-address="'Faban 2.1'.A1:'Faban 2.1'.B6" chart:data-source-has-labels="column" svg:x="1.671cm" svg:y="0.218cm" svg:width="18.156cm" svg:height="9.318cm">
          <chartooo:coordinate-region svg:x="3.218cm" svg:y="0.417cm" svg:width="16.609cm" svg:height="8.92cm"/>
          <chart:axis chart:dimension="x" chart:name="primary-x" chart:style-name="ch4">
            <chart:title svg:x="9.482cm" svg:y="9.755cm" chart:style-name="ch5">
              <text:p>Iterácia testu</text:p>
            </chart:title>
          </chart:axis>
          <chart:axis chart:dimension="y" chart:name="primary-y" chart:style-name="ch6">
            <chart:title svg:x="0.451cm" svg:y="7.467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5 distr'.A1:'Faban 2.5 distr'.A31 'Faban 2.5 distr'.G1:'Faban 2.5 distr'.G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5 distr'.A1:'Faban 2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5 distr'.G1:'Faban 2.5 distr'.G31" chart:label-cell-address="'Faban 2.5 distr'.A1:'Faban 2.5 distr'.A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</text:list>
                <draw:g>
                  <svg:desc>'Faban 2.5 distr'.A1:'Faban 2.5 distr'.A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5 distr'.A1:'Faban 2.5 distr'.A31</svg:desc>
                </draw:g>
              </table:table-cell>
              <table:table-cell office:value-type="float" office:value="11126.4">
                <text:p>11126.4</text:p>
                <draw:g>
                  <svg:desc>'Faban 2.5 distr'.G1:'Faban 2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53.875">
                <text:p>10653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03.675">
                <text:p>10703.6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56.025">
                <text:p>10656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8.525">
                <text:p>10608.5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60.975">
                <text:p>10660.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52.175">
                <text:p>10652.1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659.2">
                <text:p>1065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15.3">
                <text:p>10715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34.3">
                <text:p>10634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39.225">
                <text:p>10639.2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17.525">
                <text:p>10717.5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56.7">
                <text:p>10656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11.325">
                <text:p>10611.3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43.05">
                <text:p>10643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56.575">
                <text:p>10656.5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39.8">
                <text:p>10639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67.725">
                <text:p>10667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703.125">
                <text:p>10703.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591.525">
                <text:p>10591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73.625">
                <text:p>10673.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708.5">
                <text:p>1070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82.15">
                <text:p>10682.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60.5">
                <text:p>10660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557.925">
                <text:p>10557.9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1.2">
                <text:p>10611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7.05">
                <text:p>10657.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04.8">
                <text:p>1060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3.675">
                <text:p>10573.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45.55">
                <text:p>10645.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5'.A1:'Faban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5'.B1:'Faban 2.5'.B1" chart:label-cell-address="'Faban 2.5'.A1:'Faban 2.5'.A1" chart:class="chart:bar">
            <chart:data-point/>
          </chart:series>
          <chart:series chart:style-name="ch10" chart:values-cell-range-address="'Faban 2.5'.B2:'Faban 2.5'.B2" chart:label-cell-address="'Faban 2.5'.A2:'Faban 2.5'.A2" chart:class="chart:bar">
            <chart:data-point/>
          </chart:series>
          <chart:series chart:style-name="ch11" chart:values-cell-range-address="'Faban 2.5'.B3:'Faban 2.5'.B3" chart:label-cell-address="'Faban 2.5'.A3:'Faban 2.5'.A3" chart:class="chart:bar">
            <chart:data-point/>
          </chart:series>
          <chart:series chart:style-name="ch12" chart:values-cell-range-address="'Faban 2.5'.B4:'Faban 2.5'.B4" chart:label-cell-address="'Faban 2.5'.A4:'Faban 2.5'.A4" chart:class="chart:bar">
            <chart:data-point/>
          </chart:series>
          <chart:series chart:style-name="ch13" chart:values-cell-range-address="'Faban 2.5'.B5:'Faban 2.5'.B5" chart:label-cell-address="'Faban 2.5'.A5:'Faban 2.5'.A5" chart:class="chart:bar">
            <chart:data-point/>
          </chart:series>
          <chart:series chart:style-name="ch14" chart:values-cell-range-address="'Faban 2.5'.B6:'Faban 2.5'.B6" chart:label-cell-address="'Faban 2.5'.A6:'Faban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5'.A1:'Faban 2.5'.A1</svg:desc>
                </draw:g>
              </table:table-cell>
              <table:table-cell office:value-type="float" office:value="3186355">
                <text:p>3186355</text:p>
                <draw:g>
                  <svg:desc>'Faban 2.5'.B1:'Faban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5'.A2:'Faban 2.5'.A2</svg:desc>
                </draw:g>
              </table:table-cell>
              <table:table-cell office:value-type="float" office:value="3206037">
                <text:p>3206037</text:p>
                <draw:g>
                  <svg:desc>'Faban 2.5'.B2:'Faban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5'.A3:'Faban 2.5'.A3</svg:desc>
                </draw:g>
              </table:table-cell>
              <table:table-cell office:value-type="float" office:value="NaN">
                <text:p>NaN</text:p>
                <draw:g>
                  <svg:desc>'Faban 2.5'.B3:'Faban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5'.A4:'Faban 2.5'.A4</svg:desc>
                </draw:g>
              </table:table-cell>
              <table:table-cell office:value-type="float" office:value="3187980">
                <text:p>3187980</text:p>
                <draw:g>
                  <svg:desc>'Faban 2.5'.B4:'Faban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5'.A5:'Faban 2.5'.A5</svg:desc>
                </draw:g>
              </table:table-cell>
              <table:table-cell office:value-type="float" office:value="3217781">
                <text:p>3217781</text:p>
                <draw:g>
                  <svg:desc>'Faban 2.5'.B5:'Faban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5'.A6:'Faban 2.5'.A6</svg:desc>
                </draw:g>
              </table:table-cell>
              <table:table-cell office:value-type="float" office:value="3199538.25">
                <text:p>3199538.25</text:p>
                <draw:g>
                  <svg:desc>'Faban 2.5'.B6:'Faban 2.5'.B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1 distr'.A2:'Gatling 2.1 distr'.A32 'Gatling 2.1 distr'.Q2:'Gatling 2.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1 distr'.A2:'Gatling 2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1 distr'.Q2:'Gatling 2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1 distr'.A2:'Gatling 2.1 distr'.A32</svg:desc>
                </draw:g>
              </table:table-cell>
              <table:table-cell office:value-type="float" office:value="0">
                <text:p>0</text:p>
                <draw:g>
                  <svg:desc>'Gatling 2.1 distr'.Q2:'Gatling 2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448.4">
                <text:p>55448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549">
                <text:p>635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889.6">
                <text:p>61889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247.6">
                <text:p>63247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59.8">
                <text:p>6345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252">
                <text:p>622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571.6">
                <text:p>6157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822.2">
                <text:p>6282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836.8">
                <text:p>62836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075.2">
                <text:p>62075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889.4">
                <text:p>62889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2322.6">
                <text:p>6232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1845">
                <text:p>618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206.4">
                <text:p>6220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004.6">
                <text:p>6300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2499.2">
                <text:p>62499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2182.8">
                <text:p>62182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2100.4">
                <text:p>6210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117.6">
                <text:p>61117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2087.6">
                <text:p>62087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2892">
                <text:p>628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2125.4">
                <text:p>62125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3463.8">
                <text:p>63463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171.4">
                <text:p>61171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190.6">
                <text:p>63190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2814.8">
                <text:p>6281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2783.4">
                <text:p>62783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082">
                <text:p>620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2487">
                <text:p>624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1'.A1:'Gatling 2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1'.B1:'Gatling 2.1'.B1" chart:label-cell-address="'Gatling 2.1'.A1:'Gatling 2.1'.A1" chart:class="chart:bar">
            <chart:data-point/>
          </chart:series>
          <chart:series chart:style-name="ch10" chart:values-cell-range-address="'Gatling 2.1'.B2:'Gatling 2.1'.B2" chart:label-cell-address="'Gatling 2.1'.A2:'Gatling 2.1'.A2" chart:class="chart:bar">
            <chart:data-point/>
          </chart:series>
          <chart:series chart:style-name="ch11" chart:values-cell-range-address="'Gatling 2.1'.B3:'Gatling 2.1'.B3" chart:label-cell-address="'Gatling 2.1'.A3:'Gatling 2.1'.A3" chart:class="chart:bar">
            <chart:data-point/>
          </chart:series>
          <chart:series chart:style-name="ch12" chart:values-cell-range-address="'Gatling 2.1'.B4:'Gatling 2.1'.B4" chart:label-cell-address="'Gatling 2.1'.A4:'Gatling 2.1'.A4" chart:class="chart:bar">
            <chart:data-point/>
          </chart:series>
          <chart:series chart:style-name="ch13" chart:values-cell-range-address="'Gatling 2.1'.B5:'Gatling 2.1'.B5" chart:label-cell-address="'Gatling 2.1'.A5:'Gatling 2.1'.A5" chart:class="chart:bar">
            <chart:data-point/>
          </chart:series>
          <chart:series chart:style-name="ch14" chart:values-cell-range-address="'Gatling 2.1'.B6:'Gatling 2.1'.B6" chart:label-cell-address="'Gatling 2.1'.A6:'Gatling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1'.A1:'Gatling 2.1'.A1</svg:desc>
                </draw:g>
              </table:table-cell>
              <table:table-cell office:value-type="float" office:value="1831121">
                <text:p>1831121</text:p>
                <draw:g>
                  <svg:desc>'Gatling 2.1'.B1:'Gatling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1'.A2:'Gatling 2.1'.A2</svg:desc>
                </draw:g>
              </table:table-cell>
              <table:table-cell office:value-type="float" office:value="1818769">
                <text:p>1818769</text:p>
                <draw:g>
                  <svg:desc>'Gatling 2.1'.B2:'Gatling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1'.A3:'Gatling 2.1'.A3</svg:desc>
                </draw:g>
              </table:table-cell>
              <table:table-cell office:value-type="float" office:value="1835757">
                <text:p>1835757</text:p>
                <draw:g>
                  <svg:desc>'Gatling 2.1'.B3:'Gatling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1'.A4:'Gatling 2.1'.A4</svg:desc>
                </draw:g>
              </table:table-cell>
              <table:table-cell office:value-type="float" office:value="1812333">
                <text:p>1812333</text:p>
                <draw:g>
                  <svg:desc>'Gatling 2.1'.B4:'Gatling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1'.A5:'Gatling 2.1'.A5</svg:desc>
                </draw:g>
              </table:table-cell>
              <table:table-cell office:value-type="float" office:value="1827221">
                <text:p>1827221</text:p>
                <draw:g>
                  <svg:desc>'Gatling 2.1'.B5:'Gatling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1'.A6:'Gatling 2.1'.A6</svg:desc>
                </draw:g>
              </table:table-cell>
              <table:table-cell office:value-type="float" office:value="1825040.2">
                <text:p>1825040.2</text:p>
                <draw:g>
                  <svg:desc>'Gatling 2.1'.B6:'Gatling 2.1'.B6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2 distr'.A2:'Gatling 2.2 distr'.A32 'Gatling 2.2 distr'.Q2:'Gatling 2.2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2 distr'.A2:'Gatling 2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2 distr'.Q2:'Gatling 2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2 distr'.A2:'Gatling 2.2 distr'.A32</svg:desc>
                </draw:g>
              </table:table-cell>
              <table:table-cell office:value-type="float" office:value="0">
                <text:p>0</text:p>
                <draw:g>
                  <svg:desc>'Gatling 2.2 distr'.Q2:'Gatling 2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595.2">
                <text:p>2659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550.4">
                <text:p>6355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225.8">
                <text:p>6622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832.6">
                <text:p>6383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789.6">
                <text:p>6578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479.8">
                <text:p>6547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4816.6">
                <text:p>64816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205.8">
                <text:p>65205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999.8">
                <text:p>65999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667.4">
                <text:p>66667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423.8">
                <text:p>6542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092.8">
                <text:p>6509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062.6">
                <text:p>6606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955">
                <text:p>649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246.2">
                <text:p>65246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248.4">
                <text:p>66248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5394.6">
                <text:p>6539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4613.6">
                <text:p>646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5360.8">
                <text:p>65360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652.6">
                <text:p>6565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6631.6">
                <text:p>66631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4432.4">
                <text:p>6443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6302.8">
                <text:p>66302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5546.2">
                <text:p>65546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217.4">
                <text:p>65217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6115">
                <text:p>661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844.4">
                <text:p>64844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569">
                <text:p>665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4435.4">
                <text:p>64435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804.8">
                <text:p>66804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2'.A1:'Gatling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2'.B1:'Gatling 2.2'.B1" chart:label-cell-address="'Gatling 2.2'.A1:'Gatling 2.2'.A1" chart:class="chart:bar">
            <chart:data-point/>
          </chart:series>
          <chart:series chart:style-name="ch10" chart:values-cell-range-address="'Gatling 2.2'.B2:'Gatling 2.2'.B2" chart:label-cell-address="'Gatling 2.2'.A2:'Gatling 2.2'.A2" chart:class="chart:bar">
            <chart:data-point/>
          </chart:series>
          <chart:series chart:style-name="ch11" chart:values-cell-range-address="'Gatling 2.2'.B3:'Gatling 2.2'.B3" chart:label-cell-address="'Gatling 2.2'.A3:'Gatling 2.2'.A3" chart:class="chart:bar">
            <chart:data-point/>
          </chart:series>
          <chart:series chart:style-name="ch12" chart:values-cell-range-address="'Gatling 2.2'.B4:'Gatling 2.2'.B4" chart:label-cell-address="'Gatling 2.2'.A4:'Gatling 2.2'.A4" chart:class="chart:bar">
            <chart:data-point/>
          </chart:series>
          <chart:series chart:style-name="ch13" chart:values-cell-range-address="'Gatling 2.2'.B5:'Gatling 2.2'.B5" chart:label-cell-address="'Gatling 2.2'.A5:'Gatling 2.2'.A5" chart:class="chart:bar">
            <chart:data-point/>
          </chart:series>
          <chart:series chart:style-name="ch14" chart:values-cell-range-address="'Gatling 2.2'.B6:'Gatling 2.2'.B6" chart:label-cell-address="'Gatling 2.2'.A6:'Gatling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2'.A1:'Gatling 2.2'.A1</svg:desc>
                </draw:g>
              </table:table-cell>
              <table:table-cell office:value-type="float" office:value="1918599">
                <text:p>1918599</text:p>
                <draw:g>
                  <svg:desc>'Gatling 2.2'.B1:'Gatling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2'.A2:'Gatling 2.2'.A2</svg:desc>
                </draw:g>
              </table:table-cell>
              <table:table-cell office:value-type="float" office:value="1952562">
                <text:p>1952562</text:p>
                <draw:g>
                  <svg:desc>'Gatling 2.2'.B2:'Gatling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2'.A3:'Gatling 2.2'.A3</svg:desc>
                </draw:g>
              </table:table-cell>
              <table:table-cell office:value-type="float" office:value="1913446">
                <text:p>1913446</text:p>
                <draw:g>
                  <svg:desc>'Gatling 2.2'.B3:'Gatling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2'.A4:'Gatling 2.2'.A4</svg:desc>
                </draw:g>
              </table:table-cell>
              <table:table-cell office:value-type="float" office:value="1935923">
                <text:p>1935923</text:p>
                <draw:g>
                  <svg:desc>'Gatling 2.2'.B4:'Gatling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2'.A5:'Gatling 2.2'.A5</svg:desc>
                </draw:g>
              </table:table-cell>
              <table:table-cell office:value-type="float" office:value="1905032">
                <text:p>1905032</text:p>
                <draw:g>
                  <svg:desc>'Gatling 2.2'.B5:'Gatling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2'.A6:'Gatling 2.2'.A6</svg:desc>
                </draw:g>
              </table:table-cell>
              <table:table-cell office:value-type="float" office:value="1925112.4">
                <text:p>1925112.4</text:p>
                <draw:g>
                  <svg:desc>'Gatling 2.2'.B6:'Gatling 2.2'.B6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3 distr'.A2:'Gatling 2.3 distr'.A32 'Gatling 2.3 distr'.Q2:'Gatling 2.3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3 distr'.A2:'Gatling 2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3 distr'.Q2:'Gatling 2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3 distr'.A2:'Gatling 2.3 distr'.A32</svg:desc>
                </draw:g>
              </table:table-cell>
              <table:table-cell office:value-type="float" office:value="0">
                <text:p>0</text:p>
                <draw:g>
                  <svg:desc>'Gatling 2.3 distr'.Q2:'Gatling 2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80.2">
                <text:p>2878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414">
                <text:p>72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385.8">
                <text:p>7338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242.4">
                <text:p>7224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599.6">
                <text:p>7259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475.8">
                <text:p>74475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3185.4">
                <text:p>73185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750.6">
                <text:p>71750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492.2">
                <text:p>7249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497.6">
                <text:p>72497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3584.8">
                <text:p>73584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245.4">
                <text:p>7224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754.4">
                <text:p>7275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384">
                <text:p>723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850.4">
                <text:p>71850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3345.4">
                <text:p>73345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900.6">
                <text:p>72900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459.6">
                <text:p>72459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562.8">
                <text:p>7356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3204.8">
                <text:p>73204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474.6">
                <text:p>7147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2692.4">
                <text:p>7269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2667.4">
                <text:p>72667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242.2">
                <text:p>7224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582.6">
                <text:p>7358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738">
                <text:p>727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125.8">
                <text:p>72125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1786.4">
                <text:p>717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258.6">
                <text:p>73258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3'.A1:'Gatling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3'.B1:'Gatling 2.3'.B1" chart:label-cell-address="'Gatling 2.3'.A1:'Gatling 2.3'.A1" chart:class="chart:bar">
            <chart:data-point/>
          </chart:series>
          <chart:series chart:style-name="ch10" chart:values-cell-range-address="'Gatling 2.3'.B2:'Gatling 2.3'.B2" chart:label-cell-address="'Gatling 2.3'.A2:'Gatling 2.3'.A2" chart:class="chart:bar">
            <chart:data-point/>
          </chart:series>
          <chart:series chart:style-name="ch11" chart:values-cell-range-address="'Gatling 2.3'.B3:'Gatling 2.3'.B3" chart:label-cell-address="'Gatling 2.3'.A3:'Gatling 2.3'.A3" chart:class="chart:bar">
            <chart:data-point/>
          </chart:series>
          <chart:series chart:style-name="ch12" chart:values-cell-range-address="'Gatling 2.3'.B4:'Gatling 2.3'.B4" chart:label-cell-address="'Gatling 2.3'.A4:'Gatling 2.3'.A4" chart:class="chart:bar">
            <chart:data-point/>
          </chart:series>
          <chart:series chart:style-name="ch13" chart:values-cell-range-address="'Gatling 2.3'.B5:'Gatling 2.3'.B5" chart:label-cell-address="'Gatling 2.3'.A5:'Gatling 2.3'.A5" chart:class="chart:bar">
            <chart:data-point/>
          </chart:series>
          <chart:series chart:style-name="ch14" chart:values-cell-range-address="'Gatling 2.3'.B6:'Gatling 2.3'.B6" chart:label-cell-address="'Gatling 2.3'.A6:'Gatling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3'.A1:'Gatling 2.3'.A1</svg:desc>
                </draw:g>
              </table:table-cell>
              <table:table-cell office:value-type="float" office:value="2136292">
                <text:p>2136292</text:p>
                <draw:g>
                  <svg:desc>'Gatling 2.3'.B1:'Gatling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3'.A2:'Gatling 2.3'.A2</svg:desc>
                </draw:g>
              </table:table-cell>
              <table:table-cell office:value-type="float" office:value="2167595">
                <text:p>2167595</text:p>
                <draw:g>
                  <svg:desc>'Gatling 2.3'.B2:'Gatling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3'.A3:'Gatling 2.3'.A3</svg:desc>
                </draw:g>
              </table:table-cell>
              <table:table-cell office:value-type="float" office:value="2128423">
                <text:p>2128423</text:p>
                <draw:g>
                  <svg:desc>'Gatling 2.3'.B3:'Gatling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3'.A4:'Gatling 2.3'.A4</svg:desc>
                </draw:g>
              </table:table-cell>
              <table:table-cell office:value-type="float" office:value="2108157">
                <text:p>2108157</text:p>
                <draw:g>
                  <svg:desc>'Gatling 2.3'.B4:'Gatling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3'.A5:'Gatling 2.3'.A5</svg:desc>
                </draw:g>
              </table:table-cell>
              <table:table-cell office:value-type="float" office:value="2148207">
                <text:p>2148207</text:p>
                <draw:g>
                  <svg:desc>'Gatling 2.3'.B5:'Gatling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3'.A6:'Gatling 2.3'.A6</svg:desc>
                </draw:g>
              </table:table-cell>
              <table:table-cell office:value-type="float" office:value="2137734.8">
                <text:p>2137734.8</text:p>
                <draw:g>
                  <svg:desc>'Gatling 2.3'.B6:'Gatling 2.3'.B6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4 distr'.A2:'Gatling 2.4 distr'.A32 'Gatling 2.4 distr'.Q2:'Gatling 2.4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4 distr'.A2:'Gatling 2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4 distr'.Q2:'Gatling 2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4 distr'.A2:'Gatling 2.4 distr'.A32</svg:desc>
                </draw:g>
              </table:table-cell>
              <table:table-cell office:value-type="float" office:value="0">
                <text:p>0</text:p>
                <draw:g>
                  <svg:desc>'Gatling 2.4 distr'.Q2:'Gatling 2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696">
                <text:p>2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32.2">
                <text:p>80732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268.8">
                <text:p>80268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085.8">
                <text:p>80085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038">
                <text:p>780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484.2">
                <text:p>79484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919.6">
                <text:p>79919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062.2">
                <text:p>7906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657.8">
                <text:p>78657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331.6">
                <text:p>79331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9370.4">
                <text:p>79370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9193">
                <text:p>791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8150">
                <text:p>781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9792">
                <text:p>797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254.2">
                <text:p>79254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602">
                <text:p>806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9465.2">
                <text:p>79465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9931.8">
                <text:p>79931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991">
                <text:p>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732.6">
                <text:p>7973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9553.2">
                <text:p>79553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0215.8">
                <text:p>80215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8664.8">
                <text:p>7866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641.6">
                <text:p>78641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451.6">
                <text:p>79451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9333.4">
                <text:p>79333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0204.6">
                <text:p>8020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9412.8">
                <text:p>7941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149">
                <text:p>801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4'.A1:'Gatling 2.4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4'.B1:'Gatling 2.4'.B1" chart:label-cell-address="'Gatling 2.4'.A1:'Gatling 2.4'.A1" chart:class="chart:bar">
            <chart:data-point/>
          </chart:series>
          <chart:series chart:style-name="ch10" chart:values-cell-range-address="'Gatling 2.4'.B2:'Gatling 2.4'.B2" chart:label-cell-address="'Gatling 2.4'.A2:'Gatling 2.4'.A2" chart:class="chart:bar">
            <chart:data-point/>
          </chart:series>
          <chart:series chart:style-name="ch11" chart:values-cell-range-address="'Gatling 2.4'.B3:'Gatling 2.4'.B3" chart:label-cell-address="'Gatling 2.4'.A3:'Gatling 2.4'.A3" chart:class="chart:bar">
            <chart:data-point/>
          </chart:series>
          <chart:series chart:style-name="ch12" chart:values-cell-range-address="'Gatling 2.4'.B4:'Gatling 2.4'.B4" chart:label-cell-address="'Gatling 2.4'.A4:'Gatling 2.4'.A4" chart:class="chart:bar">
            <chart:data-point/>
          </chart:series>
          <chart:series chart:style-name="ch13" chart:values-cell-range-address="'Gatling 2.4'.B5:'Gatling 2.4'.B5" chart:label-cell-address="'Gatling 2.4'.A5:'Gatling 2.4'.A5" chart:class="chart:bar">
            <chart:data-point/>
          </chart:series>
          <chart:series chart:style-name="ch14" chart:values-cell-range-address="'Gatling 2.4'.B6:'Gatling 2.4'.B6" chart:label-cell-address="'Gatling 2.4'.A6:'Gatling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4'.A1:'Gatling 2.4'.A1</svg:desc>
                </draw:g>
              </table:table-cell>
              <table:table-cell office:value-type="float" office:value="2323968">
                <text:p>2323968</text:p>
                <draw:g>
                  <svg:desc>'Gatling 2.4'.B1:'Gatling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4'.A2:'Gatling 2.4'.A2</svg:desc>
                </draw:g>
              </table:table-cell>
              <table:table-cell office:value-type="float" office:value="2322686">
                <text:p>2322686</text:p>
                <draw:g>
                  <svg:desc>'Gatling 2.4'.B2:'Gatling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4'.A3:'Gatling 2.4'.A3</svg:desc>
                </draw:g>
              </table:table-cell>
              <table:table-cell office:value-type="float" office:value="2336059">
                <text:p>2336059</text:p>
                <draw:g>
                  <svg:desc>'Gatling 2.4'.B3:'Gatling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4'.A4:'Gatling 2.4'.A4</svg:desc>
                </draw:g>
              </table:table-cell>
              <table:table-cell office:value-type="float" office:value="2334234">
                <text:p>2334234</text:p>
                <draw:g>
                  <svg:desc>'Gatling 2.4'.B4:'Gatling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4'.A5:'Gatling 2.4'.A5</svg:desc>
                </draw:g>
              </table:table-cell>
              <table:table-cell office:value-type="float" office:value="2352479">
                <text:p>2352479</text:p>
                <draw:g>
                  <svg:desc>'Gatling 2.4'.B5:'Gatling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4'.A6:'Gatling 2.4'.A6</svg:desc>
                </draw:g>
              </table:table-cell>
              <table:table-cell office:value-type="float" office:value="2333885.2">
                <text:p>2333885.2</text:p>
                <draw:g>
                  <svg:desc>'Gatling 2.4'.B6:'Gatling 2.4'.B6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1 distr'.A1:'Faban 2.1 distr'.A31 'Faban 2.1 distr'.H1:'Faban 2.1 distr'.H31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1 distr'.A1:'Faban 2.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1 distr'.H1:'Faban 2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1 distr'.A1:'Faban 2.1 distr'.A31</svg:desc>
                </draw:g>
              </table:table-cell>
              <table:table-cell office:value-type="float" office:value="4918.12">
                <text:p>4918.12</text:p>
                <draw:g>
                  <svg:desc>'Faban 2.1 distr'.H1:'Faban 2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0.24">
                <text:p>5350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51.9">
                <text:p>535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82.46">
                <text:p>5382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4.74">
                <text:p>5394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.62">
                <text:p>5392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98.82">
                <text:p>5398.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96.94">
                <text:p>5396.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96.16">
                <text:p>5396.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95.54">
                <text:p>5395.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90.42">
                <text:p>5390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72.18">
                <text:p>5372.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92.22">
                <text:p>5392.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93.34">
                <text:p>5393.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395.02">
                <text:p>5395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06.88">
                <text:p>5406.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80.2">
                <text:p>5380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398.28">
                <text:p>5398.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96.8">
                <text:p>5396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393.84">
                <text:p>5393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405.28">
                <text:p>5405.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3.42">
                <text:p>5403.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409.24">
                <text:p>5409.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403.14">
                <text:p>5403.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388.6">
                <text:p>5388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5 distr'.A2:'Gatling 2.5 distr'.A32 'Gatling 2.5 distr'.Q2:'Gatling 2.5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5 distr'.A2:'Gatling 2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5 distr'.Q2:'Gatling 2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5 distr'.A2:'Gatling 2.5 distr'.A32</svg:desc>
                </draw:g>
              </table:table-cell>
              <table:table-cell office:value-type="float" office:value="0">
                <text:p>0</text:p>
                <draw:g>
                  <svg:desc>'Gatling 2.5 distr'.Q2:'Gatling 2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967.4">
                <text:p>25967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878.6">
                <text:p>8287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483.8">
                <text:p>8348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726">
                <text:p>847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959.4">
                <text:p>86959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376">
                <text:p>863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726.6">
                <text:p>8572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5898.6">
                <text:p>85898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193">
                <text:p>861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6214.2">
                <text:p>86214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412.2">
                <text:p>87412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5846.8">
                <text:p>8584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6489">
                <text:p>864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705.8">
                <text:p>87705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141.2">
                <text:p>8814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578.6">
                <text:p>8657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117.6">
                <text:p>84117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480">
                <text:p>864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7590.8">
                <text:p>87590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4270.2">
                <text:p>84270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916.2">
                <text:p>8691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5044.6">
                <text:p>85044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4261.2">
                <text:p>84261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6219.6">
                <text:p>86219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4835.6">
                <text:p>84835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6648.4">
                <text:p>86648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5969.6">
                <text:p>8596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554.4">
                <text:p>87554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875.8">
                <text:p>85875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5'.A1:'Gatling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5'.B1:'Gatling 2.5'.B1" chart:label-cell-address="'Gatling 2.5'.A1:'Gatling 2.5'.A1" chart:class="chart:bar">
            <chart:data-point/>
          </chart:series>
          <chart:series chart:style-name="ch10" chart:values-cell-range-address="'Gatling 2.5'.B2:'Gatling 2.5'.B2" chart:label-cell-address="'Gatling 2.5'.A2:'Gatling 2.5'.A2" chart:class="chart:bar">
            <chart:data-point/>
          </chart:series>
          <chart:series chart:style-name="ch11" chart:values-cell-range-address="'Gatling 2.5'.B3:'Gatling 2.5'.B3" chart:label-cell-address="'Gatling 2.5'.A3:'Gatling 2.5'.A3" chart:class="chart:bar">
            <chart:data-point/>
          </chart:series>
          <chart:series chart:style-name="ch12" chart:values-cell-range-address="'Gatling 2.5'.B4:'Gatling 2.5'.B4" chart:label-cell-address="'Gatling 2.5'.A4:'Gatling 2.5'.A4" chart:class="chart:bar">
            <chart:data-point/>
          </chart:series>
          <chart:series chart:style-name="ch13" chart:values-cell-range-address="'Gatling 2.5'.B5:'Gatling 2.5'.B5" chart:label-cell-address="'Gatling 2.5'.A5:'Gatling 2.5'.A5" chart:class="chart:bar">
            <chart:data-point/>
          </chart:series>
          <chart:series chart:style-name="ch14" chart:values-cell-range-address="'Gatling 2.5'.B6:'Gatling 2.5'.B6" chart:label-cell-address="'Gatling 2.5'.A6:'Gatling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5'.A1:'Gatling 2.5'.A1</svg:desc>
                </draw:g>
              </table:table-cell>
              <table:table-cell office:value-type="float" office:value="2508025">
                <text:p>2508025</text:p>
                <draw:g>
                  <svg:desc>'Gatling 2.5'.B1:'Gatling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5'.A2:'Gatling 2.5'.A2</svg:desc>
                </draw:g>
              </table:table-cell>
              <table:table-cell office:value-type="float" office:value="2511472">
                <text:p>2511472</text:p>
                <draw:g>
                  <svg:desc>'Gatling 2.5'.B2:'Gatling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5'.A3:'Gatling 2.5'.A3</svg:desc>
                </draw:g>
              </table:table-cell>
              <table:table-cell office:value-type="float" office:value="2490477">
                <text:p>2490477</text:p>
                <draw:g>
                  <svg:desc>'Gatling 2.5'.B3:'Gatling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5'.A4:'Gatling 2.5'.A4</svg:desc>
                </draw:g>
              </table:table-cell>
              <table:table-cell office:value-type="float" office:value="2536607">
                <text:p>2536607</text:p>
                <draw:g>
                  <svg:desc>'Gatling 2.5'.B4:'Gatling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5'.A5:'Gatling 2.5'.A5</svg:desc>
                </draw:g>
              </table:table-cell>
              <table:table-cell office:value-type="float" office:value="2550135">
                <text:p>2550135</text:p>
                <draw:g>
                  <svg:desc>'Gatling 2.5'.B5:'Gatling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5'.A6:'Gatling 2.5'.A6</svg:desc>
                </draw:g>
              </table:table-cell>
              <table:table-cell office:value-type="float" office:value="2519343.2">
                <text:p>2519343.2</text:p>
                <draw:g>
                  <svg:desc>'Gatling 2.5'.B6:'Gatling 2.5'.B6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1 distr'.A2:'Perfcake 2.1 distr'.A32 'Perfcake 2.1 distr'.Q2:'Perfcake 2.1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1 distr'.A2:'Perfcake 2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1 distr'.Q2:'Perfcake 2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1 distr'.A2:'Perfcake 2.1 distr'.A32</svg:desc>
                </draw:g>
              </table:table-cell>
              <table:table-cell office:value-type="float" office:value="0">
                <text:p>0</text:p>
                <draw:g>
                  <svg:desc>'Perfcake 2.1 distr'.Q2:'Perfcake 2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556.6">
                <text:p>13755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805.8">
                <text:p>138805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8730">
                <text:p>1387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8708.8">
                <text:p>138708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8029.4">
                <text:p>138029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7984.2">
                <text:p>137984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8615.4">
                <text:p>138615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8274.8">
                <text:p>138274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8413.6">
                <text:p>13841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8117.8">
                <text:p>138117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8457">
                <text:p>1384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8545.4">
                <text:p>13854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7292">
                <text:p>1372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6470.8">
                <text:p>136470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8652.6">
                <text:p>138652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7841">
                <text:p>1378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7011.4">
                <text:p>137011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7412">
                <text:p>1374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7810.8">
                <text:p>137810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8397.6">
                <text:p>138397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7607">
                <text:p>1376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7798.4">
                <text:p>137798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8386.8">
                <text:p>138386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3253.2">
                <text:p>133253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8075.6">
                <text:p>138075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38825">
                <text:p>1388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8341.8">
                <text:p>138341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8567.2">
                <text:p>138567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8346.4">
                <text:p>13834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6604.2">
                <text:p>126604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1'.A1:'Perfcake 2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1'.B1:'Perfcake 2.1'.B1" chart:label-cell-address="'Perfcake 2.1'.A1:'Perfcake 2.1'.A1" chart:class="chart:bar">
            <chart:data-point/>
          </chart:series>
          <chart:series chart:style-name="ch10" chart:values-cell-range-address="'Perfcake 2.1'.B2:'Perfcake 2.1'.B2" chart:label-cell-address="'Perfcake 2.1'.A2:'Perfcake 2.1'.A2" chart:class="chart:bar">
            <chart:data-point/>
          </chart:series>
          <chart:series chart:style-name="ch11" chart:values-cell-range-address="'Perfcake 2.1'.B3:'Perfcake 2.1'.B3" chart:label-cell-address="'Perfcake 2.1'.A3:'Perfcake 2.1'.A3" chart:class="chart:bar">
            <chart:data-point/>
          </chart:series>
          <chart:series chart:style-name="ch12" chart:values-cell-range-address="'Perfcake 2.1'.B4:'Perfcake 2.1'.B4" chart:label-cell-address="'Perfcake 2.1'.A4:'Perfcake 2.1'.A4" chart:class="chart:bar">
            <chart:data-point/>
          </chart:series>
          <chart:series chart:style-name="ch13" chart:values-cell-range-address="'Perfcake 2.1'.B5:'Perfcake 2.1'.B5" chart:label-cell-address="'Perfcake 2.1'.A5:'Perfcake 2.1'.A5" chart:class="chart:bar">
            <chart:data-point/>
          </chart:series>
          <chart:series chart:style-name="ch14" chart:values-cell-range-address="'Perfcake 2.1'.B6:'Perfcake 2.1'.B6" chart:label-cell-address="'Perfcake 2.1'.A6:'Perfcake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1'.A1:'Perfcake 2.1'.A1</svg:desc>
                </draw:g>
              </table:table-cell>
              <table:table-cell office:value-type="float" office:value="4026177">
                <text:p>4026177</text:p>
                <draw:g>
                  <svg:desc>'Perfcake 2.1'.B1:'Perfcake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1'.A2:'Perfcake 2.1'.A2</svg:desc>
                </draw:g>
              </table:table-cell>
              <table:table-cell office:value-type="float" office:value="4203087">
                <text:p>4203087</text:p>
                <draw:g>
                  <svg:desc>'Perfcake 2.1'.B2:'Perfcake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1'.A3:'Perfcake 2.1'.A3</svg:desc>
                </draw:g>
              </table:table-cell>
              <table:table-cell office:value-type="float" office:value="4175159">
                <text:p>4175159</text:p>
                <draw:g>
                  <svg:desc>'Perfcake 2.1'.B3:'Perfcake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1'.A4:'Perfcake 2.1'.A4</svg:desc>
                </draw:g>
              </table:table-cell>
              <table:table-cell office:value-type="float" office:value="4057625">
                <text:p>4057625</text:p>
                <draw:g>
                  <svg:desc>'Perfcake 2.1'.B4:'Perfcake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1'.A5:'Perfcake 2.1'.A5</svg:desc>
                </draw:g>
              </table:table-cell>
              <table:table-cell office:value-type="float" office:value="4172615">
                <text:p>4172615</text:p>
                <draw:g>
                  <svg:desc>'Perfcake 2.1'.B5:'Perfcake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1'.A6:'Perfcake 2.1'.A6</svg:desc>
                </draw:g>
              </table:table-cell>
              <table:table-cell office:value-type="float" office:value="4126932.6">
                <text:p>4126932.6</text:p>
                <draw:g>
                  <svg:desc>'Perfcake 2.1'.B6:'Perfcake 2.1'.B6</svg:desc>
                </draw:g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2 distr'.A2:'Perfcake 2.2 distr'.A32 'Perfcake 2.2 distr'.Q2:'Perfcake 2.2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2 distr'.A2:'Perfcake 2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2 distr'.Q2:'Perfcake 2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2 distr'.A2:'Perfcake 2.2 distr'.A32</svg:desc>
                </draw:g>
              </table:table-cell>
              <table:table-cell office:value-type="float" office:value="0">
                <text:p>0</text:p>
                <draw:g>
                  <svg:desc>'Perfcake 2.2 distr'.Q2:'Perfcake 2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9111.4">
                <text:p>11911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140">
                <text:p>1071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7034">
                <text:p>1070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578.2">
                <text:p>10657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915.8">
                <text:p>106915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967.8">
                <text:p>106967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6986.2">
                <text:p>106986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630.2">
                <text:p>106630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752.4">
                <text:p>106752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675">
                <text:p>1066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6915">
                <text:p>1069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825.2">
                <text:p>106825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402.4">
                <text:p>106402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566.4">
                <text:p>106566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523">
                <text:p>1065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113.6">
                <text:p>106113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7159.2">
                <text:p>107159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732.6">
                <text:p>106732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830.4">
                <text:p>10683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492.6">
                <text:p>10649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714.8">
                <text:p>10671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746.8">
                <text:p>106746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5903.4">
                <text:p>105903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800.2">
                <text:p>106800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486">
                <text:p>1064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624.8">
                <text:p>106624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787.2">
                <text:p>106787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372.4">
                <text:p>10637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802.6">
                <text:p>106802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6991.4">
                <text:p>96991.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2'.A1:'Perfcake 2.2'.B6" chart:data-source-has-labels="column" svg:x="1.468cm" svg:y="0.203cm" svg:width="18.038cm" svg:height="8.774cm">
          <chartooo:coordinate-region svg:x="3.015cm" svg:y="0.402cm" svg:width="16.491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2'.B1:'Perfcake 2.2'.B1" chart:label-cell-address="'Perfcake 2.2'.A1:'Perfcake 2.2'.A1" chart:class="chart:bar">
            <chart:data-point/>
          </chart:series>
          <chart:series chart:style-name="ch10" chart:values-cell-range-address="'Perfcake 2.2'.B2:'Perfcake 2.2'.B2" chart:label-cell-address="'Perfcake 2.2'.A2:'Perfcake 2.2'.A2" chart:class="chart:bar">
            <chart:data-point/>
          </chart:series>
          <chart:series chart:style-name="ch11" chart:values-cell-range-address="'Perfcake 2.2'.B3:'Perfcake 2.2'.B3" chart:label-cell-address="'Perfcake 2.2'.A3:'Perfcake 2.2'.A3" chart:class="chart:bar">
            <chart:data-point/>
          </chart:series>
          <chart:series chart:style-name="ch12" chart:values-cell-range-address="'Perfcake 2.2'.B4:'Perfcake 2.2'.B4" chart:label-cell-address="'Perfcake 2.2'.A4:'Perfcake 2.2'.A4" chart:class="chart:bar">
            <chart:data-point/>
          </chart:series>
          <chart:series chart:style-name="ch13" chart:values-cell-range-address="'Perfcake 2.2'.B5:'Perfcake 2.2'.B5" chart:label-cell-address="'Perfcake 2.2'.A5:'Perfcake 2.2'.A5" chart:class="chart:bar">
            <chart:data-point/>
          </chart:series>
          <chart:series chart:style-name="ch14" chart:values-cell-range-address="'Perfcake 2.2'.B6:'Perfcake 2.2'.B6" chart:label-cell-address="'Perfcake 2.2'.A6:'Perfcake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2'.A1:'Perfcake 2.2'.A1</svg:desc>
                </draw:g>
              </table:table-cell>
              <table:table-cell office:value-type="float" office:value="3144723">
                <text:p>3144723</text:p>
                <draw:g>
                  <svg:desc>'Perfcake 2.2'.B1:'Perfcake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2'.A2:'Perfcake 2.2'.A2</svg:desc>
                </draw:g>
              </table:table-cell>
              <table:table-cell office:value-type="float" office:value="3252899">
                <text:p>3252899</text:p>
                <draw:g>
                  <svg:desc>'Perfcake 2.2'.B2:'Perfcake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2'.A3:'Perfcake 2.2'.A3</svg:desc>
                </draw:g>
              </table:table-cell>
              <table:table-cell office:value-type="float" office:value="3116230">
                <text:p>3116230</text:p>
                <draw:g>
                  <svg:desc>'Perfcake 2.2'.B3:'Perfcake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2'.A4:'Perfcake 2.2'.A4</svg:desc>
                </draw:g>
              </table:table-cell>
              <table:table-cell office:value-type="float" office:value="3266764">
                <text:p>3266764</text:p>
                <draw:g>
                  <svg:desc>'Perfcake 2.2'.B4:'Perfcake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2'.A5:'Perfcake 2.2'.A5</svg:desc>
                </draw:g>
              </table:table-cell>
              <table:table-cell office:value-type="float" office:value="3237289">
                <text:p>3237289</text:p>
                <draw:g>
                  <svg:desc>'Perfcake 2.2'.B5:'Perfcake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2'.A6:'Perfcake 2.2'.A6</svg:desc>
                </draw:g>
              </table:table-cell>
              <table:table-cell office:value-type="float" office:value="3203581">
                <text:p>3203581</text:p>
                <draw:g>
                  <svg:desc>'Perfcake 2.2'.B6:'Perfcake 2.2'.B6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3 distr'.A2:'Perfcake 2.3 distr'.A32 'Perfcake 2.3 distr'.Q2:'Perfcake 2.3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3 distr'.A2:'Perfcake 2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3 distr'.Q2:'Perfcake 2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3 distr'.A2:'Perfcake 2.3 distr'.A32</svg:desc>
                </draw:g>
              </table:table-cell>
              <table:table-cell office:value-type="float" office:value="0">
                <text:p>0</text:p>
                <draw:g>
                  <svg:desc>'Perfcake 2.3 distr'.Q2:'Perfcake 2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819.4">
                <text:p>101819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373.4">
                <text:p>11037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785.6">
                <text:p>111785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547.2">
                <text:p>109547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8969.2">
                <text:p>108969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8816.8">
                <text:p>108816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975">
                <text:p>1089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799.8">
                <text:p>108799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8895.4">
                <text:p>108895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019.6">
                <text:p>109019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135.6">
                <text:p>109135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193.4">
                <text:p>109193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8577.4">
                <text:p>108577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8845">
                <text:p>1088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8735.6">
                <text:p>108735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9400.4">
                <text:p>109400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8813">
                <text:p>10881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026">
                <text:p>1090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546.2">
                <text:p>108546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8155.8">
                <text:p>108155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8431.8">
                <text:p>108431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9120.6">
                <text:p>109120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750.8">
                <text:p>10875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8561">
                <text:p>10856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8699.8">
                <text:p>108699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317.8">
                <text:p>108317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8828.4">
                <text:p>108828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8675">
                <text:p>108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541.6">
                <text:p>108541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728">
                <text:p>9572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3'.A1:'Perfcake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3'.B1:'Perfcake 2.3'.B1" chart:label-cell-address="'Perfcake 2.3'.A1:'Perfcake 2.3'.A1" chart:class="chart:bar">
            <chart:data-point/>
          </chart:series>
          <chart:series chart:style-name="ch10" chart:values-cell-range-address="'Perfcake 2.3'.B2:'Perfcake 2.3'.B2" chart:label-cell-address="'Perfcake 2.3'.A2:'Perfcake 2.3'.A2" chart:class="chart:bar">
            <chart:data-point/>
          </chart:series>
          <chart:series chart:style-name="ch11" chart:values-cell-range-address="'Perfcake 2.3'.B3:'Perfcake 2.3'.B3" chart:label-cell-address="'Perfcake 2.3'.A3:'Perfcake 2.3'.A3" chart:class="chart:bar">
            <chart:data-point/>
          </chart:series>
          <chart:series chart:style-name="ch12" chart:values-cell-range-address="'Perfcake 2.3'.B4:'Perfcake 2.3'.B4" chart:label-cell-address="'Perfcake 2.3'.A4:'Perfcake 2.3'.A4" chart:class="chart:bar">
            <chart:data-point/>
          </chart:series>
          <chart:series chart:style-name="ch13" chart:values-cell-range-address="'Perfcake 2.3'.B5:'Perfcake 2.3'.B5" chart:label-cell-address="'Perfcake 2.3'.A5:'Perfcake 2.3'.A5" chart:class="chart:bar">
            <chart:data-point/>
          </chart:series>
          <chart:series chart:style-name="ch14" chart:values-cell-range-address="'Perfcake 2.3'.B6:'Perfcake 2.3'.B6" chart:label-cell-address="'Perfcake 2.3'.A6:'Perfcake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3'.A1:'Perfcake 2.3'.A1</svg:desc>
                </draw:g>
              </table:table-cell>
              <table:table-cell office:value-type="float" office:value="3292183">
                <text:p>3292183</text:p>
                <draw:g>
                  <svg:desc>'Perfcake 2.3'.B1:'Perfcake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3'.A2:'Perfcake 2.3'.A2</svg:desc>
                </draw:g>
              </table:table-cell>
              <table:table-cell office:value-type="float" office:value="3138117">
                <text:p>3138117</text:p>
                <draw:g>
                  <svg:desc>'Perfcake 2.3'.B2:'Perfcake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3'.A3:'Perfcake 2.3'.A3</svg:desc>
                </draw:g>
              </table:table-cell>
              <table:table-cell office:value-type="float" office:value="3345793">
                <text:p>3345793</text:p>
                <draw:g>
                  <svg:desc>'Perfcake 2.3'.B3:'Perfcake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3'.A4:'Perfcake 2.3'.A4</svg:desc>
                </draw:g>
              </table:table-cell>
              <table:table-cell office:value-type="float" office:value="3210665">
                <text:p>3210665</text:p>
                <draw:g>
                  <svg:desc>'Perfcake 2.3'.B4:'Perfcake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3'.A5:'Perfcake 2.3'.A5</svg:desc>
                </draw:g>
              </table:table-cell>
              <table:table-cell office:value-type="float" office:value="3258665">
                <text:p>3258665</text:p>
                <draw:g>
                  <svg:desc>'Perfcake 2.3'.B5:'Perfcake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3'.A6:'Perfcake 2.3'.A6</svg:desc>
                </draw:g>
              </table:table-cell>
              <table:table-cell office:value-type="float" office:value="3249084.6">
                <text:p>3249084.6</text:p>
                <draw:g>
                  <svg:desc>'Perfcake 2.3'.B6:'Perfcake 2.3'.B6</svg:desc>
                </draw:g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4 distr'.A2:'Perfcake 2.4 distr'.A32 'Perfcake 2.4 distr'.Q2:'Perfcake 2.4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4 distr'.A2:'Perfcake 2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4 distr'.Q2:'Perfcake 2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4 distr'.A2:'Perfcake 2.4 distr'.A32</svg:desc>
                </draw:g>
              </table:table-cell>
              <table:table-cell office:value-type="float" office:value="0">
                <text:p>0</text:p>
                <draw:g>
                  <svg:desc>'Perfcake 2.4 distr'.Q2:'Perfcake 2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143.4">
                <text:p>94143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9408.6">
                <text:p>8940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249.8">
                <text:p>90249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433">
                <text:p>1064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5011.2">
                <text:p>115011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4768.6">
                <text:p>114768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1498.2">
                <text:p>111498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1302.4">
                <text:p>111302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616.8">
                <text:p>11061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770">
                <text:p>11077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715.8">
                <text:p>110715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0667">
                <text:p>110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1046.8">
                <text:p>11104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0756.6">
                <text:p>110756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0962.2">
                <text:p>11096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1030.8">
                <text:p>111030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0843.6">
                <text:p>110843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842.6">
                <text:p>110842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0492.2">
                <text:p>110492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0999.8">
                <text:p>110999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0345.6">
                <text:p>110345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390">
                <text:p>11139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939">
                <text:p>1089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9080.2">
                <text:p>109080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9635.2">
                <text:p>109635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9630.8">
                <text:p>109630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9059.4">
                <text:p>109059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8466">
                <text:p>10846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691.4">
                <text:p>10869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425.2">
                <text:p>90425.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4'.A1:'Perfcake 2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4'.B1:'Perfcake 2.4'.B1" chart:label-cell-address="'Perfcake 2.4'.A1:'Perfcake 2.4'.A1" chart:class="chart:bar">
            <chart:data-point/>
          </chart:series>
          <chart:series chart:style-name="ch10" chart:values-cell-range-address="'Perfcake 2.4'.B2:'Perfcake 2.4'.B2" chart:label-cell-address="'Perfcake 2.4'.A2:'Perfcake 2.4'.A2" chart:class="chart:bar">
            <chart:data-point/>
          </chart:series>
          <chart:series chart:style-name="ch11" chart:values-cell-range-address="'Perfcake 2.4'.B3:'Perfcake 2.4'.B3" chart:label-cell-address="'Perfcake 2.4'.A3:'Perfcake 2.4'.A3" chart:class="chart:bar">
            <chart:data-point/>
          </chart:series>
          <chart:series chart:style-name="ch12" chart:values-cell-range-address="'Perfcake 2.4'.B4:'Perfcake 2.4'.B4" chart:label-cell-address="'Perfcake 2.4'.A4:'Perfcake 2.4'.A4" chart:class="chart:bar">
            <chart:data-point/>
          </chart:series>
          <chart:series chart:style-name="ch13" chart:values-cell-range-address="'Perfcake 2.4'.B5:'Perfcake 2.4'.B5" chart:label-cell-address="'Perfcake 2.4'.A5:'Perfcake 2.4'.A5" chart:class="chart:bar">
            <chart:data-point/>
          </chart:series>
          <chart:series chart:style-name="ch14" chart:values-cell-range-address="'Perfcake 2.4'.B6:'Perfcake 2.4'.B6" chart:label-cell-address="'Perfcake 2.4'.A6:'Perfcake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4'.A1:'Perfcake 2.4'.A1</svg:desc>
                </draw:g>
              </table:table-cell>
              <table:table-cell office:value-type="float" office:value="3307975">
                <text:p>3307975</text:p>
                <draw:g>
                  <svg:desc>'Perfcake 2.4'.B1:'Perfcake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4'.A2:'Perfcake 2.4'.A2</svg:desc>
                </draw:g>
              </table:table-cell>
              <table:table-cell office:value-type="float" office:value="3341591">
                <text:p>3341591</text:p>
                <draw:g>
                  <svg:desc>'Perfcake 2.4'.B2:'Perfcake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4'.A3:'Perfcake 2.4'.A3</svg:desc>
                </draw:g>
              </table:table-cell>
              <table:table-cell office:value-type="float" office:value="3148483">
                <text:p>3148483</text:p>
                <draw:g>
                  <svg:desc>'Perfcake 2.4'.B3:'Perfcake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4'.A4:'Perfcake 2.4'.A4</svg:desc>
                </draw:g>
              </table:table-cell>
              <table:table-cell office:value-type="float" office:value="3232159">
                <text:p>3232159</text:p>
                <draw:g>
                  <svg:desc>'Perfcake 2.4'.B4:'Perfcake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4'.A5:'Perfcake 2.4'.A5</svg:desc>
                </draw:g>
              </table:table-cell>
              <table:table-cell office:value-type="float" office:value="3160903">
                <text:p>3160903</text:p>
                <draw:g>
                  <svg:desc>'Perfcake 2.4'.B5:'Perfcake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4'.A6:'Perfcake 2.4'.A6</svg:desc>
                </draw:g>
              </table:table-cell>
              <table:table-cell office:value-type="float" office:value="3238222.2">
                <text:p>3238222.2</text:p>
                <draw:g>
                  <svg:desc>'Perfcake 2.4'.B6:'Perfcake 2.4'.B6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1'.A1:'Faban 2.1'.B6" chart:data-source-has-labels="both" svg:x="1.665cm" svg:y="0.203cm" svg:width="17.841cm" svg:height="8.577cm">
          <chartooo:coordinate-region svg:x="3.212cm" svg:y="0.402cm" svg:width="16.294cm" svg:height="7.731cm"/>
          <chart:axis chart:dimension="x" chart:name="primary-x" chart:style-name="ch4" chartooo:axis-type="auto">
            <chartooo:date-scale/>
            <chart:title svg:x="9.318cm" svg:y="8.984cm" chart:style-name="ch5">
              <text:p>Iterácia testu</text:p>
            </chart:title>
            <chart:categories table:cell-range-address="'Faban 2.1'.A1:'Faban 2.1'.A6"/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string">
                <text:p>Priemer</text:p>
                <draw:g>
                  <svg:desc>'Faban 2.1'.A6:'Faban 2.1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6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5 distr'.A2:'Perfcake 2.5 distr'.A32 'Perfcake 2.5 distr'.Q2:'Perfcake 2.5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5 distr'.A2:'Perfcake 2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5 distr'.Q2:'Perfcake 2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5 distr'.A2:'Perfcake 2.5 distr'.A32</svg:desc>
                </draw:g>
              </table:table-cell>
              <table:table-cell office:value-type="float" office:value="0">
                <text:p>0</text:p>
                <draw:g>
                  <svg:desc>'Perfcake 2.5 distr'.Q2:'Perfcake 2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859.2">
                <text:p>9185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060.6">
                <text:p>9006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3567.4">
                <text:p>93567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978.2">
                <text:p>9997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8876.4">
                <text:p>108876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0613.2">
                <text:p>110613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348.4">
                <text:p>108348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733.6">
                <text:p>107733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8019.4">
                <text:p>108019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549.6">
                <text:p>107549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667.6">
                <text:p>107667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7716.6">
                <text:p>107716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7767.8">
                <text:p>107767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201">
                <text:p>1092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8314">
                <text:p>1083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9777">
                <text:p>1097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0379.4">
                <text:p>110379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8062.2">
                <text:p>108062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824.6">
                <text:p>10882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955.8">
                <text:p>107955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385.8">
                <text:p>109385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8876">
                <text:p>10887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9190">
                <text:p>10919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9299.2">
                <text:p>109299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9014.8">
                <text:p>10901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671.2">
                <text:p>108671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9358">
                <text:p>1093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709">
                <text:p>10970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700.8">
                <text:p>108700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997.4">
                <text:p>93997.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5'.A1:'Perfcake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5'.B1:'Perfcake 2.5'.B1" chart:label-cell-address="'Perfcake 2.5'.A1:'Perfcake 2.5'.A1" chart:class="chart:bar">
            <chart:data-point/>
          </chart:series>
          <chart:series chart:style-name="ch10" chart:values-cell-range-address="'Perfcake 2.5'.B2:'Perfcake 2.5'.B2" chart:label-cell-address="'Perfcake 2.5'.A2:'Perfcake 2.5'.A2" chart:class="chart:bar">
            <chart:data-point/>
          </chart:series>
          <chart:series chart:style-name="ch11" chart:values-cell-range-address="'Perfcake 2.5'.B3:'Perfcake 2.5'.B3" chart:label-cell-address="'Perfcake 2.5'.A3:'Perfcake 2.5'.A3" chart:class="chart:bar">
            <chart:data-point/>
          </chart:series>
          <chart:series chart:style-name="ch12" chart:values-cell-range-address="'Perfcake 2.5'.B4:'Perfcake 2.5'.B4" chart:label-cell-address="'Perfcake 2.5'.A4:'Perfcake 2.5'.A4" chart:class="chart:bar">
            <chart:data-point/>
          </chart:series>
          <chart:series chart:style-name="ch13" chart:values-cell-range-address="'Perfcake 2.5'.B5:'Perfcake 2.5'.B5" chart:label-cell-address="'Perfcake 2.5'.A5:'Perfcake 2.5'.A5" chart:class="chart:bar">
            <chart:data-point/>
          </chart:series>
          <chart:series chart:style-name="ch14" chart:values-cell-range-address="'Perfcake 2.5'.B6:'Perfcake 2.5'.B6" chart:label-cell-address="'Perfcake 2.5'.A6:'Perfcake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5'.A1:'Perfcake 2.5'.A1</svg:desc>
                </draw:g>
              </table:table-cell>
              <table:table-cell office:value-type="float" office:value="3107211">
                <text:p>3107211</text:p>
                <draw:g>
                  <svg:desc>'Perfcake 2.5'.B1:'Perfcake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5'.A2:'Perfcake 2.5'.A2</svg:desc>
                </draw:g>
              </table:table-cell>
              <table:table-cell office:value-type="float" office:value="3118662">
                <text:p>3118662</text:p>
                <draw:g>
                  <svg:desc>'Perfcake 2.5'.B2:'Perfcake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5'.A3:'Perfcake 2.5'.A3</svg:desc>
                </draw:g>
              </table:table-cell>
              <table:table-cell office:value-type="float" office:value="3188449">
                <text:p>3188449</text:p>
                <draw:g>
                  <svg:desc>'Perfcake 2.5'.B3:'Perfcake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5'.A4:'Perfcake 2.5'.A4</svg:desc>
                </draw:g>
              </table:table-cell>
              <table:table-cell office:value-type="float" office:value="3277340">
                <text:p>3277340</text:p>
                <draw:g>
                  <svg:desc>'Perfcake 2.5'.B4:'Perfcake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5'.A5:'Perfcake 2.5'.A5</svg:desc>
                </draw:g>
              </table:table-cell>
              <table:table-cell office:value-type="float" office:value="3250709">
                <text:p>3250709</text:p>
                <draw:g>
                  <svg:desc>'Perfcake 2.5'.B5:'Perfcake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5'.A6:'Perfcake 2.5'.A6</svg:desc>
                </draw:g>
              </table:table-cell>
              <table:table-cell office:value-type="float" office:value="3188474.2">
                <text:p>3188474.2</text:p>
                <draw:g>
                  <svg:desc>'Perfcake 2.5'.B6:'Perfcake 2.5'.B6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102cm" svg:y="2.956cm" style:legend-expansion="high" chart:style-name="ch2"/>
        <chart:plot-area chart:style-name="ch3" chart:data-source-has-labels="both" svg:x="1.528cm" svg:y="0.18cm" svg:width="11.254cm" svg:height="7.462cm">
          <chartooo:coordinate-region svg:x="3.075cm" svg:y="0.38cm" svg:width="9.707cm" svg:height="7.064cm"/>
          <chart:axis chart:dimension="x" chart:name="primary-x" chart:style-name="ch4" chartooo:axis-type="text">
            <chart:title svg:x="5.888cm" svg:y="7.823cm" chart:style-name="ch5">
              <text:p>Iterácia testu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series chart:style-name="ch12" chart:values-cell-range-address="local-table.$B$5:.$B$5" chart:label-cell-address="local-table.$A$5" chart:class="chart:bar">
            <chart:data-point/>
          </chart:series>
          <chart:series chart:style-name="ch13" chart:values-cell-range-address="local-table.$B$6:.$B$6" chart:label-cell-address="local-table.$A$6" chart:class="chart:bar">
            <chart:data-point/>
          </chart:series>
          <chart:series chart:style-name="ch14" chart:values-cell-range-address="local-table.$B$7:.$B$7" chart:label-cell-address="local-table.$A$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</table:table-cell>
              <table:table-cell office:value-type="float" office:value="4060026">
                <text:p>4060026</text:p>
              </table:table-cell>
            </table:table-row>
            <table:table-row>
              <table:table-cell office:value-type="string">
                <text:p>Druhá iterácia</text:p>
              </table:table-cell>
              <table:table-cell office:value-type="float" office:value="4052695">
                <text:p>4052695</text:p>
              </table:table-cell>
            </table:table-row>
            <table:table-row>
              <table:table-cell office:value-type="string">
                <text:p>Tretia iterácia</text:p>
              </table:table-cell>
              <table:table-cell office:value-type="float" office:value="4020450">
                <text:p>4020450</text:p>
              </table:table-cell>
            </table:table-row>
            <table:table-row>
              <table:table-cell office:value-type="string">
                <text:p>Štvrtá iterácia</text:p>
              </table:table-cell>
              <table:table-cell office:value-type="float" office:value="4048666">
                <text:p>4048666</text:p>
              </table:table-cell>
            </table:table-row>
            <table:table-row>
              <table:table-cell office:value-type="string">
                <text:p>Piata iterácia</text:p>
              </table:table-cell>
              <table:table-cell office:value-type="float" office:value="3549533">
                <text:p>3549533</text:p>
              </table:table-cell>
            </table:table-row>
            <table:table-row>
              <table:table-cell office:value-type="string">
                <text:p>Priemer</text:p>
              </table:table-cell>
              <table:table-cell office:value-type="float" office:value="3946274">
                <text:p>394627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2'.A1:'JMeter 2.2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2'.B1:'JMeter 2.2'.B1" chart:label-cell-address="'JMeter 2.2'.A1:'JMeter 2.2'.A1" chart:class="chart:bar">
            <chart:data-point/>
          </chart:series>
          <chart:series chart:style-name="ch10" chart:values-cell-range-address="'JMeter 2.2'.B2:'JMeter 2.2'.B2" chart:label-cell-address="'JMeter 2.2'.A2:'JMeter 2.2'.A2" chart:class="chart:bar">
            <chart:data-point/>
          </chart:series>
          <chart:series chart:style-name="ch11" chart:values-cell-range-address="'JMeter 2.2'.B3:'JMeter 2.2'.B3" chart:label-cell-address="'JMeter 2.2'.A3:'JMeter 2.2'.A3" chart:class="chart:bar">
            <chart:data-point/>
          </chart:series>
          <chart:series chart:style-name="ch12" chart:values-cell-range-address="'JMeter 2.2'.B4:'JMeter 2.2'.B4" chart:label-cell-address="'JMeter 2.2'.A4:'JMeter 2.2'.A4" chart:class="chart:bar">
            <chart:data-point/>
          </chart:series>
          <chart:series chart:style-name="ch13" chart:values-cell-range-address="'JMeter 2.2'.B5:'JMeter 2.2'.B5" chart:label-cell-address="'JMeter 2.2'.A5:'JMeter 2.2'.A5" chart:class="chart:bar">
            <chart:data-point/>
          </chart:series>
          <chart:series chart:style-name="ch14" chart:values-cell-range-address="'JMeter 2.2'.B6:'JMeter 2.2'.B6" chart:label-cell-address="'JMeter 2.2'.A6:'JMeter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2'.A1:'JMeter 2.2'.A1</svg:desc>
                </draw:g>
              </table:table-cell>
              <table:table-cell office:value-type="float" office:value="3233657">
                <text:p>3233657</text:p>
                <draw:g>
                  <svg:desc>'JMeter 2.2'.B1:'JMeter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2'.A2:'JMeter 2.2'.A2</svg:desc>
                </draw:g>
              </table:table-cell>
              <table:table-cell office:value-type="float" office:value="3207578">
                <text:p>3207578</text:p>
                <draw:g>
                  <svg:desc>'JMeter 2.2'.B2:'JMeter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2'.A3:'JMeter 2.2'.A3</svg:desc>
                </draw:g>
              </table:table-cell>
              <table:table-cell office:value-type="float" office:value="2642832">
                <text:p>2642832</text:p>
                <draw:g>
                  <svg:desc>'JMeter 2.2'.B3:'JMeter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2'.A4:'JMeter 2.2'.A4</svg:desc>
                </draw:g>
              </table:table-cell>
              <table:table-cell office:value-type="float" office:value="3192770">
                <text:p>3192770</text:p>
                <draw:g>
                  <svg:desc>'JMeter 2.2'.B4:'JMeter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2'.A5:'JMeter 2.2'.A5</svg:desc>
                </draw:g>
              </table:table-cell>
              <table:table-cell office:value-type="float" office:value="3191952">
                <text:p>3191952</text:p>
                <draw:g>
                  <svg:desc>'JMeter 2.2'.B5:'JMeter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2'.A6:'JMeter 2.2'.A6</svg:desc>
                </draw:g>
              </table:table-cell>
              <table:table-cell office:value-type="float" office:value="3093757.8">
                <text:p>3093757.8</text:p>
                <draw:g>
                  <svg:desc>'JMeter 2.2'.B6:'JMeter 2.2'.B6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3'.A1:'JMeter 2.3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3'.B1:'JMeter 2.3'.B1" chart:label-cell-address="'JMeter 2.3'.A1:'JMeter 2.3'.A1" chart:class="chart:bar">
            <chart:data-point/>
          </chart:series>
          <chart:series chart:style-name="ch10" chart:values-cell-range-address="'JMeter 2.3'.B2:'JMeter 2.3'.B2" chart:label-cell-address="'JMeter 2.3'.A2:'JMeter 2.3'.A2" chart:class="chart:bar">
            <chart:data-point/>
          </chart:series>
          <chart:series chart:style-name="ch11" chart:values-cell-range-address="'JMeter 2.3'.B3:'JMeter 2.3'.B3" chart:label-cell-address="'JMeter 2.3'.A3:'JMeter 2.3'.A3" chart:class="chart:bar">
            <chart:data-point/>
          </chart:series>
          <chart:series chart:style-name="ch12" chart:values-cell-range-address="'JMeter 2.3'.B4:'JMeter 2.3'.B4" chart:label-cell-address="'JMeter 2.3'.A4:'JMeter 2.3'.A4" chart:class="chart:bar">
            <chart:data-point/>
          </chart:series>
          <chart:series chart:style-name="ch13" chart:values-cell-range-address="'JMeter 2.3'.B5:'JMeter 2.3'.B5" chart:label-cell-address="'JMeter 2.3'.A5:'JMeter 2.3'.A5" chart:class="chart:bar">
            <chart:data-point/>
          </chart:series>
          <chart:series chart:style-name="ch14" chart:values-cell-range-address="'JMeter 2.3'.B6:'JMeter 2.3'.B6" chart:label-cell-address="'JMeter 2.3'.A6:'JMeter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3'.A1:'JMeter 2.3'.A1</svg:desc>
                </draw:g>
              </table:table-cell>
              <table:table-cell office:value-type="float" office:value="3027911">
                <text:p>3027911</text:p>
                <draw:g>
                  <svg:desc>'JMeter 2.3'.B1:'JMeter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3'.A2:'JMeter 2.3'.A2</svg:desc>
                </draw:g>
              </table:table-cell>
              <table:table-cell office:value-type="float" office:value="3058845">
                <text:p>3058845</text:p>
                <draw:g>
                  <svg:desc>'JMeter 2.3'.B2:'JMeter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3'.A3:'JMeter 2.3'.A3</svg:desc>
                </draw:g>
              </table:table-cell>
              <table:table-cell office:value-type="float" office:value="3087140">
                <text:p>3087140</text:p>
                <draw:g>
                  <svg:desc>'JMeter 2.3'.B3:'JMeter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3'.A4:'JMeter 2.3'.A4</svg:desc>
                </draw:g>
              </table:table-cell>
              <table:table-cell office:value-type="float" office:value="3130614">
                <text:p>3130614</text:p>
                <draw:g>
                  <svg:desc>'JMeter 2.3'.B4:'JMeter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3'.A5:'JMeter 2.3'.A5</svg:desc>
                </draw:g>
              </table:table-cell>
              <table:table-cell office:value-type="float" office:value="3061439">
                <text:p>3061439</text:p>
                <draw:g>
                  <svg:desc>'JMeter 2.3'.B5:'JMeter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3'.A6:'JMeter 2.3'.A6</svg:desc>
                </draw:g>
              </table:table-cell>
              <table:table-cell office:value-type="float" office:value="3073189.8">
                <text:p>3073189.8</text:p>
                <draw:g>
                  <svg:desc>'JMeter 2.3'.B6:'JMeter 2.3'.B6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4'.A1:'JMeter 2.4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4'.B1:'JMeter 2.4'.B1" chart:label-cell-address="'JMeter 2.4'.A1:'JMeter 2.4'.A1" chart:class="chart:bar">
            <chart:data-point/>
          </chart:series>
          <chart:series chart:style-name="ch10" chart:values-cell-range-address="'JMeter 2.4'.B2:'JMeter 2.4'.B2" chart:label-cell-address="'JMeter 2.4'.A2:'JMeter 2.4'.A2" chart:class="chart:bar">
            <chart:data-point/>
          </chart:series>
          <chart:series chart:style-name="ch11" chart:values-cell-range-address="'JMeter 2.4'.B3:'JMeter 2.4'.B3" chart:label-cell-address="'JMeter 2.4'.A3:'JMeter 2.4'.A3" chart:class="chart:bar">
            <chart:data-point/>
          </chart:series>
          <chart:series chart:style-name="ch12" chart:values-cell-range-address="'JMeter 2.4'.B4:'JMeter 2.4'.B4" chart:label-cell-address="'JMeter 2.4'.A4:'JMeter 2.4'.A4" chart:class="chart:bar">
            <chart:data-point/>
          </chart:series>
          <chart:series chart:style-name="ch13" chart:values-cell-range-address="'JMeter 2.4'.B5:'JMeter 2.4'.B5" chart:label-cell-address="'JMeter 2.4'.A5:'JMeter 2.4'.A5" chart:class="chart:bar">
            <chart:data-point/>
          </chart:series>
          <chart:series chart:style-name="ch14" chart:values-cell-range-address="'JMeter 2.4'.B6:'JMeter 2.4'.B6" chart:label-cell-address="'JMeter 2.4'.A6:'JMeter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4'.A1:'JMeter 2.4'.A1</svg:desc>
                </draw:g>
              </table:table-cell>
              <table:table-cell office:value-type="float" office:value="3095486">
                <text:p>3095486</text:p>
                <draw:g>
                  <svg:desc>'JMeter 2.4'.B1:'JMeter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4'.A2:'JMeter 2.4'.A2</svg:desc>
                </draw:g>
              </table:table-cell>
              <table:table-cell office:value-type="float" office:value="3086050">
                <text:p>3086050</text:p>
                <draw:g>
                  <svg:desc>'JMeter 2.4'.B2:'JMeter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4'.A3:'JMeter 2.4'.A3</svg:desc>
                </draw:g>
              </table:table-cell>
              <table:table-cell office:value-type="float" office:value="3153720">
                <text:p>3153720</text:p>
                <draw:g>
                  <svg:desc>'JMeter 2.4'.B3:'JMeter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4'.A4:'JMeter 2.4'.A4</svg:desc>
                </draw:g>
              </table:table-cell>
              <table:table-cell office:value-type="float" office:value="3202832">
                <text:p>3202832</text:p>
                <draw:g>
                  <svg:desc>'JMeter 2.4'.B4:'JMeter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4'.A5:'JMeter 2.4'.A5</svg:desc>
                </draw:g>
              </table:table-cell>
              <table:table-cell office:value-type="float" office:value="3184660">
                <text:p>3184660</text:p>
                <draw:g>
                  <svg:desc>'JMeter 2.4'.B5:'JMeter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4'.A6:'JMeter 2.4'.A6</svg:desc>
                </draw:g>
              </table:table-cell>
              <table:table-cell office:value-type="float" office:value="3144549.6">
                <text:p>3144549.6</text:p>
                <draw:g>
                  <svg:desc>'JMeter 2.4'.B6:'JMeter 2.4'.B6</svg:desc>
                </draw:g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5'.A1:'JMeter 2.5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5'.B1:'JMeter 2.5'.B1" chart:label-cell-address="'JMeter 2.5'.A1:'JMeter 2.5'.A1" chart:class="chart:bar">
            <chart:data-point/>
          </chart:series>
          <chart:series chart:style-name="ch10" chart:values-cell-range-address="'JMeter 2.5'.B2:'JMeter 2.5'.B2" chart:label-cell-address="'JMeter 2.5'.A2:'JMeter 2.5'.A2" chart:class="chart:bar">
            <chart:data-point/>
          </chart:series>
          <chart:series chart:style-name="ch11" chart:values-cell-range-address="'JMeter 2.5'.B3:'JMeter 2.5'.B3" chart:label-cell-address="'JMeter 2.5'.A3:'JMeter 2.5'.A3" chart:class="chart:bar">
            <chart:data-point/>
          </chart:series>
          <chart:series chart:style-name="ch12" chart:values-cell-range-address="'JMeter 2.5'.B4:'JMeter 2.5'.B4" chart:label-cell-address="'JMeter 2.5'.A4:'JMeter 2.5'.A4" chart:class="chart:bar">
            <chart:data-point/>
          </chart:series>
          <chart:series chart:style-name="ch13" chart:values-cell-range-address="'JMeter 2.5'.B5:'JMeter 2.5'.B5" chart:label-cell-address="'JMeter 2.5'.A5:'JMeter 2.5'.A5" chart:class="chart:bar">
            <chart:data-point/>
          </chart:series>
          <chart:series chart:style-name="ch14" chart:values-cell-range-address="'JMeter 2.5'.B6:'JMeter 2.5'.B6" chart:label-cell-address="'JMeter 2.5'.A6:'JMeter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5'.A1:'JMeter 2.5'.A1</svg:desc>
                </draw:g>
              </table:table-cell>
              <table:table-cell office:value-type="float" office:value="3012575">
                <text:p>3012575</text:p>
                <draw:g>
                  <svg:desc>'JMeter 2.5'.B1:'JMeter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5'.A2:'JMeter 2.5'.A2</svg:desc>
                </draw:g>
              </table:table-cell>
              <table:table-cell office:value-type="float" office:value="3238759">
                <text:p>3238759</text:p>
                <draw:g>
                  <svg:desc>'JMeter 2.5'.B2:'JMeter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5'.A3:'JMeter 2.5'.A3</svg:desc>
                </draw:g>
              </table:table-cell>
              <table:table-cell office:value-type="float" office:value="3107115">
                <text:p>3107115</text:p>
                <draw:g>
                  <svg:desc>'JMeter 2.5'.B3:'JMeter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5'.A4:'JMeter 2.5'.A4</svg:desc>
                </draw:g>
              </table:table-cell>
              <table:table-cell office:value-type="float" office:value="3081815">
                <text:p>3081815</text:p>
                <draw:g>
                  <svg:desc>'JMeter 2.5'.B4:'JMeter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5'.A5:'JMeter 2.5'.A5</svg:desc>
                </draw:g>
              </table:table-cell>
              <table:table-cell office:value-type="float" office:value="3176557">
                <text:p>3176557</text:p>
                <draw:g>
                  <svg:desc>'JMeter 2.5'.B5:'JMeter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5'.A6:'JMeter 2.5'.A6</svg:desc>
                </draw:g>
              </table:table-cell>
              <table:table-cell office:value-type="float" office:value="3123364.2">
                <text:p>3123364.2</text:p>
                <draw:g>
                  <svg:desc>'JMeter 2.5'.B6:'JMeter 2.5'.B6</svg:desc>
                </draw:g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2 distr'.A1:'Faban 2.2 distr'.A31 'Faban 2.2 distr'.H1:'Faban 2.2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2 distr'.A1:'Faban 2.2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2 distr'.H1:'Faban 2.2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2 distr'.A1:'Faban 2.2 distr'.A31</svg:desc>
                </draw:g>
              </table:table-cell>
              <table:table-cell office:value-type="float" office:value="13174.22">
                <text:p>13174.22</text:p>
                <draw:g>
                  <svg:desc>'Faban 2.2 distr'.H1:'Faban 2.2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27.58">
                <text:p>11327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44.18">
                <text:p>10944.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33.46">
                <text:p>10933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18.16">
                <text:p>10918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40.78">
                <text:p>10940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19.32">
                <text:p>10919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35.6">
                <text:p>10935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8.24">
                <text:p>10868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93.14">
                <text:p>10993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34.94">
                <text:p>10834.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24.62">
                <text:p>10924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53.32">
                <text:p>10953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789.72">
                <text:p>10789.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04.94">
                <text:p>10904.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42.36">
                <text:p>10942.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03.8">
                <text:p>1080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05.28">
                <text:p>10905.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60.66">
                <text:p>10960.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28.2">
                <text:p>1082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95.88">
                <text:p>10995.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03.96">
                <text:p>10903.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87.86">
                <text:p>10787.8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19.86">
                <text:p>10819.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864.06">
                <text:p>10864.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816.42">
                <text:p>10816.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93.66">
                <text:p>10893.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844.82">
                <text:p>10844.8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13.64">
                <text:p>10913.6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56.4">
                <text:p>1085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2'.A1:'Faban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2'.B1:'Faban 2.2'.B1" chart:label-cell-address="'Faban 2.2'.A1:'Faban 2.2'.A1" chart:class="chart:bar">
            <chart:data-point/>
          </chart:series>
          <chart:series chart:style-name="ch10" chart:values-cell-range-address="'Faban 2.2'.B2:'Faban 2.2'.B2" chart:label-cell-address="'Faban 2.2'.A2:'Faban 2.2'.A2" chart:class="chart:bar">
            <chart:data-point/>
          </chart:series>
          <chart:series chart:style-name="ch11" chart:values-cell-range-address="'Faban 2.2'.B3:'Faban 2.2'.B3" chart:label-cell-address="'Faban 2.2'.A3:'Faban 2.2'.A3" chart:class="chart:bar">
            <chart:data-point/>
          </chart:series>
          <chart:series chart:style-name="ch12" chart:values-cell-range-address="'Faban 2.2'.B4:'Faban 2.2'.B4" chart:label-cell-address="'Faban 2.2'.A4:'Faban 2.2'.A4" chart:class="chart:bar">
            <chart:data-point/>
          </chart:series>
          <chart:series chart:style-name="ch13" chart:values-cell-range-address="'Faban 2.2'.B5:'Faban 2.2'.B5" chart:label-cell-address="'Faban 2.2'.A5:'Faban 2.2'.A5" chart:class="chart:bar">
            <chart:data-point/>
          </chart:series>
          <chart:series chart:style-name="ch14" chart:values-cell-range-address="'Faban 2.2'.B6:'Faban 2.2'.B6" chart:label-cell-address="'Faban 2.2'.A6:'Faban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2'.A1:'Faban 2.2'.A1</svg:desc>
                </draw:g>
              </table:table-cell>
              <table:table-cell office:value-type="float" office:value="3300257">
                <text:p>3300257</text:p>
                <draw:g>
                  <svg:desc>'Faban 2.2'.B1:'Faban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2'.A2:'Faban 2.2'.A2</svg:desc>
                </draw:g>
              </table:table-cell>
              <table:table-cell office:value-type="float" office:value="3304396">
                <text:p>3304396</text:p>
                <draw:g>
                  <svg:desc>'Faban 2.2'.B2:'Faban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2'.A3:'Faban 2.2'.A3</svg:desc>
                </draw:g>
              </table:table-cell>
              <table:table-cell office:value-type="float" office:value="3286365">
                <text:p>3286365</text:p>
                <draw:g>
                  <svg:desc>'Faban 2.2'.B3:'Faban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2'.A4:'Faban 2.2'.A4</svg:desc>
                </draw:g>
              </table:table-cell>
              <table:table-cell office:value-type="float" office:value="3280246">
                <text:p>3280246</text:p>
                <draw:g>
                  <svg:desc>'Faban 2.2'.B4:'Faban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2'.A5:'Faban 2.2'.A5</svg:desc>
                </draw:g>
              </table:table-cell>
              <table:table-cell office:value-type="float" office:value="3303527">
                <text:p>3303527</text:p>
                <draw:g>
                  <svg:desc>'Faban 2.2'.B5:'Faban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2'.A6:'Faban 2.2'.A6</svg:desc>
                </draw:g>
              </table:table-cell>
              <table:table-cell office:value-type="float" office:value="3294958.2">
                <text:p>3294958.2</text:p>
                <draw:g>
                  <svg:desc>'Faban 2.2'.B6:'Faban 2.2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3'.A1:'Faban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3'.B1:'Faban 2.3'.B1" chart:label-cell-address="'Faban 2.3'.A1:'Faban 2.3'.A1" chart:class="chart:bar">
            <chart:data-point/>
          </chart:series>
          <chart:series chart:style-name="ch10" chart:values-cell-range-address="'Faban 2.3'.B2:'Faban 2.3'.B2" chart:label-cell-address="'Faban 2.3'.A2:'Faban 2.3'.A2" chart:class="chart:bar">
            <chart:data-point/>
          </chart:series>
          <chart:series chart:style-name="ch11" chart:values-cell-range-address="'Faban 2.3'.B3:'Faban 2.3'.B3" chart:label-cell-address="'Faban 2.3'.A3:'Faban 2.3'.A3" chart:class="chart:bar">
            <chart:data-point/>
          </chart:series>
          <chart:series chart:style-name="ch12" chart:values-cell-range-address="'Faban 2.3'.B4:'Faban 2.3'.B4" chart:label-cell-address="'Faban 2.3'.A4:'Faban 2.3'.A4" chart:class="chart:bar">
            <chart:data-point/>
          </chart:series>
          <chart:series chart:style-name="ch13" chart:values-cell-range-address="'Faban 2.3'.B5:'Faban 2.3'.B5" chart:label-cell-address="'Faban 2.3'.A5:'Faban 2.3'.A5" chart:class="chart:bar">
            <chart:data-point/>
          </chart:series>
          <chart:series chart:style-name="ch14" chart:values-cell-range-address="'Faban 2.3'.B6:'Faban 2.3'.B6" chart:label-cell-address="'Faban 2.3'.A6:'Faban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3'.A1:'Faban 2.3'.A1</svg:desc>
                </draw:g>
              </table:table-cell>
              <table:table-cell office:value-type="float" office:value="3208731">
                <text:p>3208731</text:p>
                <draw:g>
                  <svg:desc>'Faban 2.3'.B1:'Faban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3'.A2:'Faban 2.3'.A2</svg:desc>
                </draw:g>
              </table:table-cell>
              <table:table-cell office:value-type="float" office:value="3232719">
                <text:p>3232719</text:p>
                <draw:g>
                  <svg:desc>'Faban 2.3'.B2:'Faban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3'.A3:'Faban 2.3'.A3</svg:desc>
                </draw:g>
              </table:table-cell>
              <table:table-cell office:value-type="float" office:value="3220658">
                <text:p>3220658</text:p>
                <draw:g>
                  <svg:desc>'Faban 2.3'.B3:'Faban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3'.A4:'Faban 2.3'.A4</svg:desc>
                </draw:g>
              </table:table-cell>
              <table:table-cell office:value-type="float" office:value="3225564">
                <text:p>3225564</text:p>
                <draw:g>
                  <svg:desc>'Faban 2.3'.B4:'Faban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3'.A5:'Faban 2.3'.A5</svg:desc>
                </draw:g>
              </table:table-cell>
              <table:table-cell office:value-type="float" office:value="NaN">
                <text:p>NaN</text:p>
                <draw:g>
                  <svg:desc>'Faban 2.3'.B5:'Faban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3'.A6:'Faban 2.3'.A6</svg:desc>
                </draw:g>
              </table:table-cell>
              <table:table-cell office:value-type="float" office:value="3221918">
                <text:p>3221918</text:p>
                <draw:g>
                  <svg:desc>'Faban 2.3'.B6:'Faban 2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3 distr'.A1:'Faban 2.3 distr'.A31 'Faban 2.3 distr'.G1:'Faban 2.3 distr'.G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3 distr'.A1:'Faban 2.3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3 distr'.G1:'Faban 2.3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3 distr'.A1:'Faban 2.3 distr'.A31</svg:desc>
                </draw:g>
              </table:table-cell>
              <table:table-cell office:value-type="float" office:value="11804.275">
                <text:p>11804.275</text:p>
                <draw:g>
                  <svg:desc>'Faban 2.3 distr'.G1:'Faban 2.3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94.4">
                <text:p>1149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78.425">
                <text:p>10878.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31.925">
                <text:p>10631.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1.5">
                <text:p>1075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02.65">
                <text:p>10702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03.45">
                <text:p>10603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714.25">
                <text:p>1071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44.35">
                <text:p>10644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80.425">
                <text:p>10680.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31.025">
                <text:p>10731.0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59.85">
                <text:p>10759.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32.475">
                <text:p>10632.4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99.75">
                <text:p>10699.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10.4">
                <text:p>1071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09.725">
                <text:p>10609.7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2.825">
                <text:p>10682.8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96.175">
                <text:p>10696.1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03.975">
                <text:p>10603.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90.475">
                <text:p>10690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52.45">
                <text:p>10652.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77.625">
                <text:p>10577.6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3.65">
                <text:p>10723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51.625">
                <text:p>10651.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16.425">
                <text:p>10616.4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63.05">
                <text:p>10663.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3.575">
                <text:p>10653.5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40.925">
                <text:p>10640.9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21.7">
                <text:p>10621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77.075">
                <text:p>10677.0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4'.A1:'Faban 2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4'.B1:'Faban 2.4'.B1" chart:label-cell-address="'Faban 2.4'.A1:'Faban 2.4'.A1" chart:class="chart:bar">
            <chart:data-point/>
          </chart:series>
          <chart:series chart:style-name="ch10" chart:values-cell-range-address="'Faban 2.4'.B2:'Faban 2.4'.B2" chart:label-cell-address="'Faban 2.4'.A2:'Faban 2.4'.A2" chart:class="chart:bar">
            <chart:data-point/>
          </chart:series>
          <chart:series chart:style-name="ch11" chart:values-cell-range-address="'Faban 2.4'.B3:'Faban 2.4'.B3" chart:label-cell-address="'Faban 2.4'.A3:'Faban 2.4'.A3" chart:class="chart:bar">
            <chart:data-point/>
          </chart:series>
          <chart:series chart:style-name="ch12" chart:values-cell-range-address="'Faban 2.4'.B4:'Faban 2.4'.B4" chart:label-cell-address="'Faban 2.4'.A4:'Faban 2.4'.A4" chart:class="chart:bar">
            <chart:data-point/>
          </chart:series>
          <chart:series chart:style-name="ch13" chart:values-cell-range-address="'Faban 2.4'.B5:'Faban 2.4'.B5" chart:label-cell-address="'Faban 2.4'.A5:'Faban 2.4'.A5" chart:class="chart:bar">
            <chart:data-point/>
          </chart:series>
          <chart:series chart:style-name="ch14" chart:values-cell-range-address="'Faban 2.4'.B6:'Faban 2.4'.B6" chart:label-cell-address="'Faban 2.4'.A6:'Faban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4'.A1:'Faban 2.4'.A1</svg:desc>
                </draw:g>
              </table:table-cell>
              <table:table-cell office:value-type="float" office:value="3189387">
                <text:p>3189387</text:p>
                <draw:g>
                  <svg:desc>'Faban 2.4'.B1:'Faban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4'.A2:'Faban 2.4'.A2</svg:desc>
                </draw:g>
              </table:table-cell>
              <table:table-cell office:value-type="float" office:value="3186480">
                <text:p>3186480</text:p>
                <draw:g>
                  <svg:desc>'Faban 2.4'.B2:'Faban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4'.A3:'Faban 2.4'.A3</svg:desc>
                </draw:g>
              </table:table-cell>
              <table:table-cell office:value-type="float" office:value="3184917">
                <text:p>3184917</text:p>
                <draw:g>
                  <svg:desc>'Faban 2.4'.B3:'Faban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4'.A4:'Faban 2.4'.A4</svg:desc>
                </draw:g>
              </table:table-cell>
              <table:table-cell office:value-type="float" office:value="3187227">
                <text:p>3187227</text:p>
                <draw:g>
                  <svg:desc>'Faban 2.4'.B4:'Faban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4'.A5:'Faban 2.4'.A5</svg:desc>
                </draw:g>
              </table:table-cell>
              <table:table-cell office:value-type="float" office:value="3192963">
                <text:p>3192963</text:p>
                <draw:g>
                  <svg:desc>'Faban 2.4'.B5:'Faban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4'.A6:'Faban 2.4'.A6</svg:desc>
                </draw:g>
              </table:table-cell>
              <table:table-cell office:value-type="float" office:value="3188194.8">
                <text:p>3188194.8</text:p>
                <draw:g>
                  <svg:desc>'Faban 2.4'.B6:'Faban 2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4 distr'.A1:'Faban 2.4 distr'.A31 'Faban 2.4 distr'.H1:'Faban 2.4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4 distr'.A1:'Faban 2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4 distr'.H1:'Faban 2.4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4 distr'.A1:'Faban 2.4 distr'.A31</svg:desc>
                </draw:g>
              </table:table-cell>
              <table:table-cell office:value-type="float" office:value="11314.18">
                <text:p>11314.18</text:p>
                <draw:g>
                  <svg:desc>'Faban 2.4 distr'.H1:'Faban 2.4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63.82">
                <text:p>10763.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03.86">
                <text:p>10603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81.12">
                <text:p>10681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84.18">
                <text:p>1068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52.92">
                <text:p>10552.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62.64">
                <text:p>10662.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87.04">
                <text:p>10587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507.42">
                <text:p>10507.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28.76">
                <text:p>10628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65.3">
                <text:p>10665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38.36">
                <text:p>10538.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03.66">
                <text:p>10603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599.3">
                <text:p>10599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82.9">
                <text:p>10582.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599.72">
                <text:p>10599.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0.36">
                <text:p>10680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2.02">
                <text:p>10532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12.54">
                <text:p>10612.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04.1">
                <text:p>10604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34.28">
                <text:p>10534.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42.6">
                <text:p>10642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71.28">
                <text:p>10571.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25.54">
                <text:p>10625.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53.94">
                <text:p>10653.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5.3">
                <text:p>10615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513.3">
                <text:p>10513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99.12">
                <text:p>10599.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9.5">
                <text:p>10579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493.4">
                <text:p>10493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